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5898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1.5689in"/>
    </style:style>
    <style:style style:name="co14" style:family="table-column">
      <style:table-column-properties fo:break-before="auto" style:column-width="1.5362in"/>
    </style:style>
    <style:style style:name="co15" style:family="table-column">
      <style:table-column-properties fo:break-before="auto" style:column-width="1.493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9" table:style-name="ta1">
        <table:shapes>
          <draw:frame draw:z-index="0" draw:style-name="gr1" draw:text-style-name="P1" svg:width="9.7236in" svg:height="5.4744in" svg:x="1.9768in" svg:y="3.9217in">
            <draw:object draw:notify-on-update-of-ranges="tfoot9.B1:tfoot9.MI1 tfoot9.B1:tfoot9.MI1 tfoot9.A6:tfoot9.A6 tfoot9.B6:tfoot9.MI6 tfoot9.B1:tfoot9.MI1 tfoot9.A8:tfoot9.A8 tfoot9.B8:tfoot9.M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7" table:number-columns-repeated="1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34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9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" table:default-cell-style-name="Default"/>
        <table:table-column table:style-name="co4" table:default-cell-style-name="Default"/>
        <table:table-column table:style-name="co7" table:number-columns-repeated="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17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6" table:number-columns-repeated="8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3809967041" calcext:value-type="float">
            <text:p>0.066713809967041</text:p>
          </table:table-cell>
          <table:table-cell office:value-type="float" office:value="0.100070714950562" calcext:value-type="float">
            <text:p>0.100070714950562</text:p>
          </table:table-cell>
          <table:table-cell office:value-type="float" office:value="0.133427381515503" calcext:value-type="float">
            <text:p>0.133427381515503</text:p>
          </table:table-cell>
          <table:table-cell office:value-type="float" office:value="0.166784286499023" calcext:value-type="float">
            <text:p>0.166784286499023</text:p>
          </table:table-cell>
          <table:table-cell office:value-type="float" office:value="0.200141191482544" calcext:value-type="float">
            <text:p>0.200141191482544</text:p>
          </table:table-cell>
          <table:table-cell office:value-type="float" office:value="0.233497858047485" calcext:value-type="float">
            <text:p>0.233497858047485</text:p>
          </table:table-cell>
          <table:table-cell office:value-type="float" office:value="0.300211429595947" calcext:value-type="float">
            <text:p>0.300211429595947</text:p>
          </table:table-cell>
          <table:table-cell office:value-type="float" office:value="0.333568572998047" calcext:value-type="float">
            <text:p>0.333568572998047</text:p>
          </table:table-cell>
          <table:table-cell office:value-type="float" office:value="0.366925239562988" calcext:value-type="float">
            <text:p>0.366925239562988</text:p>
          </table:table-cell>
          <table:table-cell office:value-type="float" office:value="0.400282144546509" calcext:value-type="float">
            <text:p>0.400282144546509</text:p>
          </table:table-cell>
          <table:table-cell office:value-type="float" office:value="0.43363881111145" calcext:value-type="float">
            <text:p>0.43363881111145</text:p>
          </table:table-cell>
          <table:table-cell office:value-type="float" office:value="0.466995716094971" calcext:value-type="float">
            <text:p>0.466995716094971</text:p>
          </table:table-cell>
          <table:table-cell office:value-type="float" office:value="0.500352382659912" calcext:value-type="float">
            <text:p>0.500352382659912</text:p>
          </table:table-cell>
          <table:table-cell office:value-type="float" office:value="0.533709287643433" calcext:value-type="float">
            <text:p>0.533709287643433</text:p>
          </table:table-cell>
          <table:table-cell office:value-type="float" office:value="0.600422859191895" calcext:value-type="float">
            <text:p>0.600422859191895</text:p>
          </table:table-cell>
          <table:table-cell office:value-type="float" office:value="0.633779525756836" calcext:value-type="float">
            <text:p>0.633779525756836</text:p>
          </table:table-cell>
          <table:table-cell office:value-type="float" office:value="0.667136430740356" calcext:value-type="float">
            <text:p>0.667136430740356</text:p>
          </table:table-cell>
          <table:table-cell office:value-type="float" office:value="0.733850002288818" calcext:value-type="float">
            <text:p>0.733850002288818</text:p>
          </table:table-cell>
          <table:table-cell office:value-type="float" office:value="0.76720666885376" calcext:value-type="float">
            <text:p>0.76720666885376</text:p>
          </table:table-cell>
          <table:table-cell office:value-type="float" office:value="0.80056357383728" calcext:value-type="float">
            <text:p>0.80056357383728</text:p>
          </table:table-cell>
          <table:table-cell office:value-type="float" office:value="0.867276906967163" calcext:value-type="float">
            <text:p>0.867276906967163</text:p>
          </table:table-cell>
          <table:table-cell office:value-type="float" office:value="0.933990478515625" calcext:value-type="float">
            <text:p>0.933990478515625</text:p>
          </table:table-cell>
          <table:table-cell office:value-type="float" office:value="1.00070762634277" calcext:value-type="float">
            <text:p>1.00070762634277</text:p>
          </table:table-cell>
          <table:table-cell office:value-type="float" office:value="1.06742477416992" calcext:value-type="float">
            <text:p>1.06742477416992</text:p>
          </table:table-cell>
          <table:table-cell office:value-type="float" office:value="1.13414168357849" calcext:value-type="float">
            <text:p>1.13414168357849</text:p>
          </table:table-cell>
          <table:table-cell office:value-type="float" office:value="1.20085906982422" calcext:value-type="float">
            <text:p>1.20085906982422</text:p>
          </table:table-cell>
          <table:table-cell office:value-type="float" office:value="1.26757597923279" calcext:value-type="float">
            <text:p>1.26757597923279</text:p>
          </table:table-cell>
          <table:table-cell office:value-type="float" office:value="1.33429336547852" calcext:value-type="float">
            <text:p>1.33429336547852</text:p>
          </table:table-cell>
          <table:table-cell office:value-type="float" office:value="1.40101051330566" calcext:value-type="float">
            <text:p>1.40101051330566</text:p>
          </table:table-cell>
          <table:table-cell office:value-type="float" office:value="1.46772789955139" calcext:value-type="float">
            <text:p>1.46772789955139</text:p>
          </table:table-cell>
          <table:table-cell office:value-type="float" office:value="1.50108647346497" calcext:value-type="float">
            <text:p>1.50108647346497</text:p>
          </table:table-cell>
          <table:table-cell office:value-type="float" office:value="1.56780385971069" calcext:value-type="float">
            <text:p>1.56780385971069</text:p>
          </table:table-cell>
          <table:table-cell office:value-type="float" office:value="1.60116243362427" calcext:value-type="float">
            <text:p>1.60116243362427</text:p>
          </table:table-cell>
          <table:table-cell office:value-type="float" office:value="1.66787981987" calcext:value-type="float">
            <text:p>1.66787981987</text:p>
          </table:table-cell>
          <table:table-cell office:value-type="float" office:value="1.73459696769714" calcext:value-type="float">
            <text:p>1.73459696769714</text:p>
          </table:table-cell>
          <table:table-cell office:value-type="float" office:value="1.80131435394287" calcext:value-type="float">
            <text:p>1.80131435394287</text:p>
          </table:table-cell>
          <table:table-cell office:value-type="float" office:value="1.8680317401886" calcext:value-type="float">
            <text:p>1.8680317401886</text:p>
          </table:table-cell>
          <table:table-cell office:value-type="float" office:value="1.90139055252075" calcext:value-type="float">
            <text:p>1.90139055252075</text:p>
          </table:table-cell>
          <table:table-cell office:value-type="float" office:value="1.96810841560364" calcext:value-type="float">
            <text:p>1.96810841560364</text:p>
          </table:table-cell>
          <table:table-cell office:value-type="float" office:value="2.03482723236084" calcext:value-type="float">
            <text:p>2.03482723236084</text:p>
          </table:table-cell>
          <table:table-cell office:value-type="float" office:value="2.10154604911804" calcext:value-type="float">
            <text:p>2.10154604911804</text:p>
          </table:table-cell>
          <table:table-cell office:value-type="float" office:value="2.50185966491699" calcext:value-type="float">
            <text:p>2.50185966491699</text:p>
          </table:table-cell>
          <table:table-cell office:value-type="float" office:value="2.56857872009277" calcext:value-type="float">
            <text:p>2.56857872009277</text:p>
          </table:table-cell>
          <table:table-cell office:value-type="float" office:value="2.63529801368713" calcext:value-type="float">
            <text:p>2.63529801368713</text:p>
          </table:table-cell>
          <table:table-cell office:value-type="float" office:value="2.73537683486938" calcext:value-type="float">
            <text:p>2.73537683486938</text:p>
          </table:table-cell>
          <table:table-cell office:value-type="float" office:value="3.43587899208069" calcext:value-type="float">
            <text:p>3.43587899208069</text:p>
          </table:table-cell>
          <table:table-cell office:value-type="float" office:value="3.53594756126404" calcext:value-type="float">
            <text:p>3.53594756126404</text:p>
          </table:table-cell>
          <table:table-cell office:value-type="float" office:value="3.80279684066772" calcext:value-type="float">
            <text:p>3.80279684066772</text:p>
          </table:table-cell>
          <table:table-cell office:value-type="float" office:value="3.86950898170471" calcext:value-type="float">
            <text:p>3.86950898170471</text:p>
          </table:table-cell>
          <table:table-cell office:value-type="float" office:value="3.9362211227417" calcext:value-type="float">
            <text:p>3.9362211227417</text:p>
          </table:table-cell>
          <table:table-cell office:value-type="float" office:value="4.06964778900147" calcext:value-type="float">
            <text:p>4.06964778900147</text:p>
          </table:table-cell>
          <table:table-cell office:value-type="float" office:value="4.10300445556641" calcext:value-type="float">
            <text:p>4.10300445556641</text:p>
          </table:table-cell>
          <table:table-cell office:value-type="float" office:value="4.13636112213135" calcext:value-type="float">
            <text:p>4.13636112213135</text:p>
          </table:table-cell>
          <table:table-cell office:value-type="float" office:value="4.16971778869629" calcext:value-type="float">
            <text:p>4.16971778869629</text:p>
          </table:table-cell>
          <table:table-cell office:value-type="float" office:value="4.20307445526123" calcext:value-type="float">
            <text:p>4.20307445526123</text:p>
          </table:table-cell>
          <table:table-cell office:value-type="float" office:value="4.26978802680969" calcext:value-type="float">
            <text:p>4.26978802680969</text:p>
          </table:table-cell>
          <table:table-cell office:value-type="float" office:value="4.33650135993958" calcext:value-type="float">
            <text:p>4.33650135993958</text:p>
          </table:table-cell>
          <table:table-cell office:value-type="float" office:value="4.40321469306946" calcext:value-type="float">
            <text:p>4.40321469306946</text:p>
          </table:table-cell>
          <table:table-cell office:value-type="float" office:value="4.4365713596344" calcext:value-type="float">
            <text:p>4.4365713596344</text:p>
          </table:table-cell>
          <table:table-cell office:value-type="float" office:value="4.5032844543457" calcext:value-type="float">
            <text:p>4.5032844543457</text:p>
          </table:table-cell>
          <table:table-cell office:value-type="float" office:value="4.53664112091064" calcext:value-type="float">
            <text:p>4.53664112091064</text:p>
          </table:table-cell>
          <table:table-cell office:value-type="float" office:value="4.56999754905701" calcext:value-type="float">
            <text:p>4.56999754905701</text:p>
          </table:table-cell>
          <table:table-cell office:value-type="float" office:value="4.60335445404053" calcext:value-type="float">
            <text:p>4.60335445404053</text:p>
          </table:table-cell>
          <table:table-cell office:value-type="float" office:value="4.63671112060547" calcext:value-type="float">
            <text:p>4.63671112060547</text:p>
          </table:table-cell>
          <table:table-cell office:value-type="float" office:value="4.70342421531677" calcext:value-type="float">
            <text:p>4.70342421531677</text:p>
          </table:table-cell>
          <table:table-cell office:value-type="float" office:value="4.77013731002808" calcext:value-type="float">
            <text:p>4.77013731002808</text:p>
          </table:table-cell>
          <table:table-cell office:value-type="float" office:value="4.80349397659302" calcext:value-type="float">
            <text:p>4.80349397659302</text:p>
          </table:table-cell>
          <table:table-cell office:value-type="float" office:value="4.83685040473938" calcext:value-type="float">
            <text:p>4.83685040473938</text:p>
          </table:table-cell>
          <table:table-cell office:value-type="float" office:value="4.97027707099915" calcext:value-type="float">
            <text:p>4.97027707099915</text:p>
          </table:table-cell>
          <table:table-cell office:value-type="float" office:value="5.00363397598267" calcext:value-type="float">
            <text:p>5.00363397598267</text:p>
          </table:table-cell>
          <table:table-cell office:value-type="float" office:value="5.07034754753113" calcext:value-type="float">
            <text:p>5.07034754753113</text:p>
          </table:table-cell>
          <table:table-cell office:value-type="float" office:value="5.10370445251465" calcext:value-type="float">
            <text:p>5.10370445251465</text:p>
          </table:table-cell>
          <table:table-cell office:value-type="float" office:value="5.13706111907959" calcext:value-type="float">
            <text:p>5.13706111907959</text:p>
          </table:table-cell>
          <table:table-cell office:value-type="float" office:value="5.17041802406311" calcext:value-type="float">
            <text:p>5.17041802406311</text:p>
          </table:table-cell>
          <table:table-cell office:value-type="float" office:value="5.20377469062805" calcext:value-type="float">
            <text:p>5.20377469062805</text:p>
          </table:table-cell>
          <table:table-cell office:value-type="float" office:value="5.23713159561157" calcext:value-type="float">
            <text:p>5.23713159561157</text:p>
          </table:table-cell>
          <table:table-cell office:value-type="float" office:value="5.27048850059509" calcext:value-type="float">
            <text:p>5.27048850059509</text:p>
          </table:table-cell>
          <table:table-cell office:value-type="float" office:value="5.30384516716003" calcext:value-type="float">
            <text:p>5.30384516716003</text:p>
          </table:table-cell>
          <table:table-cell office:value-type="float" office:value="5.3705587387085" calcext:value-type="float">
            <text:p>5.3705587387085</text:p>
          </table:table-cell>
          <table:table-cell office:value-type="float" office:value="5.40391564369202" calcext:value-type="float">
            <text:p>5.40391564369202</text:p>
          </table:table-cell>
          <table:table-cell office:value-type="float" office:value="5.70412635803223" calcext:value-type="float">
            <text:p>5.70412635803223</text:p>
          </table:table-cell>
          <table:table-cell office:value-type="float" office:value="5.77083969116211" calcext:value-type="float">
            <text:p>5.77083969116211</text:p>
          </table:table-cell>
          <table:table-cell office:value-type="float" office:value="5.83755302429199" calcext:value-type="float">
            <text:p>5.83755302429199</text:p>
          </table:table-cell>
          <table:table-cell office:value-type="float" office:value="6.40462136268616" calcext:value-type="float">
            <text:p>6.40462136268616</text:p>
          </table:table-cell>
          <table:table-cell office:value-type="float" office:value="6.43797826766968" calcext:value-type="float">
            <text:p>6.43797826766968</text:p>
          </table:table-cell>
          <table:table-cell office:value-type="float" office:value="6.47133564949036" calcext:value-type="float">
            <text:p>6.47133564949036</text:p>
          </table:table-cell>
          <table:table-cell office:value-type="float" office:value="6.50469255447388" calcext:value-type="float">
            <text:p>6.50469255447388</text:p>
          </table:table-cell>
          <table:table-cell office:value-type="float" office:value="6.70483422279358" calcext:value-type="float">
            <text:p>6.70483422279358</text:p>
          </table:table-cell>
          <table:table-cell office:value-type="float" office:value="6.7715482711792" calcext:value-type="float">
            <text:p>6.7715482711792</text:p>
          </table:table-cell>
          <table:table-cell office:value-type="float" office:value="6.87161922454834" calcext:value-type="float">
            <text:p>6.87161922454834</text:p>
          </table:table-cell>
          <table:table-cell office:value-type="float" office:value="6.90497612953186" calcext:value-type="float">
            <text:p>6.90497612953186</text:p>
          </table:table-cell>
          <table:table-cell office:value-type="float" office:value="6.93833303451538" calcext:value-type="float">
            <text:p>6.93833303451538</text:p>
          </table:table-cell>
          <table:table-cell office:value-type="float" office:value="7.00504875183106" calcext:value-type="float">
            <text:p>7.00504875183106</text:p>
          </table:table-cell>
          <table:table-cell office:value-type="float" office:value="7.03840637207031" calcext:value-type="float">
            <text:p>7.03840637207031</text:p>
          </table:table-cell>
          <table:table-cell office:value-type="float" office:value="7.07176399230957" calcext:value-type="float">
            <text:p>7.07176399230957</text:p>
          </table:table-cell>
          <table:table-cell office:value-type="float" office:value="7.13847970962524" calcext:value-type="float">
            <text:p>7.13847970962524</text:p>
          </table:table-cell>
          <table:table-cell office:value-type="float" office:value="7.1718373298645" calcext:value-type="float">
            <text:p>7.1718373298645</text:p>
          </table:table-cell>
          <table:table-cell office:value-type="float" office:value="7.20519518852234" calcext:value-type="float">
            <text:p>7.20519518852234</text:p>
          </table:table-cell>
          <table:table-cell office:value-type="float" office:value="7.2385528087616" calcext:value-type="float">
            <text:p>7.2385528087616</text:p>
          </table:table-cell>
          <table:table-cell office:value-type="float" office:value="7.27191042900085" calcext:value-type="float">
            <text:p>7.27191042900085</text:p>
          </table:table-cell>
          <table:table-cell office:value-type="float" office:value="7.30526852607727" calcext:value-type="float">
            <text:p>7.30526852607727</text:p>
          </table:table-cell>
          <table:table-cell office:value-type="float" office:value="7.40534162521362" calcext:value-type="float">
            <text:p>7.40534162521362</text:p>
          </table:table-cell>
          <table:table-cell office:value-type="float" office:value="7.57213044166565" calcext:value-type="float">
            <text:p>7.57213044166565</text:p>
          </table:table-cell>
          <table:table-cell office:value-type="float" office:value="7.63884615898132" calcext:value-type="float">
            <text:p>7.63884615898132</text:p>
          </table:table-cell>
          <table:table-cell office:value-type="float" office:value="7.67220401763916" calcext:value-type="float">
            <text:p>7.67220401763916</text:p>
          </table:table-cell>
          <table:table-cell office:value-type="float" office:value="7.73891949653626" calcext:value-type="float">
            <text:p>7.73891949653626</text:p>
          </table:table-cell>
          <table:table-cell office:value-type="float" office:value="7.80563521385193" calcext:value-type="float">
            <text:p>7.80563521385193</text:p>
          </table:table-cell>
          <table:table-cell office:value-type="float" office:value="7.87235069274902" calcext:value-type="float">
            <text:p>7.87235069274902</text:p>
          </table:table-cell>
          <table:table-cell office:value-type="float" office:value="7.93906617164612" calcext:value-type="float">
            <text:p>7.93906617164612</text:p>
          </table:table-cell>
          <table:table-cell office:value-type="float" office:value="8.005779504776" calcext:value-type="float">
            <text:p>8.005779504776</text:p>
          </table:table-cell>
          <table:table-cell office:value-type="float" office:value="8.37270069122314" calcext:value-type="float">
            <text:p>8.37270069122314</text:p>
          </table:table-cell>
          <table:table-cell office:value-type="float" office:value="8.50612664222717" calcext:value-type="float">
            <text:p>8.50612664222717</text:p>
          </table:table-cell>
          <table:table-cell office:value-type="float" office:value="8.5728394985199" calcext:value-type="float">
            <text:p>8.5728394985199</text:p>
          </table:table-cell>
          <table:table-cell office:value-type="float" office:value="8.63955211639404" calcext:value-type="float">
            <text:p>8.63955211639404</text:p>
          </table:table-cell>
          <table:table-cell office:value-type="float" office:value="8.70626497268677" calcext:value-type="float">
            <text:p>8.70626497268677</text:p>
          </table:table-cell>
          <table:table-cell office:value-type="float" office:value="8.97311592102051" calcext:value-type="float">
            <text:p>8.97311592102051</text:p>
          </table:table-cell>
          <table:table-cell office:value-type="float" office:value="9.00647211074829" calcext:value-type="float">
            <text:p>9.00647211074829</text:p>
          </table:table-cell>
          <table:table-cell office:value-type="float" office:value="9.03982853889465" calcext:value-type="float">
            <text:p>9.03982853889465</text:p>
          </table:table-cell>
          <table:table-cell office:value-type="float" office:value="9.07318472862244" calcext:value-type="float">
            <text:p>9.07318472862244</text:p>
          </table:table-cell>
          <table:table-cell office:value-type="float" office:value="9.1065411567688" calcext:value-type="float">
            <text:p>9.1065411567688</text:p>
          </table:table-cell>
          <table:table-cell office:value-type="float" office:value="9.13989734649658" calcext:value-type="float">
            <text:p>9.13989734649658</text:p>
          </table:table-cell>
          <table:table-cell office:value-type="float" office:value="9.20660996437073" calcext:value-type="float">
            <text:p>9.20660996437073</text:p>
          </table:table-cell>
          <table:table-cell office:value-type="float" office:value="9.23996639251709" calcext:value-type="float">
            <text:p>9.23996639251709</text:p>
          </table:table-cell>
          <table:table-cell office:value-type="float" office:value="9.27332258224487" calcext:value-type="float">
            <text:p>9.27332258224487</text:p>
          </table:table-cell>
          <table:table-cell office:value-type="float" office:value="9.30667877197266" calcext:value-type="float">
            <text:p>9.30667877197266</text:p>
          </table:table-cell>
          <table:table-cell office:value-type="float" office:value="9.34003520011902" calcext:value-type="float">
            <text:p>9.34003520011902</text:p>
          </table:table-cell>
          <table:table-cell office:value-type="float" office:value="9.44010376930237" calcext:value-type="float">
            <text:p>9.44010376930237</text:p>
          </table:table-cell>
          <table:table-cell office:value-type="float" office:value="9.47345995903015" calcext:value-type="float">
            <text:p>9.47345995903015</text:p>
          </table:table-cell>
          <table:table-cell office:value-type="float" office:value="9.50681614875793" calcext:value-type="float">
            <text:p>9.50681614875793</text:p>
          </table:table-cell>
          <table:table-cell office:value-type="float" office:value="9.5401725769043" calcext:value-type="float">
            <text:p>9.5401725769043</text:p>
          </table:table-cell>
          <table:table-cell office:value-type="float" office:value="9.57352876663208" calcext:value-type="float">
            <text:p>9.57352876663208</text:p>
          </table:table-cell>
          <table:table-cell office:value-type="float" office:value="9.60688495635986" calcext:value-type="float">
            <text:p>9.60688495635986</text:p>
          </table:table-cell>
          <table:table-cell office:value-type="float" office:value="9.67359733581543" calcext:value-type="float">
            <text:p>9.67359733581543</text:p>
          </table:table-cell>
          <table:table-cell office:value-type="float" office:value="9.740309715271" calcext:value-type="float">
            <text:p>9.740309715271</text:p>
          </table:table-cell>
          <table:table-cell office:value-type="float" office:value="9.80702209472656" calcext:value-type="float">
            <text:p>9.80702209472656</text:p>
          </table:table-cell>
          <table:table-cell office:value-type="float" office:value="9.87373423576355" calcext:value-type="float">
            <text:p>9.87373423576355</text:p>
          </table:table-cell>
          <table:table-cell office:value-type="float" office:value="10.1739552021027" calcext:value-type="float">
            <text:p>10.1739552021027</text:p>
          </table:table-cell>
          <table:table-cell office:value-type="float" office:value="10.2406721115112" calcext:value-type="float">
            <text:p>10.2406721115112</text:p>
          </table:table-cell>
          <table:table-cell office:value-type="float" office:value="10.2740306854248" calcext:value-type="float">
            <text:p>10.2740306854248</text:p>
          </table:table-cell>
          <table:table-cell office:value-type="float" office:value="10.3073890209198" calcext:value-type="float">
            <text:p>10.3073890209198</text:p>
          </table:table-cell>
          <table:table-cell office:value-type="float" office:value="10.3407475948334" calcext:value-type="float">
            <text:p>10.3407475948334</text:p>
          </table:table-cell>
          <table:table-cell office:value-type="float" office:value="10.4074647426605" calcext:value-type="float">
            <text:p>10.4074647426605</text:p>
          </table:table-cell>
          <table:table-cell office:value-type="float" office:value="10.5408987998962" calcext:value-type="float">
            <text:p>10.5408987998962</text:p>
          </table:table-cell>
          <table:table-cell office:value-type="float" office:value="11.5416395664215" calcext:value-type="float">
            <text:p>11.5416395664215</text:p>
          </table:table-cell>
          <table:table-cell office:value-type="float" office:value="11.5749971866608" calcext:value-type="float">
            <text:p>11.5749971866608</text:p>
          </table:table-cell>
          <table:table-cell office:value-type="float" office:value="11.6083545684814" calcext:value-type="float">
            <text:p>11.6083545684814</text:p>
          </table:table-cell>
          <table:table-cell office:value-type="float" office:value="11.6417121887207" calcext:value-type="float">
            <text:p>11.6417121887207</text:p>
          </table:table-cell>
          <table:table-cell office:value-type="float" office:value="11.8418581485748" calcext:value-type="float">
            <text:p>11.8418581485748</text:p>
          </table:table-cell>
          <table:table-cell office:value-type="float" office:value="11.9085736274719" calcext:value-type="float">
            <text:p>11.9085736274719</text:p>
          </table:table-cell>
          <table:table-cell office:value-type="float" office:value="11.9419312477112" calcext:value-type="float">
            <text:p>11.9419312477112</text:p>
          </table:table-cell>
          <table:table-cell office:value-type="float" office:value="12.0086450576782" calcext:value-type="float">
            <text:p>12.0086450576782</text:p>
          </table:table-cell>
          <table:table-cell office:value-type="float" office:value="12.0753591060638" calcext:value-type="float">
            <text:p>12.0753591060638</text:p>
          </table:table-cell>
          <table:table-cell office:value-type="float" office:value="12.1087160110474" calcext:value-type="float">
            <text:p>12.1087160110474</text:p>
          </table:table-cell>
          <table:table-cell office:value-type="float" office:value="12.1420729160309" calcext:value-type="float">
            <text:p>12.1420729160309</text:p>
          </table:table-cell>
          <table:table-cell office:value-type="float" office:value="12.1754298210144" calcext:value-type="float">
            <text:p>12.1754298210144</text:p>
          </table:table-cell>
          <table:table-cell office:value-type="float" office:value="12.2087867259979" calcext:value-type="float">
            <text:p>12.2087867259979</text:p>
          </table:table-cell>
          <table:table-cell office:value-type="float" office:value="12.2421436309814" calcext:value-type="float">
            <text:p>12.2421436309814</text:p>
          </table:table-cell>
          <table:table-cell office:value-type="float" office:value="12.275500535965" calcext:value-type="float">
            <text:p>12.275500535965</text:p>
          </table:table-cell>
          <table:table-cell office:value-type="float" office:value="12.3088574409485" calcext:value-type="float">
            <text:p>12.3088574409485</text:p>
          </table:table-cell>
          <table:table-cell office:value-type="float" office:value="12.342214345932" calcext:value-type="float">
            <text:p>12.342214345932</text:p>
          </table:table-cell>
          <table:table-cell office:value-type="float" office:value="12.3755714893341" calcext:value-type="float">
            <text:p>12.3755714893341</text:p>
          </table:table-cell>
          <table:table-cell office:value-type="float" office:value="12.408928155899" calcext:value-type="float">
            <text:p>12.408928155899</text:p>
          </table:table-cell>
          <table:table-cell office:value-type="float" office:value="12.4422850608826" calcext:value-type="float">
            <text:p>12.4422850608826</text:p>
          </table:table-cell>
          <table:table-cell office:value-type="float" office:value="12.7424967288971" calcext:value-type="float">
            <text:p>12.7424967288971</text:p>
          </table:table-cell>
          <table:table-cell office:value-type="float" office:value="12.8092103004456" calcext:value-type="float">
            <text:p>12.8092103004456</text:p>
          </table:table-cell>
          <table:table-cell office:value-type="float" office:value="13.4763398170471" calcext:value-type="float">
            <text:p>13.4763398170471</text:p>
          </table:table-cell>
          <table:table-cell office:value-type="float" office:value="14.1768190860748" calcext:value-type="float">
            <text:p>14.1768190860748</text:p>
          </table:table-cell>
          <table:table-cell office:value-type="float" office:value="14.210175037384" calcext:value-type="float">
            <text:p>14.210175037384</text:p>
          </table:table-cell>
          <table:table-cell office:value-type="float" office:value="14.2435309886932" calcext:value-type="float">
            <text:p>14.2435309886932</text:p>
          </table:table-cell>
          <table:table-cell office:value-type="float" office:value="14.276887178421" calcext:value-type="float">
            <text:p>14.276887178421</text:p>
          </table:table-cell>
          <table:table-cell office:value-type="float" office:value="14.3102431297302" calcext:value-type="float">
            <text:p>14.3102431297302</text:p>
          </table:table-cell>
          <table:table-cell office:value-type="float" office:value="14.3769547939301" calcext:value-type="float">
            <text:p>14.3769547939301</text:p>
          </table:table-cell>
          <table:table-cell office:value-type="float" office:value="14.4103107452393" calcext:value-type="float">
            <text:p>14.4103107452393</text:p>
          </table:table-cell>
          <table:table-cell office:value-type="float" office:value="14.4436666965485" calcext:value-type="float">
            <text:p>14.4436666965485</text:p>
          </table:table-cell>
          <table:table-cell office:value-type="float" office:value="14.4770224094391" calcext:value-type="float">
            <text:p>14.4770224094391</text:p>
          </table:table-cell>
          <table:table-cell office:value-type="float" office:value="14.5103783607483" calcext:value-type="float">
            <text:p>14.5103783607483</text:p>
          </table:table-cell>
          <table:table-cell office:value-type="float" office:value="14.5770900249481" calcext:value-type="float">
            <text:p>14.5770900249481</text:p>
          </table:table-cell>
          <table:table-cell office:value-type="float" office:value="14.6438016891479" calcext:value-type="float">
            <text:p>14.6438016891479</text:p>
          </table:table-cell>
          <table:table-cell office:value-type="float" office:value="14.7105131149292" calcext:value-type="float">
            <text:p>14.7105131149292</text:p>
          </table:table-cell>
          <table:table-cell office:value-type="float" office:value="14.777224779129" calcext:value-type="float">
            <text:p>14.777224779129</text:p>
          </table:table-cell>
          <table:table-cell office:value-type="float" office:value="14.8439362049103" calcext:value-type="float">
            <text:p>14.8439362049103</text:p>
          </table:table-cell>
          <table:table-cell office:value-type="float" office:value="14.9106476306915" calcext:value-type="float">
            <text:p>14.9106476306915</text:p>
          </table:table-cell>
          <table:table-cell office:value-type="float" office:value="14.9773607254028" calcext:value-type="float">
            <text:p>14.9773607254028</text:p>
          </table:table-cell>
          <table:table-cell office:value-type="float" office:value="15.0440754890442" calcext:value-type="float">
            <text:p>15.0440754890442</text:p>
          </table:table-cell>
          <table:table-cell office:value-type="float" office:value="15.3109357357025" calcext:value-type="float">
            <text:p>15.3109357357025</text:p>
          </table:table-cell>
          <table:table-cell office:value-type="float" office:value="15.3776504993439" calcext:value-type="float">
            <text:p>15.3776504993439</text:p>
          </table:table-cell>
          <table:table-cell office:value-type="float" office:value="15.4110081195831" calcext:value-type="float">
            <text:p>15.4110081195831</text:p>
          </table:table-cell>
          <table:table-cell office:value-type="float" office:value="15.4777233600616" calcext:value-type="float">
            <text:p>15.4777233600616</text:p>
          </table:table-cell>
          <table:table-cell office:value-type="float" office:value="15.544438123703" calcext:value-type="float">
            <text:p>15.544438123703</text:p>
          </table:table-cell>
          <table:table-cell office:value-type="float" office:value="15.6111531257629" calcext:value-type="float">
            <text:p>15.6111531257629</text:p>
          </table:table-cell>
          <table:table-cell office:value-type="float" office:value="15.6778683662415" calcext:value-type="float">
            <text:p>15.6778683662415</text:p>
          </table:table-cell>
          <table:table-cell office:value-type="float" office:value="15.74458360672" calcext:value-type="float">
            <text:p>15.74458360672</text:p>
          </table:table-cell>
          <table:table-cell office:value-type="float" office:value="15.8112986087799" calcext:value-type="float">
            <text:p>15.8112986087799</text:p>
          </table:table-cell>
          <table:table-cell office:value-type="float" office:value="15.8446559906006" calcext:value-type="float">
            <text:p>15.8446559906006</text:p>
          </table:table-cell>
          <table:table-cell office:value-type="float" office:value="16.1782422065735" calcext:value-type="float">
            <text:p>16.1782422065735</text:p>
          </table:table-cell>
          <table:table-cell office:value-type="float" office:value="16.2116014957428" calcext:value-type="float">
            <text:p>16.2116014957428</text:p>
          </table:table-cell>
          <table:table-cell office:value-type="float" office:value="16.2449605464935" calcext:value-type="float">
            <text:p>16.2449605464935</text:p>
          </table:table-cell>
          <table:table-cell office:value-type="float" office:value="16.2783193588257" calcext:value-type="float">
            <text:p>16.2783193588257</text:p>
          </table:table-cell>
          <table:table-cell office:value-type="float" office:value="16.311678647995" calcext:value-type="float">
            <text:p>16.311678647995</text:p>
          </table:table-cell>
          <table:table-cell office:value-type="float" office:value="16.3450376987457" calcext:value-type="float">
            <text:p>16.3450376987457</text:p>
          </table:table-cell>
          <table:table-cell office:value-type="float" office:value="16.3783967494965" calcext:value-type="float">
            <text:p>16.3783967494965</text:p>
          </table:table-cell>
          <table:table-cell office:value-type="float" office:value="16.4117560386658" calcext:value-type="float">
            <text:p>16.4117560386658</text:p>
          </table:table-cell>
          <table:table-cell office:value-type="float" office:value="16.4451150894165" calcext:value-type="float">
            <text:p>16.4451150894165</text:p>
          </table:table-cell>
          <table:table-cell office:value-type="float" office:value="16.4784741401672" calcext:value-type="float">
            <text:p>16.4784741401672</text:p>
          </table:table-cell>
          <table:table-cell office:value-type="float" office:value="16.6452701091766" calcext:value-type="float">
            <text:p>16.6452701091766</text:p>
          </table:table-cell>
          <table:table-cell office:value-type="float" office:value="16.6786293983459" calcext:value-type="float">
            <text:p>16.6786293983459</text:p>
          </table:table-cell>
          <table:table-cell office:value-type="float" office:value="16.745347738266" calcext:value-type="float">
            <text:p>16.745347738266</text:p>
          </table:table-cell>
          <table:table-cell office:value-type="float" office:value="16.8120663166046" calcext:value-type="float">
            <text:p>16.8120663166046</text:p>
          </table:table-cell>
          <table:table-cell office:value-type="float" office:value="16.8454256057739" calcext:value-type="float">
            <text:p>16.8454256057739</text:p>
          </table:table-cell>
          <table:table-cell office:value-type="float" office:value="16.9121441841126" calcext:value-type="float">
            <text:p>16.9121441841126</text:p>
          </table:table-cell>
          <table:table-cell office:value-type="float" office:value="16.9788618087769" calcext:value-type="float">
            <text:p>16.9788618087769</text:p>
          </table:table-cell>
          <table:table-cell office:value-type="float" office:value="17.0122203826904" calcext:value-type="float">
            <text:p>17.0122203826904</text:p>
          </table:table-cell>
          <table:table-cell office:value-type="float" office:value="17.0789375305176" calcext:value-type="float">
            <text:p>17.0789375305176</text:p>
          </table:table-cell>
          <table:table-cell office:value-type="float" office:value="17.1456546783447" calcext:value-type="float">
            <text:p>17.1456546783447</text:p>
          </table:table-cell>
          <table:table-cell office:value-type="float" office:value="17.2123718261719" calcext:value-type="float">
            <text:p>17.2123718261719</text:p>
          </table:table-cell>
          <table:table-cell office:value-type="float" office:value="17.2790892124176" calcext:value-type="float">
            <text:p>17.2790892124176</text:p>
          </table:table-cell>
          <table:table-cell office:value-type="float" office:value="17.3124477863312" calcext:value-type="float">
            <text:p>17.3124477863312</text:p>
          </table:table-cell>
          <table:table-cell office:value-type="float" office:value="17.3458065986633" calcext:value-type="float">
            <text:p>17.3458065986633</text:p>
          </table:table-cell>
          <table:table-cell office:value-type="float" office:value="17.3791651725769" calcext:value-type="float">
            <text:p>17.3791651725769</text:p>
          </table:table-cell>
          <table:table-cell office:value-type="float" office:value="17.4125239849091" calcext:value-type="float">
            <text:p>17.4125239849091</text:p>
          </table:table-cell>
          <table:table-cell office:value-type="float" office:value="17.4458825588226" calcext:value-type="float">
            <text:p>17.4458825588226</text:p>
          </table:table-cell>
          <table:table-cell office:value-type="float" office:value="17.4792413711548" calcext:value-type="float">
            <text:p>17.4792413711548</text:p>
          </table:table-cell>
          <table:table-cell office:value-type="float" office:value="17.5125999450684" calcext:value-type="float">
            <text:p>17.5125999450684</text:p>
          </table:table-cell>
          <table:table-cell office:value-type="float" office:value="17.5793175697327" calcext:value-type="float">
            <text:p>17.5793175697327</text:p>
          </table:table-cell>
          <table:table-cell office:value-type="float" office:value="17.6126763820648" calcext:value-type="float">
            <text:p>17.6126763820648</text:p>
          </table:table-cell>
          <table:table-cell office:value-type="float" office:value="17.6460349559784" calcext:value-type="float">
            <text:p>17.6460349559784</text:p>
          </table:table-cell>
          <table:table-cell office:value-type="float" office:value="17.6793940067291" calcext:value-type="float">
            <text:p>17.6793940067291</text:p>
          </table:table-cell>
          <table:table-cell office:value-type="float" office:value="17.7127525806427" calcext:value-type="float">
            <text:p>17.7127525806427</text:p>
          </table:table-cell>
          <table:table-cell office:value-type="float" office:value="17.7461113929749" calcext:value-type="float">
            <text:p>17.7461113929749</text:p>
          </table:table-cell>
          <table:table-cell office:value-type="float" office:value="17.779470205307" calcext:value-type="float">
            <text:p>17.779470205307</text:p>
          </table:table-cell>
          <table:table-cell office:value-type="float" office:value="17.8128292560577" calcext:value-type="float">
            <text:p>17.8128292560577</text:p>
          </table:table-cell>
          <table:table-cell office:value-type="float" office:value="17.8461878299713" calcext:value-type="float">
            <text:p>17.8461878299713</text:p>
          </table:table-cell>
          <table:table-cell office:value-type="float" office:value="17.8795466423035" calcext:value-type="float">
            <text:p>17.8795466423035</text:p>
          </table:table-cell>
          <table:table-cell office:value-type="float" office:value="17.9129056930542" calcext:value-type="float">
            <text:p>17.9129056930542</text:p>
          </table:table-cell>
          <table:table-cell office:value-type="float" office:value="17.9462645053864" calcext:value-type="float">
            <text:p>17.9462645053864</text:p>
          </table:table-cell>
          <table:table-cell office:value-type="float" office:value="17.9796233177185" calcext:value-type="float">
            <text:p>17.9796233177185</text:p>
          </table:table-cell>
          <table:table-cell office:value-type="float" office:value="18.0129823684692" calcext:value-type="float">
            <text:p>18.0129823684692</text:p>
          </table:table-cell>
          <table:table-cell office:value-type="float" office:value="18.0463411808014" calcext:value-type="float">
            <text:p>18.0463411808014</text:p>
          </table:table-cell>
          <table:table-cell office:value-type="float" office:value="18.0797002315521" calcext:value-type="float">
            <text:p>18.0797002315521</text:p>
          </table:table-cell>
          <table:table-cell office:value-type="float" office:value="18.1130592823029" calcext:value-type="float">
            <text:p>18.1130592823029</text:p>
          </table:table-cell>
          <table:table-cell office:value-type="float" office:value="18.1464183330536" calcext:value-type="float">
            <text:p>18.1464183330536</text:p>
          </table:table-cell>
          <table:table-cell office:value-type="float" office:value="18.1797771453857" calcext:value-type="float">
            <text:p>18.1797771453857</text:p>
          </table:table-cell>
          <table:table-cell office:value-type="float" office:value="18.2131364345551" calcext:value-type="float">
            <text:p>18.2131364345551</text:p>
          </table:table-cell>
          <table:table-cell office:value-type="float" office:value="18.2464952468872" calcext:value-type="float">
            <text:p>18.2464952468872</text:p>
          </table:table-cell>
          <table:table-cell office:value-type="float" office:value="18.2798542976379" calcext:value-type="float">
            <text:p>18.2798542976379</text:p>
          </table:table-cell>
          <table:table-cell office:value-type="float" office:value="18.3132135868073" calcext:value-type="float">
            <text:p>18.3132135868073</text:p>
          </table:table-cell>
          <table:table-cell office:value-type="float" office:value="18.346572637558" calcext:value-type="float">
            <text:p>18.346572637558</text:p>
          </table:table-cell>
          <table:table-cell office:value-type="float" office:value="18.3799314498901" calcext:value-type="float">
            <text:p>18.3799314498901</text:p>
          </table:table-cell>
          <table:table-cell office:value-type="float" office:value="18.4132907390594" calcext:value-type="float">
            <text:p>18.4132907390594</text:p>
          </table:table-cell>
          <table:table-cell office:value-type="float" office:value="18.4466497898102" calcext:value-type="float">
            <text:p>18.4466497898102</text:p>
          </table:table-cell>
          <table:table-cell office:value-type="float" office:value="18.5133683681488" calcext:value-type="float">
            <text:p>18.5133683681488</text:p>
          </table:table-cell>
          <table:table-cell office:value-type="float" office:value="18.5467274188995" calcext:value-type="float">
            <text:p>18.5467274188995</text:p>
          </table:table-cell>
          <table:table-cell office:value-type="float" office:value="18.6134459972382" calcext:value-type="float">
            <text:p>18.6134459972382</text:p>
          </table:table-cell>
          <table:table-cell office:value-type="float" office:value="18.6801643371582" calcext:value-type="float">
            <text:p>18.6801643371582</text:p>
          </table:table-cell>
          <table:table-cell office:value-type="float" office:value="18.7468829154968" calcext:value-type="float">
            <text:p>18.7468829154968</text:p>
          </table:table-cell>
          <table:table-cell office:value-type="float" office:value="18.8136014938355" calcext:value-type="float">
            <text:p>18.8136014938355</text:p>
          </table:table-cell>
          <table:table-cell office:value-type="float" office:value="18.8803200721741" calcext:value-type="float">
            <text:p>18.8803200721741</text:p>
          </table:table-cell>
          <table:table-cell office:value-type="float" office:value="18.913679599762" calcext:value-type="float">
            <text:p>18.913679599762</text:p>
          </table:table-cell>
          <table:table-cell office:value-type="float" office:value="18.9470388889313" calcext:value-type="float">
            <text:p>18.9470388889313</text:p>
          </table:table-cell>
          <table:table-cell office:value-type="float" office:value="18.9803953170776" calcext:value-type="float">
            <text:p>18.9803953170776</text:p>
          </table:table-cell>
          <table:table-cell office:value-type="float" office:value="19.0137515068054" calcext:value-type="float">
            <text:p>19.0137515068054</text:p>
          </table:table-cell>
          <table:table-cell office:value-type="float" office:value="19.0804641246796" calcext:value-type="float">
            <text:p>19.0804641246796</text:p>
          </table:table-cell>
          <table:table-cell office:value-type="float" office:value="19.1471767425537" calcext:value-type="float">
            <text:p>19.1471767425537</text:p>
          </table:table-cell>
          <table:table-cell office:value-type="float" office:value="19.2138895988464" calcext:value-type="float">
            <text:p>19.2138895988464</text:p>
          </table:table-cell>
          <table:table-cell office:value-type="float" office:value="19.280601978302" calcext:value-type="float">
            <text:p>19.280601978302</text:p>
          </table:table-cell>
          <table:table-cell office:value-type="float" office:value="19.3473145961761" calcext:value-type="float">
            <text:p>19.3473145961761</text:p>
          </table:table-cell>
          <table:table-cell office:value-type="float" office:value="19.4140269756317" calcext:value-type="float">
            <text:p>19.4140269756317</text:p>
          </table:table-cell>
          <table:table-cell office:value-type="float" office:value="19.4807395935059" calcext:value-type="float">
            <text:p>19.4807395935059</text:p>
          </table:table-cell>
          <table:table-cell office:value-type="float" office:value="19.5474519729614" calcext:value-type="float">
            <text:p>19.5474519729614</text:p>
          </table:table-cell>
          <table:table-cell office:value-type="float" office:value="19.614164352417" calcext:value-type="float">
            <text:p>19.614164352417</text:p>
          </table:table-cell>
          <table:table-cell office:value-type="float" office:value="19.680876493454" calcext:value-type="float">
            <text:p>19.680876493454</text:p>
          </table:table-cell>
          <table:table-cell office:value-type="float" office:value="19.7142326831818" calcext:value-type="float">
            <text:p>19.7142326831818</text:p>
          </table:table-cell>
          <table:table-cell office:value-type="float" office:value="19.7809450626373" calcext:value-type="float">
            <text:p>19.7809450626373</text:p>
          </table:table-cell>
          <table:table-cell office:value-type="float" office:value="19.8143010139465" calcext:value-type="float">
            <text:p>19.8143010139465</text:p>
          </table:table-cell>
          <table:table-cell office:value-type="float" office:value="19.8476574420929" calcext:value-type="float">
            <text:p>19.8476574420929</text:p>
          </table:table-cell>
          <table:table-cell office:value-type="float" office:value="19.8810136318207" calcext:value-type="float">
            <text:p>19.8810136318207</text:p>
          </table:table-cell>
          <table:table-cell office:value-type="float" office:value="19.9477257728577" calcext:value-type="float">
            <text:p>19.9477257728577</text:p>
          </table:table-cell>
          <table:table-cell office:value-type="float" office:value="19.9810831546783" calcext:value-type="float">
            <text:p>19.9810831546783</text:p>
          </table:table-cell>
          <table:table-cell office:value-type="float" office:value="20.0477976799011" calcext:value-type="float">
            <text:p>20.0477976799011</text:p>
          </table:table-cell>
          <table:table-cell office:value-type="float" office:value="20.1478698253632" calcext:value-type="float">
            <text:p>20.1478698253632</text:p>
          </table:table-cell>
          <table:table-cell office:value-type="float" office:value="20.1812269687653" calcext:value-type="float">
            <text:p>20.1812269687653</text:p>
          </table:table-cell>
          <table:table-cell office:value-type="float" office:value="20.2479417324066" calcext:value-type="float">
            <text:p>20.2479417324066</text:p>
          </table:table-cell>
          <table:table-cell office:value-type="float" office:value="20.3146562576294" calcext:value-type="float">
            <text:p>20.3146562576294</text:p>
          </table:table-cell>
          <table:table-cell office:value-type="float" office:value="20.3480136394501" calcext:value-type="float">
            <text:p>20.3480136394501</text:p>
          </table:table-cell>
          <table:table-cell office:value-type="float" office:value="20.4147281646728" calcext:value-type="float">
            <text:p>20.4147281646728</text:p>
          </table:table-cell>
          <table:table-cell office:value-type="float" office:value="20.4814426898956" calcext:value-type="float">
            <text:p>20.4814426898956</text:p>
          </table:table-cell>
          <table:table-cell office:value-type="float" office:value="20.5481572151184" calcext:value-type="float">
            <text:p>20.5481572151184</text:p>
          </table:table-cell>
          <table:table-cell office:value-type="float" office:value="20.6148719787598" calcext:value-type="float">
            <text:p>20.6148719787598</text:p>
          </table:table-cell>
          <table:table-cell office:value-type="float" office:value="20.6815867424011" calcext:value-type="float">
            <text:p>20.6815867424011</text:p>
          </table:table-cell>
          <table:table-cell office:value-type="float" office:value="20.7149438858032" calcext:value-type="float">
            <text:p>20.7149438858032</text:p>
          </table:table-cell>
          <table:table-cell office:value-type="float" office:value="20.7816586494446" calcext:value-type="float">
            <text:p>20.7816586494446</text:p>
          </table:table-cell>
          <table:table-cell office:value-type="float" office:value="20.8150157928467" calcext:value-type="float">
            <text:p>20.8150157928467</text:p>
          </table:table-cell>
          <table:table-cell office:value-type="float" office:value="20.8483731746674" calcext:value-type="float">
            <text:p>20.8483731746674</text:p>
          </table:table-cell>
          <table:table-cell office:value-type="float" office:value="20.8817303180695" calcext:value-type="float">
            <text:p>20.8817303180695</text:p>
          </table:table-cell>
          <table:table-cell office:value-type="float" office:value="20.9150876998901" calcext:value-type="float">
            <text:p>20.9150876998901</text:p>
          </table:table-cell>
          <table:table-cell office:value-type="float" office:value="20.9484448432922" calcext:value-type="float">
            <text:p>20.9484448432922</text:p>
          </table:table-cell>
          <table:table-cell office:value-type="float" office:value="20.9818024635315" calcext:value-type="float">
            <text:p>20.9818024635315</text:p>
          </table:table-cell>
          <table:table-cell office:value-type="float" office:value="21.0151598453522" calcext:value-type="float">
            <text:p>21.0151598453522</text:p>
          </table:table-cell>
          <table:table-cell office:value-type="float" office:value="21.0485169887543" calcext:value-type="float">
            <text:p>21.0485169887543</text:p>
          </table:table-cell>
          <table:table-cell office:value-type="float" office:value="21.081874370575" calcext:value-type="float">
            <text:p>21.081874370575</text:p>
          </table:table-cell>
          <table:table-cell office:value-type="float" office:value="21.1152317523956" calcext:value-type="float">
            <text:p>21.1152317523956</text:p>
          </table:table-cell>
          <table:table-cell office:value-type="float" office:value="21.1485891342163" calcext:value-type="float">
            <text:p>21.1485891342163</text:p>
          </table:table-cell>
          <table:table-cell office:value-type="float" office:value="21.1819462776184" calcext:value-type="float">
            <text:p>21.1819462776184</text:p>
          </table:table-cell>
          <table:table-cell office:value-type="float" office:value="21.2153038978577" calcext:value-type="float">
            <text:p>21.2153038978577</text:p>
          </table:table-cell>
          <table:table-cell office:value-type="float" office:value="21.2486612796783" calcext:value-type="float">
            <text:p>21.2486612796783</text:p>
          </table:table-cell>
          <table:table-cell office:value-type="float" office:value="21.2820184230804" calcext:value-type="float">
            <text:p>21.2820184230804</text:p>
          </table:table-cell>
          <table:table-cell office:value-type="float" office:value="21.3153758049011" calcext:value-type="float">
            <text:p>21.3153758049011</text:p>
          </table:table-cell>
          <table:table-cell office:value-type="float" office:value="21.3487331867218" calcext:value-type="float">
            <text:p>21.3487331867218</text:p>
          </table:table-cell>
          <table:table-cell office:value-type="float" office:value="21.3820903301239" calcext:value-type="float">
            <text:p>21.3820903301239</text:p>
          </table:table-cell>
          <table:table-cell office:value-type="float" office:value="21.4154479503632" calcext:value-type="float">
            <text:p>21.4154479503632</text:p>
          </table:table-cell>
          <table:table-cell office:value-type="float" office:value="21.4488053321838" calcext:value-type="float">
            <text:p>21.4488053321838</text:p>
          </table:table-cell>
          <table:table-cell office:value-type="float" office:value="21.4821624755859" calcext:value-type="float">
            <text:p>21.4821624755859</text:p>
          </table:table-cell>
          <table:table-cell office:value-type="float" office:value="21.5155198574066" calcext:value-type="float">
            <text:p>21.5155198574066</text:p>
          </table:table-cell>
          <table:table-cell office:value-type="float" office:value="21.5488772392273" calcext:value-type="float">
            <text:p>21.5488772392273</text:p>
          </table:table-cell>
          <table:table-cell office:value-type="float" office:value="21.5822343826294" calcext:value-type="float">
            <text:p>21.5822343826294</text:p>
          </table:table-cell>
          <table:table-cell office:value-type="float" office:value="21.6155920028687" calcext:value-type="float">
            <text:p>21.6155920028687</text:p>
          </table:table-cell>
          <table:table-cell office:value-type="float" office:value="21.6489493846893" calcext:value-type="float">
            <text:p>21.6489493846893</text:p>
          </table:table-cell>
          <table:table-cell office:value-type="float" office:value="21.6823065280914" calcext:value-type="float">
            <text:p>21.6823065280914</text:p>
          </table:table-cell>
          <table:table-cell office:value-type="float" office:value="21.7156639099121" calcext:value-type="float">
            <text:p>21.7156639099121</text:p>
          </table:table-cell>
          <table:table-cell office:value-type="float" office:value="21.7490212917328" calcext:value-type="float">
            <text:p>21.7490212917328</text:p>
          </table:table-cell>
          <table:table-cell office:value-type="float" office:value="21.7823784351349" calcext:value-type="float">
            <text:p>21.7823784351349</text:p>
          </table:table-cell>
          <table:table-cell office:value-type="float" office:value="21.8157360553741" calcext:value-type="float">
            <text:p>21.8157360553741</text:p>
          </table:table-cell>
          <table:table-cell office:value-type="float" office:value="21.8490934371948" calcext:value-type="float">
            <text:p>21.8490934371948</text:p>
          </table:table-cell>
          <table:table-cell office:value-type="float" office:value="21.8824505805969" calcext:value-type="float">
            <text:p>21.8824505805969</text:p>
          </table:table-cell>
          <table:table-cell office:value-type="float" office:value="21.9491653442383" calcext:value-type="float">
            <text:p>21.9491653442383</text:p>
          </table:table-cell>
          <table:table-cell office:value-type="float" office:value="22.0158786773682" calcext:value-type="float">
            <text:p>22.0158786773682</text:p>
          </table:table-cell>
          <table:table-cell office:value-type="float" office:value="22.0492353439331" calcext:value-type="float">
            <text:p>22.0492353439331</text:p>
          </table:table-cell>
          <table:table-cell office:value-type="float" office:value="22.0825922489166" calcext:value-type="float">
            <text:p>22.0825922489166</text:p>
          </table:table-cell>
          <table:table-cell office:value-type="float" office:value="22.1159489154816" calcext:value-type="float">
            <text:p>22.1159489154816</text:p>
          </table:table-cell>
          <table:table-cell office:value-type="float" office:value="22.1493055820465" calcext:value-type="float">
            <text:p>22.1493055820465</text:p>
          </table:table-cell>
          <table:table-cell office:value-type="float" office:value="22.1826622486114" calcext:value-type="float">
            <text:p>22.1826622486114</text:p>
          </table:table-cell>
          <table:table-cell office:value-type="float" office:value="22.2160189151764" calcext:value-type="float">
            <text:p>22.2160189151764</text:p>
          </table:table-cell>
          <table:table-cell office:value-type="float" office:value="22.2493755817413" calcext:value-type="float">
            <text:p>22.2493755817413</text:p>
          </table:table-cell>
          <table:table-cell office:value-type="float" office:value="22.2827322483063" calcext:value-type="float">
            <text:p>22.2827322483063</text:p>
          </table:table-cell>
          <table:table-cell office:value-type="float" office:value="22.3160886764526" calcext:value-type="float">
            <text:p>22.3160886764526</text:p>
          </table:table-cell>
          <table:table-cell office:value-type="float" office:value="22.3494453430176" calcext:value-type="float">
            <text:p>22.3494453430176</text:p>
          </table:table-cell>
          <table:table-cell office:value-type="float" office:value="22.4161586761475" calcext:value-type="float">
            <text:p>22.4161586761475</text:p>
          </table:table-cell>
          <table:table-cell office:value-type="float" office:value="22.4828722476959" calcext:value-type="float">
            <text:p>22.4828722476959</text:p>
          </table:table-cell>
          <table:table-cell office:value-type="float" office:value="22.5162286758423" calcext:value-type="float">
            <text:p>22.5162286758423</text:p>
          </table:table-cell>
          <table:table-cell office:value-type="float" office:value="22.5495853424072" calcext:value-type="float">
            <text:p>22.5495853424072</text:p>
          </table:table-cell>
          <table:table-cell office:value-type="float" office:value="22.5829420089722" calcext:value-type="float">
            <text:p>22.5829420089722</text:p>
          </table:table-cell>
          <table:table-cell office:value-type="float" office:value="22.6162986755371" calcext:value-type="float">
            <text:p>22.6162986755371</text:p>
          </table:table-cell>
          <table:table-cell office:value-type="float" office:value="22.6496551036835" calcext:value-type="float">
            <text:p>22.6496551036835</text:p>
          </table:table-cell>
          <table:table-cell office:value-type="float" office:value="22.6830117702484" calcext:value-type="float">
            <text:p>22.6830117702484</text:p>
          </table:table-cell>
          <table:table-cell office:value-type="float" office:value="22.7163684368134" calcext:value-type="float">
            <text:p>22.7163684368134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2050992725434" calcext:value-type="float">
            <text:p>0.132050992725434</text:p>
          </table:table-cell>
          <table:table-cell office:value-type="float" office:value="0.131791221845881" calcext:value-type="float">
            <text:p>0.131791221845881</text:p>
          </table:table-cell>
          <table:table-cell office:value-type="float" office:value="0.131778996775081" calcext:value-type="float">
            <text:p>0.131778996775081</text:p>
          </table:table-cell>
          <table:table-cell office:value-type="float" office:value="0.131974163696705" calcext:value-type="float">
            <text:p>0.131974163696705</text:p>
          </table:table-cell>
          <table:table-cell office:value-type="float" office:value="0.132148890487255" calcext:value-type="float">
            <text:p>0.132148890487255</text:p>
          </table:table-cell>
          <table:table-cell office:value-type="float" office:value="0.131855488140308" calcext:value-type="float">
            <text:p>0.131855488140308</text:p>
          </table:table-cell>
          <table:table-cell office:value-type="float" office:value="0.131860005342318" calcext:value-type="float">
            <text:p>0.131860005342318</text:p>
          </table:table-cell>
          <table:table-cell office:value-type="float" office:value="0.131962165208734" calcext:value-type="float">
            <text:p>0.131962165208734</text:p>
          </table:table-cell>
          <table:table-cell office:value-type="float" office:value="0.131923001542778" calcext:value-type="float">
            <text:p>0.131923001542778</text:p>
          </table:table-cell>
          <table:table-cell office:value-type="float" office:value="0.1319061208975" calcext:value-type="float">
            <text:p>0.1319061208975</text:p>
          </table:table-cell>
          <table:table-cell office:value-type="float" office:value="0.132028411699568" calcext:value-type="float">
            <text:p>0.132028411699568</text:p>
          </table:table-cell>
          <table:table-cell office:value-type="float" office:value="0.131854057283045" calcext:value-type="float">
            <text:p>0.131854057283045</text:p>
          </table:table-cell>
          <table:table-cell office:value-type="float" office:value="0.131980300007644" calcext:value-type="float">
            <text:p>0.131980300007644</text:p>
          </table:table-cell>
          <table:table-cell office:value-type="float" office:value="0.131901641244566" calcext:value-type="float">
            <text:p>0.131901641244566</text:p>
          </table:table-cell>
          <table:table-cell office:value-type="float" office:value="0.132055977928826" calcext:value-type="float">
            <text:p>0.132055977928826</text:p>
          </table:table-cell>
          <table:table-cell office:value-type="float" office:value="0.131885041865509" calcext:value-type="float">
            <text:p>0.131885041865509</text:p>
          </table:table-cell>
          <table:table-cell office:value-type="float" office:value="0.131960449258157" calcext:value-type="float">
            <text:p>0.131960449258157</text:p>
          </table:table-cell>
          <table:table-cell office:value-type="float" office:value="0.132076286177272" calcext:value-type="float">
            <text:p>0.132076286177272</text:p>
          </table:table-cell>
          <table:table-cell office:value-type="float" office:value="0.131910897426235" calcext:value-type="float">
            <text:p>0.131910897426235</text:p>
          </table:table-cell>
          <table:table-cell office:value-type="float" office:value="0.132151713948306" calcext:value-type="float">
            <text:p>0.132151713948306</text:p>
          </table:table-cell>
          <table:table-cell office:value-type="float" office:value="0.131986012554518" calcext:value-type="float">
            <text:p>0.131986012554518</text:p>
          </table:table-cell>
          <table:table-cell office:value-type="float" office:value="0.131962788873176" calcext:value-type="float">
            <text:p>0.131962788873176</text:p>
          </table:table-cell>
          <table:table-cell office:value-type="float" office:value="0.131750229727839" calcext:value-type="float">
            <text:p>0.131750229727839</text:p>
          </table:table-cell>
          <table:table-cell office:value-type="float" office:value="0.131909401553682" calcext:value-type="float">
            <text:p>0.131909401553682</text:p>
          </table:table-cell>
          <table:table-cell office:value-type="float" office:value="0.131954654876863" calcext:value-type="float">
            <text:p>0.131954654876863</text:p>
          </table:table-cell>
          <table:table-cell office:value-type="float" office:value="0.131608072057347" calcext:value-type="float">
            <text:p>0.131608072057347</text:p>
          </table:table-cell>
          <table:table-cell office:value-type="float" office:value="0.13208849564122" calcext:value-type="float">
            <text:p>0.13208849564122</text:p>
          </table:table-cell>
          <table:table-cell office:value-type="float" office:value="0.132040391525922" calcext:value-type="float">
            <text:p>0.132040391525922</text:p>
          </table:table-cell>
          <table:table-cell office:value-type="float" office:value="0.131770533345182" calcext:value-type="float">
            <text:p>0.131770533345182</text:p>
          </table:table-cell>
          <table:table-cell office:value-type="float" office:value="0.132163784147946" calcext:value-type="float">
            <text:p>0.132163784147946</text:p>
          </table:table-cell>
          <table:table-cell office:value-type="float" office:value="0.131669415602095" calcext:value-type="float">
            <text:p>0.131669415602095</text:p>
          </table:table-cell>
          <table:table-cell office:value-type="float" office:value="0.132061125096339" calcext:value-type="float">
            <text:p>0.132061125096339</text:p>
          </table:table-cell>
          <table:table-cell office:value-type="float" office:value="0.131742895205382" calcext:value-type="float">
            <text:p>0.131742895205382</text:p>
          </table:table-cell>
          <table:table-cell office:value-type="float" office:value="0.13167169619295" calcext:value-type="float">
            <text:p>0.13167169619295</text:p>
          </table:table-cell>
          <table:table-cell office:value-type="float" office:value="0.131499521942429" calcext:value-type="float">
            <text:p>0.131499521942429</text:p>
          </table:table-cell>
          <table:table-cell office:value-type="float" office:value="0.131146438292669" calcext:value-type="float">
            <text:p>0.131146438292669</text:p>
          </table:table-cell>
          <table:table-cell office:value-type="float" office:value="0.131299488228374" calcext:value-type="float">
            <text:p>0.131299488228374</text:p>
          </table:table-cell>
          <table:table-cell office:value-type="float" office:value="0.131467588150395" calcext:value-type="float">
            <text:p>0.131467588150395</text:p>
          </table:table-cell>
          <table:table-cell office:value-type="float" office:value="0.131357404489399" calcext:value-type="float">
            <text:p>0.131357404489399</text:p>
          </table:table-cell>
          <table:table-cell office:value-type="float" office:value="0.131598301108904" calcext:value-type="float">
            <text:p>0.131598301108904</text:p>
          </table:table-cell>
          <table:table-cell office:value-type="float" office:value="0.128637357844001" calcext:value-type="float">
            <text:p>0.128637357844001</text:p>
          </table:table-cell>
          <table:table-cell office:value-type="float" office:value="0.124767719936789" calcext:value-type="float">
            <text:p>0.124767719936789</text:p>
          </table:table-cell>
          <table:table-cell office:value-type="float" office:value="0.200674691238211" calcext:value-type="float">
            <text:p>0.200674691238211</text:p>
          </table:table-cell>
          <table:table-cell office:value-type="float" office:value="0.193629546043803" calcext:value-type="float">
            <text:p>0.193629546043803</text:p>
          </table:table-cell>
          <table:table-cell office:value-type="float" office:value="0.192412658359253" calcext:value-type="float">
            <text:p>0.192412658359253</text:p>
          </table:table-cell>
          <table:table-cell office:value-type="float" office:value="0.196377374048056" calcext:value-type="float">
            <text:p>0.196377374048056</text:p>
          </table:table-cell>
          <table:table-cell office:value-type="float" office:value="0.189095582698146" calcext:value-type="float">
            <text:p>0.189095582698146</text:p>
          </table:table-cell>
          <table:table-cell office:value-type="float" office:value="0.175138301188109" calcext:value-type="float">
            <text:p>0.175138301188109</text:p>
          </table:table-cell>
          <table:table-cell office:value-type="float" office:value="0.130466264609822" calcext:value-type="float">
            <text:p>0.130466264609822</text:p>
          </table:table-cell>
          <table:table-cell office:value-type="float" office:value="0.124537729026191" calcext:value-type="float">
            <text:p>0.124537729026191</text:p>
          </table:table-cell>
          <table:table-cell office:value-type="float" office:value="0.125312917835109" calcext:value-type="float">
            <text:p>0.125312917835109</text:p>
          </table:table-cell>
          <table:table-cell office:value-type="float" office:value="0.122042638080447" calcext:value-type="float">
            <text:p>0.122042638080447</text:p>
          </table:table-cell>
          <table:table-cell office:value-type="float" office:value="0.124369996910126" calcext:value-type="float">
            <text:p>0.124369996910126</text:p>
          </table:table-cell>
          <table:table-cell office:value-type="float" office:value="0.124715827189" calcext:value-type="float">
            <text:p>0.124715827189</text:p>
          </table:table-cell>
          <table:table-cell office:value-type="float" office:value="0.123284511784825" calcext:value-type="float">
            <text:p>0.123284511784825</text:p>
          </table:table-cell>
          <table:table-cell office:value-type="float" office:value="0.125545107695225" calcext:value-type="float">
            <text:p>0.125545107695225</text:p>
          </table:table-cell>
          <table:table-cell office:value-type="float" office:value="0.129381131897315" calcext:value-type="float">
            <text:p>0.129381131897315</text:p>
          </table:table-cell>
          <table:table-cell office:value-type="float" office:value="0.137538833070345" calcext:value-type="float">
            <text:p>0.137538833070345</text:p>
          </table:table-cell>
          <table:table-cell office:value-type="float" office:value="0.146836968502198" calcext:value-type="float">
            <text:p>0.146836968502198</text:p>
          </table:table-cell>
          <table:table-cell office:value-type="float" office:value="0.14886566443357" calcext:value-type="float">
            <text:p>0.14886566443357</text:p>
          </table:table-cell>
          <table:table-cell office:value-type="float" office:value="0.149414668789378" calcext:value-type="float">
            <text:p>0.149414668789378</text:p>
          </table:table-cell>
          <table:table-cell office:value-type="float" office:value="0.146032438804874" calcext:value-type="float">
            <text:p>0.146032438804874</text:p>
          </table:table-cell>
          <table:table-cell office:value-type="float" office:value="0.143958337226902" calcext:value-type="float">
            <text:p>0.143958337226902</text:p>
          </table:table-cell>
          <table:table-cell office:value-type="float" office:value="0.140559179860563" calcext:value-type="float">
            <text:p>0.140559179860563</text:p>
          </table:table-cell>
          <table:table-cell office:value-type="float" office:value="0.137426004523318" calcext:value-type="float">
            <text:p>0.137426004523318</text:p>
          </table:table-cell>
          <table:table-cell office:value-type="float" office:value="0.128201560379662" calcext:value-type="float">
            <text:p>0.128201560379662</text:p>
          </table:table-cell>
          <table:table-cell office:value-type="float" office:value="0.125960456249617" calcext:value-type="float">
            <text:p>0.125960456249617</text:p>
          </table:table-cell>
          <table:table-cell office:value-type="float" office:value="0.13316897462465" calcext:value-type="float">
            <text:p>0.13316897462465</text:p>
          </table:table-cell>
          <table:table-cell office:value-type="float" office:value="0.139136798136796" calcext:value-type="float">
            <text:p>0.139136798136796</text:p>
          </table:table-cell>
          <table:table-cell office:value-type="float" office:value="0.171865836866506" calcext:value-type="float">
            <text:p>0.171865836866506</text:p>
          </table:table-cell>
          <table:table-cell office:value-type="float" office:value="0.183337565807079" calcext:value-type="float">
            <text:p>0.183337565807079</text:p>
          </table:table-cell>
          <table:table-cell office:value-type="float" office:value="0.190502234489703" calcext:value-type="float">
            <text:p>0.190502234489703</text:p>
          </table:table-cell>
          <table:table-cell office:value-type="float" office:value="0.191279663233486" calcext:value-type="float">
            <text:p>0.191279663233486</text:p>
          </table:table-cell>
          <table:table-cell office:value-type="float" office:value="0.191372782035345" calcext:value-type="float">
            <text:p>0.191372782035345</text:p>
          </table:table-cell>
          <table:table-cell office:value-type="float" office:value="0.189115376221822" calcext:value-type="float">
            <text:p>0.189115376221822</text:p>
          </table:table-cell>
          <table:table-cell office:value-type="float" office:value="0.189196211408287" calcext:value-type="float">
            <text:p>0.189196211408287</text:p>
          </table:table-cell>
          <table:table-cell office:value-type="float" office:value="0.189782709094237" calcext:value-type="float">
            <text:p>0.189782709094237</text:p>
          </table:table-cell>
          <table:table-cell office:value-type="float" office:value="0.190944818096124" calcext:value-type="float">
            <text:p>0.190944818096124</text:p>
          </table:table-cell>
          <table:table-cell office:value-type="float" office:value="0.190317777840133" calcext:value-type="float">
            <text:p>0.190317777840133</text:p>
          </table:table-cell>
          <table:table-cell office:value-type="float" office:value="0.197113817243225" calcext:value-type="float">
            <text:p>0.197113817243225</text:p>
          </table:table-cell>
          <table:table-cell office:value-type="float" office:value="0.200524481252685" calcext:value-type="float">
            <text:p>0.200524481252685</text:p>
          </table:table-cell>
          <table:table-cell office:value-type="float" office:value="0.200945686740315" calcext:value-type="float">
            <text:p>0.200945686740315</text:p>
          </table:table-cell>
          <table:table-cell office:value-type="float" office:value="0.198679214036935" calcext:value-type="float">
            <text:p>0.198679214036935</text:p>
          </table:table-cell>
          <table:table-cell office:value-type="float" office:value="0.200909872110071" calcext:value-type="float">
            <text:p>0.200909872110071</text:p>
          </table:table-cell>
          <table:table-cell office:value-type="float" office:value="0.130003304472063" calcext:value-type="float">
            <text:p>0.130003304472063</text:p>
          </table:table-cell>
          <table:table-cell office:value-type="float" office:value="0.126363381377686" calcext:value-type="float">
            <text:p>0.126363381377686</text:p>
          </table:table-cell>
          <table:table-cell office:value-type="float" office:value="0.125305111231755" calcext:value-type="float">
            <text:p>0.125305111231755</text:p>
          </table:table-cell>
          <table:table-cell office:value-type="float" office:value="0.125310976729248" calcext:value-type="float">
            <text:p>0.125310976729248</text:p>
          </table:table-cell>
          <table:table-cell office:value-type="float" office:value="0.123762870575892" calcext:value-type="float">
            <text:p>0.123762870575892</text:p>
          </table:table-cell>
          <table:table-cell office:value-type="float" office:value="0.122180826334576" calcext:value-type="float">
            <text:p>0.122180826334576</text:p>
          </table:table-cell>
          <table:table-cell office:value-type="float" office:value="0.135434956729401" calcext:value-type="float">
            <text:p>0.135434956729401</text:p>
          </table:table-cell>
          <table:table-cell office:value-type="float" office:value="0.137867053091232" calcext:value-type="float">
            <text:p>0.137867053091232</text:p>
          </table:table-cell>
          <table:table-cell office:value-type="float" office:value="0.141891862004707" calcext:value-type="float">
            <text:p>0.141891862004707</text:p>
          </table:table-cell>
          <table:table-cell office:value-type="float" office:value="0.150404819979076" calcext:value-type="float">
            <text:p>0.150404819979076</text:p>
          </table:table-cell>
          <table:table-cell office:value-type="float" office:value="0.151965578555243" calcext:value-type="float">
            <text:p>0.151965578555243</text:p>
          </table:table-cell>
          <table:table-cell office:value-type="float" office:value="0.152890115467824" calcext:value-type="float">
            <text:p>0.152890115467824</text:p>
          </table:table-cell>
          <table:table-cell office:value-type="float" office:value="0.148470317054096" calcext:value-type="float">
            <text:p>0.148470317054096</text:p>
          </table:table-cell>
          <table:table-cell office:value-type="float" office:value="0.143153296939333" calcext:value-type="float">
            <text:p>0.143153296939333</text:p>
          </table:table-cell>
          <table:table-cell office:value-type="float" office:value="0.137342754316251" calcext:value-type="float">
            <text:p>0.137342754316251</text:p>
          </table:table-cell>
          <table:table-cell office:value-type="float" office:value="0.134366046171841" calcext:value-type="float">
            <text:p>0.134366046171841</text:p>
          </table:table-cell>
          <table:table-cell office:value-type="float" office:value="0.125316239450021" calcext:value-type="float">
            <text:p>0.125316239450021</text:p>
          </table:table-cell>
          <table:table-cell office:value-type="float" office:value="0.122999215094057" calcext:value-type="float">
            <text:p>0.122999215094057</text:p>
          </table:table-cell>
          <table:table-cell office:value-type="float" office:value="0.135535233784189" calcext:value-type="float">
            <text:p>0.135535233784189</text:p>
          </table:table-cell>
          <table:table-cell office:value-type="float" office:value="0.176719995057879" calcext:value-type="float">
            <text:p>0.176719995057879</text:p>
          </table:table-cell>
          <table:table-cell office:value-type="float" office:value="0.190552734335105" calcext:value-type="float">
            <text:p>0.190552734335105</text:p>
          </table:table-cell>
          <table:table-cell office:value-type="float" office:value="0.191485040903877" calcext:value-type="float">
            <text:p>0.191485040903877</text:p>
          </table:table-cell>
          <table:table-cell office:value-type="float" office:value="0.193510522642672" calcext:value-type="float">
            <text:p>0.193510522642672</text:p>
          </table:table-cell>
          <table:table-cell office:value-type="float" office:value="0.193851904942495" calcext:value-type="float">
            <text:p>0.193851904942495</text:p>
          </table:table-cell>
          <table:table-cell office:value-type="float" office:value="0.192470915155035" calcext:value-type="float">
            <text:p>0.192470915155035</text:p>
          </table:table-cell>
          <table:table-cell office:value-type="float" office:value="0.199403230638045" calcext:value-type="float">
            <text:p>0.199403230638045</text:p>
          </table:table-cell>
          <table:table-cell office:value-type="float" office:value="0.202911417904842" calcext:value-type="float">
            <text:p>0.202911417904842</text:p>
          </table:table-cell>
          <table:table-cell office:value-type="float" office:value="0.17831170223407" calcext:value-type="float">
            <text:p>0.17831170223407</text:p>
          </table:table-cell>
          <table:table-cell office:value-type="float" office:value="0.190121959891472" calcext:value-type="float">
            <text:p>0.190121959891472</text:p>
          </table:table-cell>
          <table:table-cell office:value-type="float" office:value="0.189869159827197" calcext:value-type="float">
            <text:p>0.189869159827197</text:p>
          </table:table-cell>
          <table:table-cell office:value-type="float" office:value="0.186014293051407" calcext:value-type="float">
            <text:p>0.186014293051407</text:p>
          </table:table-cell>
          <table:table-cell office:value-type="float" office:value="0.182206062768489" calcext:value-type="float">
            <text:p>0.182206062768489</text:p>
          </table:table-cell>
          <table:table-cell office:value-type="float" office:value="0.126528507923735" calcext:value-type="float">
            <text:p>0.126528507923735</text:p>
          </table:table-cell>
          <table:table-cell office:value-type="float" office:value="0.124091017675477" calcext:value-type="float">
            <text:p>0.124091017675477</text:p>
          </table:table-cell>
          <table:table-cell office:value-type="float" office:value="0.128102737383185" calcext:value-type="float">
            <text:p>0.128102737383185</text:p>
          </table:table-cell>
          <table:table-cell office:value-type="float" office:value="0.127847206200964" calcext:value-type="float">
            <text:p>0.127847206200964</text:p>
          </table:table-cell>
          <table:table-cell office:value-type="float" office:value="0.127474776161694" calcext:value-type="float">
            <text:p>0.127474776161694</text:p>
          </table:table-cell>
          <table:table-cell office:value-type="float" office:value="0.128027061285398" calcext:value-type="float">
            <text:p>0.128027061285398</text:p>
          </table:table-cell>
          <table:table-cell office:value-type="float" office:value="0.125957734179955" calcext:value-type="float">
            <text:p>0.125957734179955</text:p>
          </table:table-cell>
          <table:table-cell office:value-type="float" office:value="0.127175097495823" calcext:value-type="float">
            <text:p>0.127175097495823</text:p>
          </table:table-cell>
          <table:table-cell office:value-type="float" office:value="0.128655410967351" calcext:value-type="float">
            <text:p>0.128655410967351</text:p>
          </table:table-cell>
          <table:table-cell office:value-type="float" office:value="0.127898007375247" calcext:value-type="float">
            <text:p>0.127898007375247</text:p>
          </table:table-cell>
          <table:table-cell office:value-type="float" office:value="0.125261532332447" calcext:value-type="float">
            <text:p>0.125261532332447</text:p>
          </table:table-cell>
          <table:table-cell office:value-type="float" office:value="0.133097482138608" calcext:value-type="float">
            <text:p>0.133097482138608</text:p>
          </table:table-cell>
          <table:table-cell office:value-type="float" office:value="0.136559096366599" calcext:value-type="float">
            <text:p>0.136559096366599</text:p>
          </table:table-cell>
          <table:table-cell office:value-type="float" office:value="0.13934126272156" calcext:value-type="float">
            <text:p>0.13934126272156</text:p>
          </table:table-cell>
          <table:table-cell office:value-type="float" office:value="0.144433404682688" calcext:value-type="float">
            <text:p>0.144433404682688</text:p>
          </table:table-cell>
          <table:table-cell office:value-type="float" office:value="0.147678029213763" calcext:value-type="float">
            <text:p>0.147678029213763</text:p>
          </table:table-cell>
          <table:table-cell office:value-type="float" office:value="0.149919017000068" calcext:value-type="float">
            <text:p>0.149919017000068</text:p>
          </table:table-cell>
          <table:table-cell office:value-type="float" office:value="0.151744789644812" calcext:value-type="float">
            <text:p>0.151744789644812</text:p>
          </table:table-cell>
          <table:table-cell office:value-type="float" office:value="0.145762744511057" calcext:value-type="float">
            <text:p>0.145762744511057</text:p>
          </table:table-cell>
          <table:table-cell office:value-type="float" office:value="0.136303293650926" calcext:value-type="float">
            <text:p>0.136303293650926</text:p>
          </table:table-cell>
          <table:table-cell office:value-type="float" office:value="0.128334471972129" calcext:value-type="float">
            <text:p>0.128334471972129</text:p>
          </table:table-cell>
          <table:table-cell office:value-type="float" office:value="0.193249533283873" calcext:value-type="float">
            <text:p>0.193249533283873</text:p>
          </table:table-cell>
          <table:table-cell office:value-type="float" office:value="0.18989253793114" calcext:value-type="float">
            <text:p>0.18989253793114</text:p>
          </table:table-cell>
          <table:table-cell office:value-type="float" office:value="0.191529484231018" calcext:value-type="float">
            <text:p>0.191529484231018</text:p>
          </table:table-cell>
          <table:table-cell office:value-type="float" office:value="0.190224197363982" calcext:value-type="float">
            <text:p>0.190224197363982</text:p>
          </table:table-cell>
          <table:table-cell office:value-type="float" office:value="0.190442852545982" calcext:value-type="float">
            <text:p>0.190442852545982</text:p>
          </table:table-cell>
          <table:table-cell office:value-type="float" office:value="0.189840237692704" calcext:value-type="float">
            <text:p>0.189840237692704</text:p>
          </table:table-cell>
          <table:table-cell office:value-type="float" office:value="0.197164093945764" calcext:value-type="float">
            <text:p>0.197164093945764</text:p>
          </table:table-cell>
          <table:table-cell office:value-type="float" office:value="0.138323226571227" calcext:value-type="float">
            <text:p>0.138323226571227</text:p>
          </table:table-cell>
          <table:table-cell office:value-type="float" office:value="0.133557090735721" calcext:value-type="float">
            <text:p>0.133557090735721</text:p>
          </table:table-cell>
          <table:table-cell office:value-type="float" office:value="0.134190156268669" calcext:value-type="float">
            <text:p>0.134190156268669</text:p>
          </table:table-cell>
          <table:table-cell office:value-type="float" office:value="0.135513091768138" calcext:value-type="float">
            <text:p>0.135513091768138</text:p>
          </table:table-cell>
          <table:table-cell office:value-type="float" office:value="0.133901735181908" calcext:value-type="float">
            <text:p>0.133901735181908</text:p>
          </table:table-cell>
          <table:table-cell office:value-type="float" office:value="0.130422944347177" calcext:value-type="float">
            <text:p>0.130422944347177</text:p>
          </table:table-cell>
          <table:table-cell office:value-type="float" office:value="0.134007219634514" calcext:value-type="float">
            <text:p>0.134007219634514</text:p>
          </table:table-cell>
          <table:table-cell office:value-type="float" office:value="0.140835121952348" calcext:value-type="float">
            <text:p>0.140835121952348</text:p>
          </table:table-cell>
          <table:table-cell office:value-type="float" office:value="0.148725158408635" calcext:value-type="float">
            <text:p>0.148725158408635</text:p>
          </table:table-cell>
          <table:table-cell office:value-type="float" office:value="0.155289344980258" calcext:value-type="float">
            <text:p>0.155289344980258</text:p>
          </table:table-cell>
          <table:table-cell office:value-type="float" office:value="0.158700754076235" calcext:value-type="float">
            <text:p>0.158700754076235</text:p>
          </table:table-cell>
          <table:table-cell office:value-type="float" office:value="0.161954892529708" calcext:value-type="float">
            <text:p>0.161954892529708</text:p>
          </table:table-cell>
          <table:table-cell office:value-type="float" office:value="0.163673307580788" calcext:value-type="float">
            <text:p>0.163673307580788</text:p>
          </table:table-cell>
          <table:table-cell office:value-type="float" office:value="0.162172674650173" calcext:value-type="float">
            <text:p>0.162172674650173</text:p>
          </table:table-cell>
          <table:table-cell office:value-type="float" office:value="0.160789357574606" calcext:value-type="float">
            <text:p>0.160789357574606</text:p>
          </table:table-cell>
          <table:table-cell office:value-type="float" office:value="0.155897267315801" calcext:value-type="float">
            <text:p>0.155897267315801</text:p>
          </table:table-cell>
          <table:table-cell office:value-type="float" office:value="0.149520072096032" calcext:value-type="float">
            <text:p>0.149520072096032</text:p>
          </table:table-cell>
          <table:table-cell office:value-type="float" office:value="0.143693514500436" calcext:value-type="float">
            <text:p>0.143693514500436</text:p>
          </table:table-cell>
          <table:table-cell office:value-type="float" office:value="0.138525785926396" calcext:value-type="float">
            <text:p>0.138525785926396</text:p>
          </table:table-cell>
          <table:table-cell office:value-type="float" office:value="0.135127194740591" calcext:value-type="float">
            <text:p>0.135127194740591</text:p>
          </table:table-cell>
          <table:table-cell office:value-type="float" office:value="0.187091155710172" calcext:value-type="float">
            <text:p>0.187091155710172</text:p>
          </table:table-cell>
          <table:table-cell office:value-type="float" office:value="0.19220508094746" calcext:value-type="float">
            <text:p>0.19220508094746</text:p>
          </table:table-cell>
          <table:table-cell office:value-type="float" office:value="0.20027217713924" calcext:value-type="float">
            <text:p>0.20027217713924</text:p>
          </table:table-cell>
          <table:table-cell office:value-type="float" office:value="0.135458319208852" calcext:value-type="float">
            <text:p>0.135458319208852</text:p>
          </table:table-cell>
          <table:table-cell office:value-type="float" office:value="0.136941954918513" calcext:value-type="float">
            <text:p>0.136941954918513</text:p>
          </table:table-cell>
          <table:table-cell office:value-type="float" office:value="0.13606096835345" calcext:value-type="float">
            <text:p>0.13606096835345</text:p>
          </table:table-cell>
          <table:table-cell office:value-type="float" office:value="0.136036869208181" calcext:value-type="float">
            <text:p>0.136036869208181</text:p>
          </table:table-cell>
          <table:table-cell office:value-type="float" office:value="0.133360601429205" calcext:value-type="float">
            <text:p>0.133360601429205</text:p>
          </table:table-cell>
          <table:table-cell office:value-type="float" office:value="0.127629328940873" calcext:value-type="float">
            <text:p>0.127629328940873</text:p>
          </table:table-cell>
          <table:table-cell office:value-type="float" office:value="0.126184842043079" calcext:value-type="float">
            <text:p>0.126184842043079</text:p>
          </table:table-cell>
          <table:table-cell office:value-type="float" office:value="0.124227562955557" calcext:value-type="float">
            <text:p>0.124227562955557</text:p>
          </table:table-cell>
          <table:table-cell office:value-type="float" office:value="0.123755820534294" calcext:value-type="float">
            <text:p>0.123755820534294</text:p>
          </table:table-cell>
          <table:table-cell office:value-type="float" office:value="0.117294983145811" calcext:value-type="float">
            <text:p>0.117294983145811</text:p>
          </table:table-cell>
          <table:table-cell office:value-type="float" office:value="0.118234027425104" calcext:value-type="float">
            <text:p>0.118234027425104</text:p>
          </table:table-cell>
          <table:table-cell office:value-type="float" office:value="0.126180526561811" calcext:value-type="float">
            <text:p>0.126180526561811</text:p>
          </table:table-cell>
          <table:table-cell office:value-type="float" office:value="0.135800961307094" calcext:value-type="float">
            <text:p>0.135800961307094</text:p>
          </table:table-cell>
          <table:table-cell office:value-type="float" office:value="0.141662892405844" calcext:value-type="float">
            <text:p>0.141662892405844</text:p>
          </table:table-cell>
          <table:table-cell office:value-type="float" office:value="0.140125805243498" calcext:value-type="float">
            <text:p>0.140125805243498</text:p>
          </table:table-cell>
          <table:table-cell office:value-type="float" office:value="0.134288633281493" calcext:value-type="float">
            <text:p>0.134288633281493</text:p>
          </table:table-cell>
          <table:table-cell office:value-type="float" office:value="0.128021243102256" calcext:value-type="float">
            <text:p>0.128021243102256</text:p>
          </table:table-cell>
          <table:table-cell office:value-type="float" office:value="0.123716271414159" calcext:value-type="float">
            <text:p>0.123716271414159</text:p>
          </table:table-cell>
          <table:table-cell office:value-type="float" office:value="0.177687547060951" calcext:value-type="float">
            <text:p>0.177687547060951</text:p>
          </table:table-cell>
          <table:table-cell office:value-type="float" office:value="0.184220832874212" calcext:value-type="float">
            <text:p>0.184220832874212</text:p>
          </table:table-cell>
          <table:table-cell office:value-type="float" office:value="0.186668609486101" calcext:value-type="float">
            <text:p>0.186668609486101</text:p>
          </table:table-cell>
          <table:table-cell office:value-type="float" office:value="0.187764074388699" calcext:value-type="float">
            <text:p>0.187764074388699</text:p>
          </table:table-cell>
          <table:table-cell office:value-type="float" office:value="0.187208793305575" calcext:value-type="float">
            <text:p>0.187208793305575</text:p>
          </table:table-cell>
          <table:table-cell office:value-type="float" office:value="0.190379539740693" calcext:value-type="float">
            <text:p>0.190379539740693</text:p>
          </table:table-cell>
          <table:table-cell office:value-type="float" office:value="0.195225662377615" calcext:value-type="float">
            <text:p>0.195225662377615</text:p>
          </table:table-cell>
          <table:table-cell office:value-type="float" office:value="0.195890440357692" calcext:value-type="float">
            <text:p>0.195890440357692</text:p>
          </table:table-cell>
          <table:table-cell office:value-type="float" office:value="0.201396706267022" calcext:value-type="float">
            <text:p>0.201396706267022</text:p>
          </table:table-cell>
          <table:table-cell office:value-type="float" office:value="0.193886233926624" calcext:value-type="float">
            <text:p>0.193886233926624</text:p>
          </table:table-cell>
          <table:table-cell office:value-type="float" office:value="0.126375923189494" calcext:value-type="float">
            <text:p>0.126375923189494</text:p>
          </table:table-cell>
          <table:table-cell office:value-type="float" office:value="0.126572863539581" calcext:value-type="float">
            <text:p>0.126572863539581</text:p>
          </table:table-cell>
          <table:table-cell office:value-type="float" office:value="0.12732794722922" calcext:value-type="float">
            <text:p>0.12732794722922</text:p>
          </table:table-cell>
          <table:table-cell office:value-type="float" office:value="0.126088037128259" calcext:value-type="float">
            <text:p>0.126088037128259</text:p>
          </table:table-cell>
          <table:table-cell office:value-type="float" office:value="0.123774759636405" calcext:value-type="float">
            <text:p>0.123774759636405</text:p>
          </table:table-cell>
          <table:table-cell office:value-type="float" office:value="0.119869234853089" calcext:value-type="float">
            <text:p>0.119869234853089</text:p>
          </table:table-cell>
          <table:table-cell office:value-type="float" office:value="0.11753837239503" calcext:value-type="float">
            <text:p>0.11753837239503</text:p>
          </table:table-cell>
          <table:table-cell office:value-type="float" office:value="0.118345450346391" calcext:value-type="float">
            <text:p>0.118345450346391</text:p>
          </table:table-cell>
          <table:table-cell office:value-type="float" office:value="0.11867024093434" calcext:value-type="float">
            <text:p>0.11867024093434</text:p>
          </table:table-cell>
          <table:table-cell office:value-type="float" office:value="0.127915550536056" calcext:value-type="float">
            <text:p>0.127915550536056</text:p>
          </table:table-cell>
          <table:table-cell office:value-type="float" office:value="0.108935219421873" calcext:value-type="float">
            <text:p>0.108935219421873</text:p>
          </table:table-cell>
          <table:table-cell office:value-type="float" office:value="0.106714246924166" calcext:value-type="float">
            <text:p>0.106714246924166</text:p>
          </table:table-cell>
          <table:table-cell office:value-type="float" office:value="0.112608579112029" calcext:value-type="float">
            <text:p>0.112608579112029</text:p>
          </table:table-cell>
          <table:table-cell office:value-type="float" office:value="0.112183966306171" calcext:value-type="float">
            <text:p>0.112183966306171</text:p>
          </table:table-cell>
          <table:table-cell office:value-type="float" office:value="0.11144469893641" calcext:value-type="float">
            <text:p>0.11144469893641</text:p>
          </table:table-cell>
          <table:table-cell office:value-type="float" office:value="0.107693594209648" calcext:value-type="float">
            <text:p>0.107693594209648</text:p>
          </table:table-cell>
          <table:table-cell office:value-type="float" office:value="0.112717277738655" calcext:value-type="float">
            <text:p>0.112717277738655</text:p>
          </table:table-cell>
          <table:table-cell office:value-type="float" office:value="0.112350018201178" calcext:value-type="float">
            <text:p>0.112350018201178</text:p>
          </table:table-cell>
          <table:table-cell office:value-type="float" office:value="0.111303391619697" calcext:value-type="float">
            <text:p>0.111303391619697</text:p>
          </table:table-cell>
          <table:table-cell office:value-type="float" office:value="0.114514935832213" calcext:value-type="float">
            <text:p>0.114514935832213</text:p>
          </table:table-cell>
          <table:table-cell office:value-type="float" office:value="0.119138061290955" calcext:value-type="float">
            <text:p>0.119138061290955</text:p>
          </table:table-cell>
          <table:table-cell office:value-type="float" office:value="0.126120147944339" calcext:value-type="float">
            <text:p>0.126120147944339</text:p>
          </table:table-cell>
          <table:table-cell office:value-type="float" office:value="0.128160515042962" calcext:value-type="float">
            <text:p>0.128160515042962</text:p>
          </table:table-cell>
          <table:table-cell office:value-type="float" office:value="0.128288912232054" calcext:value-type="float">
            <text:p>0.128288912232054</text:p>
          </table:table-cell>
          <table:table-cell office:value-type="float" office:value="0.127800284088557" calcext:value-type="float">
            <text:p>0.127800284088557</text:p>
          </table:table-cell>
          <table:table-cell office:value-type="float" office:value="0.12625228346862" calcext:value-type="float">
            <text:p>0.12625228346862</text:p>
          </table:table-cell>
          <table:table-cell office:value-type="float" office:value="0.125396552794446" calcext:value-type="float">
            <text:p>0.125396552794446</text:p>
          </table:table-cell>
          <table:table-cell office:value-type="float" office:value="0.126033980057539" calcext:value-type="float">
            <text:p>0.126033980057539</text:p>
          </table:table-cell>
          <table:table-cell office:value-type="float" office:value="0.126836842860326" calcext:value-type="float">
            <text:p>0.126836842860326</text:p>
          </table:table-cell>
          <table:table-cell office:value-type="float" office:value="0.126785703831749" calcext:value-type="float">
            <text:p>0.126785703831749</text:p>
          </table:table-cell>
          <table:table-cell office:value-type="float" office:value="0.12623484667734" calcext:value-type="float">
            <text:p>0.12623484667734</text:p>
          </table:table-cell>
          <table:table-cell office:value-type="float" office:value="0.125250098347142" calcext:value-type="float">
            <text:p>0.125250098347142</text:p>
          </table:table-cell>
          <table:table-cell office:value-type="float" office:value="0.124075933781869" calcext:value-type="float">
            <text:p>0.124075933781869</text:p>
          </table:table-cell>
          <table:table-cell office:value-type="float" office:value="0.123374518179733" calcext:value-type="float">
            <text:p>0.123374518179733</text:p>
          </table:table-cell>
          <table:table-cell office:value-type="float" office:value="0.122949759629895" calcext:value-type="float">
            <text:p>0.122949759629895</text:p>
          </table:table-cell>
          <table:table-cell office:value-type="float" office:value="0.122326362025683" calcext:value-type="float">
            <text:p>0.122326362025683</text:p>
          </table:table-cell>
          <table:table-cell office:value-type="float" office:value="0.122249534011868" calcext:value-type="float">
            <text:p>0.122249534011868</text:p>
          </table:table-cell>
          <table:table-cell office:value-type="float" office:value="0.122343769987911" calcext:value-type="float">
            <text:p>0.122343769987911</text:p>
          </table:table-cell>
          <table:table-cell office:value-type="float" office:value="0.122827333678001" calcext:value-type="float">
            <text:p>0.122827333678001</text:p>
          </table:table-cell>
          <table:table-cell office:value-type="float" office:value="0.123152027258282" calcext:value-type="float">
            <text:p>0.123152027258282</text:p>
          </table:table-cell>
          <table:table-cell office:value-type="float" office:value="0.122713818875494" calcext:value-type="float">
            <text:p>0.122713818875494</text:p>
          </table:table-cell>
          <table:table-cell office:value-type="float" office:value="0.12280885453008" calcext:value-type="float">
            <text:p>0.12280885453008</text:p>
          </table:table-cell>
          <table:table-cell office:value-type="float" office:value="0.122696534033815" calcext:value-type="float">
            <text:p>0.122696534033815</text:p>
          </table:table-cell>
          <table:table-cell office:value-type="float" office:value="0.12287883626338" calcext:value-type="float">
            <text:p>0.12287883626338</text:p>
          </table:table-cell>
          <table:table-cell office:value-type="float" office:value="0.122964335126882" calcext:value-type="float">
            <text:p>0.122964335126882</text:p>
          </table:table-cell>
          <table:table-cell office:value-type="float" office:value="0.12278405726844" calcext:value-type="float">
            <text:p>0.12278405726844</text:p>
          </table:table-cell>
          <table:table-cell office:value-type="float" office:value="0.122814061506236" calcext:value-type="float">
            <text:p>0.122814061506236</text:p>
          </table:table-cell>
          <table:table-cell office:value-type="float" office:value="0.122587871496794" calcext:value-type="float">
            <text:p>0.122587871496794</text:p>
          </table:table-cell>
          <table:table-cell office:value-type="float" office:value="0.122090251685532" calcext:value-type="float">
            <text:p>0.122090251685532</text:p>
          </table:table-cell>
          <table:table-cell office:value-type="float" office:value="0.121376467191048" calcext:value-type="float">
            <text:p>0.121376467191048</text:p>
          </table:table-cell>
          <table:table-cell office:value-type="float" office:value="0.120901684990434" calcext:value-type="float">
            <text:p>0.120901684990434</text:p>
          </table:table-cell>
          <table:table-cell office:value-type="float" office:value="0.120566692820087" calcext:value-type="float">
            <text:p>0.120566692820087</text:p>
          </table:table-cell>
          <table:table-cell office:value-type="float" office:value="0.119787941858845" calcext:value-type="float">
            <text:p>0.119787941858845</text:p>
          </table:table-cell>
          <table:table-cell office:value-type="float" office:value="0.119413535485249" calcext:value-type="float">
            <text:p>0.119413535485249</text:p>
          </table:table-cell>
          <table:table-cell office:value-type="float" office:value="0.119113133703273" calcext:value-type="float">
            <text:p>0.119113133703273</text:p>
          </table:table-cell>
          <table:table-cell office:value-type="float" office:value="0.118931017821532" calcext:value-type="float">
            <text:p>0.118931017821532</text:p>
          </table:table-cell>
          <table:table-cell office:value-type="float" office:value="0.118933902519476" calcext:value-type="float">
            <text:p>0.118933902519476</text:p>
          </table:table-cell>
          <table:table-cell office:value-type="float" office:value="0.119105498324234" calcext:value-type="float">
            <text:p>0.119105498324234</text:p>
          </table:table-cell>
          <table:table-cell office:value-type="float" office:value="0.119140706208844" calcext:value-type="float">
            <text:p>0.119140706208844</text:p>
          </table:table-cell>
          <table:table-cell office:value-type="float" office:value="0.119338756548669" calcext:value-type="float">
            <text:p>0.119338756548669</text:p>
          </table:table-cell>
          <table:table-cell office:value-type="float" office:value="0.119057089076278" calcext:value-type="float">
            <text:p>0.119057089076278</text:p>
          </table:table-cell>
          <table:table-cell office:value-type="float" office:value="0.119459043430733" calcext:value-type="float">
            <text:p>0.119459043430733</text:p>
          </table:table-cell>
          <table:table-cell office:value-type="float" office:value="0.119202315677094" calcext:value-type="float">
            <text:p>0.119202315677094</text:p>
          </table:table-cell>
          <table:table-cell office:value-type="float" office:value="0.119006289995247" calcext:value-type="float">
            <text:p>0.119006289995247</text:p>
          </table:table-cell>
          <table:table-cell office:value-type="float" office:value="0.119226530390495" calcext:value-type="float">
            <text:p>0.119226530390495</text:p>
          </table:table-cell>
          <table:table-cell office:value-type="float" office:value="0.119180662505976" calcext:value-type="float">
            <text:p>0.119180662505976</text:p>
          </table:table-cell>
          <table:table-cell office:value-type="float" office:value="0.119358331026717" calcext:value-type="float">
            <text:p>0.119358331026717</text:p>
          </table:table-cell>
          <table:table-cell office:value-type="float" office:value="0.119195778509537" calcext:value-type="float">
            <text:p>0.119195778509537</text:p>
          </table:table-cell>
          <table:table-cell office:value-type="float" office:value="0.119084732126865" calcext:value-type="float">
            <text:p>0.119084732126865</text:p>
          </table:table-cell>
          <table:table-cell office:value-type="float" office:value="0.119107088662977" calcext:value-type="float">
            <text:p>0.119107088662977</text:p>
          </table:table-cell>
          <table:table-cell office:value-type="float" office:value="0.11905098816856" calcext:value-type="float">
            <text:p>0.11905098816856</text:p>
          </table:table-cell>
          <table:table-cell office:value-type="float" office:value="0.119081442355732" calcext:value-type="float">
            <text:p>0.119081442355732</text:p>
          </table:table-cell>
          <table:table-cell office:value-type="float" office:value="0.118923614797189" calcext:value-type="float">
            <text:p>0.118923614797189</text:p>
          </table:table-cell>
          <table:table-cell office:value-type="float" office:value="0.118958861894606" calcext:value-type="float">
            <text:p>0.118958861894606</text:p>
          </table:table-cell>
          <table:table-cell office:value-type="float" office:value="0.118858237779207" calcext:value-type="float">
            <text:p>0.118858237779207</text:p>
          </table:table-cell>
          <table:table-cell office:value-type="float" office:value="0.118937823664947" calcext:value-type="float">
            <text:p>0.118937823664947</text:p>
          </table:table-cell>
          <table:table-cell office:value-type="float" office:value="0.118966254454554" calcext:value-type="float">
            <text:p>0.118966254454554</text:p>
          </table:table-cell>
          <table:table-cell office:value-type="float" office:value="0.119044070812779" calcext:value-type="float">
            <text:p>0.119044070812779</text:p>
          </table:table-cell>
          <table:table-cell office:value-type="float" office:value="0.119111865770876" calcext:value-type="float">
            <text:p>0.119111865770876</text:p>
          </table:table-cell>
          <table:table-cell office:value-type="float" office:value="0.118926575472363" calcext:value-type="float">
            <text:p>0.118926575472363</text:p>
          </table:table-cell>
          <table:table-cell office:value-type="float" office:value="0.119178376395768" calcext:value-type="float">
            <text:p>0.119178376395768</text:p>
          </table:table-cell>
          <table:table-cell office:value-type="float" office:value="0.118852885987333" calcext:value-type="float">
            <text:p>0.118852885987333</text:p>
          </table:table-cell>
          <table:table-cell office:value-type="float" office:value="0.119051317972017" calcext:value-type="float">
            <text:p>0.119051317972017</text:p>
          </table:table-cell>
          <table:table-cell office:value-type="float" office:value="0.11897494802679" calcext:value-type="float">
            <text:p>0.11897494802679</text:p>
          </table:table-cell>
          <table:table-cell office:value-type="float" office:value="0.119017032346399" calcext:value-type="float">
            <text:p>0.119017032346399</text:p>
          </table:table-cell>
          <table:table-cell office:value-type="float" office:value="0.119009576587528" calcext:value-type="float">
            <text:p>0.119009576587528</text:p>
          </table:table-cell>
          <table:table-cell office:value-type="float" office:value="0.118916614211814" calcext:value-type="float">
            <text:p>0.118916614211814</text:p>
          </table:table-cell>
          <table:table-cell office:value-type="float" office:value="0.119035674401083" calcext:value-type="float">
            <text:p>0.119035674401083</text:p>
          </table:table-cell>
          <table:table-cell office:value-type="float" office:value="0.118974078195622" calcext:value-type="float">
            <text:p>0.118974078195622</text:p>
          </table:table-cell>
          <table:table-cell office:value-type="float" office:value="0.119123627425231" calcext:value-type="float">
            <text:p>0.119123627425231</text:p>
          </table:table-cell>
          <table:table-cell office:value-type="float" office:value="0.119029033600201" calcext:value-type="float">
            <text:p>0.119029033600201</text:p>
          </table:table-cell>
          <table:table-cell office:value-type="float" office:value="0.119000048887" calcext:value-type="float">
            <text:p>0.119000048887</text:p>
          </table:table-cell>
          <table:table-cell office:value-type="float" office:value="0.119252157974964" calcext:value-type="float">
            <text:p>0.119252157974964</text:p>
          </table:table-cell>
          <table:table-cell office:value-type="float" office:value="0.119045351162736" calcext:value-type="float">
            <text:p>0.119045351162736</text:p>
          </table:table-cell>
          <table:table-cell office:value-type="float" office:value="0.118984590754426" calcext:value-type="float">
            <text:p>0.118984590754426</text:p>
          </table:table-cell>
          <table:table-cell office:value-type="float" office:value="0.119066446290401" calcext:value-type="float">
            <text:p>0.119066446290401</text:p>
          </table:table-cell>
          <table:table-cell office:value-type="float" office:value="0.119233216383236" calcext:value-type="float">
            <text:p>0.119233216383236</text:p>
          </table:table-cell>
          <table:table-cell office:value-type="float" office:value="0.119017289189872" calcext:value-type="float">
            <text:p>0.119017289189872</text:p>
          </table:table-cell>
          <table:table-cell office:value-type="float" office:value="0.119167730128376" calcext:value-type="float">
            <text:p>0.119167730128376</text:p>
          </table:table-cell>
          <table:table-cell office:value-type="float" office:value="0.119004058478221" calcext:value-type="float">
            <text:p>0.119004058478221</text:p>
          </table:table-cell>
          <table:table-cell office:value-type="float" office:value="0.119016913217004" calcext:value-type="float">
            <text:p>0.119016913217004</text:p>
          </table:table-cell>
          <table:table-cell office:value-type="float" office:value="0.119143518693787" calcext:value-type="float">
            <text:p>0.119143518693787</text:p>
          </table:table-cell>
          <table:table-cell office:value-type="float" office:value="0.11909642345949" calcext:value-type="float">
            <text:p>0.11909642345949</text:p>
          </table:table-cell>
          <table:table-cell office:value-type="float" office:value="0.118928936703844" calcext:value-type="float">
            <text:p>0.118928936703844</text:p>
          </table:table-cell>
          <table:table-cell office:value-type="float" office:value="0.119056253035663" calcext:value-type="float">
            <text:p>0.119056253035663</text:p>
          </table:table-cell>
          <table:table-cell office:value-type="float" office:value="0.118974949186259" calcext:value-type="float">
            <text:p>0.118974949186259</text:p>
          </table:table-cell>
          <table:table-cell office:value-type="float" office:value="0.11896554259351" calcext:value-type="float">
            <text:p>0.11896554259351</text:p>
          </table:table-cell>
          <table:table-cell office:value-type="float" office:value="0.119101225267658" calcext:value-type="float">
            <text:p>0.119101225267658</text:p>
          </table:table-cell>
          <table:table-cell office:value-type="float" office:value="0.118932488804618" calcext:value-type="float">
            <text:p>0.118932488804618</text:p>
          </table:table-cell>
          <table:table-cell office:value-type="float" office:value="0.119097350625089" calcext:value-type="float">
            <text:p>0.119097350625089</text:p>
          </table:table-cell>
          <table:table-cell office:value-type="float" office:value="0.118974584224198" calcext:value-type="float">
            <text:p>0.118974584224198</text:p>
          </table:table-cell>
          <table:table-cell office:value-type="float" office:value="0.119231566328131" calcext:value-type="float">
            <text:p>0.119231566328131</text:p>
          </table:table-cell>
          <table:table-cell office:value-type="float" office:value="0.119063714478463" calcext:value-type="float">
            <text:p>0.119063714478463</text:p>
          </table:table-cell>
          <table:table-cell office:value-type="float" office:value="0.119127427929844" calcext:value-type="float">
            <text:p>0.119127427929844</text:p>
          </table:table-cell>
          <table:table-cell office:value-type="float" office:value="0.119231455330166" calcext:value-type="float">
            <text:p>0.119231455330166</text:p>
          </table:table-cell>
          <table:table-cell office:value-type="float" office:value="0.118894267878776" calcext:value-type="float">
            <text:p>0.118894267878776</text:p>
          </table:table-cell>
          <table:table-cell office:value-type="float" office:value="0.118975059646152" calcext:value-type="float">
            <text:p>0.118975059646152</text:p>
          </table:table-cell>
          <table:table-cell office:value-type="float" office:value="0.119212791547976" calcext:value-type="float">
            <text:p>0.119212791547976</text:p>
          </table:table-cell>
          <table:table-cell office:value-type="float" office:value="0.119066838282056" calcext:value-type="float">
            <text:p>0.119066838282056</text:p>
          </table:table-cell>
          <table:table-cell office:value-type="float" office:value="0.11903166566699" calcext:value-type="float">
            <text:p>0.11903166566699</text:p>
          </table:table-cell>
          <table:table-cell office:value-type="float" office:value="0.119161888076249" calcext:value-type="float">
            <text:p>0.119161888076249</text:p>
          </table:table-cell>
          <table:table-cell office:value-type="float" office:value="0.118954616992977" calcext:value-type="float">
            <text:p>0.118954616992977</text:p>
          </table:table-cell>
          <table:table-cell office:value-type="float" office:value="0.118970235347788" calcext:value-type="float">
            <text:p>0.118970235347788</text:p>
          </table:table-cell>
          <table:table-cell office:value-type="float" office:value="0.119101026948764" calcext:value-type="float">
            <text:p>0.119101026948764</text:p>
          </table:table-cell>
          <table:table-cell office:value-type="float" office:value="0.119035401955065" calcext:value-type="float">
            <text:p>0.119035401955065</text:p>
          </table:table-cell>
          <table:table-cell office:value-type="float" office:value="0.11920599819887" calcext:value-type="float">
            <text:p>0.11920599819887</text:p>
          </table:table-cell>
          <table:table-cell office:value-type="float" office:value="0.119094573168248" calcext:value-type="float">
            <text:p>0.119094573168248</text:p>
          </table:table-cell>
          <table:table-cell office:value-type="float" office:value="0.119022384060037" calcext:value-type="float">
            <text:p>0.119022384060037</text:p>
          </table:table-cell>
          <table:table-cell office:value-type="float" office:value="0.11931592853866" calcext:value-type="float">
            <text:p>0.11931592853866</text:p>
          </table:table-cell>
          <table:table-cell office:value-type="float" office:value="0.118900420480304" calcext:value-type="float">
            <text:p>0.118900420480304</text:p>
          </table:table-cell>
          <table:table-cell office:value-type="float" office:value="0.119099690550898" calcext:value-type="float">
            <text:p>0.119099690550898</text:p>
          </table:table-cell>
          <table:table-cell office:value-type="float" office:value="0.119057676350752" calcext:value-type="float">
            <text:p>0.119057676350752</text:p>
          </table:table-cell>
          <table:table-cell office:value-type="float" office:value="0.119128101610427" calcext:value-type="float">
            <text:p>0.119128101610427</text:p>
          </table:table-cell>
          <table:table-cell office:value-type="float" office:value="0.119007829143702" calcext:value-type="float">
            <text:p>0.119007829143702</text:p>
          </table:table-cell>
          <table:table-cell office:value-type="float" office:value="0.119078031487487" calcext:value-type="float">
            <text:p>0.119078031487487</text:p>
          </table:table-cell>
          <table:table-cell office:value-type="float" office:value="0.119046179684702" calcext:value-type="float">
            <text:p>0.119046179684702</text:p>
          </table:table-cell>
          <table:table-cell office:value-type="float" office:value="0.119142642117319" calcext:value-type="float">
            <text:p>0.119142642117319</text:p>
          </table:table-cell>
          <table:table-cell office:value-type="float" office:value="0.118855124840187" calcext:value-type="float">
            <text:p>0.118855124840187</text:p>
          </table:table-cell>
          <table:table-cell office:value-type="float" office:value="0.118927290265361" calcext:value-type="float">
            <text:p>0.118927290265361</text:p>
          </table:table-cell>
          <table:table-cell office:value-type="float" office:value="0.119105950573733" calcext:value-type="float">
            <text:p>0.119105950573733</text:p>
          </table:table-cell>
          <table:table-cell office:value-type="float" office:value="0.11911566485015" calcext:value-type="float">
            <text:p>0.11911566485015</text:p>
          </table:table-cell>
          <table:table-cell office:value-type="float" office:value="0.119106527505502" calcext:value-type="float">
            <text:p>0.119106527505502</text:p>
          </table:table-cell>
          <table:table-cell office:value-type="float" office:value="0.119007405168973" calcext:value-type="float">
            <text:p>0.119007405168973</text:p>
          </table:table-cell>
          <table:table-cell office:value-type="float" office:value="0.119086010213377" calcext:value-type="float">
            <text:p>0.119086010213377</text:p>
          </table:table-cell>
          <table:table-cell office:value-type="float" office:value="0.118967544677427" calcext:value-type="float">
            <text:p>0.118967544677427</text:p>
          </table:table-cell>
          <table:table-cell office:value-type="float" office:value="0.11912071851355" calcext:value-type="float">
            <text:p>0.11912071851355</text:p>
          </table:table-cell>
          <table:table-cell office:value-type="float" office:value="0.119155565351444" calcext:value-type="float">
            <text:p>0.119155565351444</text:p>
          </table:table-cell>
          <table:table-cell office:value-type="float" office:value="0.11901819576924" calcext:value-type="float">
            <text:p>0.11901819576924</text:p>
          </table:table-cell>
          <table:table-cell office:value-type="float" office:value="0.118897137050388" calcext:value-type="float">
            <text:p>0.118897137050388</text:p>
          </table:table-cell>
          <table:table-cell office:value-type="float" office:value="0.119120321549306" calcext:value-type="float">
            <text:p>0.119120321549306</text:p>
          </table:table-cell>
          <table:table-cell office:value-type="float" office:value="0.119034423984016" calcext:value-type="float">
            <text:p>0.119034423984016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95585933841981" calcext:value-type="float">
            <text:p>-0.019558593384198</text:p>
          </table:table-cell>
          <table:table-cell office:value-type="float" office:value="-0.0195255943209203" calcext:value-type="float">
            <text:p>-0.01952559432092</text:p>
          </table:table-cell>
          <table:table-cell office:value-type="float" office:value="-0.0195338392370649" calcext:value-type="float">
            <text:p>-0.019533839237065</text:p>
          </table:table-cell>
          <table:table-cell office:value-type="float" office:value="-0.0195575618296162" calcext:value-type="float">
            <text:p>-0.019557561829616</text:p>
          </table:table-cell>
          <table:table-cell office:value-type="float" office:value="-0.0195777484716135" calcext:value-type="float">
            <text:p>-0.019577748471614</text:p>
          </table:table-cell>
          <table:table-cell office:value-type="float" office:value="-0.0195380330438581" calcext:value-type="float">
            <text:p>-0.019538033043858</text:p>
          </table:table-cell>
          <table:table-cell office:value-type="float" office:value="-0.0195476873884357" calcext:value-type="float">
            <text:p>-0.019547687388436</text:p>
          </table:table-cell>
          <table:table-cell office:value-type="float" office:value="-0.019550035426872" calcext:value-type="float">
            <text:p>-0.019550035426872</text:p>
          </table:table-cell>
          <table:table-cell office:value-type="float" office:value="-0.019559191484365" calcext:value-type="float">
            <text:p>-0.019559191484365</text:p>
          </table:table-cell>
          <table:table-cell office:value-type="float" office:value="-0.019541318940096" calcext:value-type="float">
            <text:p>-0.019541318940096</text:p>
          </table:table-cell>
          <table:table-cell office:value-type="float" office:value="-0.0195776007110241" calcext:value-type="float">
            <text:p>-0.019577600711024</text:p>
          </table:table-cell>
          <table:table-cell office:value-type="float" office:value="-0.0195450653435542" calcext:value-type="float">
            <text:p>-0.019545065343554</text:p>
          </table:table-cell>
          <table:table-cell office:value-type="float" office:value="-0.0195439466491811" calcext:value-type="float">
            <text:p>-0.019543946649181</text:p>
          </table:table-cell>
          <table:table-cell office:value-type="float" office:value="-0.0195219195449395" calcext:value-type="float">
            <text:p>-0.01952191954494</text:p>
          </table:table-cell>
          <table:table-cell office:value-type="float" office:value="-0.0195507413443662" calcext:value-type="float">
            <text:p>-0.019550741344366</text:p>
          </table:table-cell>
          <table:table-cell office:value-type="float" office:value="-0.0195286595703372" calcext:value-type="float">
            <text:p>-0.019528659570337</text:p>
          </table:table-cell>
          <table:table-cell office:value-type="float" office:value="-0.0195424549088546" calcext:value-type="float">
            <text:p>-0.019542454908855</text:p>
          </table:table-cell>
          <table:table-cell office:value-type="float" office:value="-0.0195373500263054" calcext:value-type="float">
            <text:p>-0.019537350026305</text:p>
          </table:table-cell>
          <table:table-cell office:value-type="float" office:value="-0.019512466644273" calcext:value-type="float">
            <text:p>-0.019512466644273</text:p>
          </table:table-cell>
          <table:table-cell office:value-type="float" office:value="-0.0195528351104768" calcext:value-type="float">
            <text:p>-0.019552835110477</text:p>
          </table:table-cell>
          <table:table-cell office:value-type="float" office:value="-0.0195389866071338" calcext:value-type="float">
            <text:p>-0.019538986607134</text:p>
          </table:table-cell>
          <table:table-cell office:value-type="float" office:value="-0.01953654357545" calcext:value-type="float">
            <text:p>-0.01953654357545</text:p>
          </table:table-cell>
          <table:table-cell office:value-type="float" office:value="-0.0195057224112055" calcext:value-type="float">
            <text:p>-0.019505722411206</text:p>
          </table:table-cell>
          <table:table-cell office:value-type="float" office:value="-0.0195165836293571" calcext:value-type="float">
            <text:p>-0.019516583629357</text:p>
          </table:table-cell>
          <table:table-cell office:value-type="float" office:value="-0.0195284384592041" calcext:value-type="float">
            <text:p>-0.019528438459204</text:p>
          </table:table-cell>
          <table:table-cell office:value-type="float" office:value="-0.0194739009841141" calcext:value-type="float">
            <text:p>-0.019473900984114</text:p>
          </table:table-cell>
          <table:table-cell office:value-type="float" office:value="-0.0195395545684179" calcext:value-type="float">
            <text:p>-0.019539554568418</text:p>
          </table:table-cell>
          <table:table-cell office:value-type="float" office:value="-0.0195455198562823" calcext:value-type="float">
            <text:p>-0.019545519856282</text:p>
          </table:table-cell>
          <table:table-cell office:value-type="float" office:value="-0.0194957758338056" calcext:value-type="float">
            <text:p>-0.019495775833806</text:p>
          </table:table-cell>
          <table:table-cell office:value-type="float" office:value="-0.0195584124480173" calcext:value-type="float">
            <text:p>-0.019558412448017</text:p>
          </table:table-cell>
          <table:table-cell office:value-type="float" office:value="-0.0195000965755049" calcext:value-type="float">
            <text:p>-0.019500096575505</text:p>
          </table:table-cell>
          <table:table-cell office:value-type="float" office:value="-0.0195635743708114" calcext:value-type="float">
            <text:p>-0.019563574370811</text:p>
          </table:table-cell>
          <table:table-cell office:value-type="float" office:value="-0.0193764500866116" calcext:value-type="float">
            <text:p>-0.019376450086612</text:p>
          </table:table-cell>
          <table:table-cell office:value-type="float" office:value="-0.0192791728041185" calcext:value-type="float">
            <text:p>-0.019279172804119</text:p>
          </table:table-cell>
          <table:table-cell office:value-type="float" office:value="-0.019272299991346" calcext:value-type="float">
            <text:p>-0.019272299991346</text:p>
          </table:table-cell>
          <table:table-cell office:value-type="float" office:value="-0.0191541250331018" calcext:value-type="float">
            <text:p>-0.019154125033102</text:p>
          </table:table-cell>
          <table:table-cell office:value-type="float" office:value="-0.0193053982268824" calcext:value-type="float">
            <text:p>-0.019305398226882</text:p>
          </table:table-cell>
          <table:table-cell office:value-type="float" office:value="-0.0192960042926032" calcext:value-type="float">
            <text:p>-0.019296004292603</text:p>
          </table:table-cell>
          <table:table-cell office:value-type="float" office:value="-0.0192068510203667" calcext:value-type="float">
            <text:p>-0.019206851020367</text:p>
          </table:table-cell>
          <table:table-cell office:value-type="float" office:value="-0.0194634088033682" calcext:value-type="float">
            <text:p>-0.019463408803368</text:p>
          </table:table-cell>
          <table:table-cell office:value-type="float" office:value="-0.0192341886515315" calcext:value-type="float">
            <text:p>-0.019234188651532</text:p>
          </table:table-cell>
          <table:table-cell office:value-type="float" office:value="-0.0175678971482358" calcext:value-type="float">
            <text:p>-0.017567897148236</text:p>
          </table:table-cell>
          <table:table-cell office:value-type="float" office:value="-0.0539223719087938" calcext:value-type="float">
            <text:p>-0.053922371908794</text:p>
          </table:table-cell>
          <table:table-cell office:value-type="float" office:value="-0.0562715319146248" calcext:value-type="float">
            <text:p>-0.056271531914625</text:p>
          </table:table-cell>
          <table:table-cell office:value-type="float" office:value="-0.0543938062533783" calcext:value-type="float">
            <text:p>-0.054393806253378</text:p>
          </table:table-cell>
          <table:table-cell office:value-type="float" office:value="-0.0502208266562866" calcext:value-type="float">
            <text:p>-0.050220826656287</text:p>
          </table:table-cell>
          <table:table-cell office:value-type="float" office:value="-0.0127665954932412" calcext:value-type="float">
            <text:p>-0.012766595493241</text:p>
          </table:table-cell>
          <table:table-cell office:value-type="float" office:value="-0.00977734559442902" calcext:value-type="float">
            <text:p>-0.009777345594429</text:p>
          </table:table-cell>
          <table:table-cell office:value-type="float" office:value="-0.0496287490208732" calcext:value-type="float">
            <text:p>-0.049628749020873</text:p>
          </table:table-cell>
          <table:table-cell office:value-type="float" office:value="-0.048972335761944" calcext:value-type="float">
            <text:p>-0.048972335761944</text:p>
          </table:table-cell>
          <table:table-cell office:value-type="float" office:value="-0.0451821608949664" calcext:value-type="float">
            <text:p>-0.045182160894966</text:p>
          </table:table-cell>
          <table:table-cell office:value-type="float" office:value="-0.0156954931367092" calcext:value-type="float">
            <text:p>-0.015695493136709</text:p>
          </table:table-cell>
          <table:table-cell office:value-type="float" office:value="-0.0114735456278904" calcext:value-type="float">
            <text:p>-0.01147354562789</text:p>
          </table:table-cell>
          <table:table-cell office:value-type="float" office:value="-0.00668237121584505" calcext:value-type="float">
            <text:p>-0.006682371215845</text:p>
          </table:table-cell>
          <table:table-cell office:value-type="float" office:value="-0.0025417535081947" calcext:value-type="float">
            <text:p>-0.002541753508195</text:p>
          </table:table-cell>
          <table:table-cell office:value-type="float" office:value="-0.00482860966800728" calcext:value-type="float">
            <text:p>-0.004828609668007</text:p>
          </table:table-cell>
          <table:table-cell office:value-type="float" office:value="-0.0184110780401667" calcext:value-type="float">
            <text:p>-0.018411078040167</text:p>
          </table:table-cell>
          <table:table-cell office:value-type="float" office:value="-0.021789048336294" calcext:value-type="float">
            <text:p>-0.021789048336294</text:p>
          </table:table-cell>
          <table:table-cell office:value-type="float" office:value="-0.0222721979199913" calcext:value-type="float">
            <text:p>-0.022272197919991</text:p>
          </table:table-cell>
          <table:table-cell office:value-type="float" office:value="-0.0217887234050052" calcext:value-type="float">
            <text:p>-0.021788723405005</text:p>
          </table:table-cell>
          <table:table-cell office:value-type="float" office:value="-0.0202129445987296" calcext:value-type="float">
            <text:p>-0.02021294459873</text:p>
          </table:table-cell>
          <table:table-cell office:value-type="float" office:value="-0.0189778089077635" calcext:value-type="float">
            <text:p>-0.018977808907764</text:p>
          </table:table-cell>
          <table:table-cell office:value-type="float" office:value="-0.0179377349904443" calcext:value-type="float">
            <text:p>-0.017937734990444</text:p>
          </table:table-cell>
          <table:table-cell office:value-type="float" office:value="-0.0168133203396491" calcext:value-type="float">
            <text:p>-0.016813320339649</text:p>
          </table:table-cell>
          <table:table-cell office:value-type="float" office:value="-0.0161490469503984" calcext:value-type="float">
            <text:p>-0.016149046950398</text:p>
          </table:table-cell>
          <table:table-cell office:value-type="float" office:value="-0.0115387603726218" calcext:value-type="float">
            <text:p>-0.011538760372622</text:p>
          </table:table-cell>
          <table:table-cell office:value-type="float" office:value="-0.0227308768828173" calcext:value-type="float">
            <text:p>-0.022730876882817</text:p>
          </table:table-cell>
          <table:table-cell office:value-type="float" office:value="-0.0310474769667504" calcext:value-type="float">
            <text:p>-0.03104747696675</text:p>
          </table:table-cell>
          <table:table-cell office:value-type="float" office:value="-0.0364999667255666" calcext:value-type="float">
            <text:p>-0.036499966725567</text:p>
          </table:table-cell>
          <table:table-cell office:value-type="float" office:value="-0.034531555929337" calcext:value-type="float">
            <text:p>-0.034531555929337</text:p>
          </table:table-cell>
          <table:table-cell office:value-type="float" office:value="-0.0398675677081673" calcext:value-type="float">
            <text:p>-0.039867567708167</text:p>
          </table:table-cell>
          <table:table-cell office:value-type="float" office:value="-0.049840431505775" calcext:value-type="float">
            <text:p>-0.049840431505775</text:p>
          </table:table-cell>
          <table:table-cell office:value-type="float" office:value="-0.051946450637361" calcext:value-type="float">
            <text:p>-0.051946450637361</text:p>
          </table:table-cell>
          <table:table-cell office:value-type="float" office:value="-0.0539097687180388" calcext:value-type="float">
            <text:p>-0.053909768718039</text:p>
          </table:table-cell>
          <table:table-cell office:value-type="float" office:value="-0.0530386638725644" calcext:value-type="float">
            <text:p>-0.053038663872564</text:p>
          </table:table-cell>
          <table:table-cell office:value-type="float" office:value="-0.0513773661962269" calcext:value-type="float">
            <text:p>-0.051377366196227</text:p>
          </table:table-cell>
          <table:table-cell office:value-type="float" office:value="-0.0502183654734159" calcext:value-type="float">
            <text:p>-0.050218365473416</text:p>
          </table:table-cell>
          <table:table-cell office:value-type="float" office:value="-0.0493305280619061" calcext:value-type="float">
            <text:p>-0.049330528061906</text:p>
          </table:table-cell>
          <table:table-cell office:value-type="float" office:value="-0.0489180688378543" calcext:value-type="float">
            <text:p>-0.048918068837854</text:p>
          </table:table-cell>
          <table:table-cell office:value-type="float" office:value="-0.0505831634389022" calcext:value-type="float">
            <text:p>-0.050583163438902</text:p>
          </table:table-cell>
          <table:table-cell office:value-type="float" office:value="-0.0490774972905813" calcext:value-type="float">
            <text:p>-0.049077497290581</text:p>
          </table:table-cell>
          <table:table-cell office:value-type="float" office:value="-0.0253737315621215" calcext:value-type="float">
            <text:p>-0.025373731562122</text:p>
          </table:table-cell>
          <table:table-cell office:value-type="float" office:value="-0.0260600016410296" calcext:value-type="float">
            <text:p>-0.02606000164103</text:p>
          </table:table-cell>
          <table:table-cell office:value-type="float" office:value="-0.0257801284030836" calcext:value-type="float">
            <text:p>-0.025780128403084</text:p>
          </table:table-cell>
          <table:table-cell office:value-type="float" office:value="-0.0497916575062997" calcext:value-type="float">
            <text:p>-0.0497916575063</text:p>
          </table:table-cell>
          <table:table-cell office:value-type="float" office:value="-0.0493714785001951" calcext:value-type="float">
            <text:p>-0.049371478500195</text:p>
          </table:table-cell>
          <table:table-cell office:value-type="float" office:value="-0.0485326815339996" calcext:value-type="float">
            <text:p>-0.048532681534</text:p>
          </table:table-cell>
          <table:table-cell office:value-type="float" office:value="-0.0465539897050244" calcext:value-type="float">
            <text:p>-0.046553989705024</text:p>
          </table:table-cell>
          <table:table-cell office:value-type="float" office:value="-0.0147249704862273" calcext:value-type="float">
            <text:p>-0.014724970486227</text:p>
          </table:table-cell>
          <table:table-cell office:value-type="float" office:value="-0.00546819710812888" calcext:value-type="float">
            <text:p>-0.005468197108129</text:p>
          </table:table-cell>
          <table:table-cell office:value-type="float" office:value="-0.0231000630523881" calcext:value-type="float">
            <text:p>-0.023100063052388</text:p>
          </table:table-cell>
          <table:table-cell office:value-type="float" office:value="-0.0238491996188362" calcext:value-type="float">
            <text:p>-0.023849199618836</text:p>
          </table:table-cell>
          <table:table-cell office:value-type="float" office:value="-0.0232231475807498" calcext:value-type="float">
            <text:p>-0.02322314758075</text:p>
          </table:table-cell>
          <table:table-cell office:value-type="float" office:value="-0.0223906155143934" calcext:value-type="float">
            <text:p>-0.022390615514393</text:p>
          </table:table-cell>
          <table:table-cell office:value-type="float" office:value="-0.0214852979527617" calcext:value-type="float">
            <text:p>-0.021485297952762</text:p>
          </table:table-cell>
          <table:table-cell office:value-type="float" office:value="-0.0209835871522439" calcext:value-type="float">
            <text:p>-0.020983587152244</text:p>
          </table:table-cell>
          <table:table-cell office:value-type="float" office:value="-0.0191892469680616" calcext:value-type="float">
            <text:p>-0.019189246968062</text:p>
          </table:table-cell>
          <table:table-cell office:value-type="float" office:value="-0.0177276622818499" calcext:value-type="float">
            <text:p>-0.01772766228185</text:p>
          </table:table-cell>
          <table:table-cell office:value-type="float" office:value="-0.0169456281810452" calcext:value-type="float">
            <text:p>-0.016945628181045</text:p>
          </table:table-cell>
          <table:table-cell office:value-type="float" office:value="-0.0154221204507192" calcext:value-type="float">
            <text:p>-0.015422120450719</text:p>
          </table:table-cell>
          <table:table-cell office:value-type="float" office:value="-0.0119528848198413" calcext:value-type="float">
            <text:p>-0.011952884819841</text:p>
          </table:table-cell>
          <table:table-cell office:value-type="float" office:value="-0.0144371568962019" calcext:value-type="float">
            <text:p>-0.014437156896202</text:p>
          </table:table-cell>
          <table:table-cell office:value-type="float" office:value="-0.035189118857497" calcext:value-type="float">
            <text:p>-0.035189118857497</text:p>
          </table:table-cell>
          <table:table-cell office:value-type="float" office:value="-0.0380730503474546" calcext:value-type="float">
            <text:p>-0.038073050347455</text:p>
          </table:table-cell>
          <table:table-cell office:value-type="float" office:value="-0.0494780869130502" calcext:value-type="float">
            <text:p>-0.04947808691305</text:p>
          </table:table-cell>
          <table:table-cell office:value-type="float" office:value="-0.0511635825156619" calcext:value-type="float">
            <text:p>-0.051163582515662</text:p>
          </table:table-cell>
          <table:table-cell office:value-type="float" office:value="-0.0524054490684642" calcext:value-type="float">
            <text:p>-0.052405449068464</text:p>
          </table:table-cell>
          <table:table-cell office:value-type="float" office:value="-0.0491245035340647" calcext:value-type="float">
            <text:p>-0.049124503534065</text:p>
          </table:table-cell>
          <table:table-cell office:value-type="float" office:value="-0.0475167875093467" calcext:value-type="float">
            <text:p>-0.047516787509347</text:p>
          </table:table-cell>
          <table:table-cell office:value-type="float" office:value="-0.0499896205090817" calcext:value-type="float">
            <text:p>-0.049989620509082</text:p>
          </table:table-cell>
          <table:table-cell office:value-type="float" office:value="-0.0457323465123305" calcext:value-type="float">
            <text:p>-0.045732346512331</text:p>
          </table:table-cell>
          <table:table-cell office:value-type="float" office:value="-0.0237506676060286" calcext:value-type="float">
            <text:p>-0.023750667606029</text:p>
          </table:table-cell>
          <table:table-cell office:value-type="float" office:value="-0.0182438004690395" calcext:value-type="float">
            <text:p>-0.01824380046904</text:p>
          </table:table-cell>
          <table:table-cell office:value-type="float" office:value="-0.0148052959716817" calcext:value-type="float">
            <text:p>-0.014805295971682</text:p>
          </table:table-cell>
          <table:table-cell office:value-type="float" office:value="-0.0125151071085127" calcext:value-type="float">
            <text:p>-0.012515107108513</text:p>
          </table:table-cell>
          <table:table-cell office:value-type="float" office:value="-0.0108055447154163" calcext:value-type="float">
            <text:p>-0.010805544715416</text:p>
          </table:table-cell>
          <table:table-cell office:value-type="float" office:value="-0.0496709097036905" calcext:value-type="float">
            <text:p>-0.049670909703691</text:p>
          </table:table-cell>
          <table:table-cell office:value-type="float" office:value="-0.0496822544818386" calcext:value-type="float">
            <text:p>-0.049682254481839</text:p>
          </table:table-cell>
          <table:table-cell office:value-type="float" office:value="-0.0502694455324955" calcext:value-type="float">
            <text:p>-0.050269445532496</text:p>
          </table:table-cell>
          <table:table-cell office:value-type="float" office:value="-0.0482567668910711" calcext:value-type="float">
            <text:p>-0.048256766891071</text:p>
          </table:table-cell>
          <table:table-cell office:value-type="float" office:value="-0.0460130970617612" calcext:value-type="float">
            <text:p>-0.046013097061761</text:p>
          </table:table-cell>
          <table:table-cell office:value-type="float" office:value="-0.0415444250607982" calcext:value-type="float">
            <text:p>-0.041544425060798</text:p>
          </table:table-cell>
          <table:table-cell office:value-type="float" office:value="-0.027216425153564" calcext:value-type="float">
            <text:p>-0.027216425153564</text:p>
          </table:table-cell>
          <table:table-cell office:value-type="float" office:value="-0.0222898513151517" calcext:value-type="float">
            <text:p>-0.022289851315152</text:p>
          </table:table-cell>
          <table:table-cell office:value-type="float" office:value="-0.0176883833669575" calcext:value-type="float">
            <text:p>-0.017688383366958</text:p>
          </table:table-cell>
          <table:table-cell office:value-type="float" office:value="-0.0123715623161372" calcext:value-type="float">
            <text:p>-0.012371562316137</text:p>
          </table:table-cell>
          <table:table-cell office:value-type="float" office:value="-0.00655911118695142" calcext:value-type="float">
            <text:p>-0.006559111186951</text:p>
          </table:table-cell>
          <table:table-cell office:value-type="float" office:value="-0.0237056430233167" calcext:value-type="float">
            <text:p>-0.023705643023317</text:p>
          </table:table-cell>
          <table:table-cell office:value-type="float" office:value="-0.0247291253245744" calcext:value-type="float">
            <text:p>-0.024729125324574</text:p>
          </table:table-cell>
          <table:table-cell office:value-type="float" office:value="-0.0233199543731089" calcext:value-type="float">
            <text:p>-0.023319954373109</text:p>
          </table:table-cell>
          <table:table-cell office:value-type="float" office:value="-0.0230693874540606" calcext:value-type="float">
            <text:p>-0.023069387454061</text:p>
          </table:table-cell>
          <table:table-cell office:value-type="float" office:value="-0.0217938312466528" calcext:value-type="float">
            <text:p>-0.021793831246653</text:p>
          </table:table-cell>
          <table:table-cell office:value-type="float" office:value="-0.0212603345409816" calcext:value-type="float">
            <text:p>-0.021260334540982</text:p>
          </table:table-cell>
          <table:table-cell office:value-type="float" office:value="-0.0203724188554117" calcext:value-type="float">
            <text:p>-0.020372418855412</text:p>
          </table:table-cell>
          <table:table-cell office:value-type="float" office:value="-0.0188301071894649" calcext:value-type="float">
            <text:p>-0.018830107189465</text:p>
          </table:table-cell>
          <table:table-cell office:value-type="float" office:value="-0.016842766495873" calcext:value-type="float">
            <text:p>-0.016842766495873</text:p>
          </table:table-cell>
          <table:table-cell office:value-type="float" office:value="-0.0155160094445218" calcext:value-type="float">
            <text:p>-0.015516009444522</text:p>
          </table:table-cell>
          <table:table-cell office:value-type="float" office:value="-0.0474300773355406" calcext:value-type="float">
            <text:p>-0.047430077335541</text:p>
          </table:table-cell>
          <table:table-cell office:value-type="float" office:value="-0.0526023333911481" calcext:value-type="float">
            <text:p>-0.052602333391148</text:p>
          </table:table-cell>
          <table:table-cell office:value-type="float" office:value="-0.0548587184583647" calcext:value-type="float">
            <text:p>-0.054858718458365</text:p>
          </table:table-cell>
          <table:table-cell office:value-type="float" office:value="-0.0553323643085345" calcext:value-type="float">
            <text:p>-0.055332364308535</text:p>
          </table:table-cell>
          <table:table-cell office:value-type="float" office:value="-0.0541731911576273" calcext:value-type="float">
            <text:p>-0.054173191157627</text:p>
          </table:table-cell>
          <table:table-cell office:value-type="float" office:value="-0.0514569442235595" calcext:value-type="float">
            <text:p>-0.05145694422356</text:p>
          </table:table-cell>
          <table:table-cell office:value-type="float" office:value="-0.0523983566141022" calcext:value-type="float">
            <text:p>-0.052398356614102</text:p>
          </table:table-cell>
          <table:table-cell office:value-type="float" office:value="-0.0498285214992167" calcext:value-type="float">
            <text:p>-0.049828521499217</text:p>
          </table:table-cell>
          <table:table-cell office:value-type="float" office:value="-0.0495940920930227" calcext:value-type="float">
            <text:p>-0.049594092093023</text:p>
          </table:table-cell>
          <table:table-cell office:value-type="float" office:value="-0.0491264865582998" calcext:value-type="float">
            <text:p>-0.0491264865583</text:p>
          </table:table-cell>
          <table:table-cell office:value-type="float" office:value="-0.0472313107200951" calcext:value-type="float">
            <text:p>-0.047231310720095</text:p>
          </table:table-cell>
          <table:table-cell office:value-type="float" office:value="-0.0136274716699407" calcext:value-type="float">
            <text:p>-0.013627471669941</text:p>
          </table:table-cell>
          <table:table-cell office:value-type="float" office:value="-0.00373352365772844" calcext:value-type="float">
            <text:p>-0.003733523657728</text:p>
          </table:table-cell>
          <table:table-cell office:value-type="float" office:value="-0.00689460798180966" calcext:value-type="float">
            <text:p>-0.00689460798181</text:p>
          </table:table-cell>
          <table:table-cell office:value-type="float" office:value="-0.0233210718722248" calcext:value-type="float">
            <text:p>-0.023321071872225</text:p>
          </table:table-cell>
          <table:table-cell office:value-type="float" office:value="-0.0250937976401709" calcext:value-type="float">
            <text:p>-0.025093797640171</text:p>
          </table:table-cell>
          <table:table-cell office:value-type="float" office:value="-0.0250753321063835" calcext:value-type="float">
            <text:p>-0.025075332106384</text:p>
          </table:table-cell>
          <table:table-cell office:value-type="float" office:value="-0.0240306590251576" calcext:value-type="float">
            <text:p>-0.024030659025158</text:p>
          </table:table-cell>
          <table:table-cell office:value-type="float" office:value="-0.0237666719223244" calcext:value-type="float">
            <text:p>-0.023766671922324</text:p>
          </table:table-cell>
          <table:table-cell office:value-type="float" office:value="-0.0227812094362829" calcext:value-type="float">
            <text:p>-0.022781209436283</text:p>
          </table:table-cell>
          <table:table-cell office:value-type="float" office:value="-0.0223652184374194" calcext:value-type="float">
            <text:p>-0.022365218437419</text:p>
          </table:table-cell>
          <table:table-cell office:value-type="float" office:value="-0.0215182387577376" calcext:value-type="float">
            <text:p>-0.021518238757738</text:p>
          </table:table-cell>
          <table:table-cell office:value-type="float" office:value="-0.0203011476939598" calcext:value-type="float">
            <text:p>-0.02030114769396</text:p>
          </table:table-cell>
          <table:table-cell office:value-type="float" office:value="-0.0185931390698473" calcext:value-type="float">
            <text:p>-0.018593139069847</text:p>
          </table:table-cell>
          <table:table-cell office:value-type="float" office:value="-0.0172911701781104" calcext:value-type="float">
            <text:p>-0.01729117017811</text:p>
          </table:table-cell>
          <table:table-cell office:value-type="float" office:value="-0.0146014288518868" calcext:value-type="float">
            <text:p>-0.014601428851887</text:p>
          </table:table-cell>
          <table:table-cell office:value-type="float" office:value="-0.0148827475087642" calcext:value-type="float">
            <text:p>-0.014882747508764</text:p>
          </table:table-cell>
          <table:table-cell office:value-type="float" office:value="-0.0461184203957815" calcext:value-type="float">
            <text:p>-0.046118420395782</text:p>
          </table:table-cell>
          <table:table-cell office:value-type="float" office:value="-0.0535674813970472" calcext:value-type="float">
            <text:p>-0.053567481397047</text:p>
          </table:table-cell>
          <table:table-cell office:value-type="float" office:value="-0.0232659945562982" calcext:value-type="float">
            <text:p>-0.023265994556298</text:p>
          </table:table-cell>
          <table:table-cell office:value-type="float" office:value="-0.0494795380979196" calcext:value-type="float">
            <text:p>-0.04947953809792</text:p>
          </table:table-cell>
          <table:table-cell office:value-type="float" office:value="-0.0478220734146789" calcext:value-type="float">
            <text:p>-0.047822073414679</text:p>
          </table:table-cell>
          <table:table-cell office:value-type="float" office:value="-0.046047992446036" calcext:value-type="float">
            <text:p>-0.046047992446036</text:p>
          </table:table-cell>
          <table:table-cell office:value-type="float" office:value="-0.0430750387716966" calcext:value-type="float">
            <text:p>-0.043075038771697</text:p>
          </table:table-cell>
          <table:table-cell office:value-type="float" office:value="-0.0373268909665737" calcext:value-type="float">
            <text:p>-0.037326890966574</text:p>
          </table:table-cell>
          <table:table-cell office:value-type="float" office:value="-0.0228830194779113" calcext:value-type="float">
            <text:p>-0.022883019477911</text:p>
          </table:table-cell>
          <table:table-cell office:value-type="float" office:value="-0.0182797019159998" calcext:value-type="float">
            <text:p>-0.018279701916</text:p>
          </table:table-cell>
          <table:table-cell office:value-type="float" office:value="-0.012657929316845" calcext:value-type="float">
            <text:p>-0.012657929316845</text:p>
          </table:table-cell>
          <table:table-cell office:value-type="float" office:value="-0.00592986633152292" calcext:value-type="float">
            <text:p>-0.005929866331523</text:p>
          </table:table-cell>
          <table:table-cell office:value-type="float" office:value="-0.0055498133374638" calcext:value-type="float">
            <text:p>-0.005549813337464</text:p>
          </table:table-cell>
          <table:table-cell office:value-type="float" office:value="-0.0181257303008996" calcext:value-type="float">
            <text:p>-0.0181257303009</text:p>
          </table:table-cell>
          <table:table-cell office:value-type="float" office:value="-0.021898052407286" calcext:value-type="float">
            <text:p>-0.021898052407286</text:p>
          </table:table-cell>
          <table:table-cell office:value-type="float" office:value="-0.020853866929646" calcext:value-type="float">
            <text:p>-0.020853866929646</text:p>
          </table:table-cell>
          <table:table-cell office:value-type="float" office:value="-0.0187834238520215" calcext:value-type="float">
            <text:p>-0.018783423852022</text:p>
          </table:table-cell>
          <table:table-cell office:value-type="float" office:value="-0.0176028849558095" calcext:value-type="float">
            <text:p>-0.01760288495581</text:p>
          </table:table-cell>
          <table:table-cell office:value-type="float" office:value="-0.0149206893187369" calcext:value-type="float">
            <text:p>-0.014920689318737</text:p>
          </table:table-cell>
          <table:table-cell office:value-type="float" office:value="-0.0106011329823284" calcext:value-type="float">
            <text:p>-0.010601132982328</text:p>
          </table:table-cell>
          <table:table-cell office:value-type="float" office:value="-0.0127534313151955" calcext:value-type="float">
            <text:p>-0.012753431315196</text:p>
          </table:table-cell>
          <table:table-cell office:value-type="float" office:value="-0.033284379933835" calcext:value-type="float">
            <text:p>-0.033284379933835</text:p>
          </table:table-cell>
          <table:table-cell office:value-type="float" office:value="-0.041118465332921" calcext:value-type="float">
            <text:p>-0.041118465332921</text:p>
          </table:table-cell>
          <table:table-cell office:value-type="float" office:value="-0.0437271760717132" calcext:value-type="float">
            <text:p>-0.043727176071713</text:p>
          </table:table-cell>
          <table:table-cell office:value-type="float" office:value="-0.0433787575126178" calcext:value-type="float">
            <text:p>-0.043378757512618</text:p>
          </table:table-cell>
          <table:table-cell office:value-type="float" office:value="-0.0389759230091797" calcext:value-type="float">
            <text:p>-0.03897592300918</text:p>
          </table:table-cell>
          <table:table-cell office:value-type="float" office:value="-0.0357244589895604" calcext:value-type="float">
            <text:p>-0.03572445898956</text:p>
          </table:table-cell>
          <table:table-cell office:value-type="float" office:value="-0.033652124938336" calcext:value-type="float">
            <text:p>-0.033652124938336</text:p>
          </table:table-cell>
          <table:table-cell office:value-type="float" office:value="-0.021681365951513" calcext:value-type="float">
            <text:p>-0.021681365951513</text:p>
          </table:table-cell>
          <table:table-cell office:value-type="float" office:value="-0.0290707007966816" calcext:value-type="float">
            <text:p>-0.029070700796682</text:p>
          </table:table-cell>
          <table:table-cell office:value-type="float" office:value="-0.0300419025923264" calcext:value-type="float">
            <text:p>-0.030041902592326</text:p>
          </table:table-cell>
          <table:table-cell office:value-type="float" office:value="-0.0151639742635758" calcext:value-type="float">
            <text:p>-0.015163974263576</text:p>
          </table:table-cell>
          <table:table-cell office:value-type="float" office:value="-0.0127995538069593" calcext:value-type="float">
            <text:p>-0.012799553806959</text:p>
          </table:table-cell>
          <table:table-cell office:value-type="float" office:value="-0.0100157759638021" calcext:value-type="float">
            <text:p>-0.010015775963802</text:p>
          </table:table-cell>
          <table:table-cell office:value-type="float" office:value="-0.00741962431792712" calcext:value-type="float">
            <text:p>-0.007419624317927</text:p>
          </table:table-cell>
          <table:table-cell office:value-type="float" office:value="-0.00499148097108846" calcext:value-type="float">
            <text:p>-0.004991480971088</text:p>
          </table:table-cell>
          <table:table-cell office:value-type="float" office:value="-0.003449646389789" calcext:value-type="float">
            <text:p>-0.003449646389789</text:p>
          </table:table-cell>
          <table:table-cell office:value-type="float" office:value="-0.00245481755725534" calcext:value-type="float">
            <text:p>-0.002454817557255</text:p>
          </table:table-cell>
          <table:table-cell office:value-type="float" office:value="-0.00385890680543538" calcext:value-type="float">
            <text:p>-0.003858906805435</text:p>
          </table:table-cell>
          <table:table-cell office:value-type="float" office:value="-0.00407784246777927" calcext:value-type="float">
            <text:p>-0.004077842467779</text:p>
          </table:table-cell>
          <table:table-cell office:value-type="float" office:value="-0.0068730431108933" calcext:value-type="float">
            <text:p>-0.006873043110893</text:p>
          </table:table-cell>
          <table:table-cell office:value-type="float" office:value="-0.0427882765189143" calcext:value-type="float">
            <text:p>-0.042788276518914</text:p>
          </table:table-cell>
          <table:table-cell office:value-type="float" office:value="-0.0455707603260871" calcext:value-type="float">
            <text:p>-0.045570760326087</text:p>
          </table:table-cell>
          <table:table-cell office:value-type="float" office:value="-0.0497608639693971" calcext:value-type="float">
            <text:p>-0.049760863969397</text:p>
          </table:table-cell>
          <table:table-cell office:value-type="float" office:value="-0.0464612198227421" calcext:value-type="float">
            <text:p>-0.046461219822742</text:p>
          </table:table-cell>
          <table:table-cell office:value-type="float" office:value="-0.0423383088299862" calcext:value-type="float">
            <text:p>-0.042338308829986</text:p>
          </table:table-cell>
          <table:table-cell office:value-type="float" office:value="-0.0297890040153758" calcext:value-type="float">
            <text:p>-0.029789004015376</text:p>
          </table:table-cell>
          <table:table-cell office:value-type="float" office:value="-0.0238214645835207" calcext:value-type="float">
            <text:p>-0.023821464583521</text:p>
          </table:table-cell>
          <table:table-cell office:value-type="float" office:value="-0.020939019366206" calcext:value-type="float">
            <text:p>-0.020939019366206</text:p>
          </table:table-cell>
          <table:table-cell office:value-type="float" office:value="-0.0110473047561908" calcext:value-type="float">
            <text:p>-0.011047304756191</text:p>
          </table:table-cell>
          <table:table-cell office:value-type="float" office:value="-0.0143895204069344" calcext:value-type="float">
            <text:p>-0.014389520406934</text:p>
          </table:table-cell>
          <table:table-cell office:value-type="float" office:value="-0.0198012040460501" calcext:value-type="float">
            <text:p>-0.01980120404605</text:p>
          </table:table-cell>
          <table:table-cell office:value-type="float" office:value="-0.0192906580310951" calcext:value-type="float">
            <text:p>-0.019290658031095</text:p>
          </table:table-cell>
          <table:table-cell office:value-type="float" office:value="-0.0196741120175463" calcext:value-type="float">
            <text:p>-0.019674112017546</text:p>
          </table:table-cell>
          <table:table-cell office:value-type="float" office:value="-0.0197368751261705" calcext:value-type="float">
            <text:p>-0.019736875126171</text:p>
          </table:table-cell>
          <table:table-cell office:value-type="float" office:value="-0.0188928708873238" calcext:value-type="float">
            <text:p>-0.018892870887324</text:p>
          </table:table-cell>
          <table:table-cell office:value-type="float" office:value="-0.017880807592124" calcext:value-type="float">
            <text:p>-0.017880807592124</text:p>
          </table:table-cell>
          <table:table-cell office:value-type="float" office:value="-0.0170435814779073" calcext:value-type="float">
            <text:p>-0.017043581477907</text:p>
          </table:table-cell>
          <table:table-cell office:value-type="float" office:value="-0.0170181720930239" calcext:value-type="float">
            <text:p>-0.017018172093024</text:p>
          </table:table-cell>
          <table:table-cell office:value-type="float" office:value="-0.0168679527903542" calcext:value-type="float">
            <text:p>-0.016867952790354</text:p>
          </table:table-cell>
          <table:table-cell office:value-type="float" office:value="-0.0176303676629494" calcext:value-type="float">
            <text:p>-0.017630367662949</text:p>
          </table:table-cell>
          <table:table-cell office:value-type="float" office:value="-0.017558027458986" calcext:value-type="float">
            <text:p>-0.017558027458986</text:p>
          </table:table-cell>
          <table:table-cell office:value-type="float" office:value="-0.0173667856738629" calcext:value-type="float">
            <text:p>-0.017366785673863</text:p>
          </table:table-cell>
          <table:table-cell office:value-type="float" office:value="-0.0172366122891319" calcext:value-type="float">
            <text:p>-0.017236612289132</text:p>
          </table:table-cell>
          <table:table-cell office:value-type="float" office:value="-0.0173806665078746" calcext:value-type="float">
            <text:p>-0.017380666507875</text:p>
          </table:table-cell>
          <table:table-cell office:value-type="float" office:value="-0.0176163366346489" calcext:value-type="float">
            <text:p>-0.017616336634649</text:p>
          </table:table-cell>
          <table:table-cell office:value-type="float" office:value="-0.0176559651942921" calcext:value-type="float">
            <text:p>-0.017655965194292</text:p>
          </table:table-cell>
          <table:table-cell office:value-type="float" office:value="-0.0174922626219734" calcext:value-type="float">
            <text:p>-0.017492262621973</text:p>
          </table:table-cell>
          <table:table-cell office:value-type="float" office:value="-0.017553154570132" calcext:value-type="float">
            <text:p>-0.017553154570132</text:p>
          </table:table-cell>
          <table:table-cell office:value-type="float" office:value="-0.017568149363065" calcext:value-type="float">
            <text:p>-0.017568149363065</text:p>
          </table:table-cell>
          <table:table-cell office:value-type="float" office:value="-0.0177322104839015" calcext:value-type="float">
            <text:p>-0.017732210483902</text:p>
          </table:table-cell>
          <table:table-cell office:value-type="float" office:value="-0.0178307023266145" calcext:value-type="float">
            <text:p>-0.017830702326615</text:p>
          </table:table-cell>
          <table:table-cell office:value-type="float" office:value="-0.0177209473127713" calcext:value-type="float">
            <text:p>-0.017720947312771</text:p>
          </table:table-cell>
          <table:table-cell office:value-type="float" office:value="-0.0176560097439162" calcext:value-type="float">
            <text:p>-0.017656009743916</text:p>
          </table:table-cell>
          <table:table-cell office:value-type="float" office:value="-0.0176764709196323" calcext:value-type="float">
            <text:p>-0.017676470919632</text:p>
          </table:table-cell>
          <table:table-cell office:value-type="float" office:value="-0.0177206770590511" calcext:value-type="float">
            <text:p>-0.017720677059051</text:p>
          </table:table-cell>
          <table:table-cell office:value-type="float" office:value="-0.0177853505715148" calcext:value-type="float">
            <text:p>-0.017785350571515</text:p>
          </table:table-cell>
          <table:table-cell office:value-type="float" office:value="-0.0177837651255966" calcext:value-type="float">
            <text:p>-0.017783765125597</text:p>
          </table:table-cell>
          <table:table-cell office:value-type="float" office:value="-0.0177746913085498" calcext:value-type="float">
            <text:p>-0.01777469130855</text:p>
          </table:table-cell>
          <table:table-cell office:value-type="float" office:value="-0.0177414897964781" calcext:value-type="float">
            <text:p>-0.017741489796478</text:p>
          </table:table-cell>
          <table:table-cell office:value-type="float" office:value="-0.0178060424642388" calcext:value-type="float">
            <text:p>-0.017806042464239</text:p>
          </table:table-cell>
          <table:table-cell office:value-type="float" office:value="-0.0177687315278246" calcext:value-type="float">
            <text:p>-0.017768731527825</text:p>
          </table:table-cell>
          <table:table-cell office:value-type="float" office:value="-0.0177657016541047" calcext:value-type="float">
            <text:p>-0.017765701654105</text:p>
          </table:table-cell>
          <table:table-cell office:value-type="float" office:value="-0.0177601162986455" calcext:value-type="float">
            <text:p>-0.017760116298646</text:p>
          </table:table-cell>
          <table:table-cell office:value-type="float" office:value="-0.0177524412605188" calcext:value-type="float">
            <text:p>-0.017752441260519</text:p>
          </table:table-cell>
          <table:table-cell office:value-type="float" office:value="-0.0177864980755707" calcext:value-type="float">
            <text:p>-0.017786498075571</text:p>
          </table:table-cell>
          <table:table-cell office:value-type="float" office:value="-0.0177674174201369" calcext:value-type="float">
            <text:p>-0.017767417420137</text:p>
          </table:table-cell>
          <table:table-cell office:value-type="float" office:value="-0.0177970683396065" calcext:value-type="float">
            <text:p>-0.017797068339607</text:p>
          </table:table-cell>
          <table:table-cell office:value-type="float" office:value="-0.0178031589662961" calcext:value-type="float">
            <text:p>-0.017803158966296</text:p>
          </table:table-cell>
          <table:table-cell office:value-type="float" office:value="-0.0178310414448139" calcext:value-type="float">
            <text:p>-0.017831041444814</text:p>
          </table:table-cell>
          <table:table-cell office:value-type="float" office:value="-0.0178939437657954" calcext:value-type="float">
            <text:p>-0.017893943765795</text:p>
          </table:table-cell>
          <table:table-cell office:value-type="float" office:value="-0.017795594893945" calcext:value-type="float">
            <text:p>-0.017795594893945</text:p>
          </table:table-cell>
          <table:table-cell office:value-type="float" office:value="-0.0178840436832782" calcext:value-type="float">
            <text:p>-0.017884043683278</text:p>
          </table:table-cell>
          <table:table-cell office:value-type="float" office:value="-0.0178633806751946" calcext:value-type="float">
            <text:p>-0.017863380675195</text:p>
          </table:table-cell>
          <table:table-cell office:value-type="float" office:value="-0.0178294453821191" calcext:value-type="float">
            <text:p>-0.017829445382119</text:p>
          </table:table-cell>
          <table:table-cell office:value-type="float" office:value="-0.0178606727184316" calcext:value-type="float">
            <text:p>-0.017860672718432</text:p>
          </table:table-cell>
          <table:table-cell office:value-type="float" office:value="-0.0178567223413223" calcext:value-type="float">
            <text:p>-0.017856722341322</text:p>
          </table:table-cell>
          <table:table-cell office:value-type="float" office:value="-0.0178851864746737" calcext:value-type="float">
            <text:p>-0.017885186474674</text:p>
          </table:table-cell>
          <table:table-cell office:value-type="float" office:value="-0.0178932249721532" calcext:value-type="float">
            <text:p>-0.017893224972153</text:p>
          </table:table-cell>
          <table:table-cell office:value-type="float" office:value="-0.0179193773523648" calcext:value-type="float">
            <text:p>-0.017919377352365</text:p>
          </table:table-cell>
          <table:table-cell office:value-type="float" office:value="-0.0179127979473612" calcext:value-type="float">
            <text:p>-0.017912797947361</text:p>
          </table:table-cell>
          <table:table-cell office:value-type="float" office:value="-0.0178555025356727" calcext:value-type="float">
            <text:p>-0.017855502535673</text:p>
          </table:table-cell>
          <table:table-cell office:value-type="float" office:value="-0.0178861966282725" calcext:value-type="float">
            <text:p>-0.017886196628273</text:p>
          </table:table-cell>
          <table:table-cell office:value-type="float" office:value="-0.0178593701676846" calcext:value-type="float">
            <text:p>-0.017859370167685</text:p>
          </table:table-cell>
          <table:table-cell office:value-type="float" office:value="-0.0178543113438696" calcext:value-type="float">
            <text:p>-0.01785431134387</text:p>
          </table:table-cell>
          <table:table-cell office:value-type="float" office:value="-0.0178547710866496" calcext:value-type="float">
            <text:p>-0.01785477108665</text:p>
          </table:table-cell>
          <table:table-cell office:value-type="float" office:value="-0.0178526370897573" calcext:value-type="float">
            <text:p>-0.017852637089757</text:p>
          </table:table-cell>
          <table:table-cell office:value-type="float" office:value="-0.0178603763718207" calcext:value-type="float">
            <text:p>-0.017860376371821</text:p>
          </table:table-cell>
          <table:table-cell office:value-type="float" office:value="-0.017885396640719" calcext:value-type="float">
            <text:p>-0.017885396640719</text:p>
          </table:table-cell>
          <table:table-cell office:value-type="float" office:value="-0.0178840075150838" calcext:value-type="float">
            <text:p>-0.017884007515084</text:p>
          </table:table-cell>
          <table:table-cell office:value-type="float" office:value="-0.0178655529856927" calcext:value-type="float">
            <text:p>-0.017865552985693</text:p>
          </table:table-cell>
          <table:table-cell office:value-type="float" office:value="-0.0178811619796234" calcext:value-type="float">
            <text:p>-0.017881161979623</text:p>
          </table:table-cell>
          <table:table-cell office:value-type="float" office:value="-0.0178506865335138" calcext:value-type="float">
            <text:p>-0.017850686533514</text:p>
          </table:table-cell>
          <table:table-cell office:value-type="float" office:value="-0.0178985021416876" calcext:value-type="float">
            <text:p>-0.017898502141688</text:p>
          </table:table-cell>
          <table:table-cell office:value-type="float" office:value="-0.0178758301046597" calcext:value-type="float">
            <text:p>-0.01787583010466</text:p>
          </table:table-cell>
          <table:table-cell office:value-type="float" office:value="-0.0178639565984101" calcext:value-type="float">
            <text:p>-0.01786395659841</text:p>
          </table:table-cell>
          <table:table-cell office:value-type="float" office:value="-0.0178704458596753" calcext:value-type="float">
            <text:p>-0.017870445859675</text:p>
          </table:table-cell>
          <table:table-cell office:value-type="float" office:value="-0.0178481860428108" calcext:value-type="float">
            <text:p>-0.017848186042811</text:p>
          </table:table-cell>
          <table:table-cell office:value-type="float" office:value="-0.0178962160083904" calcext:value-type="float">
            <text:p>-0.01789621600839</text:p>
          </table:table-cell>
          <table:table-cell office:value-type="float" office:value="-0.0178657329832732" calcext:value-type="float">
            <text:p>-0.017865732983273</text:p>
          </table:table-cell>
          <table:table-cell office:value-type="float" office:value="-0.0178845859840675" calcext:value-type="float">
            <text:p>-0.017884585984068</text:p>
          </table:table-cell>
          <table:table-cell office:value-type="float" office:value="-0.0178725885636898" calcext:value-type="float">
            <text:p>-0.01787258856369</text:p>
          </table:table-cell>
          <table:table-cell office:value-type="float" office:value="-0.0178869730771728" calcext:value-type="float">
            <text:p>-0.017886973077173</text:p>
          </table:table-cell>
          <table:table-cell office:value-type="float" office:value="-0.0179069778920826" calcext:value-type="float">
            <text:p>-0.017906977892083</text:p>
          </table:table-cell>
          <table:table-cell office:value-type="float" office:value="-0.0178784997925491" calcext:value-type="float">
            <text:p>-0.017878499792549</text:p>
          </table:table-cell>
          <table:table-cell office:value-type="float" office:value="-0.0178580097159033" calcext:value-type="float">
            <text:p>-0.017858009715903</text:p>
          </table:table-cell>
          <table:table-cell office:value-type="float" office:value="-0.0178904874236374" calcext:value-type="float">
            <text:p>-0.017890487423637</text:p>
          </table:table-cell>
          <table:table-cell office:value-type="float" office:value="-0.0179044843550296" calcext:value-type="float">
            <text:p>-0.01790448435503</text:p>
          </table:table-cell>
          <table:table-cell office:value-type="float" office:value="-0.0178736332447011" calcext:value-type="float">
            <text:p>-0.017873633244701</text:p>
          </table:table-cell>
          <table:table-cell office:value-type="float" office:value="-0.0179056952548376" calcext:value-type="float">
            <text:p>-0.017905695254838</text:p>
          </table:table-cell>
          <table:table-cell office:value-type="float" office:value="-0.0178883456553231" calcext:value-type="float">
            <text:p>-0.017888345655323</text:p>
          </table:table-cell>
          <table:table-cell office:value-type="float" office:value="-0.0178658116528691" calcext:value-type="float">
            <text:p>-0.017865811652869</text:p>
          </table:table-cell>
          <table:table-cell office:value-type="float" office:value="-0.0179006651127936" calcext:value-type="float">
            <text:p>-0.017900665112794</text:p>
          </table:table-cell>
          <table:table-cell office:value-type="float" office:value="-0.0178791383514446" calcext:value-type="float">
            <text:p>-0.017879138351445</text:p>
          </table:table-cell>
          <table:table-cell office:value-type="float" office:value="-0.0178626415908072" calcext:value-type="float">
            <text:p>-0.017862641590807</text:p>
          </table:table-cell>
          <table:table-cell office:value-type="float" office:value="-0.017880875191783" calcext:value-type="float">
            <text:p>-0.017880875191783</text:p>
          </table:table-cell>
          <table:table-cell office:value-type="float" office:value="-0.0178362341109944" calcext:value-type="float">
            <text:p>-0.017836234110994</text:p>
          </table:table-cell>
          <table:table-cell office:value-type="float" office:value="-0.0178762932859976" calcext:value-type="float">
            <text:p>-0.017876293285998</text:p>
          </table:table-cell>
          <table:table-cell office:value-type="float" office:value="-0.0178831594420164" calcext:value-type="float">
            <text:p>-0.017883159442016</text:p>
          </table:table-cell>
          <table:table-cell office:value-type="float" office:value="-0.0178586570334847" calcext:value-type="float">
            <text:p>-0.017858657033485</text:p>
          </table:table-cell>
          <table:table-cell office:value-type="float" office:value="-0.0178848110037963" calcext:value-type="float">
            <text:p>-0.017884811003796</text:p>
          </table:table-cell>
          <table:table-cell office:value-type="float" office:value="-0.0178683679166256" calcext:value-type="float">
            <text:p>-0.017868367916626</text:p>
          </table:table-cell>
          <table:table-cell office:value-type="float" office:value="-0.0178890578799171" calcext:value-type="float">
            <text:p>-0.017889057879917</text:p>
          </table:table-cell>
          <table:table-cell office:value-type="float" office:value="-0.0178840127058981" calcext:value-type="float">
            <text:p>-0.017884012705898</text:p>
          </table:table-cell>
          <table:table-cell office:value-type="float" office:value="-0.0178726108638404" calcext:value-type="float">
            <text:p>-0.01787261086384</text:p>
          </table:table-cell>
          <table:table-cell office:value-type="float" office:value="-0.0178965865138664" calcext:value-type="float">
            <text:p>-0.017896586513866</text:p>
          </table:table-cell>
          <table:table-cell office:value-type="float" office:value="-0.0178559857300368" calcext:value-type="float">
            <text:p>-0.017855985730037</text:p>
          </table:table-cell>
          <table:table-cell office:value-type="float" office:value="-0.0178649375520866" calcext:value-type="float">
            <text:p>-0.017864937552087</text:p>
          </table:table-cell>
          <table:table-cell office:value-type="float" office:value="-0.0178947362902796" calcext:value-type="float">
            <text:p>-0.01789473629028</text:p>
          </table:table-cell>
          <table:table-cell office:value-type="float" office:value="-0.0178786429778537" calcext:value-type="float">
            <text:p>-0.017878642977854</text:p>
          </table:table-cell>
          <table:table-cell office:value-type="float" office:value="-0.0178792646990978" calcext:value-type="float">
            <text:p>-0.017879264699098</text:p>
          </table:table-cell>
          <table:table-cell office:value-type="float" office:value="-0.0178899613438565" calcext:value-type="float">
            <text:p>-0.017889961343857</text:p>
          </table:table-cell>
          <table:table-cell office:value-type="float" office:value="-0.0178445526908448" calcext:value-type="float">
            <text:p>-0.017844552690845</text:p>
          </table:table-cell>
          <table:table-cell office:value-type="float" office:value="-0.017863629928157" calcext:value-type="float">
            <text:p>-0.017863629928157</text:p>
          </table:table-cell>
          <table:table-cell office:value-type="float" office:value="-0.0178827212166376" calcext:value-type="float">
            <text:p>-0.017882721216638</text:p>
          </table:table-cell>
          <table:table-cell office:value-type="float" office:value="-0.0178763350495063" calcext:value-type="float">
            <text:p>-0.017876335049506</text:p>
          </table:table-cell>
          <table:table-cell office:value-type="float" office:value="-0.0179139882571796" calcext:value-type="float">
            <text:p>-0.01791398825718</text:p>
          </table:table-cell>
          <table:table-cell office:value-type="float" office:value="-0.017865932154799" calcext:value-type="float">
            <text:p>-0.017865932154799</text:p>
          </table:table-cell>
          <table:table-cell office:value-type="float" office:value="-0.0178689303789388" calcext:value-type="float">
            <text:p>-0.017868930378939</text:p>
          </table:table-cell>
          <table:table-cell office:value-type="float" office:value="-0.0179115454654343" calcext:value-type="float">
            <text:p>-0.017911545465434</text:p>
          </table:table-cell>
          <table:table-cell office:value-type="float" office:value="-0.0178353361420388" calcext:value-type="float">
            <text:p>-0.017835336142039</text:p>
          </table:table-cell>
          <table:table-cell office:value-type="float" office:value="-0.0178892809977159" calcext:value-type="float">
            <text:p>-0.017889280997716</text:p>
          </table:table-cell>
          <table:table-cell office:value-type="float" office:value="-0.017888097902567" calcext:value-type="float">
            <text:p>-0.017888097902567</text:p>
          </table:table-cell>
          <table:table-cell office:value-type="float" office:value="-0.0178914375719446" calcext:value-type="float">
            <text:p>-0.017891437571945</text:p>
          </table:table-cell>
          <table:table-cell office:value-type="float" office:value="-0.0178622367463671" calcext:value-type="float">
            <text:p>-0.017862236746367</text:p>
          </table:table-cell>
          <table:table-cell office:value-type="float" office:value="-0.0178785270367131" calcext:value-type="float">
            <text:p>-0.017878527036713</text:p>
          </table:table-cell>
          <table:table-cell office:value-type="float" office:value="-0.0178743121681875" calcext:value-type="float">
            <text:p>-0.017874312168188</text:p>
          </table:table-cell>
          <table:table-cell office:value-type="float" office:value="-0.0178873148556238" calcext:value-type="float">
            <text:p>-0.017887314855624</text:p>
          </table:table-cell>
          <table:table-cell office:value-type="float" office:value="-0.0178530488100316" calcext:value-type="float">
            <text:p>-0.017853048810032</text:p>
          </table:table-cell>
          <table:table-cell office:value-type="float" office:value="-0.0178502487208451" calcext:value-type="float">
            <text:p>-0.017850248720845</text:p>
          </table:table-cell>
          <table:table-cell office:value-type="float" office:value="-0.0178970546138424" calcext:value-type="float">
            <text:p>-0.017897054613842</text:p>
          </table:table-cell>
          <table:table-cell office:value-type="float" office:value="-0.0178972578661067" calcext:value-type="float">
            <text:p>-0.017897257866107</text:p>
          </table:table-cell>
          <table:table-cell office:value-type="float" office:value="-0.0178764401882167" calcext:value-type="float">
            <text:p>-0.017876440188217</text:p>
          </table:table-cell>
          <table:table-cell office:value-type="float" office:value="-0.017871010252689" calcext:value-type="float">
            <text:p>-0.017871010252689</text:p>
          </table:table-cell>
          <table:table-cell office:value-type="float" office:value="-0.0178634765103624" calcext:value-type="float">
            <text:p>-0.017863476510362</text:p>
          </table:table-cell>
          <table:table-cell office:value-type="float" office:value="-0.0178499750047787" calcext:value-type="float">
            <text:p>-0.017849975004779</text:p>
          </table:table-cell>
          <table:table-cell office:value-type="float" office:value="-0.0178859366465288" calcext:value-type="float">
            <text:p>-0.017885936646529</text:p>
          </table:table-cell>
          <table:table-cell office:value-type="float" office:value="-0.0178944883360653" calcext:value-type="float">
            <text:p>-0.017894488336065</text:p>
          </table:table-cell>
          <table:table-cell office:value-type="float" office:value="-0.0178600675211479" calcext:value-type="float">
            <text:p>-0.017860067521148</text:p>
          </table:table-cell>
          <table:table-cell office:value-type="float" office:value="-0.017859279222582" calcext:value-type="float">
            <text:p>-0.017859279222582</text:p>
          </table:table-cell>
          <table:table-cell office:value-type="float" office:value="-0.0178832205930354" calcext:value-type="float">
            <text:p>-0.017883220593035</text:p>
          </table:table-cell>
          <table:table-cell office:value-type="float" office:value="-0.0178508122399741" calcext:value-type="float">
            <text:p>-0.017850812239974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43266465463506" calcext:value-type="float">
            <text:p>0.543266465463506</text:p>
          </table:table-cell>
          <table:table-cell office:value-type="float" office:value="0.542162544503102" calcext:value-type="float">
            <text:p>0.542162544503102</text:p>
          </table:table-cell>
          <table:table-cell office:value-type="float" office:value="0.542165520048222" calcext:value-type="float">
            <text:p>0.542165520048222</text:p>
          </table:table-cell>
          <table:table-cell office:value-type="float" office:value="0.543004874318386" calcext:value-type="float">
            <text:p>0.543004874318386</text:p>
          </table:table-cell>
          <table:table-cell office:value-type="float" office:value="0.543696411540897" calcext:value-type="float">
            <text:p>0.543696411540897</text:p>
          </table:table-cell>
          <table:table-cell office:value-type="float" office:value="0.542474484426445" calcext:value-type="float">
            <text:p>0.542474484426445</text:p>
          </table:table-cell>
          <table:table-cell office:value-type="float" office:value="0.54244532668756" calcext:value-type="float">
            <text:p>0.54244532668756</text:p>
          </table:table-cell>
          <table:table-cell office:value-type="float" office:value="0.54289106913237" calcext:value-type="float">
            <text:p>0.54289106913237</text:p>
          </table:table-cell>
          <table:table-cell office:value-type="float" office:value="0.542790190272333" calcext:value-type="float">
            <text:p>0.542790190272333</text:p>
          </table:table-cell>
          <table:table-cell office:value-type="float" office:value="0.542683155157591" calcext:value-type="float">
            <text:p>0.542683155157591</text:p>
          </table:table-cell>
          <table:table-cell office:value-type="float" office:value="0.543135765179044" calcext:value-type="float">
            <text:p>0.543135765179044</text:p>
          </table:table-cell>
          <table:table-cell office:value-type="float" office:value="0.54269737383573" calcext:value-type="float">
            <text:p>0.54269737383573</text:p>
          </table:table-cell>
          <table:table-cell office:value-type="float" office:value="0.543041338695337" calcext:value-type="float">
            <text:p>0.543041338695337</text:p>
          </table:table-cell>
          <table:table-cell office:value-type="float" office:value="0.542731513103135" calcext:value-type="float">
            <text:p>0.542731513103135</text:p>
          </table:table-cell>
          <table:table-cell office:value-type="float" office:value="0.54315148197166" calcext:value-type="float">
            <text:p>0.54315148197166</text:p>
          </table:table-cell>
          <table:table-cell office:value-type="float" office:value="0.542589022202674" calcext:value-type="float">
            <text:p>0.542589022202674</text:p>
          </table:table-cell>
          <table:table-cell office:value-type="float" office:value="0.542928333100483" calcext:value-type="float">
            <text:p>0.542928333100483</text:p>
          </table:table-cell>
          <table:table-cell office:value-type="float" office:value="0.543423646002456" calcext:value-type="float">
            <text:p>0.543423646002456</text:p>
          </table:table-cell>
          <table:table-cell office:value-type="float" office:value="0.54272212414165" calcext:value-type="float">
            <text:p>0.54272212414165</text:p>
          </table:table-cell>
          <table:table-cell office:value-type="float" office:value="0.543739834483323" calcext:value-type="float">
            <text:p>0.543739834483323</text:p>
          </table:table-cell>
          <table:table-cell office:value-type="float" office:value="0.54310510781025" calcext:value-type="float">
            <text:p>0.54310510781025</text:p>
          </table:table-cell>
          <table:table-cell office:value-type="float" office:value="0.542899463164577" calcext:value-type="float">
            <text:p>0.542899463164577</text:p>
          </table:table-cell>
          <table:table-cell office:value-type="float" office:value="0.542162934631981" calcext:value-type="float">
            <text:p>0.542162934631981</text:p>
          </table:table-cell>
          <table:table-cell office:value-type="float" office:value="0.542733693433559" calcext:value-type="float">
            <text:p>0.542733693433559</text:p>
          </table:table-cell>
          <table:table-cell office:value-type="float" office:value="0.542990188847371" calcext:value-type="float">
            <text:p>0.542990188847371</text:p>
          </table:table-cell>
          <table:table-cell office:value-type="float" office:value="0.541548849279914" calcext:value-type="float">
            <text:p>0.541548849279914</text:p>
          </table:table-cell>
          <table:table-cell office:value-type="float" office:value="0.543433718147909" calcext:value-type="float">
            <text:p>0.543433718147909</text:p>
          </table:table-cell>
          <table:table-cell office:value-type="float" office:value="0.54333729436658" calcext:value-type="float">
            <text:p>0.54333729436658</text:p>
          </table:table-cell>
          <table:table-cell office:value-type="float" office:value="0.542198172567611" calcext:value-type="float">
            <text:p>0.542198172567611</text:p>
          </table:table-cell>
          <table:table-cell office:value-type="float" office:value="0.543768436970316" calcext:value-type="float">
            <text:p>0.543768436970316</text:p>
          </table:table-cell>
          <table:table-cell office:value-type="float" office:value="0.541894752146678" calcext:value-type="float">
            <text:p>0.541894752146678</text:p>
          </table:table-cell>
          <table:table-cell office:value-type="float" office:value="0.543406405922477" calcext:value-type="float">
            <text:p>0.543406405922477</text:p>
          </table:table-cell>
          <table:table-cell office:value-type="float" office:value="0.542390869003984" calcext:value-type="float">
            <text:p>0.542390869003984</text:p>
          </table:table-cell>
          <table:table-cell office:value-type="float" office:value="0.543620917314744" calcext:value-type="float">
            <text:p>0.543620917314744</text:p>
          </table:table-cell>
          <table:table-cell office:value-type="float" office:value="0.54405181003115" calcext:value-type="float">
            <text:p>0.54405181003115</text:p>
          </table:table-cell>
          <table:table-cell office:value-type="float" office:value="0.542474046584563" calcext:value-type="float">
            <text:p>0.542474046584563</text:p>
          </table:table-cell>
          <table:table-cell office:value-type="float" office:value="0.542756338982982" calcext:value-type="float">
            <text:p>0.542756338982982</text:p>
          </table:table-cell>
          <table:table-cell office:value-type="float" office:value="0.543925851197218" calcext:value-type="float">
            <text:p>0.543925851197218</text:p>
          </table:table-cell>
          <table:table-cell office:value-type="float" office:value="0.54324113239024" calcext:value-type="float">
            <text:p>0.54324113239024</text:p>
          </table:table-cell>
          <table:table-cell office:value-type="float" office:value="0.54353691737798" calcext:value-type="float">
            <text:p>0.54353691737798</text:p>
          </table:table-cell>
          <table:table-cell office:value-type="float" office:value="0.533349410413251" calcext:value-type="float">
            <text:p>0.533349410413251</text:p>
          </table:table-cell>
          <table:table-cell office:value-type="float" office:value="0.522741302457166" calcext:value-type="float">
            <text:p>0.522741302457166</text:p>
          </table:table-cell>
          <table:table-cell office:value-type="float" office:value="0.588535080273236" calcext:value-type="float">
            <text:p>0.588535080273236</text:p>
          </table:table-cell>
          <table:table-cell office:value-type="float" office:value="0.58896456330998" calcext:value-type="float">
            <text:p>0.58896456330998</text:p>
          </table:table-cell>
          <table:table-cell office:value-type="float" office:value="0.59153509223829" calcext:value-type="float">
            <text:p>0.59153509223829</text:p>
          </table:table-cell>
          <table:table-cell office:value-type="float" office:value="0.580513186515146" calcext:value-type="float">
            <text:p>0.580513186515146</text:p>
          </table:table-cell>
          <table:table-cell office:value-type="float" office:value="0.539346460766124" calcext:value-type="float">
            <text:p>0.539346460766124</text:p>
          </table:table-cell>
          <table:table-cell office:value-type="float" office:value="0.542626396061628" calcext:value-type="float">
            <text:p>0.542626396061628</text:p>
          </table:table-cell>
          <table:table-cell office:value-type="float" office:value="0.618965893802841" calcext:value-type="float">
            <text:p>0.618965893802841</text:p>
          </table:table-cell>
          <table:table-cell office:value-type="float" office:value="0.611373359974558" calcext:value-type="float">
            <text:p>0.611373359974558</text:p>
          </table:table-cell>
          <table:table-cell office:value-type="float" office:value="0.603456995649436" calcext:value-type="float">
            <text:p>0.603456995649436</text:p>
          </table:table-cell>
          <table:table-cell office:value-type="float" office:value="0.559913307818069" calcext:value-type="float">
            <text:p>0.559913307818069</text:p>
          </table:table-cell>
          <table:table-cell office:value-type="float" office:value="0.544544079792939" calcext:value-type="float">
            <text:p>0.544544079792939</text:p>
          </table:table-cell>
          <table:table-cell office:value-type="float" office:value="0.529481437280906" calcext:value-type="float">
            <text:p>0.529481437280906</text:p>
          </table:table-cell>
          <table:table-cell office:value-type="float" office:value="0.513924935779015" calcext:value-type="float">
            <text:p>0.513924935779015</text:p>
          </table:table-cell>
          <table:table-cell office:value-type="float" office:value="0.521251871486383" calcext:value-type="float">
            <text:p>0.521251871486383</text:p>
          </table:table-cell>
          <table:table-cell office:value-type="float" office:value="0.523576485748966" calcext:value-type="float">
            <text:p>0.523576485748966</text:p>
          </table:table-cell>
          <table:table-cell office:value-type="float" office:value="0.536544868441697" calcext:value-type="float">
            <text:p>0.536544868441697</text:p>
          </table:table-cell>
          <table:table-cell office:value-type="float" office:value="0.55523472025785" calcext:value-type="float">
            <text:p>0.55523472025785</text:p>
          </table:table-cell>
          <table:table-cell office:value-type="float" office:value="0.559827080321813" calcext:value-type="float">
            <text:p>0.559827080321813</text:p>
          </table:table-cell>
          <table:table-cell office:value-type="float" office:value="0.572024571709502" calcext:value-type="float">
            <text:p>0.572024571709502</text:p>
          </table:table-cell>
          <table:table-cell office:value-type="float" office:value="0.566615066968631" calcext:value-type="float">
            <text:p>0.566615066968631</text:p>
          </table:table-cell>
          <table:table-cell office:value-type="float" office:value="0.568141785676481" calcext:value-type="float">
            <text:p>0.568141785676481</text:p>
          </table:table-cell>
          <table:table-cell office:value-type="float" office:value="0.559579288684371" calcext:value-type="float">
            <text:p>0.559579288684371</text:p>
          </table:table-cell>
          <table:table-cell office:value-type="float" office:value="0.556971105026722" calcext:value-type="float">
            <text:p>0.556971105026722</text:p>
          </table:table-cell>
          <table:table-cell office:value-type="float" office:value="0.537175781187983" calcext:value-type="float">
            <text:p>0.537175781187983</text:p>
          </table:table-cell>
          <table:table-cell office:value-type="float" office:value="0.534751281843802" calcext:value-type="float">
            <text:p>0.534751281843802</text:p>
          </table:table-cell>
          <table:table-cell office:value-type="float" office:value="0.550941821911143" calcext:value-type="float">
            <text:p>0.550941821911143</text:p>
          </table:table-cell>
          <table:table-cell office:value-type="float" office:value="0.555754191415608" calcext:value-type="float">
            <text:p>0.555754191415608</text:p>
          </table:table-cell>
          <table:table-cell office:value-type="float" office:value="0.562955026248015" calcext:value-type="float">
            <text:p>0.562955026248015</text:p>
          </table:table-cell>
          <table:table-cell office:value-type="float" office:value="0.587702577176302" calcext:value-type="float">
            <text:p>0.587702577176302</text:p>
          </table:table-cell>
          <table:table-cell office:value-type="float" office:value="0.592779653956071" calcext:value-type="float">
            <text:p>0.592779653956071</text:p>
          </table:table-cell>
          <table:table-cell office:value-type="float" office:value="0.595266183444018" calcext:value-type="float">
            <text:p>0.595266183444018</text:p>
          </table:table-cell>
          <table:table-cell office:value-type="float" office:value="0.602606933582328" calcext:value-type="float">
            <text:p>0.602606933582328</text:p>
          </table:table-cell>
          <table:table-cell office:value-type="float" office:value="0.597915039003176" calcext:value-type="float">
            <text:p>0.597915039003176</text:p>
          </table:table-cell>
          <table:table-cell office:value-type="float" office:value="0.59842079292357" calcext:value-type="float">
            <text:p>0.59842079292357</text:p>
          </table:table-cell>
          <table:table-cell office:value-type="float" office:value="0.600350291353558" calcext:value-type="float">
            <text:p>0.600350291353558</text:p>
          </table:table-cell>
          <table:table-cell office:value-type="float" office:value="0.596042100699236" calcext:value-type="float">
            <text:p>0.596042100699236</text:p>
          </table:table-cell>
          <table:table-cell office:value-type="float" office:value="0.589947828133763" calcext:value-type="float">
            <text:p>0.589947828133763</text:p>
          </table:table-cell>
          <table:table-cell office:value-type="float" office:value="0.586870351696664" calcext:value-type="float">
            <text:p>0.586870351696664</text:p>
          </table:table-cell>
          <table:table-cell office:value-type="float" office:value="0.58222449670447" calcext:value-type="float">
            <text:p>0.58222449670447</text:p>
          </table:table-cell>
          <table:table-cell office:value-type="float" office:value="0.569554606886374" calcext:value-type="float">
            <text:p>0.569554606886374</text:p>
          </table:table-cell>
          <table:table-cell office:value-type="float" office:value="0.568299160316755" calcext:value-type="float">
            <text:p>0.568299160316755</text:p>
          </table:table-cell>
          <table:table-cell office:value-type="float" office:value="0.566294735668343" calcext:value-type="float">
            <text:p>0.566294735668343</text:p>
          </table:table-cell>
          <table:table-cell office:value-type="float" office:value="0.631856340176763" calcext:value-type="float">
            <text:p>0.631856340176763</text:p>
          </table:table-cell>
          <table:table-cell office:value-type="float" office:value="0.625587914658869" calcext:value-type="float">
            <text:p>0.625587914658869</text:p>
          </table:table-cell>
          <table:table-cell office:value-type="float" office:value="0.624111699586055" calcext:value-type="float">
            <text:p>0.624111699586055</text:p>
          </table:table-cell>
          <table:table-cell office:value-type="float" office:value="0.617660262989735" calcext:value-type="float">
            <text:p>0.617660262989735</text:p>
          </table:table-cell>
          <table:table-cell office:value-type="float" office:value="0.551948239138025" calcext:value-type="float">
            <text:p>0.551948239138025</text:p>
          </table:table-cell>
          <table:table-cell office:value-type="float" office:value="0.523089702646122" calcext:value-type="float">
            <text:p>0.523089702646122</text:p>
          </table:table-cell>
          <table:table-cell office:value-type="float" office:value="0.543835500448499" calcext:value-type="float">
            <text:p>0.543835500448499</text:p>
          </table:table-cell>
          <table:table-cell office:value-type="float" office:value="0.539444649361686" calcext:value-type="float">
            <text:p>0.539444649361686</text:p>
          </table:table-cell>
          <table:table-cell office:value-type="float" office:value="0.543859194012362" calcext:value-type="float">
            <text:p>0.543859194012362</text:p>
          </table:table-cell>
          <table:table-cell office:value-type="float" office:value="0.558830195474715" calcext:value-type="float">
            <text:p>0.558830195474715</text:p>
          </table:table-cell>
          <table:table-cell office:value-type="float" office:value="0.563860159418404" calcext:value-type="float">
            <text:p>0.563860159418404</text:p>
          </table:table-cell>
          <table:table-cell office:value-type="float" office:value="0.568734729288963" calcext:value-type="float">
            <text:p>0.568734729288963</text:p>
          </table:table-cell>
          <table:table-cell office:value-type="float" office:value="0.573333018258013" calcext:value-type="float">
            <text:p>0.573333018258013</text:p>
          </table:table-cell>
          <table:table-cell office:value-type="float" office:value="0.565546337468002" calcext:value-type="float">
            <text:p>0.565546337468002</text:p>
          </table:table-cell>
          <table:table-cell office:value-type="float" office:value="0.55694832854502" calcext:value-type="float">
            <text:p>0.55694832854502</text:p>
          </table:table-cell>
          <table:table-cell office:value-type="float" office:value="0.554889321859865" calcext:value-type="float">
            <text:p>0.554889321859865</text:p>
          </table:table-cell>
          <table:table-cell office:value-type="float" office:value="0.534815874911917" calcext:value-type="float">
            <text:p>0.534815874911917</text:p>
          </table:table-cell>
          <table:table-cell office:value-type="float" office:value="0.537758678101369" calcext:value-type="float">
            <text:p>0.537758678101369</text:p>
          </table:table-cell>
          <table:table-cell office:value-type="float" office:value="0.559982742989429" calcext:value-type="float">
            <text:p>0.559982742989429</text:p>
          </table:table-cell>
          <table:table-cell office:value-type="float" office:value="0.583705385554923" calcext:value-type="float">
            <text:p>0.583705385554923</text:p>
          </table:table-cell>
          <table:table-cell office:value-type="float" office:value="0.599978348144173" calcext:value-type="float">
            <text:p>0.599978348144173</text:p>
          </table:table-cell>
          <table:table-cell office:value-type="float" office:value="0.5906935418761" calcext:value-type="float">
            <text:p>0.5906935418761</text:p>
          </table:table-cell>
          <table:table-cell office:value-type="float" office:value="0.596942073784478" calcext:value-type="float">
            <text:p>0.596942073784478</text:p>
          </table:table-cell>
          <table:table-cell office:value-type="float" office:value="0.600164151695869" calcext:value-type="float">
            <text:p>0.600164151695869</text:p>
          </table:table-cell>
          <table:table-cell office:value-type="float" office:value="0.591264783752108" calcext:value-type="float">
            <text:p>0.591264783752108</text:p>
          </table:table-cell>
          <table:table-cell office:value-type="float" office:value="0.597370688851099" calcext:value-type="float">
            <text:p>0.597370688851099</text:p>
          </table:table-cell>
          <table:table-cell office:value-type="float" office:value="0.593425652570094" calcext:value-type="float">
            <text:p>0.593425652570094</text:p>
          </table:table-cell>
          <table:table-cell office:value-type="float" office:value="0.588299530811389" calcext:value-type="float">
            <text:p>0.588299530811389</text:p>
          </table:table-cell>
          <table:table-cell office:value-type="float" office:value="0.565214027267096" calcext:value-type="float">
            <text:p>0.565214027267096</text:p>
          </table:table-cell>
          <table:table-cell office:value-type="float" office:value="0.552576025333413" calcext:value-type="float">
            <text:p>0.552576025333413</text:p>
          </table:table-cell>
          <table:table-cell office:value-type="float" office:value="0.552910644804786" calcext:value-type="float">
            <text:p>0.552910644804786</text:p>
          </table:table-cell>
          <table:table-cell office:value-type="float" office:value="0.558915527860523" calcext:value-type="float">
            <text:p>0.558915527860523</text:p>
          </table:table-cell>
          <table:table-cell office:value-type="float" office:value="0.63399751165626" calcext:value-type="float">
            <text:p>0.63399751165626</text:p>
          </table:table-cell>
          <table:table-cell office:value-type="float" office:value="0.627817661736929" calcext:value-type="float">
            <text:p>0.627817661736929</text:p>
          </table:table-cell>
          <table:table-cell office:value-type="float" office:value="0.63792759682415" calcext:value-type="float">
            <text:p>0.63792759682415</text:p>
          </table:table-cell>
          <table:table-cell office:value-type="float" office:value="0.62547402815356" calcext:value-type="float">
            <text:p>0.62547402815356</text:p>
          </table:table-cell>
          <table:table-cell office:value-type="float" office:value="0.622458562948818" calcext:value-type="float">
            <text:p>0.622458562948818</text:p>
          </table:table-cell>
          <table:table-cell office:value-type="float" office:value="0.623933838581972" calcext:value-type="float">
            <text:p>0.623933838581972</text:p>
          </table:table-cell>
          <table:table-cell office:value-type="float" office:value="0.592026805496596" calcext:value-type="float">
            <text:p>0.592026805496596</text:p>
          </table:table-cell>
          <table:table-cell office:value-type="float" office:value="0.576973093647352" calcext:value-type="float">
            <text:p>0.576973093647352</text:p>
          </table:table-cell>
          <table:table-cell office:value-type="float" office:value="0.561217251069315" calcext:value-type="float">
            <text:p>0.561217251069315</text:p>
          </table:table-cell>
          <table:table-cell office:value-type="float" office:value="0.548400653412463" calcext:value-type="float">
            <text:p>0.548400653412463</text:p>
          </table:table-cell>
          <table:table-cell office:value-type="float" office:value="0.532115759822653" calcext:value-type="float">
            <text:p>0.532115759822653</text:p>
          </table:table-cell>
          <table:table-cell office:value-type="float" office:value="0.541791285240012" calcext:value-type="float">
            <text:p>0.541791285240012</text:p>
          </table:table-cell>
          <table:table-cell office:value-type="float" office:value="0.543443649948341" calcext:value-type="float">
            <text:p>0.543443649948341</text:p>
          </table:table-cell>
          <table:table-cell office:value-type="float" office:value="0.544199050795012" calcext:value-type="float">
            <text:p>0.544199050795012</text:p>
          </table:table-cell>
          <table:table-cell office:value-type="float" office:value="0.557277619374449" calcext:value-type="float">
            <text:p>0.557277619374449</text:p>
          </table:table-cell>
          <table:table-cell office:value-type="float" office:value="0.560810767014173" calcext:value-type="float">
            <text:p>0.560810767014173</text:p>
          </table:table-cell>
          <table:table-cell office:value-type="float" office:value="0.566563172721322" calcext:value-type="float">
            <text:p>0.566563172721322</text:p>
          </table:table-cell>
          <table:table-cell office:value-type="float" office:value="0.577429229713048" calcext:value-type="float">
            <text:p>0.577429229713048</text:p>
          </table:table-cell>
          <table:table-cell office:value-type="float" office:value="0.576743840449188" calcext:value-type="float">
            <text:p>0.576743840449188</text:p>
          </table:table-cell>
          <table:table-cell office:value-type="float" office:value="0.563476425385891" calcext:value-type="float">
            <text:p>0.563476425385891</text:p>
          </table:table-cell>
          <table:table-cell office:value-type="float" office:value="0.560104123266024" calcext:value-type="float">
            <text:p>0.560104123266024</text:p>
          </table:table-cell>
          <table:table-cell office:value-type="float" office:value="0.630298369980276" calcext:value-type="float">
            <text:p>0.630298369980276</text:p>
          </table:table-cell>
          <table:table-cell office:value-type="float" office:value="0.607107454777079" calcext:value-type="float">
            <text:p>0.607107454777079</text:p>
          </table:table-cell>
          <table:table-cell office:value-type="float" office:value="0.618728960972097" calcext:value-type="float">
            <text:p>0.618728960972097</text:p>
          </table:table-cell>
          <table:table-cell office:value-type="float" office:value="0.62159077175858" calcext:value-type="float">
            <text:p>0.62159077175858</text:p>
          </table:table-cell>
          <table:table-cell office:value-type="float" office:value="0.62661351743426" calcext:value-type="float">
            <text:p>0.62661351743426</text:p>
          </table:table-cell>
          <table:table-cell office:value-type="float" office:value="0.624047780847942" calcext:value-type="float">
            <text:p>0.624047780847942</text:p>
          </table:table-cell>
          <table:table-cell office:value-type="float" office:value="0.619934528643195" calcext:value-type="float">
            <text:p>0.619934528643195</text:p>
          </table:table-cell>
          <table:table-cell office:value-type="float" office:value="0.653520098557539" calcext:value-type="float">
            <text:p>0.653520098557539</text:p>
          </table:table-cell>
          <table:table-cell office:value-type="float" office:value="0.642257171616453" calcext:value-type="float">
            <text:p>0.642257171616453</text:p>
          </table:table-cell>
          <table:table-cell office:value-type="float" office:value="0.642607236513053" calcext:value-type="float">
            <text:p>0.642607236513053</text:p>
          </table:table-cell>
          <table:table-cell office:value-type="float" office:value="0.63727903122731" calcext:value-type="float">
            <text:p>0.63727903122731</text:p>
          </table:table-cell>
          <table:table-cell office:value-type="float" office:value="0.580678478712076" calcext:value-type="float">
            <text:p>0.580678478712076</text:p>
          </table:table-cell>
          <table:table-cell office:value-type="float" office:value="0.548495947814283" calcext:value-type="float">
            <text:p>0.548495947814283</text:p>
          </table:table-cell>
          <table:table-cell office:value-type="float" office:value="0.554538691639364" calcext:value-type="float">
            <text:p>0.554538691639364</text:p>
          </table:table-cell>
          <table:table-cell office:value-type="float" office:value="0.560611904739734" calcext:value-type="float">
            <text:p>0.560611904739734</text:p>
          </table:table-cell>
          <table:table-cell office:value-type="float" office:value="0.563171287704584" calcext:value-type="float">
            <text:p>0.563171287704584</text:p>
          </table:table-cell>
          <table:table-cell office:value-type="float" office:value="0.574374825715945" calcext:value-type="float">
            <text:p>0.574374825715945</text:p>
          </table:table-cell>
          <table:table-cell office:value-type="float" office:value="0.575731549207208" calcext:value-type="float">
            <text:p>0.575731549207208</text:p>
          </table:table-cell>
          <table:table-cell office:value-type="float" office:value="0.583469770874895" calcext:value-type="float">
            <text:p>0.583469770874895</text:p>
          </table:table-cell>
          <table:table-cell office:value-type="float" office:value="0.588406236107941" calcext:value-type="float">
            <text:p>0.588406236107941</text:p>
          </table:table-cell>
          <table:table-cell office:value-type="float" office:value="0.590218840927374" calcext:value-type="float">
            <text:p>0.590218840927374</text:p>
          </table:table-cell>
          <table:table-cell office:value-type="float" office:value="0.593378944574428" calcext:value-type="float">
            <text:p>0.593378944574428</text:p>
          </table:table-cell>
          <table:table-cell office:value-type="float" office:value="0.590326089315418" calcext:value-type="float">
            <text:p>0.590326089315418</text:p>
          </table:table-cell>
          <table:table-cell office:value-type="float" office:value="0.579782520402746" calcext:value-type="float">
            <text:p>0.579782520402746</text:p>
          </table:table-cell>
          <table:table-cell office:value-type="float" office:value="0.571880913811736" calcext:value-type="float">
            <text:p>0.571880913811736</text:p>
          </table:table-cell>
          <table:table-cell office:value-type="float" office:value="0.566070674382346" calcext:value-type="float">
            <text:p>0.566070674382346</text:p>
          </table:table-cell>
          <table:table-cell office:value-type="float" office:value="0.568803971154939" calcext:value-type="float">
            <text:p>0.568803971154939</text:p>
          </table:table-cell>
          <table:table-cell office:value-type="float" office:value="0.592509556228362" calcext:value-type="float">
            <text:p>0.592509556228362</text:p>
          </table:table-cell>
          <table:table-cell office:value-type="float" office:value="0.600097692497168" calcext:value-type="float">
            <text:p>0.600097692497168</text:p>
          </table:table-cell>
          <table:table-cell office:value-type="float" office:value="0.557707361231108" calcext:value-type="float">
            <text:p>0.557707361231108</text:p>
          </table:table-cell>
          <table:table-cell office:value-type="float" office:value="0.604181636608758" calcext:value-type="float">
            <text:p>0.604181636608758</text:p>
          </table:table-cell>
          <table:table-cell office:value-type="float" office:value="0.605297889453867" calcext:value-type="float">
            <text:p>0.605297889453867</text:p>
          </table:table-cell>
          <table:table-cell office:value-type="float" office:value="0.601933244357979" calcext:value-type="float">
            <text:p>0.601933244357979</text:p>
          </table:table-cell>
          <table:table-cell office:value-type="float" office:value="0.603004696664395" calcext:value-type="float">
            <text:p>0.603004696664395</text:p>
          </table:table-cell>
          <table:table-cell office:value-type="float" office:value="0.595145035386495" calcext:value-type="float">
            <text:p>0.595145035386495</text:p>
          </table:table-cell>
          <table:table-cell office:value-type="float" office:value="0.557929205024307" calcext:value-type="float">
            <text:p>0.557929205024307</text:p>
          </table:table-cell>
          <table:table-cell office:value-type="float" office:value="0.545359457032999" calcext:value-type="float">
            <text:p>0.545359457032999</text:p>
          </table:table-cell>
          <table:table-cell office:value-type="float" office:value="0.534802031639562" calcext:value-type="float">
            <text:p>0.534802031639562</text:p>
          </table:table-cell>
          <table:table-cell office:value-type="float" office:value="0.541271125663036" calcext:value-type="float">
            <text:p>0.541271125663036</text:p>
          </table:table-cell>
          <table:table-cell office:value-type="float" office:value="0.527463697221574" calcext:value-type="float">
            <text:p>0.527463697221574</text:p>
          </table:table-cell>
          <table:table-cell office:value-type="float" office:value="0.534582913460116" calcext:value-type="float">
            <text:p>0.534582913460116</text:p>
          </table:table-cell>
          <table:table-cell office:value-type="float" office:value="0.554934470051374" calcext:value-type="float">
            <text:p>0.554934470051374</text:p>
          </table:table-cell>
          <table:table-cell office:value-type="float" office:value="0.575779991154053" calcext:value-type="float">
            <text:p>0.575779991154053</text:p>
          </table:table-cell>
          <table:table-cell office:value-type="float" office:value="0.592818691821842" calcext:value-type="float">
            <text:p>0.592818691821842</text:p>
          </table:table-cell>
          <table:table-cell office:value-type="float" office:value="0.599518246857685" calcext:value-type="float">
            <text:p>0.599518246857685</text:p>
          </table:table-cell>
          <table:table-cell office:value-type="float" office:value="0.591415599125258" calcext:value-type="float">
            <text:p>0.591415599125258</text:p>
          </table:table-cell>
          <table:table-cell office:value-type="float" office:value="0.572631851033395" calcext:value-type="float">
            <text:p>0.572631851033395</text:p>
          </table:table-cell>
          <table:table-cell office:value-type="float" office:value="0.559366196789259" calcext:value-type="float">
            <text:p>0.559366196789259</text:p>
          </table:table-cell>
          <table:table-cell office:value-type="float" office:value="0.592081278446235" calcext:value-type="float">
            <text:p>0.592081278446235</text:p>
          </table:table-cell>
          <table:table-cell office:value-type="float" office:value="0.592899436675259" calcext:value-type="float">
            <text:p>0.592899436675259</text:p>
          </table:table-cell>
          <table:table-cell office:value-type="float" office:value="0.598695639792885" calcext:value-type="float">
            <text:p>0.598695639792885</text:p>
          </table:table-cell>
          <table:table-cell office:value-type="float" office:value="0.607884130489634" calcext:value-type="float">
            <text:p>0.607884130489634</text:p>
          </table:table-cell>
          <table:table-cell office:value-type="float" office:value="0.607819432949359" calcext:value-type="float">
            <text:p>0.607819432949359</text:p>
          </table:table-cell>
          <table:table-cell office:value-type="float" office:value="0.607173062219386" calcext:value-type="float">
            <text:p>0.607173062219386</text:p>
          </table:table-cell>
          <table:table-cell office:value-type="float" office:value="0.602087922026945" calcext:value-type="float">
            <text:p>0.602087922026945</text:p>
          </table:table-cell>
          <table:table-cell office:value-type="float" office:value="0.580845947771751" calcext:value-type="float">
            <text:p>0.580845947771751</text:p>
          </table:table-cell>
          <table:table-cell office:value-type="float" office:value="0.595739204045995" calcext:value-type="float">
            <text:p>0.595739204045995</text:p>
          </table:table-cell>
          <table:table-cell office:value-type="float" office:value="0.580340023622907" calcext:value-type="float">
            <text:p>0.580340023622907</text:p>
          </table:table-cell>
          <table:table-cell office:value-type="float" office:value="0.627271312490918" calcext:value-type="float">
            <text:p>0.627271312490918</text:p>
          </table:table-cell>
          <table:table-cell office:value-type="float" office:value="0.615976922156367" calcext:value-type="float">
            <text:p>0.615976922156367</text:p>
          </table:table-cell>
          <table:table-cell office:value-type="float" office:value="0.608040275961632" calcext:value-type="float">
            <text:p>0.608040275961632</text:p>
          </table:table-cell>
          <table:table-cell office:value-type="float" office:value="0.598611956596231" calcext:value-type="float">
            <text:p>0.598611956596231</text:p>
          </table:table-cell>
          <table:table-cell office:value-type="float" office:value="0.597241104395441" calcext:value-type="float">
            <text:p>0.597241104395441</text:p>
          </table:table-cell>
          <table:table-cell office:value-type="float" office:value="0.596428011522804" calcext:value-type="float">
            <text:p>0.596428011522804</text:p>
          </table:table-cell>
          <table:table-cell office:value-type="float" office:value="0.602807553245567" calcext:value-type="float">
            <text:p>0.602807553245567</text:p>
          </table:table-cell>
          <table:table-cell office:value-type="float" office:value="0.614694655515234" calcext:value-type="float">
            <text:p>0.614694655515234</text:p>
          </table:table-cell>
          <table:table-cell office:value-type="float" office:value="0.616722788632239" calcext:value-type="float">
            <text:p>0.616722788632239</text:p>
          </table:table-cell>
          <table:table-cell office:value-type="float" office:value="0.655673928107219" calcext:value-type="float">
            <text:p>0.655673928107219</text:p>
          </table:table-cell>
          <table:table-cell office:value-type="float" office:value="0.657630214136735" calcext:value-type="float">
            <text:p>0.657630214136735</text:p>
          </table:table-cell>
          <table:table-cell office:value-type="float" office:value="0.650382889432842" calcext:value-type="float">
            <text:p>0.650382889432842</text:p>
          </table:table-cell>
          <table:table-cell office:value-type="float" office:value="0.655204082788784" calcext:value-type="float">
            <text:p>0.655204082788784</text:p>
          </table:table-cell>
          <table:table-cell office:value-type="float" office:value="0.631755073775076" calcext:value-type="float">
            <text:p>0.631755073775076</text:p>
          </table:table-cell>
          <table:table-cell office:value-type="float" office:value="0.634545380087863" calcext:value-type="float">
            <text:p>0.634545380087863</text:p>
          </table:table-cell>
          <table:table-cell office:value-type="float" office:value="0.603915223491437" calcext:value-type="float">
            <text:p>0.603915223491437</text:p>
          </table:table-cell>
          <table:table-cell office:value-type="float" office:value="0.5782663519238" calcext:value-type="float">
            <text:p>0.5782663519238</text:p>
          </table:table-cell>
          <table:table-cell office:value-type="float" office:value="0.563190970961812" calcext:value-type="float">
            <text:p>0.563190970961812</text:p>
          </table:table-cell>
          <table:table-cell office:value-type="float" office:value="0.556751038360705" calcext:value-type="float">
            <text:p>0.556751038360705</text:p>
          </table:table-cell>
          <table:table-cell office:value-type="float" office:value="0.56451236908195" calcext:value-type="float">
            <text:p>0.56451236908195</text:p>
          </table:table-cell>
          <table:table-cell office:value-type="float" office:value="0.572152158143515" calcext:value-type="float">
            <text:p>0.572152158143515</text:p>
          </table:table-cell>
          <table:table-cell office:value-type="float" office:value="0.594717110535432" calcext:value-type="float">
            <text:p>0.594717110535432</text:p>
          </table:table-cell>
          <table:table-cell office:value-type="float" office:value="0.60272598269795" calcext:value-type="float">
            <text:p>0.60272598269795</text:p>
          </table:table-cell>
          <table:table-cell office:value-type="float" office:value="0.607137729347215" calcext:value-type="float">
            <text:p>0.607137729347215</text:p>
          </table:table-cell>
          <table:table-cell office:value-type="float" office:value="0.604636097189295" calcext:value-type="float">
            <text:p>0.604636097189295</text:p>
          </table:table-cell>
          <table:table-cell office:value-type="float" office:value="0.602322389365633" calcext:value-type="float">
            <text:p>0.602322389365633</text:p>
          </table:table-cell>
          <table:table-cell office:value-type="float" office:value="0.59720680595336" calcext:value-type="float">
            <text:p>0.59720680595336</text:p>
          </table:table-cell>
          <table:table-cell office:value-type="float" office:value="0.598220626312676" calcext:value-type="float">
            <text:p>0.598220626312676</text:p>
          </table:table-cell>
          <table:table-cell office:value-type="float" office:value="0.598243589602715" calcext:value-type="float">
            <text:p>0.598243589602715</text:p>
          </table:table-cell>
          <table:table-cell office:value-type="float" office:value="0.601744839515979" calcext:value-type="float">
            <text:p>0.601744839515979</text:p>
          </table:table-cell>
          <table:table-cell office:value-type="float" office:value="0.602964110756312" calcext:value-type="float">
            <text:p>0.602964110756312</text:p>
          </table:table-cell>
          <table:table-cell office:value-type="float" office:value="0.602521969801899" calcext:value-type="float">
            <text:p>0.602521969801899</text:p>
          </table:table-cell>
          <table:table-cell office:value-type="float" office:value="0.600846727638148" calcext:value-type="float">
            <text:p>0.600846727638148</text:p>
          </table:table-cell>
          <table:table-cell office:value-type="float" office:value="0.60117940615483" calcext:value-type="float">
            <text:p>0.60117940615483</text:p>
          </table:table-cell>
          <table:table-cell office:value-type="float" office:value="0.602867857014937" calcext:value-type="float">
            <text:p>0.602867857014937</text:p>
          </table:table-cell>
          <table:table-cell office:value-type="float" office:value="0.601966836705959" calcext:value-type="float">
            <text:p>0.601966836705959</text:p>
          </table:table-cell>
          <table:table-cell office:value-type="float" office:value="0.600316767594636" calcext:value-type="float">
            <text:p>0.600316767594636</text:p>
          </table:table-cell>
          <table:table-cell office:value-type="float" office:value="0.59910048666119" calcext:value-type="float">
            <text:p>0.59910048666119</text:p>
          </table:table-cell>
          <table:table-cell office:value-type="float" office:value="0.598900831284179" calcext:value-type="float">
            <text:p>0.598900831284179</text:p>
          </table:table-cell>
          <table:table-cell office:value-type="float" office:value="0.59910861563759" calcext:value-type="float">
            <text:p>0.59910861563759</text:p>
          </table:table-cell>
          <table:table-cell office:value-type="float" office:value="0.597589663697649" calcext:value-type="float">
            <text:p>0.597589663697649</text:p>
          </table:table-cell>
          <table:table-cell office:value-type="float" office:value="0.59750814881787" calcext:value-type="float">
            <text:p>0.59750814881787</text:p>
          </table:table-cell>
          <table:table-cell office:value-type="float" office:value="0.597758936456976" calcext:value-type="float">
            <text:p>0.597758936456976</text:p>
          </table:table-cell>
          <table:table-cell office:value-type="float" office:value="0.597564188960992" calcext:value-type="float">
            <text:p>0.597564188960992</text:p>
          </table:table-cell>
          <table:table-cell office:value-type="float" office:value="0.597864018231979" calcext:value-type="float">
            <text:p>0.597864018231979</text:p>
          </table:table-cell>
          <table:table-cell office:value-type="float" office:value="0.596253957210317" calcext:value-type="float">
            <text:p>0.596253957210317</text:p>
          </table:table-cell>
          <table:table-cell office:value-type="float" office:value="0.596460222473143" calcext:value-type="float">
            <text:p>0.596460222473143</text:p>
          </table:table-cell>
          <table:table-cell office:value-type="float" office:value="0.596136466113299" calcext:value-type="float">
            <text:p>0.596136466113299</text:p>
          </table:table-cell>
          <table:table-cell office:value-type="float" office:value="0.595830687763583" calcext:value-type="float">
            <text:p>0.595830687763583</text:p>
          </table:table-cell>
          <table:table-cell office:value-type="float" office:value="0.596117001219485" calcext:value-type="float">
            <text:p>0.596117001219485</text:p>
          </table:table-cell>
          <table:table-cell office:value-type="float" office:value="0.596545294395543" calcext:value-type="float">
            <text:p>0.596545294395543</text:p>
          </table:table-cell>
          <table:table-cell office:value-type="float" office:value="0.597392172800237" calcext:value-type="float">
            <text:p>0.597392172800237</text:p>
          </table:table-cell>
          <table:table-cell office:value-type="float" office:value="0.595300164246355" calcext:value-type="float">
            <text:p>0.595300164246355</text:p>
          </table:table-cell>
          <table:table-cell office:value-type="float" office:value="0.595549849680012" calcext:value-type="float">
            <text:p>0.595549849680012</text:p>
          </table:table-cell>
          <table:table-cell office:value-type="float" office:value="0.596073921226256" calcext:value-type="float">
            <text:p>0.596073921226256</text:p>
          </table:table-cell>
          <table:table-cell office:value-type="float" office:value="0.596232428719526" calcext:value-type="float">
            <text:p>0.596232428719526</text:p>
          </table:table-cell>
          <table:table-cell office:value-type="float" office:value="0.596093414035215" calcext:value-type="float">
            <text:p>0.596093414035215</text:p>
          </table:table-cell>
          <table:table-cell office:value-type="float" office:value="0.596286539128792" calcext:value-type="float">
            <text:p>0.596286539128792</text:p>
          </table:table-cell>
          <table:table-cell office:value-type="float" office:value="0.595993234530025" calcext:value-type="float">
            <text:p>0.595993234530025</text:p>
          </table:table-cell>
          <table:table-cell office:value-type="float" office:value="0.597175421384846" calcext:value-type="float">
            <text:p>0.597175421384846</text:p>
          </table:table-cell>
          <table:table-cell office:value-type="float" office:value="0.595208991083572" calcext:value-type="float">
            <text:p>0.595208991083572</text:p>
          </table:table-cell>
          <table:table-cell office:value-type="float" office:value="0.596959600124712" calcext:value-type="float">
            <text:p>0.596959600124712</text:p>
          </table:table-cell>
          <table:table-cell office:value-type="float" office:value="0.59602229350532" calcext:value-type="float">
            <text:p>0.59602229350532</text:p>
          </table:table-cell>
          <table:table-cell office:value-type="float" office:value="0.595601920171515" calcext:value-type="float">
            <text:p>0.595601920171515</text:p>
          </table:table-cell>
          <table:table-cell office:value-type="float" office:value="0.595925838639416" calcext:value-type="float">
            <text:p>0.595925838639416</text:p>
          </table:table-cell>
          <table:table-cell office:value-type="float" office:value="0.595752708351168" calcext:value-type="float">
            <text:p>0.595752708351168</text:p>
          </table:table-cell>
          <table:table-cell office:value-type="float" office:value="0.596111601447511" calcext:value-type="float">
            <text:p>0.596111601447511</text:p>
          </table:table-cell>
          <table:table-cell office:value-type="float" office:value="0.595027375436758" calcext:value-type="float">
            <text:p>0.595027375436758</text:p>
          </table:table-cell>
          <table:table-cell office:value-type="float" office:value="0.594390004837697" calcext:value-type="float">
            <text:p>0.594390004837697</text:p>
          </table:table-cell>
          <table:table-cell office:value-type="float" office:value="0.594381695001544" calcext:value-type="float">
            <text:p>0.594381695001544</text:p>
          </table:table-cell>
          <table:table-cell office:value-type="float" office:value="0.593782149146924" calcext:value-type="float">
            <text:p>0.593782149146924</text:p>
          </table:table-cell>
          <table:table-cell office:value-type="float" office:value="0.594203920842124" calcext:value-type="float">
            <text:p>0.594203920842124</text:p>
          </table:table-cell>
          <table:table-cell office:value-type="float" office:value="0.59334237756485" calcext:value-type="float">
            <text:p>0.59334237756485</text:p>
          </table:table-cell>
          <table:table-cell office:value-type="float" office:value="0.593392945825799" calcext:value-type="float">
            <text:p>0.593392945825799</text:p>
          </table:table-cell>
          <table:table-cell office:value-type="float" office:value="0.592877947614219" calcext:value-type="float">
            <text:p>0.592877947614219</text:p>
          </table:table-cell>
          <table:table-cell office:value-type="float" office:value="0.593265821233198" calcext:value-type="float">
            <text:p>0.593265821233198</text:p>
          </table:table-cell>
          <table:table-cell office:value-type="float" office:value="0.593373947548998" calcext:value-type="float">
            <text:p>0.593373947548998</text:p>
          </table:table-cell>
          <table:table-cell office:value-type="float" office:value="0.593793692097642" calcext:value-type="float">
            <text:p>0.593793692097642</text:p>
          </table:table-cell>
          <table:table-cell office:value-type="float" office:value="0.594137607440574" calcext:value-type="float">
            <text:p>0.594137607440574</text:p>
          </table:table-cell>
          <table:table-cell office:value-type="float" office:value="0.593189635315922" calcext:value-type="float">
            <text:p>0.593189635315922</text:p>
          </table:table-cell>
          <table:table-cell office:value-type="float" office:value="0.59440594564405" calcext:value-type="float">
            <text:p>0.59440594564405</text:p>
          </table:table-cell>
          <table:table-cell office:value-type="float" office:value="0.592798216260942" calcext:value-type="float">
            <text:p>0.592798216260942</text:p>
          </table:table-cell>
          <table:table-cell office:value-type="float" office:value="0.593803162927115" calcext:value-type="float">
            <text:p>0.593803162927115</text:p>
          </table:table-cell>
          <table:table-cell office:value-type="float" office:value="0.593403822662292" calcext:value-type="float">
            <text:p>0.593403822662292</text:p>
          </table:table-cell>
          <table:table-cell office:value-type="float" office:value="0.593550612967517" calcext:value-type="float">
            <text:p>0.593550612967517</text:p>
          </table:table-cell>
          <table:table-cell office:value-type="float" office:value="0.593548671189931" calcext:value-type="float">
            <text:p>0.593548671189931</text:p>
          </table:table-cell>
          <table:table-cell office:value-type="float" office:value="0.593018637794398" calcext:value-type="float">
            <text:p>0.593018637794398</text:p>
          </table:table-cell>
          <table:table-cell office:value-type="float" office:value="0.593647742467799" calcext:value-type="float">
            <text:p>0.593647742467799</text:p>
          </table:table-cell>
          <table:table-cell office:value-type="float" office:value="0.593341545036162" calcext:value-type="float">
            <text:p>0.593341545036162</text:p>
          </table:table-cell>
          <table:table-cell office:value-type="float" office:value="0.594059798427522" calcext:value-type="float">
            <text:p>0.594059798427522</text:p>
          </table:table-cell>
          <table:table-cell office:value-type="float" office:value="0.593650596586064" calcext:value-type="float">
            <text:p>0.593650596586064</text:p>
          </table:table-cell>
          <table:table-cell office:value-type="float" office:value="0.593483024467592" calcext:value-type="float">
            <text:p>0.593483024467592</text:p>
          </table:table-cell>
          <table:table-cell office:value-type="float" office:value="0.594747591875334" calcext:value-type="float">
            <text:p>0.594747591875334</text:p>
          </table:table-cell>
          <table:table-cell office:value-type="float" office:value="0.593687343514409" calcext:value-type="float">
            <text:p>0.593687343514409</text:p>
          </table:table-cell>
          <table:table-cell office:value-type="float" office:value="0.593344798067182" calcext:value-type="float">
            <text:p>0.593344798067182</text:p>
          </table:table-cell>
          <table:table-cell office:value-type="float" office:value="0.59384908504066" calcext:value-type="float">
            <text:p>0.59384908504066</text:p>
          </table:table-cell>
          <table:table-cell office:value-type="float" office:value="0.594611815743747" calcext:value-type="float">
            <text:p>0.594611815743747</text:p>
          </table:table-cell>
          <table:table-cell office:value-type="float" office:value="0.593602880620267" calcext:value-type="float">
            <text:p>0.593602880620267</text:p>
          </table:table-cell>
          <table:table-cell office:value-type="float" office:value="0.594287524846724" calcext:value-type="float">
            <text:p>0.594287524846724</text:p>
          </table:table-cell>
          <table:table-cell office:value-type="float" office:value="0.593505794926881" calcext:value-type="float">
            <text:p>0.593505794926881</text:p>
          </table:table-cell>
          <table:table-cell office:value-type="float" office:value="0.593560180838947" calcext:value-type="float">
            <text:p>0.593560180838947</text:p>
          </table:table-cell>
          <table:table-cell office:value-type="float" office:value="0.594151788095841" calcext:value-type="float">
            <text:p>0.594151788095841</text:p>
          </table:table-cell>
          <table:table-cell office:value-type="float" office:value="0.593982691546368" calcext:value-type="float">
            <text:p>0.593982691546368</text:p>
          </table:table-cell>
          <table:table-cell office:value-type="float" office:value="0.593089098758999" calcext:value-type="float">
            <text:p>0.593089098758999</text:p>
          </table:table-cell>
          <table:table-cell office:value-type="float" office:value="0.593796274985246" calcext:value-type="float">
            <text:p>0.593796274985246</text:p>
          </table:table-cell>
          <table:table-cell office:value-type="float" office:value="0.593311405825051" calcext:value-type="float">
            <text:p>0.593311405825051</text:p>
          </table:table-cell>
          <table:table-cell office:value-type="float" office:value="0.593309802620277" calcext:value-type="float">
            <text:p>0.593309802620277</text:p>
          </table:table-cell>
          <table:table-cell office:value-type="float" office:value="0.593897172884372" calcext:value-type="float">
            <text:p>0.593897172884372</text:p>
          </table:table-cell>
          <table:table-cell office:value-type="float" office:value="0.593102026864597" calcext:value-type="float">
            <text:p>0.593102026864597</text:p>
          </table:table-cell>
          <table:table-cell office:value-type="float" office:value="0.593874750857019" calcext:value-type="float">
            <text:p>0.593874750857019</text:p>
          </table:table-cell>
          <table:table-cell office:value-type="float" office:value="0.593298123351234" calcext:value-type="float">
            <text:p>0.593298123351234</text:p>
          </table:table-cell>
          <table:table-cell office:value-type="float" office:value="0.594599545668323" calcext:value-type="float">
            <text:p>0.594599545668323</text:p>
          </table:table-cell>
          <table:table-cell office:value-type="float" office:value="0.593790576489559" calcext:value-type="float">
            <text:p>0.593790576489559</text:p>
          </table:table-cell>
          <table:table-cell office:value-type="float" office:value="0.594125168905653" calcext:value-type="float">
            <text:p>0.594125168905653</text:p>
          </table:table-cell>
          <table:table-cell office:value-type="float" office:value="0.594535719877027" calcext:value-type="float">
            <text:p>0.594535719877027</text:p>
          </table:table-cell>
          <table:table-cell office:value-type="float" office:value="0.59294749464513" calcext:value-type="float">
            <text:p>0.59294749464513</text:p>
          </table:table-cell>
          <table:table-cell office:value-type="float" office:value="0.593295006092385" calcext:value-type="float">
            <text:p>0.593295006092385</text:p>
          </table:table-cell>
          <table:table-cell office:value-type="float" office:value="0.594479125828323" calcext:value-type="float">
            <text:p>0.594479125828323</text:p>
          </table:table-cell>
          <table:table-cell office:value-type="float" office:value="0.593763797552309" calcext:value-type="float">
            <text:p>0.593763797552309</text:p>
          </table:table-cell>
          <table:table-cell office:value-type="float" office:value="0.593600820311024" calcext:value-type="float">
            <text:p>0.593600820311024</text:p>
          </table:table-cell>
          <table:table-cell office:value-type="float" office:value="0.594247242860052" calcext:value-type="float">
            <text:p>0.594247242860052</text:p>
          </table:table-cell>
          <table:table-cell office:value-type="float" office:value="0.593259094318844" calcext:value-type="float">
            <text:p>0.593259094318844</text:p>
          </table:table-cell>
          <table:table-cell office:value-type="float" office:value="0.593349849214303" calcext:value-type="float">
            <text:p>0.593349849214303</text:p>
          </table:table-cell>
          <table:table-cell office:value-type="float" office:value="0.593879254891871" calcext:value-type="float">
            <text:p>0.593879254891871</text:p>
          </table:table-cell>
          <table:table-cell office:value-type="float" office:value="0.593614153059499" calcext:value-type="float">
            <text:p>0.593614153059499</text:p>
          </table:table-cell>
          <table:table-cell office:value-type="float" office:value="0.594469649163916" calcext:value-type="float">
            <text:p>0.594469649163916</text:p>
          </table:table-cell>
          <table:table-cell office:value-type="float" office:value="0.593906540809107" calcext:value-type="float">
            <text:p>0.593906540809107</text:p>
          </table:table-cell>
          <table:table-cell office:value-type="float" office:value="0.593538857928012" calcext:value-type="float">
            <text:p>0.593538857928012</text:p>
          </table:table-cell>
          <table:table-cell office:value-type="float" office:value="0.595010560356931" calcext:value-type="float">
            <text:p>0.595010560356931</text:p>
          </table:table-cell>
          <table:table-cell office:value-type="float" office:value="0.592925374128538" calcext:value-type="float">
            <text:p>0.592925374128538</text:p>
          </table:table-cell>
          <table:table-cell office:value-type="float" office:value="0.593920845999744" calcext:value-type="float">
            <text:p>0.593920845999744</text:p>
          </table:table-cell>
          <table:table-cell office:value-type="float" office:value="0.59370934495105" calcext:value-type="float">
            <text:p>0.59370934495105</text:p>
          </table:table-cell>
          <table:table-cell office:value-type="float" office:value="0.59405368343557" calcext:value-type="float">
            <text:p>0.59405368343557</text:p>
          </table:table-cell>
          <table:table-cell office:value-type="float" office:value="0.593461759563356" calcext:value-type="float">
            <text:p>0.593461759563356</text:p>
          </table:table-cell>
          <table:table-cell office:value-type="float" office:value="0.593815409464076" calcext:value-type="float">
            <text:p>0.593815409464076</text:p>
          </table:table-cell>
          <table:table-cell office:value-type="float" office:value="0.593691684805067" calcext:value-type="float">
            <text:p>0.593691684805067</text:p>
          </table:table-cell>
          <table:table-cell office:value-type="float" office:value="0.594153022351009" calcext:value-type="float">
            <text:p>0.594153022351009</text:p>
          </table:table-cell>
          <table:table-cell office:value-type="float" office:value="0.592714723619187" calcext:value-type="float">
            <text:p>0.592714723619187</text:p>
          </table:table-cell>
          <table:table-cell office:value-type="float" office:value="0.593044838988949" calcext:value-type="float">
            <text:p>0.593044838988949</text:p>
          </table:table-cell>
          <table:table-cell office:value-type="float" office:value="0.593955745854763" calcext:value-type="float">
            <text:p>0.593955745854763</text:p>
          </table:table-cell>
          <table:table-cell office:value-type="float" office:value="0.594065469830928" calcext:value-type="float">
            <text:p>0.594065469830928</text:p>
          </table:table-cell>
          <table:table-cell office:value-type="float" office:value="0.593950567371598" calcext:value-type="float">
            <text:p>0.593950567371598</text:p>
          </table:table-cell>
          <table:table-cell office:value-type="float" office:value="0.593468193814922" calcext:value-type="float">
            <text:p>0.593468193814922</text:p>
          </table:table-cell>
          <table:table-cell office:value-type="float" office:value="0.593922786504908" calcext:value-type="float">
            <text:p>0.593922786504908</text:p>
          </table:table-cell>
          <table:table-cell office:value-type="float" office:value="0.593272223158241" calcext:value-type="float">
            <text:p>0.593272223158241</text:p>
          </table:table-cell>
          <table:table-cell office:value-type="float" office:value="0.594068636555978" calcext:value-type="float">
            <text:p>0.594068636555978</text:p>
          </table:table-cell>
          <table:table-cell office:value-type="float" office:value="0.594208031699871" calcext:value-type="float">
            <text:p>0.594208031699871</text:p>
          </table:table-cell>
          <table:table-cell office:value-type="float" office:value="0.593517296745503" calcext:value-type="float">
            <text:p>0.593517296745503</text:p>
          </table:table-cell>
          <table:table-cell office:value-type="float" office:value="0.592946071241515" calcext:value-type="float">
            <text:p>0.592946071241515</text:p>
          </table:table-cell>
          <table:table-cell office:value-type="float" office:value="0.594037463101653" calcext:value-type="float">
            <text:p>0.594037463101653</text:p>
          </table:table-cell>
          <table:table-cell office:value-type="float" office:value="0.593571485785866" calcext:value-type="float">
            <text:p>0.593571485785866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99709996252191" calcext:value-type="float">
            <text:p>-0.199709996252191</text:p>
          </table:table-cell>
          <table:table-cell office:value-type="float" office:value="-0.199450522942688" calcext:value-type="float">
            <text:p>-0.199450522942688</text:p>
          </table:table-cell>
          <table:table-cell office:value-type="float" office:value="-0.199419889577116" calcext:value-type="float">
            <text:p>-0.199419889577116</text:p>
          </table:table-cell>
          <table:table-cell office:value-type="float" office:value="-0.199627391035037" calcext:value-type="float">
            <text:p>-0.199627391035037</text:p>
          </table:table-cell>
          <table:table-cell office:value-type="float" office:value="-0.199801997566455" calcext:value-type="float">
            <text:p>-0.199801997566455</text:p>
          </table:table-cell>
          <table:table-cell office:value-type="float" office:value="-0.199506399515457" calcext:value-type="float">
            <text:p>-0.199506399515457</text:p>
          </table:table-cell>
          <table:table-cell office:value-type="float" office:value="-0.199502381806853" calcext:value-type="float">
            <text:p>-0.199502381806853</text:p>
          </table:table-cell>
          <table:table-cell office:value-type="float" office:value="-0.199609786782689" calcext:value-type="float">
            <text:p>-0.199609786782689</text:p>
          </table:table-cell>
          <table:table-cell office:value-type="float" office:value="-0.199555121812473" calcext:value-type="float">
            <text:p>-0.199555121812473</text:p>
          </table:table-cell>
          <table:table-cell office:value-type="float" office:value="-0.19953710007635" calcext:value-type="float">
            <text:p>-0.19953710007635</text:p>
          </table:table-cell>
          <table:table-cell office:value-type="float" office:value="-0.199666272695248" calcext:value-type="float">
            <text:p>-0.199666272695248</text:p>
          </table:table-cell>
          <table:table-cell office:value-type="float" office:value="-0.199493552003335" calcext:value-type="float">
            <text:p>-0.199493552003335</text:p>
          </table:table-cell>
          <table:table-cell office:value-type="float" office:value="-0.199622461434119" calcext:value-type="float">
            <text:p>-0.199622461434119</text:p>
          </table:table-cell>
          <table:table-cell office:value-type="float" office:value="-0.199532034866196" calcext:value-type="float">
            <text:p>-0.199532034866196</text:p>
          </table:table-cell>
          <table:table-cell office:value-type="float" office:value="-0.199680823088611" calcext:value-type="float">
            <text:p>-0.199680823088611</text:p>
          </table:table-cell>
          <table:table-cell office:value-type="float" office:value="-0.199500802563781" calcext:value-type="float">
            <text:p>-0.199500802563781</text:p>
          </table:table-cell>
          <table:table-cell office:value-type="float" office:value="-0.199589082808409" calcext:value-type="float">
            <text:p>-0.199589082808409</text:p>
          </table:table-cell>
          <table:table-cell office:value-type="float" office:value="-0.199695053011346" calcext:value-type="float">
            <text:p>-0.199695053011346</text:p>
          </table:table-cell>
          <table:table-cell office:value-type="float" office:value="-0.19955421487427" calcext:value-type="float">
            <text:p>-0.19955421487427</text:p>
          </table:table-cell>
          <table:table-cell office:value-type="float" office:value="-0.1997744890485" calcext:value-type="float">
            <text:p>-0.1997744890485</text:p>
          </table:table-cell>
          <table:table-cell office:value-type="float" office:value="-0.199609205950258" calcext:value-type="float">
            <text:p>-0.199609205950258</text:p>
          </table:table-cell>
          <table:table-cell office:value-type="float" office:value="-0.199579923814366" calcext:value-type="float">
            <text:p>-0.199579923814366</text:p>
          </table:table-cell>
          <table:table-cell office:value-type="float" office:value="-0.199382965373507" calcext:value-type="float">
            <text:p>-0.199382965373507</text:p>
          </table:table-cell>
          <table:table-cell office:value-type="float" office:value="-0.199528654597988" calcext:value-type="float">
            <text:p>-0.199528654597988</text:p>
          </table:table-cell>
          <table:table-cell office:value-type="float" office:value="-0.199598512124497" calcext:value-type="float">
            <text:p>-0.199598512124497</text:p>
          </table:table-cell>
          <table:table-cell office:value-type="float" office:value="-0.199245587638777" calcext:value-type="float">
            <text:p>-0.199245587638777</text:p>
          </table:table-cell>
          <table:table-cell office:value-type="float" office:value="-0.199718326581111" calcext:value-type="float">
            <text:p>-0.199718326581111</text:p>
          </table:table-cell>
          <table:table-cell office:value-type="float" office:value="-0.199670391951225" calcext:value-type="float">
            <text:p>-0.199670391951225</text:p>
          </table:table-cell>
          <table:table-cell office:value-type="float" office:value="-0.199404187333756" calcext:value-type="float">
            <text:p>-0.199404187333756</text:p>
          </table:table-cell>
          <table:table-cell office:value-type="float" office:value="-0.199802125244887" calcext:value-type="float">
            <text:p>-0.199802125244887</text:p>
          </table:table-cell>
          <table:table-cell office:value-type="float" office:value="-0.199308330337537" calcext:value-type="float">
            <text:p>-0.199308330337537</text:p>
          </table:table-cell>
          <table:table-cell office:value-type="float" office:value="-0.199714149717509" calcext:value-type="float">
            <text:p>-0.199714149717509</text:p>
          </table:table-cell>
          <table:table-cell office:value-type="float" office:value="-0.199372251054203" calcext:value-type="float">
            <text:p>-0.199372251054203</text:p>
          </table:table-cell>
          <table:table-cell office:value-type="float" office:value="-0.199321246521461" calcext:value-type="float">
            <text:p>-0.199321246521461</text:p>
          </table:table-cell>
          <table:table-cell office:value-type="float" office:value="-0.199122634776174" calcext:value-type="float">
            <text:p>-0.199122634776174</text:p>
          </table:table-cell>
          <table:table-cell office:value-type="float" office:value="-0.198805192479534" calcext:value-type="float">
            <text:p>-0.198805192479534</text:p>
          </table:table-cell>
          <table:table-cell office:value-type="float" office:value="-0.198933471798488" calcext:value-type="float">
            <text:p>-0.198933471798488</text:p>
          </table:table-cell>
          <table:table-cell office:value-type="float" office:value="-0.199132733640017" calcext:value-type="float">
            <text:p>-0.199132733640017</text:p>
          </table:table-cell>
          <table:table-cell office:value-type="float" office:value="-0.199013848662087" calcext:value-type="float">
            <text:p>-0.199013848662087</text:p>
          </table:table-cell>
          <table:table-cell office:value-type="float" office:value="-0.199241051755312" calcext:value-type="float">
            <text:p>-0.199241051755312</text:p>
          </table:table-cell>
          <table:table-cell office:value-type="float" office:value="-0.196258590756439" calcext:value-type="float">
            <text:p>-0.196258590756439</text:p>
          </table:table-cell>
          <table:table-cell office:value-type="float" office:value="-0.192319081313783" calcext:value-type="float">
            <text:p>-0.192319081313783</text:p>
          </table:table-cell>
          <table:table-cell office:value-type="float" office:value="-0.268355682355836" calcext:value-type="float">
            <text:p>-0.268355682355836</text:p>
          </table:table-cell>
          <table:table-cell office:value-type="float" office:value="-0.261355395041262" calcext:value-type="float">
            <text:p>-0.261355395041262</text:p>
          </table:table-cell>
          <table:table-cell office:value-type="float" office:value="-0.260014532945374" calcext:value-type="float">
            <text:p>-0.260014532945374</text:p>
          </table:table-cell>
          <table:table-cell office:value-type="float" office:value="-0.264023323748655" calcext:value-type="float">
            <text:p>-0.264023323748655</text:p>
          </table:table-cell>
          <table:table-cell office:value-type="float" office:value="-0.256763963474109" calcext:value-type="float">
            <text:p>-0.256763963474109</text:p>
          </table:table-cell>
          <table:table-cell office:value-type="float" office:value="-0.242811458400662" calcext:value-type="float">
            <text:p>-0.242811458400662</text:p>
          </table:table-cell>
          <table:table-cell office:value-type="float" office:value="-0.19811203625291" calcext:value-type="float">
            <text:p>-0.19811203625291</text:p>
          </table:table-cell>
          <table:table-cell office:value-type="float" office:value="-0.192245531784878" calcext:value-type="float">
            <text:p>-0.192245531784878</text:p>
          </table:table-cell>
          <table:table-cell office:value-type="float" office:value="-0.193031988165916" calcext:value-type="float">
            <text:p>-0.193031988165916</text:p>
          </table:table-cell>
          <table:table-cell office:value-type="float" office:value="-0.189694600027765" calcext:value-type="float">
            <text:p>-0.189694600027765</text:p>
          </table:table-cell>
          <table:table-cell office:value-type="float" office:value="-0.192016433316037" calcext:value-type="float">
            <text:p>-0.192016433316037</text:p>
          </table:table-cell>
          <table:table-cell office:value-type="float" office:value="-0.192490762135298" calcext:value-type="float">
            <text:p>-0.192490762135298</text:p>
          </table:table-cell>
          <table:table-cell office:value-type="float" office:value="-0.190924962866249" calcext:value-type="float">
            <text:p>-0.190924962866249</text:p>
          </table:table-cell>
          <table:table-cell office:value-type="float" office:value="-0.193221481252687" calcext:value-type="float">
            <text:p>-0.193221481252687</text:p>
          </table:table-cell>
          <table:table-cell office:value-type="float" office:value="-0.196971295858816" calcext:value-type="float">
            <text:p>-0.196971295858816</text:p>
          </table:table-cell>
          <table:table-cell office:value-type="float" office:value="-0.205190857662435" calcext:value-type="float">
            <text:p>-0.205190857662435</text:p>
          </table:table-cell>
          <table:table-cell office:value-type="float" office:value="-0.214596338797462" calcext:value-type="float">
            <text:p>-0.214596338797462</text:p>
          </table:table-cell>
          <table:table-cell office:value-type="float" office:value="-0.21650269633788" calcext:value-type="float">
            <text:p>-0.21650269633788</text:p>
          </table:table-cell>
          <table:table-cell office:value-type="float" office:value="-0.217048666163818" calcext:value-type="float">
            <text:p>-0.217048666163818</text:p>
          </table:table-cell>
          <table:table-cell office:value-type="float" office:value="-0.213646476644238" calcext:value-type="float">
            <text:p>-0.213646476644238</text:p>
          </table:table-cell>
          <table:table-cell office:value-type="float" office:value="-0.211585378714009" calcext:value-type="float">
            <text:p>-0.211585378714009</text:p>
          </table:table-cell>
          <table:table-cell office:value-type="float" office:value="-0.208155454799767" calcext:value-type="float">
            <text:p>-0.208155454799767</text:p>
          </table:table-cell>
          <table:table-cell office:value-type="float" office:value="-0.204965130574834" calcext:value-type="float">
            <text:p>-0.204965130574834</text:p>
          </table:table-cell>
          <table:table-cell office:value-type="float" office:value="-0.19572035092351" calcext:value-type="float">
            <text:p>-0.19572035092351</text:p>
          </table:table-cell>
          <table:table-cell office:value-type="float" office:value="-0.193573248880039" calcext:value-type="float">
            <text:p>-0.193573248880039</text:p>
          </table:table-cell>
          <table:table-cell office:value-type="float" office:value="-0.200726809998279" calcext:value-type="float">
            <text:p>-0.200726809998279</text:p>
          </table:table-cell>
          <table:table-cell office:value-type="float" office:value="-0.206768854515139" calcext:value-type="float">
            <text:p>-0.206768854515139</text:p>
          </table:table-cell>
          <table:table-cell office:value-type="float" office:value="-0.239523833071628" calcext:value-type="float">
            <text:p>-0.239523833071628</text:p>
          </table:table-cell>
          <table:table-cell office:value-type="float" office:value="-0.251002040119053" calcext:value-type="float">
            <text:p>-0.251002040119053</text:p>
          </table:table-cell>
          <table:table-cell office:value-type="float" office:value="-0.258273360307557" calcext:value-type="float">
            <text:p>-0.258273360307557</text:p>
          </table:table-cell>
          <table:table-cell office:value-type="float" office:value="-0.2589434327517" calcext:value-type="float">
            <text:p>-0.2589434327517</text:p>
          </table:table-cell>
          <table:table-cell office:value-type="float" office:value="-0.259052746060396" calcext:value-type="float">
            <text:p>-0.259052746060396</text:p>
          </table:table-cell>
          <table:table-cell office:value-type="float" office:value="-0.256897367033849" calcext:value-type="float">
            <text:p>-0.256897367033849</text:p>
          </table:table-cell>
          <table:table-cell office:value-type="float" office:value="-0.256852612080381" calcext:value-type="float">
            <text:p>-0.256852612080381</text:p>
          </table:table-cell>
          <table:table-cell office:value-type="float" office:value="-0.257553372914387" calcext:value-type="float">
            <text:p>-0.257553372914387</text:p>
          </table:table-cell>
          <table:table-cell office:value-type="float" office:value="-0.258552237494076" calcext:value-type="float">
            <text:p>-0.258552237494076</text:p>
          </table:table-cell>
          <table:table-cell office:value-type="float" office:value="-0.258034014193143" calcext:value-type="float">
            <text:p>-0.258034014193143</text:p>
          </table:table-cell>
          <table:table-cell office:value-type="float" office:value="-0.264740084898446" calcext:value-type="float">
            <text:p>-0.264740084898446</text:p>
          </table:table-cell>
          <table:table-cell office:value-type="float" office:value="-0.26819143435452" calcext:value-type="float">
            <text:p>-0.26819143435452</text:p>
          </table:table-cell>
          <table:table-cell office:value-type="float" office:value="-0.268533409461534" calcext:value-type="float">
            <text:p>-0.268533409461534</text:p>
          </table:table-cell>
          <table:table-cell office:value-type="float" office:value="-0.266299748568633" calcext:value-type="float">
            <text:p>-0.266299748568633</text:p>
          </table:table-cell>
          <table:table-cell office:value-type="float" office:value="-0.268440671431884" calcext:value-type="float">
            <text:p>-0.268440671431884</text:p>
          </table:table-cell>
          <table:table-cell office:value-type="float" office:value="-0.1977001665129" calcext:value-type="float">
            <text:p>-0.1977001665129</text:p>
          </table:table-cell>
          <table:table-cell office:value-type="float" office:value="-0.194016337571978" calcext:value-type="float">
            <text:p>-0.194016337571978</text:p>
          </table:table-cell>
          <table:table-cell office:value-type="float" office:value="-0.192947680348937" calcext:value-type="float">
            <text:p>-0.192947680348937</text:p>
          </table:table-cell>
          <table:table-cell office:value-type="float" office:value="-0.192947903132705" calcext:value-type="float">
            <text:p>-0.192947903132705</text:p>
          </table:table-cell>
          <table:table-cell office:value-type="float" office:value="-0.19137454055109" calcext:value-type="float">
            <text:p>-0.19137454055109</text:p>
          </table:table-cell>
          <table:table-cell office:value-type="float" office:value="-0.189738540073021" calcext:value-type="float">
            <text:p>-0.189738540073021</text:p>
          </table:table-cell>
          <table:table-cell office:value-type="float" office:value="-0.203056282548286" calcext:value-type="float">
            <text:p>-0.203056282548286</text:p>
          </table:table-cell>
          <table:table-cell office:value-type="float" office:value="-0.205511666062404" calcext:value-type="float">
            <text:p>-0.205511666062404</text:p>
          </table:table-cell>
          <table:table-cell office:value-type="float" office:value="-0.209526592856066" calcext:value-type="float">
            <text:p>-0.209526592856066</text:p>
          </table:table-cell>
          <table:table-cell office:value-type="float" office:value="-0.218050471103854" calcext:value-type="float">
            <text:p>-0.218050471103854</text:p>
          </table:table-cell>
          <table:table-cell office:value-type="float" office:value="-0.219596993834171" calcext:value-type="float">
            <text:p>-0.219596993834171</text:p>
          </table:table-cell>
          <table:table-cell office:value-type="float" office:value="-0.220559995691517" calcext:value-type="float">
            <text:p>-0.220559995691517</text:p>
          </table:table-cell>
          <table:table-cell office:value-type="float" office:value="-0.216129367854624" calcext:value-type="float">
            <text:p>-0.216129367854624</text:p>
          </table:table-cell>
          <table:table-cell office:value-type="float" office:value="-0.2106880781738" calcext:value-type="float">
            <text:p>-0.2106880781738</text:p>
          </table:table-cell>
          <table:table-cell office:value-type="float" office:value="-0.204963651808455" calcext:value-type="float">
            <text:p>-0.204963651808455</text:p>
          </table:table-cell>
          <table:table-cell office:value-type="float" office:value="-0.201914343705042" calcext:value-type="float">
            <text:p>-0.201914343705042</text:p>
          </table:table-cell>
          <table:table-cell office:value-type="float" office:value="-0.192841948375756" calcext:value-type="float">
            <text:p>-0.192841948375756</text:p>
          </table:table-cell>
          <table:table-cell office:value-type="float" office:value="-0.190611938738707" calcext:value-type="float">
            <text:p>-0.190611938738707</text:p>
          </table:table-cell>
          <table:table-cell office:value-type="float" office:value="-0.203085592091757" calcext:value-type="float">
            <text:p>-0.203085592091757</text:p>
          </table:table-cell>
          <table:table-cell office:value-type="float" office:value="-0.244347612369677" calcext:value-type="float">
            <text:p>-0.244347612369677</text:p>
          </table:table-cell>
          <table:table-cell office:value-type="float" office:value="-0.258304818088641" calcext:value-type="float">
            <text:p>-0.258304818088641</text:p>
          </table:table-cell>
          <table:table-cell office:value-type="float" office:value="-0.259210406985653" calcext:value-type="float">
            <text:p>-0.259210406985653</text:p>
          </table:table-cell>
          <table:table-cell office:value-type="float" office:value="-0.261140538229652" calcext:value-type="float">
            <text:p>-0.261140538229652</text:p>
          </table:table-cell>
          <table:table-cell office:value-type="float" office:value="-0.261543840588852" calcext:value-type="float">
            <text:p>-0.261543840588852</text:p>
          </table:table-cell>
          <table:table-cell office:value-type="float" office:value="-0.260128331745527" calcext:value-type="float">
            <text:p>-0.260128331745527</text:p>
          </table:table-cell>
          <table:table-cell office:value-type="float" office:value="-0.267035659630461" calcext:value-type="float">
            <text:p>-0.267035659630461</text:p>
          </table:table-cell>
          <table:table-cell office:value-type="float" office:value="-0.270558201472243" calcext:value-type="float">
            <text:p>-0.270558201472243</text:p>
          </table:table-cell>
          <table:table-cell office:value-type="float" office:value="-0.245963425217614" calcext:value-type="float">
            <text:p>-0.245963425217614</text:p>
          </table:table-cell>
          <table:table-cell office:value-type="float" office:value="-0.257758428853843" calcext:value-type="float">
            <text:p>-0.257758428853843</text:p>
          </table:table-cell>
          <table:table-cell office:value-type="float" office:value="-0.257457814584446" calcext:value-type="float">
            <text:p>-0.257457814584446</text:p>
          </table:table-cell>
          <table:table-cell office:value-type="float" office:value="-0.253533376793476" calcext:value-type="float">
            <text:p>-0.253533376793476</text:p>
          </table:table-cell>
          <table:table-cell office:value-type="float" office:value="-0.249732076460059" calcext:value-type="float">
            <text:p>-0.249732076460059</text:p>
          </table:table-cell>
          <table:table-cell office:value-type="float" office:value="-0.194158283409564" calcext:value-type="float">
            <text:p>-0.194158283409564</text:p>
          </table:table-cell>
          <table:table-cell office:value-type="float" office:value="-0.191752219036477" calcext:value-type="float">
            <text:p>-0.191752219036477</text:p>
          </table:table-cell>
          <table:table-cell office:value-type="float" office:value="-0.195829775345123" calcext:value-type="float">
            <text:p>-0.195829775345123</text:p>
          </table:table-cell>
          <table:table-cell office:value-type="float" office:value="-0.195401304959807" calcext:value-type="float">
            <text:p>-0.195401304959807</text:p>
          </table:table-cell>
          <table:table-cell office:value-type="float" office:value="-0.195126944733177" calcext:value-type="float">
            <text:p>-0.195126944733177</text:p>
          </table:table-cell>
          <table:table-cell office:value-type="float" office:value="-0.195690340059678" calcext:value-type="float">
            <text:p>-0.195690340059678</text:p>
          </table:table-cell>
          <table:table-cell office:value-type="float" office:value="-0.193586397035361" calcext:value-type="float">
            <text:p>-0.193586397035361</text:p>
          </table:table-cell>
          <table:table-cell office:value-type="float" office:value="-0.19477087101731" calcext:value-type="float">
            <text:p>-0.19477087101731</text:p>
          </table:table-cell>
          <table:table-cell office:value-type="float" office:value="-0.196285785538875" calcext:value-type="float">
            <text:p>-0.196285785538875</text:p>
          </table:table-cell>
          <table:table-cell office:value-type="float" office:value="-0.195607181705013" calcext:value-type="float">
            <text:p>-0.195607181705013</text:p>
          </table:table-cell>
          <table:table-cell office:value-type="float" office:value="-0.19288010663156" calcext:value-type="float">
            <text:p>-0.19288010663156</text:p>
          </table:table-cell>
          <table:table-cell office:value-type="float" office:value="-0.200702228894546" calcext:value-type="float">
            <text:p>-0.200702228894546</text:p>
          </table:table-cell>
          <table:table-cell office:value-type="float" office:value="-0.204285565782448" calcext:value-type="float">
            <text:p>-0.204285565782448</text:p>
          </table:table-cell>
          <table:table-cell office:value-type="float" office:value="-0.206858179973221" calcext:value-type="float">
            <text:p>-0.206858179973221</text:p>
          </table:table-cell>
          <table:table-cell office:value-type="float" office:value="-0.212199486622158" calcext:value-type="float">
            <text:p>-0.212199486622158</text:p>
          </table:table-cell>
          <table:table-cell office:value-type="float" office:value="-0.215200651430623" calcext:value-type="float">
            <text:p>-0.215200651430623</text:p>
          </table:table-cell>
          <table:table-cell office:value-type="float" office:value="-0.217603715137873" calcext:value-type="float">
            <text:p>-0.217603715137873</text:p>
          </table:table-cell>
          <table:table-cell office:value-type="float" office:value="-0.219294284671326" calcext:value-type="float">
            <text:p>-0.219294284671326</text:p>
          </table:table-cell>
          <table:table-cell office:value-type="float" office:value="-0.213298438691443" calcext:value-type="float">
            <text:p>-0.213298438691443</text:p>
          </table:table-cell>
          <table:table-cell office:value-type="float" office:value="-0.203829045882456" calcext:value-type="float">
            <text:p>-0.203829045882456</text:p>
          </table:table-cell>
          <table:table-cell office:value-type="float" office:value="-0.195876669344558" calcext:value-type="float">
            <text:p>-0.195876669344558</text:p>
          </table:table-cell>
          <table:table-cell office:value-type="float" office:value="-0.26093988594598" calcext:value-type="float">
            <text:p>-0.26093988594598</text:p>
          </table:table-cell>
          <table:table-cell office:value-type="float" office:value="-0.257625198780162" calcext:value-type="float">
            <text:p>-0.257625198780162</text:p>
          </table:table-cell>
          <table:table-cell office:value-type="float" office:value="-0.259138872264928" calcext:value-type="float">
            <text:p>-0.259138872264928</text:p>
          </table:table-cell>
          <table:table-cell office:value-type="float" office:value="-0.257792073331173" calcext:value-type="float">
            <text:p>-0.257792073331173</text:p>
          </table:table-cell>
          <table:table-cell office:value-type="float" office:value="-0.258177625244974" calcext:value-type="float">
            <text:p>-0.258177625244974</text:p>
          </table:table-cell>
          <table:table-cell office:value-type="float" office:value="-0.257470411185068" calcext:value-type="float">
            <text:p>-0.257470411185068</text:p>
          </table:table-cell>
          <table:table-cell office:value-type="float" office:value="-0.264796278503154" calcext:value-type="float">
            <text:p>-0.264796278503154</text:p>
          </table:table-cell>
          <table:table-cell office:value-type="float" office:value="-0.205929490517013" calcext:value-type="float">
            <text:p>-0.205929490517013</text:p>
          </table:table-cell>
          <table:table-cell office:value-type="float" office:value="-0.201195008821177" calcext:value-type="float">
            <text:p>-0.201195008821177</text:p>
          </table:table-cell>
          <table:table-cell office:value-type="float" office:value="-0.201801620742463" calcext:value-type="float">
            <text:p>-0.201801620742463</text:p>
          </table:table-cell>
          <table:table-cell office:value-type="float" office:value="-0.203123631959967" calcext:value-type="float">
            <text:p>-0.203123631959967</text:p>
          </table:table-cell>
          <table:table-cell office:value-type="float" office:value="-0.201513161205028" calcext:value-type="float">
            <text:p>-0.201513161205028</text:p>
          </table:table-cell>
          <table:table-cell office:value-type="float" office:value="-0.198042883204957" calcext:value-type="float">
            <text:p>-0.198042883204957</text:p>
          </table:table-cell>
          <table:table-cell office:value-type="float" office:value="-0.201653327427539" calcext:value-type="float">
            <text:p>-0.201653327427539</text:p>
          </table:table-cell>
          <table:table-cell office:value-type="float" office:value="-0.208521086854936" calcext:value-type="float">
            <text:p>-0.208521086854936</text:p>
          </table:table-cell>
          <table:table-cell office:value-type="float" office:value="-0.216319432962743" calcext:value-type="float">
            <text:p>-0.216319432962743</text:p>
          </table:table-cell>
          <table:table-cell office:value-type="float" office:value="-0.222908686116738" calcext:value-type="float">
            <text:p>-0.222908686116738</text:p>
          </table:table-cell>
          <table:table-cell office:value-type="float" office:value="-0.226246218103302" calcext:value-type="float">
            <text:p>-0.226246218103302</text:p>
          </table:table-cell>
          <table:table-cell office:value-type="float" office:value="-0.229641816091269" calcext:value-type="float">
            <text:p>-0.229641816091269</text:p>
          </table:table-cell>
          <table:table-cell office:value-type="float" office:value="-0.231202297043746" calcext:value-type="float">
            <text:p>-0.231202297043746</text:p>
          </table:table-cell>
          <table:table-cell office:value-type="float" office:value="-0.229751258328584" calcext:value-type="float">
            <text:p>-0.229751258328584</text:p>
          </table:table-cell>
          <table:table-cell office:value-type="float" office:value="-0.228391542870275" calcext:value-type="float">
            <text:p>-0.228391542870275</text:p>
          </table:table-cell>
          <table:table-cell office:value-type="float" office:value="-0.223459988439869" calcext:value-type="float">
            <text:p>-0.223459988439869</text:p>
          </table:table-cell>
          <table:table-cell office:value-type="float" office:value="-0.217132484297513" calcext:value-type="float">
            <text:p>-0.217132484297513</text:p>
          </table:table-cell>
          <table:table-cell office:value-type="float" office:value="-0.211189359991696" calcext:value-type="float">
            <text:p>-0.211189359991696</text:p>
          </table:table-cell>
          <table:table-cell office:value-type="float" office:value="-0.206090169496988" calcext:value-type="float">
            <text:p>-0.206090169496988</text:p>
          </table:table-cell>
          <table:table-cell office:value-type="float" office:value="-0.202619600014553" calcext:value-type="float">
            <text:p>-0.202619600014553</text:p>
          </table:table-cell>
          <table:table-cell office:value-type="float" office:value="-0.254690000933585" calcext:value-type="float">
            <text:p>-0.254690000933585</text:p>
          </table:table-cell>
          <table:table-cell office:value-type="float" office:value="-0.259864304779966" calcext:value-type="float">
            <text:p>-0.259864304779966</text:p>
          </table:table-cell>
          <table:table-cell office:value-type="float" office:value="-0.267880171608903" calcext:value-type="float">
            <text:p>-0.267880171608903</text:p>
          </table:table-cell>
          <table:table-cell office:value-type="float" office:value="-0.203139752262254" calcext:value-type="float">
            <text:p>-0.203139752262254</text:p>
          </table:table-cell>
          <table:table-cell office:value-type="float" office:value="-0.204537372094237" calcext:value-type="float">
            <text:p>-0.204537372094237</text:p>
          </table:table-cell>
          <table:table-cell office:value-type="float" office:value="-0.203690077510372" calcext:value-type="float">
            <text:p>-0.203690077510372</text:p>
          </table:table-cell>
          <table:table-cell office:value-type="float" office:value="-0.203653178540883" calcext:value-type="float">
            <text:p>-0.203653178540883</text:p>
          </table:table-cell>
          <table:table-cell office:value-type="float" office:value="-0.200912679240495" calcext:value-type="float">
            <text:p>-0.200912679240495</text:p>
          </table:table-cell>
          <table:table-cell office:value-type="float" office:value="-0.195168028553126" calcext:value-type="float">
            <text:p>-0.195168028553126</text:p>
          </table:table-cell>
          <table:table-cell office:value-type="float" office:value="-0.193757989174545" calcext:value-type="float">
            <text:p>-0.193757989174545</text:p>
          </table:table-cell>
          <table:table-cell office:value-type="float" office:value="-0.191820875844543" calcext:value-type="float">
            <text:p>-0.191820875844543</text:p>
          </table:table-cell>
          <table:table-cell office:value-type="float" office:value="-0.191372504061675" calcext:value-type="float">
            <text:p>-0.191372504061675</text:p>
          </table:table-cell>
          <table:table-cell office:value-type="float" office:value="-0.184873993108039" calcext:value-type="float">
            <text:p>-0.184873993108039</text:p>
          </table:table-cell>
          <table:table-cell office:value-type="float" office:value="-0.185849585185663" calcext:value-type="float">
            <text:p>-0.185849585185663</text:p>
          </table:table-cell>
          <table:table-cell office:value-type="float" office:value="-0.193825375120796" calcext:value-type="float">
            <text:p>-0.193825375120796</text:p>
          </table:table-cell>
          <table:table-cell office:value-type="float" office:value="-0.203441465101587" calcext:value-type="float">
            <text:p>-0.203441465101587</text:p>
          </table:table-cell>
          <table:table-cell office:value-type="float" office:value="-0.209219386856285" calcext:value-type="float">
            <text:p>-0.209219386856285</text:p>
          </table:table-cell>
          <table:table-cell office:value-type="float" office:value="-0.207759282475194" calcext:value-type="float">
            <text:p>-0.207759282475194</text:p>
          </table:table-cell>
          <table:table-cell office:value-type="float" office:value="-0.201836210050954" calcext:value-type="float">
            <text:p>-0.201836210050954</text:p>
          </table:table-cell>
          <table:table-cell office:value-type="float" office:value="-0.195540180943719" calcext:value-type="float">
            <text:p>-0.195540180943719</text:p>
          </table:table-cell>
          <table:table-cell office:value-type="float" office:value="-0.191310554205061" calcext:value-type="float">
            <text:p>-0.191310554205061</text:p>
          </table:table-cell>
          <table:table-cell office:value-type="float" office:value="-0.24524016349452" calcext:value-type="float">
            <text:p>-0.24524016349452</text:p>
          </table:table-cell>
          <table:table-cell office:value-type="float" office:value="-0.251868245346912" calcext:value-type="float">
            <text:p>-0.251868245346912</text:p>
          </table:table-cell>
          <table:table-cell office:value-type="float" office:value="-0.254176866285756" calcext:value-type="float">
            <text:p>-0.254176866285756</text:p>
          </table:table-cell>
          <table:table-cell office:value-type="float" office:value="-0.255336893065773" calcext:value-type="float">
            <text:p>-0.255336893065773</text:p>
          </table:table-cell>
          <table:table-cell office:value-type="float" office:value="-0.25483420939094" calcext:value-type="float">
            <text:p>-0.25483420939094</text:p>
          </table:table-cell>
          <table:table-cell office:value-type="float" office:value="-0.25800270154688" calcext:value-type="float">
            <text:p>-0.25800270154688</text:p>
          </table:table-cell>
          <table:table-cell office:value-type="float" office:value="-0.262825122948328" calcext:value-type="float">
            <text:p>-0.262825122948328</text:p>
          </table:table-cell>
          <table:table-cell office:value-type="float" office:value="-0.263473073897799" calcext:value-type="float">
            <text:p>-0.263473073897799</text:p>
          </table:table-cell>
          <table:table-cell office:value-type="float" office:value="-0.268927026456822" calcext:value-type="float">
            <text:p>-0.268927026456822</text:p>
          </table:table-cell>
          <table:table-cell office:value-type="float" office:value="-0.261475768677594" calcext:value-type="float">
            <text:p>-0.261475768677594</text:p>
          </table:table-cell>
          <table:table-cell office:value-type="float" office:value="-0.193948034599523" calcext:value-type="float">
            <text:p>-0.193948034599523</text:p>
          </table:table-cell>
          <table:table-cell office:value-type="float" office:value="-0.194170504137137" calcext:value-type="float">
            <text:p>-0.194170504137137</text:p>
          </table:table-cell>
          <table:table-cell office:value-type="float" office:value="-0.194937112786486" calcext:value-type="float">
            <text:p>-0.194937112786486</text:p>
          </table:table-cell>
          <table:table-cell office:value-type="float" office:value="-0.1935986241323" calcext:value-type="float">
            <text:p>-0.1935986241323</text:p>
          </table:table-cell>
          <table:table-cell office:value-type="float" office:value="-0.19135902841681" calcext:value-type="float">
            <text:p>-0.19135902841681</text:p>
          </table:table-cell>
          <table:table-cell office:value-type="float" office:value="-0.187306578360062" calcext:value-type="float">
            <text:p>-0.187306578360062</text:p>
          </table:table-cell>
          <table:table-cell office:value-type="float" office:value="-0.185149555115425" calcext:value-type="float">
            <text:p>-0.185149555115425</text:p>
          </table:table-cell>
          <table:table-cell office:value-type="float" office:value="-0.185860889979658" calcext:value-type="float">
            <text:p>-0.185860889979658</text:p>
          </table:table-cell>
          <table:table-cell office:value-type="float" office:value="-0.186282207246431" calcext:value-type="float">
            <text:p>-0.186282207246431</text:p>
          </table:table-cell>
          <table:table-cell office:value-type="float" office:value="-0.195484856790611" calcext:value-type="float">
            <text:p>-0.195484856790611</text:p>
          </table:table-cell>
          <table:table-cell office:value-type="float" office:value="-0.176611580383927" calcext:value-type="float">
            <text:p>-0.176611580383927</text:p>
          </table:table-cell>
          <table:table-cell office:value-type="float" office:value="-0.174161529223081" calcext:value-type="float">
            <text:p>-0.174161529223081</text:p>
          </table:table-cell>
          <table:table-cell office:value-type="float" office:value="-0.180279119720767" calcext:value-type="float">
            <text:p>-0.180279119720767</text:p>
          </table:table-cell>
          <table:table-cell office:value-type="float" office:value="-0.179852843541871" calcext:value-type="float">
            <text:p>-0.179852843541871</text:p>
          </table:table-cell>
          <table:table-cell office:value-type="float" office:value="-0.17897508286698" calcext:value-type="float">
            <text:p>-0.17897508286698</text:p>
          </table:table-cell>
          <table:table-cell office:value-type="float" office:value="-0.175183102214219" calcext:value-type="float">
            <text:p>-0.175183102214219</text:p>
          </table:table-cell>
          <table:table-cell office:value-type="float" office:value="-0.180246910454357" calcext:value-type="float">
            <text:p>-0.180246910454357</text:p>
          </table:table-cell>
          <table:table-cell office:value-type="float" office:value="-0.179861492056885" calcext:value-type="float">
            <text:p>-0.179861492056885</text:p>
          </table:table-cell>
          <table:table-cell office:value-type="float" office:value="-0.178816491212208" calcext:value-type="float">
            <text:p>-0.178816491212208</text:p>
          </table:table-cell>
          <table:table-cell office:value-type="float" office:value="-0.182218182570565" calcext:value-type="float">
            <text:p>-0.182218182570565</text:p>
          </table:table-cell>
          <table:table-cell office:value-type="float" office:value="-0.186781708777051" calcext:value-type="float">
            <text:p>-0.186781708777051</text:p>
          </table:table-cell>
          <table:table-cell office:value-type="float" office:value="-0.193795129173269" calcext:value-type="float">
            <text:p>-0.193795129173269</text:p>
          </table:table-cell>
          <table:table-cell office:value-type="float" office:value="-0.195801514909902" calcext:value-type="float">
            <text:p>-0.195801514909902</text:p>
          </table:table-cell>
          <table:table-cell office:value-type="float" office:value="-0.195874754631714" calcext:value-type="float">
            <text:p>-0.195874754631714</text:p>
          </table:table-cell>
          <table:table-cell office:value-type="float" office:value="-0.195350073803505" calcext:value-type="float">
            <text:p>-0.195350073803505</text:p>
          </table:table-cell>
          <table:table-cell office:value-type="float" office:value="-0.1938318919772" calcext:value-type="float">
            <text:p>-0.1938318919772</text:p>
          </table:table-cell>
          <table:table-cell office:value-type="float" office:value="-0.19298077969689" calcext:value-type="float">
            <text:p>-0.19298077969689</text:p>
          </table:table-cell>
          <table:table-cell office:value-type="float" office:value="-0.193611241444062" calcext:value-type="float">
            <text:p>-0.193611241444062</text:p>
          </table:table-cell>
          <table:table-cell office:value-type="float" office:value="-0.194460830985343" calcext:value-type="float">
            <text:p>-0.194460830985343</text:p>
          </table:table-cell>
          <table:table-cell office:value-type="float" office:value="-0.194347016133034" calcext:value-type="float">
            <text:p>-0.194347016133034</text:p>
          </table:table-cell>
          <table:table-cell office:value-type="float" office:value="-0.193789403239657" calcext:value-type="float">
            <text:p>-0.193789403239657</text:p>
          </table:table-cell>
          <table:table-cell office:value-type="float" office:value="-0.192788593797088" calcext:value-type="float">
            <text:p>-0.192788593797088</text:p>
          </table:table-cell>
          <table:table-cell office:value-type="float" office:value="-0.191624612978113" calcext:value-type="float">
            <text:p>-0.191624612978113</text:p>
          </table:table-cell>
          <table:table-cell office:value-type="float" office:value="-0.190894529565528" calcext:value-type="float">
            <text:p>-0.190894529565528</text:p>
          </table:table-cell>
          <table:table-cell office:value-type="float" office:value="-0.190522953186028" calcext:value-type="float">
            <text:p>-0.190522953186028</text:p>
          </table:table-cell>
          <table:table-cell office:value-type="float" office:value="-0.189867013422873" calcext:value-type="float">
            <text:p>-0.189867013422873</text:p>
          </table:table-cell>
          <table:table-cell office:value-type="float" office:value="-0.189775751413221" calcext:value-type="float">
            <text:p>-0.189775751413221</text:p>
          </table:table-cell>
          <table:table-cell office:value-type="float" office:value="-0.189892003373397" calcext:value-type="float">
            <text:p>-0.189892003373397</text:p>
          </table:table-cell>
          <table:table-cell office:value-type="float" office:value="-0.190373957898591" calcext:value-type="float">
            <text:p>-0.190373957898591</text:p>
          </table:table-cell>
          <table:table-cell office:value-type="float" office:value="-0.190651213638175" calcext:value-type="float">
            <text:p>-0.190651213638175</text:p>
          </table:table-cell>
          <table:table-cell office:value-type="float" office:value="-0.190258053832897" calcext:value-type="float">
            <text:p>-0.190258053832897</text:p>
          </table:table-cell>
          <table:table-cell office:value-type="float" office:value="-0.190315029618834" calcext:value-type="float">
            <text:p>-0.190315029618834</text:p>
          </table:table-cell>
          <table:table-cell office:value-type="float" office:value="-0.190228755973237" calcext:value-type="float">
            <text:p>-0.190228755973237</text:p>
          </table:table-cell>
          <table:table-cell office:value-type="float" office:value="-0.190426481813928" calcext:value-type="float">
            <text:p>-0.190426481813928</text:p>
          </table:table-cell>
          <table:table-cell office:value-type="float" office:value="-0.190469332798948" calcext:value-type="float">
            <text:p>-0.190469332798948</text:p>
          </table:table-cell>
          <table:table-cell office:value-type="float" office:value="-0.19033150607066" calcext:value-type="float">
            <text:p>-0.19033150607066</text:p>
          </table:table-cell>
          <table:table-cell office:value-type="float" office:value="-0.190361695826189" calcext:value-type="float">
            <text:p>-0.190361695826189</text:p>
          </table:table-cell>
          <table:table-cell office:value-type="float" office:value="-0.190160911969413" calcext:value-type="float">
            <text:p>-0.190160911969413</text:p>
          </table:table-cell>
          <table:table-cell office:value-type="float" office:value="-0.189637931824542" calcext:value-type="float">
            <text:p>-0.189637931824542</text:p>
          </table:table-cell>
          <table:table-cell office:value-type="float" office:value="-0.188942671012145" calcext:value-type="float">
            <text:p>-0.188942671012145</text:p>
          </table:table-cell>
          <table:table-cell office:value-type="float" office:value="-0.188485494966607" calcext:value-type="float">
            <text:p>-0.188485494966607</text:p>
          </table:table-cell>
          <table:table-cell office:value-type="float" office:value="-0.188125082795024" calcext:value-type="float">
            <text:p>-0.188125082795024</text:p>
          </table:table-cell>
          <table:table-cell office:value-type="float" office:value="-0.187366234412236" calcext:value-type="float">
            <text:p>-0.187366234412236</text:p>
          </table:table-cell>
          <table:table-cell office:value-type="float" office:value="-0.186976695919724" calcext:value-type="float">
            <text:p>-0.186976695919724</text:p>
          </table:table-cell>
          <table:table-cell office:value-type="float" office:value="-0.186699980194769" calcext:value-type="float">
            <text:p>-0.186699980194769</text:p>
          </table:table-cell>
          <table:table-cell office:value-type="float" office:value="-0.1865351425949" calcext:value-type="float">
            <text:p>-0.1865351425949</text:p>
          </table:table-cell>
          <table:table-cell office:value-type="float" office:value="-0.186534691998956" calcext:value-type="float">
            <text:p>-0.186534691998956</text:p>
          </table:table-cell>
          <table:table-cell office:value-type="float" office:value="-0.186689549247224" calcext:value-type="float">
            <text:p>-0.186689549247224</text:p>
          </table:table-cell>
          <table:table-cell office:value-type="float" office:value="-0.186756595976741" calcext:value-type="float">
            <text:p>-0.186756595976741</text:p>
          </table:table-cell>
          <table:table-cell office:value-type="float" office:value="-0.186982083579767" calcext:value-type="float">
            <text:p>-0.186982083579767</text:p>
          </table:table-cell>
          <table:table-cell office:value-type="float" office:value="-0.186733809904369" calcext:value-type="float">
            <text:p>-0.186733809904369</text:p>
          </table:table-cell>
          <table:table-cell office:value-type="float" office:value="-0.187117391695207" calcext:value-type="float">
            <text:p>-0.187117391695207</text:p>
          </table:table-cell>
          <table:table-cell office:value-type="float" office:value="-0.186857432516724" calcext:value-type="float">
            <text:p>-0.186857432516724</text:p>
          </table:table-cell>
          <table:table-cell office:value-type="float" office:value="-0.186661314670899" calcext:value-type="float">
            <text:p>-0.186661314670899</text:p>
          </table:table-cell>
          <table:table-cell office:value-type="float" office:value="-0.186877454701544" calcext:value-type="float">
            <text:p>-0.186877454701544</text:p>
          </table:table-cell>
          <table:table-cell office:value-type="float" office:value="-0.186828859078364" calcext:value-type="float">
            <text:p>-0.186828859078364</text:p>
          </table:table-cell>
          <table:table-cell office:value-type="float" office:value="-0.187028385745886" calcext:value-type="float">
            <text:p>-0.187028385745886</text:p>
          </table:table-cell>
          <table:table-cell office:value-type="float" office:value="-0.186847477589788" calcext:value-type="float">
            <text:p>-0.186847477589788</text:p>
          </table:table-cell>
          <table:table-cell office:value-type="float" office:value="-0.186715536424302" calcext:value-type="float">
            <text:p>-0.186715536424302</text:p>
          </table:table-cell>
          <table:table-cell office:value-type="float" office:value="-0.186738444973574" calcext:value-type="float">
            <text:p>-0.186738444973574</text:p>
          </table:table-cell>
          <table:table-cell office:value-type="float" office:value="-0.186703895774126" calcext:value-type="float">
            <text:p>-0.186703895774126</text:p>
          </table:table-cell>
          <table:table-cell office:value-type="float" office:value="-0.186746299400927" calcext:value-type="float">
            <text:p>-0.186746299400927</text:p>
          </table:table-cell>
          <table:table-cell office:value-type="float" office:value="-0.186572649823185" calcext:value-type="float">
            <text:p>-0.186572649823185</text:p>
          </table:table-cell>
          <table:table-cell office:value-type="float" office:value="-0.186611550102044" calcext:value-type="float">
            <text:p>-0.186611550102044</text:p>
          </table:table-cell>
          <table:table-cell office:value-type="float" office:value="-0.186479688429302" calcext:value-type="float">
            <text:p>-0.186479688429302</text:p>
          </table:table-cell>
          <table:table-cell office:value-type="float" office:value="-0.186566525549934" calcext:value-type="float">
            <text:p>-0.186566525549934</text:p>
          </table:table-cell>
          <table:table-cell office:value-type="float" office:value="-0.186612189072103" calcext:value-type="float">
            <text:p>-0.186612189072103</text:p>
          </table:table-cell>
          <table:table-cell office:value-type="float" office:value="-0.186699317979522" calcext:value-type="float">
            <text:p>-0.186699317979522</text:p>
          </table:table-cell>
          <table:table-cell office:value-type="float" office:value="-0.186739756979753" calcext:value-type="float">
            <text:p>-0.186739756979753</text:p>
          </table:table-cell>
          <table:table-cell office:value-type="float" office:value="-0.186569329776558" calcext:value-type="float">
            <text:p>-0.186569329776558</text:p>
          </table:table-cell>
          <table:table-cell office:value-type="float" office:value="-0.186815301703236" calcext:value-type="float">
            <text:p>-0.186815301703236</text:p>
          </table:table-cell>
          <table:table-cell office:value-type="float" office:value="-0.186482590889395" calcext:value-type="float">
            <text:p>-0.186482590889395</text:p>
          </table:table-cell>
          <table:table-cell office:value-type="float" office:value="-0.186671202524323" calcext:value-type="float">
            <text:p>-0.186671202524323</text:p>
          </table:table-cell>
          <table:table-cell office:value-type="float" office:value="-0.18662843049839" calcext:value-type="float">
            <text:p>-0.18662843049839</text:p>
          </table:table-cell>
          <table:table-cell office:value-type="float" office:value="-0.186677670077116" calcext:value-type="float">
            <text:p>-0.186677670077116</text:p>
          </table:table-cell>
          <table:table-cell office:value-type="float" office:value="-0.186657724952254" calcext:value-type="float">
            <text:p>-0.186657724952254</text:p>
          </table:table-cell>
          <table:table-cell office:value-type="float" office:value="-0.186558932606185" calcext:value-type="float">
            <text:p>-0.186558932606185</text:p>
          </table:table-cell>
          <table:table-cell office:value-type="float" office:value="-0.186675000766703" calcext:value-type="float">
            <text:p>-0.186675000766703</text:p>
          </table:table-cell>
          <table:table-cell office:value-type="float" office:value="-0.18661889050191" calcext:value-type="float">
            <text:p>-0.18661889050191</text:p>
          </table:table-cell>
          <table:table-cell office:value-type="float" office:value="-0.186760522950041" calcext:value-type="float">
            <text:p>-0.186760522950041</text:p>
          </table:table-cell>
          <table:table-cell office:value-type="float" office:value="-0.186658082669166" calcext:value-type="float">
            <text:p>-0.186658082669166</text:p>
          </table:table-cell>
          <table:table-cell office:value-type="float" office:value="-0.186622266452273" calcext:value-type="float">
            <text:p>-0.186622266452273</text:p>
          </table:table-cell>
          <table:table-cell office:value-type="float" office:value="-0.18689663542362" calcext:value-type="float">
            <text:p>-0.18689663542362</text:p>
          </table:table-cell>
          <table:table-cell office:value-type="float" office:value="-0.186691134390821" calcext:value-type="float">
            <text:p>-0.186691134390821</text:p>
          </table:table-cell>
          <table:table-cell office:value-type="float" office:value="-0.186628692383381" calcext:value-type="float">
            <text:p>-0.186628692383381</text:p>
          </table:table-cell>
          <table:table-cell office:value-type="float" office:value="-0.186719216358231" calcext:value-type="float">
            <text:p>-0.186719216358231</text:p>
          </table:table-cell>
          <table:table-cell office:value-type="float" office:value="-0.186872292456318" calcext:value-type="float">
            <text:p>-0.186872292456318</text:p>
          </table:table-cell>
          <table:table-cell office:value-type="float" office:value="-0.18665126055797" calcext:value-type="float">
            <text:p>-0.18665126055797</text:p>
          </table:table-cell>
          <table:table-cell office:value-type="float" office:value="-0.186788933690593" calcext:value-type="float">
            <text:p>-0.186788933690593</text:p>
          </table:table-cell>
          <table:table-cell office:value-type="float" office:value="-0.186642037316003" calcext:value-type="float">
            <text:p>-0.186642037316003</text:p>
          </table:table-cell>
          <table:table-cell office:value-type="float" office:value="-0.186660632772991" calcext:value-type="float">
            <text:p>-0.186660632772991</text:p>
          </table:table-cell>
          <table:table-cell office:value-type="float" office:value="-0.186764564931425" calcext:value-type="float">
            <text:p>-0.186764564931425</text:p>
          </table:table-cell>
          <table:table-cell office:value-type="float" office:value="-0.186734431926793" calcext:value-type="float">
            <text:p>-0.186734431926793</text:p>
          </table:table-cell>
          <table:table-cell office:value-type="float" office:value="-0.186566695343145" calcext:value-type="float">
            <text:p>-0.186566695343145</text:p>
          </table:table-cell>
          <table:table-cell office:value-type="float" office:value="-0.186699362871518" calcext:value-type="float">
            <text:p>-0.186699362871518</text:p>
          </table:table-cell>
          <table:table-cell office:value-type="float" office:value="-0.186613396300843" calcext:value-type="float">
            <text:p>-0.186613396300843</text:p>
          </table:table-cell>
          <table:table-cell office:value-type="float" office:value="-0.186603998811656" calcext:value-type="float">
            <text:p>-0.186603998811656</text:p>
          </table:table-cell>
          <table:table-cell office:value-type="float" office:value="-0.186739266052673" calcext:value-type="float">
            <text:p>-0.186739266052673</text:p>
          </table:table-cell>
          <table:table-cell office:value-type="float" office:value="-0.186553949924994" calcext:value-type="float">
            <text:p>-0.186553949924994</text:p>
          </table:table-cell>
          <table:table-cell office:value-type="float" office:value="-0.186748979013374" calcext:value-type="float">
            <text:p>-0.186748979013374</text:p>
          </table:table-cell>
          <table:table-cell office:value-type="float" office:value="-0.186613044858576" calcext:value-type="float">
            <text:p>-0.186613044858576</text:p>
          </table:table-cell>
          <table:table-cell office:value-type="float" office:value="-0.186846104140296" calcext:value-type="float">
            <text:p>-0.186846104140296</text:p>
          </table:table-cell>
          <table:table-cell office:value-type="float" office:value="-0.186693088584593" calcext:value-type="float">
            <text:p>-0.186693088584593</text:p>
          </table:table-cell>
          <table:table-cell office:value-type="float" office:value="-0.186768195510851" calcext:value-type="float">
            <text:p>-0.186768195510851</text:p>
          </table:table-cell>
          <table:table-cell office:value-type="float" office:value="-0.186882131828374" calcext:value-type="float">
            <text:p>-0.186882131828374</text:p>
          </table:table-cell>
          <table:table-cell office:value-type="float" office:value="-0.186534172510893" calcext:value-type="float">
            <text:p>-0.186534172510893</text:p>
          </table:table-cell>
          <table:table-cell office:value-type="float" office:value="-0.186605150919212" calcext:value-type="float">
            <text:p>-0.186605150919212</text:p>
          </table:table-cell>
          <table:table-cell office:value-type="float" office:value="-0.186852633552427" calcext:value-type="float">
            <text:p>-0.186852633552427</text:p>
          </table:table-cell>
          <table:table-cell office:value-type="float" office:value="-0.186706265882135" calcext:value-type="float">
            <text:p>-0.186706265882135</text:p>
          </table:table-cell>
          <table:table-cell office:value-type="float" office:value="-0.1866587756756" calcext:value-type="float">
            <text:p>-0.1866587756756</text:p>
          </table:table-cell>
          <table:table-cell office:value-type="float" office:value="-0.186798955657893" calcext:value-type="float">
            <text:p>-0.186798955657893</text:p>
          </table:table-cell>
          <table:table-cell office:value-type="float" office:value="-0.186576939582501" calcext:value-type="float">
            <text:p>-0.186576939582501</text:p>
          </table:table-cell>
          <table:table-cell office:value-type="float" office:value="-0.186598795498856" calcext:value-type="float">
            <text:p>-0.186598795498856</text:p>
          </table:table-cell>
          <table:table-cell office:value-type="float" office:value="-0.186734701267596" calcext:value-type="float">
            <text:p>-0.186734701267596</text:p>
          </table:table-cell>
          <table:table-cell office:value-type="float" office:value="-0.18666322567481" calcext:value-type="float">
            <text:p>-0.18666322567481</text:p>
          </table:table-cell>
          <table:table-cell office:value-type="float" office:value="-0.186852618804715" calcext:value-type="float">
            <text:p>-0.186852618804715</text:p>
          </table:table-cell>
          <table:table-cell office:value-type="float" office:value="-0.186720067428002" calcext:value-type="float">
            <text:p>-0.186720067428002</text:p>
          </table:table-cell>
          <table:table-cell office:value-type="float" office:value="-0.186665657239989" calcext:value-type="float">
            <text:p>-0.186665657239989</text:p>
          </table:table-cell>
          <table:table-cell office:value-type="float" office:value="-0.186964850408552" calcext:value-type="float">
            <text:p>-0.186964850408552</text:p>
          </table:table-cell>
          <table:table-cell office:value-type="float" office:value="-0.186545680454496" calcext:value-type="float">
            <text:p>-0.186545680454496</text:p>
          </table:table-cell>
          <table:table-cell office:value-type="float" office:value="-0.186753459869468" calcext:value-type="float">
            <text:p>-0.186753459869468</text:p>
          </table:table-cell>
          <table:table-cell office:value-type="float" office:value="-0.18669494158876" calcext:value-type="float">
            <text:p>-0.18669494158876</text:p>
          </table:table-cell>
          <table:table-cell office:value-type="float" office:value="-0.186782169766152" calcext:value-type="float">
            <text:p>-0.186782169766152</text:p>
          </table:table-cell>
          <table:table-cell office:value-type="float" office:value="-0.186662487739166" calcext:value-type="float">
            <text:p>-0.186662487739166</text:p>
          </table:table-cell>
          <table:table-cell office:value-type="float" office:value="-0.186729774840026" calcext:value-type="float">
            <text:p>-0.186729774840026</text:p>
          </table:table-cell>
          <table:table-cell office:value-type="float" office:value="-0.186685376069094" calcext:value-type="float">
            <text:p>-0.186685376069094</text:p>
          </table:table-cell>
          <table:table-cell office:value-type="float" office:value="-0.186773040402342" calcext:value-type="float">
            <text:p>-0.186773040402342</text:p>
          </table:table-cell>
          <table:table-cell office:value-type="float" office:value="-0.18647506585147" calcext:value-type="float">
            <text:p>-0.18647506585147</text:p>
          </table:table-cell>
          <table:table-cell office:value-type="float" office:value="-0.186556012235761" calcext:value-type="float">
            <text:p>-0.186556012235761</text:p>
          </table:table-cell>
          <table:table-cell office:value-type="float" office:value="-0.186752247107413" calcext:value-type="float">
            <text:p>-0.186752247107413</text:p>
          </table:table-cell>
          <table:table-cell office:value-type="float" office:value="-0.18674349547836" calcext:value-type="float">
            <text:p>-0.18674349547836</text:p>
          </table:table-cell>
          <table:table-cell office:value-type="float" office:value="-0.186737118738101" calcext:value-type="float">
            <text:p>-0.186737118738101</text:p>
          </table:table-cell>
          <table:table-cell office:value-type="float" office:value="-0.186648146284198" calcext:value-type="float">
            <text:p>-0.186648146284198</text:p>
          </table:table-cell>
          <table:table-cell office:value-type="float" office:value="-0.186746403470571" calcext:value-type="float">
            <text:p>-0.186746403470571</text:p>
          </table:table-cell>
          <table:table-cell office:value-type="float" office:value="-0.186596167351315" calcext:value-type="float">
            <text:p>-0.186596167351315</text:p>
          </table:table-cell>
          <table:table-cell office:value-type="float" office:value="-0.186760469172085" calcext:value-type="float">
            <text:p>-0.186760469172085</text:p>
          </table:table-cell>
          <table:table-cell office:value-type="float" office:value="-0.186796457692611" calcext:value-type="float">
            <text:p>-0.186796457692611</text:p>
          </table:table-cell>
          <table:table-cell office:value-type="float" office:value="-0.186667092446874" calcext:value-type="float">
            <text:p>-0.186667092446874</text:p>
          </table:table-cell>
          <table:table-cell office:value-type="float" office:value="-0.186532157053066" calcext:value-type="float">
            <text:p>-0.186532157053066</text:p>
          </table:table-cell>
          <table:table-cell office:value-type="float" office:value="-0.186768223590792" calcext:value-type="float">
            <text:p>-0.186768223590792</text:p>
          </table:table-cell>
          <table:table-cell office:value-type="float" office:value="-0.186692567684106" calcext:value-type="float">
            <text:p>-0.186692567684106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4492408073803" calcext:value-type="float">
            <text:p>0.304492408073803</text:p>
          </table:table-cell>
          <table:table-cell office:value-type="float" office:value="0.304450862091863" calcext:value-type="float">
            <text:p>0.304450862091863</text:p>
          </table:table-cell>
          <table:table-cell office:value-type="float" office:value="0.304453393908539" calcext:value-type="float">
            <text:p>0.304453393908539</text:p>
          </table:table-cell>
          <table:table-cell office:value-type="float" office:value="0.304482065884088" calcext:value-type="float">
            <text:p>0.304482065884088</text:p>
          </table:table-cell>
          <table:table-cell office:value-type="float" office:value="0.304505399980582" calcext:value-type="float">
            <text:p>0.304505399980582</text:p>
          </table:table-cell>
          <table:table-cell office:value-type="float" office:value="0.304469916413546" calcext:value-type="float">
            <text:p>0.304469916413546</text:p>
          </table:table-cell>
          <table:table-cell office:value-type="float" office:value="0.30446224365893" calcext:value-type="float">
            <text:p>0.30446224365893</text:p>
          </table:table-cell>
          <table:table-cell office:value-type="float" office:value="0.304477619210704" calcext:value-type="float">
            <text:p>0.304477619210704</text:p>
          </table:table-cell>
          <table:table-cell office:value-type="float" office:value="0.304465568319482" calcext:value-type="float">
            <text:p>0.304465568319482</text:p>
          </table:table-cell>
          <table:table-cell office:value-type="float" office:value="0.304452350404118" calcext:value-type="float">
            <text:p>0.304452350404118</text:p>
          </table:table-cell>
          <table:table-cell office:value-type="float" office:value="0.304503663234458" calcext:value-type="float">
            <text:p>0.304503663234458</text:p>
          </table:table-cell>
          <table:table-cell office:value-type="float" office:value="0.304462644404056" calcext:value-type="float">
            <text:p>0.304462644404056</text:p>
          </table:table-cell>
          <table:table-cell office:value-type="float" office:value="0.304481782480384" calcext:value-type="float">
            <text:p>0.304481782480384</text:p>
          </table:table-cell>
          <table:table-cell office:value-type="float" office:value="0.304440141019289" calcext:value-type="float">
            <text:p>0.304440141019289</text:p>
          </table:table-cell>
          <table:table-cell office:value-type="float" office:value="0.30446326439575" calcext:value-type="float">
            <text:p>0.30446326439575</text:p>
          </table:table-cell>
          <table:table-cell office:value-type="float" office:value="0.304437517138955" calcext:value-type="float">
            <text:p>0.304437517138955</text:p>
          </table:table-cell>
          <table:table-cell office:value-type="float" office:value="0.304455552426635" calcext:value-type="float">
            <text:p>0.304455552426635</text:p>
          </table:table-cell>
          <table:table-cell office:value-type="float" office:value="0.304451519467503" calcext:value-type="float">
            <text:p>0.304451519467503</text:p>
          </table:table-cell>
          <table:table-cell office:value-type="float" office:value="0.304428473802512" calcext:value-type="float">
            <text:p>0.304428473802512</text:p>
          </table:table-cell>
          <table:table-cell office:value-type="float" office:value="0.304475419196202" calcext:value-type="float">
            <text:p>0.304475419196202</text:p>
          </table:table-cell>
          <table:table-cell office:value-type="float" office:value="0.30446199705044" calcext:value-type="float">
            <text:p>0.30446199705044</text:p>
          </table:table-cell>
          <table:table-cell office:value-type="float" office:value="0.304451060126777" calcext:value-type="float">
            <text:p>0.304451060126777</text:p>
          </table:table-cell>
          <table:table-cell office:value-type="float" office:value="0.304425739669121" calcext:value-type="float">
            <text:p>0.304425739669121</text:p>
          </table:table-cell>
          <table:table-cell office:value-type="float" office:value="0.30442676010691" calcext:value-type="float">
            <text:p>0.30442676010691</text:p>
          </table:table-cell>
          <table:table-cell office:value-type="float" office:value="0.304446770126375" calcext:value-type="float">
            <text:p>0.304446770126375</text:p>
          </table:table-cell>
          <table:table-cell office:value-type="float" office:value="0.30439494895513" calcext:value-type="float">
            <text:p>0.30439494895513</text:p>
          </table:table-cell>
          <table:table-cell office:value-type="float" office:value="0.304470123476006" calcext:value-type="float">
            <text:p>0.304470123476006</text:p>
          </table:table-cell>
          <table:table-cell office:value-type="float" office:value="0.304466346280766" calcext:value-type="float">
            <text:p>0.304466346280766</text:p>
          </table:table-cell>
          <table:table-cell office:value-type="float" office:value="0.304421114765472" calcext:value-type="float">
            <text:p>0.304421114765472</text:p>
          </table:table-cell>
          <table:table-cell office:value-type="float" office:value="0.304481899955208" calcext:value-type="float">
            <text:p>0.304481899955208</text:p>
          </table:table-cell>
          <table:table-cell office:value-type="float" office:value="0.304429193934302" calcext:value-type="float">
            <text:p>0.304429193934302</text:p>
          </table:table-cell>
          <table:table-cell office:value-type="float" office:value="0.304495651056528" calcext:value-type="float">
            <text:p>0.304495651056528</text:p>
          </table:table-cell>
          <table:table-cell office:value-type="float" office:value="0.304291942296966" calcext:value-type="float">
            <text:p>0.304291942296966</text:p>
          </table:table-cell>
          <table:table-cell office:value-type="float" office:value="0.304204064136253" calcext:value-type="float">
            <text:p>0.304204064136253</text:p>
          </table:table-cell>
          <table:table-cell office:value-type="float" office:value="0.304184231972227" calcext:value-type="float">
            <text:p>0.304184231972227</text:p>
          </table:table-cell>
          <table:table-cell office:value-type="float" office:value="0.304089322445051" calcext:value-type="float">
            <text:p>0.304089322445051</text:p>
          </table:table-cell>
          <table:table-cell office:value-type="float" office:value="0.304233346544796" calcext:value-type="float">
            <text:p>0.304233346544796</text:p>
          </table:table-cell>
          <table:table-cell office:value-type="float" office:value="0.304231137047713" calcext:value-type="float">
            <text:p>0.304231137047713</text:p>
          </table:table-cell>
          <table:table-cell office:value-type="float" office:value="0.304136128389541" calcext:value-type="float">
            <text:p>0.304136128389541</text:p>
          </table:table-cell>
          <table:table-cell office:value-type="float" office:value="0.304388548177095" calcext:value-type="float">
            <text:p>0.304388548177095</text:p>
          </table:table-cell>
          <table:table-cell office:value-type="float" office:value="0.304153084300527" calcext:value-type="float">
            <text:p>0.304153084300527</text:p>
          </table:table-cell>
          <table:table-cell office:value-type="float" office:value="0.302488892727647" calcext:value-type="float">
            <text:p>0.302488892727647</text:p>
          </table:table-cell>
          <table:table-cell office:value-type="float" office:value="0.338852914222832" calcext:value-type="float">
            <text:p>0.338852914222832</text:p>
          </table:table-cell>
          <table:table-cell office:value-type="float" office:value="0.341200905416713" calcext:value-type="float">
            <text:p>0.341200905416713</text:p>
          </table:table-cell>
          <table:table-cell office:value-type="float" office:value="0.33933137033528" calcext:value-type="float">
            <text:p>0.33933137033528</text:p>
          </table:table-cell>
          <table:table-cell office:value-type="float" office:value="0.335158808779398" calcext:value-type="float">
            <text:p>0.335158808779398</text:p>
          </table:table-cell>
          <table:table-cell office:value-type="float" office:value="0.297694182841586" calcext:value-type="float">
            <text:p>0.297694182841586</text:p>
          </table:table-cell>
          <table:table-cell office:value-type="float" office:value="0.294707926981904" calcext:value-type="float">
            <text:p>0.294707926981904</text:p>
          </table:table-cell>
          <table:table-cell office:value-type="float" office:value="0.334567087046454" calcext:value-type="float">
            <text:p>0.334567087046454</text:p>
          </table:table-cell>
          <table:table-cell office:value-type="float" office:value="0.33389524857166" calcext:value-type="float">
            <text:p>0.33389524857166</text:p>
          </table:table-cell>
          <table:table-cell office:value-type="float" office:value="0.33010512719186" calcext:value-type="float">
            <text:p>0.33010512719186</text:p>
          </table:table-cell>
          <table:table-cell office:value-type="float" office:value="0.300605758141823" calcext:value-type="float">
            <text:p>0.300605758141823</text:p>
          </table:table-cell>
          <table:table-cell office:value-type="float" office:value="0.296388943349799" calcext:value-type="float">
            <text:p>0.296388943349799</text:p>
          </table:table-cell>
          <table:table-cell office:value-type="float" office:value="0.291603514237026" calcext:value-type="float">
            <text:p>0.291603514237026</text:p>
          </table:table-cell>
          <table:table-cell office:value-type="float" office:value="0.287462576797661" calcext:value-type="float">
            <text:p>0.287462576797661</text:p>
          </table:table-cell>
          <table:table-cell office:value-type="float" office:value="0.289754157195859" calcext:value-type="float">
            <text:p>0.289754157195859</text:p>
          </table:table-cell>
          <table:table-cell office:value-type="float" office:value="0.303326987438235" calcext:value-type="float">
            <text:p>0.303326987438235</text:p>
          </table:table-cell>
          <table:table-cell office:value-type="float" office:value="0.306711800717065" calcext:value-type="float">
            <text:p>0.306711800717065</text:p>
          </table:table-cell>
          <table:table-cell office:value-type="float" office:value="0.307178135709008" calcext:value-type="float">
            <text:p>0.307178135709008</text:p>
          </table:table-cell>
          <table:table-cell office:value-type="float" office:value="0.306703999771851" calcext:value-type="float">
            <text:p>0.306703999771851</text:p>
          </table:table-cell>
          <table:table-cell office:value-type="float" office:value="0.305132083136432" calcext:value-type="float">
            <text:p>0.305132083136432</text:p>
          </table:table-cell>
          <table:table-cell office:value-type="float" office:value="0.303876953179651" calcext:value-type="float">
            <text:p>0.303876953179651</text:p>
          </table:table-cell>
          <table:table-cell office:value-type="float" office:value="0.302842655359461" calcext:value-type="float">
            <text:p>0.302842655359461</text:p>
          </table:table-cell>
          <table:table-cell office:value-type="float" office:value="0.301723032683178" calcext:value-type="float">
            <text:p>0.301723032683178</text:p>
          </table:table-cell>
          <table:table-cell office:value-type="float" office:value="0.301060063295176" calcext:value-type="float">
            <text:p>0.301060063295176</text:p>
          </table:table-cell>
          <table:table-cell office:value-type="float" office:value="0.29642953072622" calcext:value-type="float">
            <text:p>0.29642953072622</text:p>
          </table:table-cell>
          <table:table-cell office:value-type="float" office:value="0.307630206175666" calcext:value-type="float">
            <text:p>0.307630206175666</text:p>
          </table:table-cell>
          <table:table-cell office:value-type="float" office:value="0.315942217370692" calcext:value-type="float">
            <text:p>0.315942217370692</text:p>
          </table:table-cell>
          <table:table-cell office:value-type="float" office:value="0.321411307054168" calcext:value-type="float">
            <text:p>0.321411307054168</text:p>
          </table:table-cell>
          <table:table-cell office:value-type="float" office:value="0.319432763438364" calcext:value-type="float">
            <text:p>0.319432763438364</text:p>
          </table:table-cell>
          <table:table-cell office:value-type="float" office:value="0.324768181476971" calcext:value-type="float">
            <text:p>0.324768181476971</text:p>
          </table:table-cell>
          <table:table-cell office:value-type="float" office:value="0.334741669569778" calcext:value-type="float">
            <text:p>0.334741669569778</text:p>
          </table:table-cell>
          <table:table-cell office:value-type="float" office:value="0.336853288552131" calcext:value-type="float">
            <text:p>0.336853288552131</text:p>
          </table:table-cell>
          <table:table-cell office:value-type="float" office:value="0.338815260801821" calcext:value-type="float">
            <text:p>0.338815260801821</text:p>
          </table:table-cell>
          <table:table-cell office:value-type="float" office:value="0.337936876293726" calcext:value-type="float">
            <text:p>0.337936876293726</text:p>
          </table:table-cell>
          <table:table-cell office:value-type="float" office:value="0.336298592152598" calcext:value-type="float">
            <text:p>0.336298592152598</text:p>
          </table:table-cell>
          <table:table-cell office:value-type="float" office:value="0.335112371814362" calcext:value-type="float">
            <text:p>0.335112371814362</text:p>
          </table:table-cell>
          <table:table-cell office:value-type="float" office:value="0.334239394348986" calcext:value-type="float">
            <text:p>0.334239394348986</text:p>
          </table:table-cell>
          <table:table-cell office:value-type="float" office:value="0.33383412007761" calcext:value-type="float">
            <text:p>0.33383412007761</text:p>
          </table:table-cell>
          <table:table-cell office:value-type="float" office:value="0.335490893042524" calcext:value-type="float">
            <text:p>0.335490893042524</text:p>
          </table:table-cell>
          <table:table-cell office:value-type="float" office:value="0.333968163111514" calcext:value-type="float">
            <text:p>0.333968163111514</text:p>
          </table:table-cell>
          <table:table-cell office:value-type="float" office:value="0.310267410263614" calcext:value-type="float">
            <text:p>0.310267410263614</text:p>
          </table:table-cell>
          <table:table-cell office:value-type="float" office:value="0.310948368495326" calcext:value-type="float">
            <text:p>0.310948368495326</text:p>
          </table:table-cell>
          <table:table-cell office:value-type="float" office:value="0.310678278177807" calcext:value-type="float">
            <text:p>0.310678278177807</text:p>
          </table:table-cell>
          <table:table-cell office:value-type="float" office:value="0.334703040249583" calcext:value-type="float">
            <text:p>0.334703040249583</text:p>
          </table:table-cell>
          <table:table-cell office:value-type="float" office:value="0.334257650289473" calcext:value-type="float">
            <text:p>0.334257650289473</text:p>
          </table:table-cell>
          <table:table-cell office:value-type="float" office:value="0.333415510914132" calcext:value-type="float">
            <text:p>0.333415510914132</text:p>
          </table:table-cell>
          <table:table-cell office:value-type="float" office:value="0.331441454966495" calcext:value-type="float">
            <text:p>0.331441454966495</text:p>
          </table:table-cell>
          <table:table-cell office:value-type="float" office:value="0.299600041122283" calcext:value-type="float">
            <text:p>0.299600041122283</text:p>
          </table:table-cell>
          <table:table-cell office:value-type="float" office:value="0.290347921893946" calcext:value-type="float">
            <text:p>0.290347921893946</text:p>
          </table:table-cell>
          <table:table-cell office:value-type="float" office:value="0.307985627295045" calcext:value-type="float">
            <text:p>0.307985627295045</text:p>
          </table:table-cell>
          <table:table-cell office:value-type="float" office:value="0.308735898690885" calcext:value-type="float">
            <text:p>0.308735898690885</text:p>
          </table:table-cell>
          <table:table-cell office:value-type="float" office:value="0.308097992866007" calcext:value-type="float">
            <text:p>0.308097992866007</text:p>
          </table:table-cell>
          <table:table-cell office:value-type="float" office:value="0.307262056246928" calcext:value-type="float">
            <text:p>0.307262056246928</text:p>
          </table:table-cell>
          <table:table-cell office:value-type="float" office:value="0.306362227937794" calcext:value-type="float">
            <text:p>0.306362227937794</text:p>
          </table:table-cell>
          <table:table-cell office:value-type="float" office:value="0.305883138376733" calcext:value-type="float">
            <text:p>0.305883138376733</text:p>
          </table:table-cell>
          <table:table-cell office:value-type="float" office:value="0.304062618370694" calcext:value-type="float">
            <text:p>0.304062618370694</text:p>
          </table:table-cell>
          <table:table-cell office:value-type="float" office:value="0.302600898365782" calcext:value-type="float">
            <text:p>0.302600898365782</text:p>
          </table:table-cell>
          <table:table-cell office:value-type="float" office:value="0.301816088733629" calcext:value-type="float">
            <text:p>0.301816088733629</text:p>
          </table:table-cell>
          <table:table-cell office:value-type="float" office:value="0.300284632575599" calcext:value-type="float">
            <text:p>0.300284632575599</text:p>
          </table:table-cell>
          <table:table-cell office:value-type="float" office:value="0.296838551894101" calcext:value-type="float">
            <text:p>0.296838551894101</text:p>
          </table:table-cell>
          <table:table-cell office:value-type="float" office:value="0.299309732623344" calcext:value-type="float">
            <text:p>0.299309732623344</text:p>
          </table:table-cell>
          <table:table-cell office:value-type="float" office:value="0.320072626138324" calcext:value-type="float">
            <text:p>0.320072626138324</text:p>
          </table:table-cell>
          <table:table-cell office:value-type="float" office:value="0.322957673732972" calcext:value-type="float">
            <text:p>0.322957673732972</text:p>
          </table:table-cell>
          <table:table-cell office:value-type="float" office:value="0.334364592803435" calcext:value-type="float">
            <text:p>0.334364592803435</text:p>
          </table:table-cell>
          <table:table-cell office:value-type="float" office:value="0.336045660936663" calcext:value-type="float">
            <text:p>0.336045660936663</text:p>
          </table:table-cell>
          <table:table-cell office:value-type="float" office:value="0.337291637367545" calcext:value-type="float">
            <text:p>0.337291637367545</text:p>
          </table:table-cell>
          <table:table-cell office:value-type="float" office:value="0.334007126211442" calcext:value-type="float">
            <text:p>0.334007126211442</text:p>
          </table:table-cell>
          <table:table-cell office:value-type="float" office:value="0.332389913477355" calcext:value-type="float">
            <text:p>0.332389913477355</text:p>
          </table:table-cell>
          <table:table-cell office:value-type="float" office:value="0.334854300033025" calcext:value-type="float">
            <text:p>0.334854300033025</text:p>
          </table:table-cell>
          <table:table-cell office:value-type="float" office:value="0.330600293188438" calcext:value-type="float">
            <text:p>0.330600293188438</text:p>
          </table:table-cell>
          <table:table-cell office:value-type="float" office:value="0.308621132323608" calcext:value-type="float">
            <text:p>0.308621132323608</text:p>
          </table:table-cell>
          <table:table-cell office:value-type="float" office:value="0.303112349898332" calcext:value-type="float">
            <text:p>0.303112349898332</text:p>
          </table:table-cell>
          <table:table-cell office:value-type="float" office:value="0.299651925372607" calcext:value-type="float">
            <text:p>0.299651925372607</text:p>
          </table:table-cell>
          <table:table-cell office:value-type="float" office:value="0.297366480569257" calcext:value-type="float">
            <text:p>0.297366480569257</text:p>
          </table:table-cell>
          <table:table-cell office:value-type="float" office:value="0.295674046948405" calcext:value-type="float">
            <text:p>0.295674046948405</text:p>
          </table:table-cell>
          <table:table-cell office:value-type="float" office:value="0.334562306141943" calcext:value-type="float">
            <text:p>0.334562306141943</text:p>
          </table:table-cell>
          <table:table-cell office:value-type="float" office:value="0.334554620346569" calcext:value-type="float">
            <text:p>0.334554620346569</text:p>
          </table:table-cell>
          <table:table-cell office:value-type="float" office:value="0.335135995929786" calcext:value-type="float">
            <text:p>0.335135995929786</text:p>
          </table:table-cell>
          <table:table-cell office:value-type="float" office:value="0.333124081033909" calcext:value-type="float">
            <text:p>0.333124081033909</text:p>
          </table:table-cell>
          <table:table-cell office:value-type="float" office:value="0.330875734151311" calcext:value-type="float">
            <text:p>0.330875734151311</text:p>
          </table:table-cell>
          <table:table-cell office:value-type="float" office:value="0.326417752450959" calcext:value-type="float">
            <text:p>0.326417752450959</text:p>
          </table:table-cell>
          <table:table-cell office:value-type="float" office:value="0.312079292416975" calcext:value-type="float">
            <text:p>0.312079292416975</text:p>
          </table:table-cell>
          <table:table-cell office:value-type="float" office:value="0.307157310232938" calcext:value-type="float">
            <text:p>0.307157310232938</text:p>
          </table:table-cell>
          <table:table-cell office:value-type="float" office:value="0.302561790297112" calcext:value-type="float">
            <text:p>0.302561790297112</text:p>
          </table:table-cell>
          <table:table-cell office:value-type="float" office:value="0.297260666258622" calcext:value-type="float">
            <text:p>0.297260666258622</text:p>
          </table:table-cell>
          <table:table-cell office:value-type="float" office:value="0.291420529417747" calcext:value-type="float">
            <text:p>0.291420529417747</text:p>
          </table:table-cell>
          <table:table-cell office:value-type="float" office:value="0.308586599994557" calcext:value-type="float">
            <text:p>0.308586599994557</text:p>
          </table:table-cell>
          <table:table-cell office:value-type="float" office:value="0.309619642287502" calcext:value-type="float">
            <text:p>0.309619642287502</text:p>
          </table:table-cell>
          <table:table-cell office:value-type="float" office:value="0.308180971072217" calcext:value-type="float">
            <text:p>0.308180971072217</text:p>
          </table:table-cell>
          <table:table-cell office:value-type="float" office:value="0.30795442545753" calcext:value-type="float">
            <text:p>0.30795442545753</text:p>
          </table:table-cell>
          <table:table-cell office:value-type="float" office:value="0.306647883844313" calcext:value-type="float">
            <text:p>0.306647883844313</text:p>
          </table:table-cell>
          <table:table-cell office:value-type="float" office:value="0.306143334238137" calcext:value-type="float">
            <text:p>0.306143334238137</text:p>
          </table:table-cell>
          <table:table-cell office:value-type="float" office:value="0.305247815246359" calcext:value-type="float">
            <text:p>0.305247815246359</text:p>
          </table:table-cell>
          <table:table-cell office:value-type="float" office:value="0.303692065402404" calcext:value-type="float">
            <text:p>0.303692065402404</text:p>
          </table:table-cell>
          <table:table-cell office:value-type="float" office:value="0.301681465691707" calcext:value-type="float">
            <text:p>0.301681465691707</text:p>
          </table:table-cell>
          <table:table-cell office:value-type="float" office:value="0.300373976173095" calcext:value-type="float">
            <text:p>0.300373976173095</text:p>
          </table:table-cell>
          <table:table-cell office:value-type="float" office:value="0.332304680766764" calcext:value-type="float">
            <text:p>0.332304680766764</text:p>
          </table:table-cell>
          <table:table-cell office:value-type="float" office:value="0.337464422895945" calcext:value-type="float">
            <text:p>0.337464422895945</text:p>
          </table:table-cell>
          <table:table-cell office:value-type="float" office:value="0.339717536340816" calcext:value-type="float">
            <text:p>0.339717536340816</text:p>
          </table:table-cell>
          <table:table-cell office:value-type="float" office:value="0.340194568250986" calcext:value-type="float">
            <text:p>0.340194568250986</text:p>
          </table:table-cell>
          <table:table-cell office:value-type="float" office:value="0.33903388450963" calcext:value-type="float">
            <text:p>0.33903388450963</text:p>
          </table:table-cell>
          <table:table-cell office:value-type="float" office:value="0.336322364033218" calcext:value-type="float">
            <text:p>0.336322364033218</text:p>
          </table:table-cell>
          <table:table-cell office:value-type="float" office:value="0.337241836295137" calcext:value-type="float">
            <text:p>0.337241836295137</text:p>
          </table:table-cell>
          <table:table-cell office:value-type="float" office:value="0.334673017327183" calcext:value-type="float">
            <text:p>0.334673017327183</text:p>
          </table:table-cell>
          <table:table-cell office:value-type="float" office:value="0.3344525007253" calcext:value-type="float">
            <text:p>0.3344525007253</text:p>
          </table:table-cell>
          <table:table-cell office:value-type="float" office:value="0.333983105535256" calcext:value-type="float">
            <text:p>0.333983105535256</text:p>
          </table:table-cell>
          <table:table-cell office:value-type="float" office:value="0.332078949943617" calcext:value-type="float">
            <text:p>0.332078949943617</text:p>
          </table:table-cell>
          <table:table-cell office:value-type="float" office:value="0.298476400466109" calcext:value-type="float">
            <text:p>0.298476400466109</text:p>
          </table:table-cell>
          <table:table-cell office:value-type="float" office:value="0.288580385753399" calcext:value-type="float">
            <text:p>0.288580385753399</text:p>
          </table:table-cell>
          <table:table-cell office:value-type="float" office:value="0.291749182272879" calcext:value-type="float">
            <text:p>0.291749182272879</text:p>
          </table:table-cell>
          <table:table-cell office:value-type="float" office:value="0.308179741985157" calcext:value-type="float">
            <text:p>0.308179741985157</text:p>
          </table:table-cell>
          <table:table-cell office:value-type="float" office:value="0.309930839106457" calcext:value-type="float">
            <text:p>0.309930839106457</text:p>
          </table:table-cell>
          <table:table-cell office:value-type="float" office:value="0.309916729276739" calcext:value-type="float">
            <text:p>0.309916729276739</text:p>
          </table:table-cell>
          <table:table-cell office:value-type="float" office:value="0.308862328404977" calcext:value-type="float">
            <text:p>0.308862328404977</text:p>
          </table:table-cell>
          <table:table-cell office:value-type="float" office:value="0.30862252095442" calcext:value-type="float">
            <text:p>0.30862252095442</text:p>
          </table:table-cell>
          <table:table-cell office:value-type="float" office:value="0.30761185907458" calcext:value-type="float">
            <text:p>0.30761185907458</text:p>
          </table:table-cell>
          <table:table-cell office:value-type="float" office:value="0.30720633621035" calcext:value-type="float">
            <text:p>0.30720633621035</text:p>
          </table:table-cell>
          <table:table-cell office:value-type="float" office:value="0.30635028060644" calcext:value-type="float">
            <text:p>0.30635028060644</text:p>
          </table:table-cell>
          <table:table-cell office:value-type="float" office:value="0.305143428825514" calcext:value-type="float">
            <text:p>0.305143428825514</text:p>
          </table:table-cell>
          <table:table-cell office:value-type="float" office:value="0.303438524497683" calcext:value-type="float">
            <text:p>0.303438524497683</text:p>
          </table:table-cell>
          <table:table-cell office:value-type="float" office:value="0.302123055905636" calcext:value-type="float">
            <text:p>0.302123055905636</text:p>
          </table:table-cell>
          <table:table-cell office:value-type="float" office:value="0.299442056063043" calcext:value-type="float">
            <text:p>0.299442056063043</text:p>
          </table:table-cell>
          <table:table-cell office:value-type="float" office:value="0.299719799000742" calcext:value-type="float">
            <text:p>0.299719799000742</text:p>
          </table:table-cell>
          <table:table-cell office:value-type="float" office:value="0.330953025506132" calcext:value-type="float">
            <text:p>0.330953025506132</text:p>
          </table:table-cell>
          <table:table-cell office:value-type="float" office:value="0.338418858749769" calcext:value-type="float">
            <text:p>0.338418858749769</text:p>
          </table:table-cell>
          <table:table-cell office:value-type="float" office:value="0.308116582462848" calcext:value-type="float">
            <text:p>0.308116582462848</text:p>
          </table:table-cell>
          <table:table-cell office:value-type="float" office:value="0.334345760984953" calcext:value-type="float">
            <text:p>0.334345760984953</text:p>
          </table:table-cell>
          <table:table-cell office:value-type="float" office:value="0.332682993212279" calcext:value-type="float">
            <text:p>0.332682993212279</text:p>
          </table:table-cell>
          <table:table-cell office:value-type="float" office:value="0.330921199955337" calcext:value-type="float">
            <text:p>0.330921199955337</text:p>
          </table:table-cell>
          <table:table-cell office:value-type="float" office:value="0.32792859695896" calcext:value-type="float">
            <text:p>0.32792859695896</text:p>
          </table:table-cell>
          <table:table-cell office:value-type="float" office:value="0.322184837255662" calcext:value-type="float">
            <text:p>0.322184837255662</text:p>
          </table:table-cell>
          <table:table-cell office:value-type="float" office:value="0.307737929074826" calcext:value-type="float">
            <text:p>0.307737929074826</text:p>
          </table:table-cell>
          <table:table-cell office:value-type="float" office:value="0.303119617348266" calcext:value-type="float">
            <text:p>0.303119617348266</text:p>
          </table:table-cell>
          <table:table-cell office:value-type="float" office:value="0.297517939376692" calcext:value-type="float">
            <text:p>0.297517939376692</text:p>
          </table:table-cell>
          <table:table-cell office:value-type="float" office:value="0.29079406716929" calcext:value-type="float">
            <text:p>0.29079406716929</text:p>
          </table:table-cell>
          <table:table-cell office:value-type="float" office:value="0.290417102205639" calcext:value-type="float">
            <text:p>0.290417102205639</text:p>
          </table:table-cell>
          <table:table-cell office:value-type="float" office:value="0.30301436502239" calcext:value-type="float">
            <text:p>0.30301436502239</text:p>
          </table:table-cell>
          <table:table-cell office:value-type="float" office:value="0.306765262521891" calcext:value-type="float">
            <text:p>0.306765262521891</text:p>
          </table:table-cell>
          <table:table-cell office:value-type="float" office:value="0.305716119993939" calcext:value-type="float">
            <text:p>0.305716119993939</text:p>
          </table:table-cell>
          <table:table-cell office:value-type="float" office:value="0.303649467285575" calcext:value-type="float">
            <text:p>0.303649467285575</text:p>
          </table:table-cell>
          <table:table-cell office:value-type="float" office:value="0.302455121696028" calcext:value-type="float">
            <text:p>0.302455121696028</text:p>
          </table:table-cell>
          <table:table-cell office:value-type="float" office:value="0.299781012556338" calcext:value-type="float">
            <text:p>0.299781012556338</text:p>
          </table:table-cell>
          <table:table-cell office:value-type="float" office:value="0.29546646766593" calcext:value-type="float">
            <text:p>0.29546646766593</text:p>
          </table:table-cell>
          <table:table-cell office:value-type="float" office:value="0.297611367349334" calcext:value-type="float">
            <text:p>0.297611367349334</text:p>
          </table:table-cell>
          <table:table-cell office:value-type="float" office:value="0.318129002686151" calcext:value-type="float">
            <text:p>0.318129002686151</text:p>
          </table:table-cell>
          <table:table-cell office:value-type="float" office:value="0.325972375318414" calcext:value-type="float">
            <text:p>0.325972375318414</text:p>
          </table:table-cell>
          <table:table-cell office:value-type="float" office:value="0.328567407904525" calcext:value-type="float">
            <text:p>0.328567407904525</text:p>
          </table:table-cell>
          <table:table-cell office:value-type="float" office:value="0.328222172391623" calcext:value-type="float">
            <text:p>0.328222172391623</text:p>
          </table:table-cell>
          <table:table-cell office:value-type="float" office:value="0.323826275063806" calcext:value-type="float">
            <text:p>0.323826275063806</text:p>
          </table:table-cell>
          <table:table-cell office:value-type="float" office:value="0.320582996101772" calcext:value-type="float">
            <text:p>0.320582996101772</text:p>
          </table:table-cell>
          <table:table-cell office:value-type="float" office:value="0.318497664417856" calcext:value-type="float">
            <text:p>0.318497664417856</text:p>
          </table:table-cell>
          <table:table-cell office:value-type="float" office:value="0.306539939912274" calcext:value-type="float">
            <text:p>0.306539939912274</text:p>
          </table:table-cell>
          <table:table-cell office:value-type="float" office:value="0.313917770957012" calcext:value-type="float">
            <text:p>0.313917770957012</text:p>
          </table:table-cell>
          <table:table-cell office:value-type="float" office:value="0.314890161552196" calcext:value-type="float">
            <text:p>0.314890161552196</text:p>
          </table:table-cell>
          <table:table-cell office:value-type="float" office:value="0.300021930092905" calcext:value-type="float">
            <text:p>0.300021930092905</text:p>
          </table:table-cell>
          <table:table-cell office:value-type="float" office:value="0.297663093212338" calcext:value-type="float">
            <text:p>0.297663093212338</text:p>
          </table:table-cell>
          <table:table-cell office:value-type="float" office:value="0.294866791216314" calcext:value-type="float">
            <text:p>0.294866791216314</text:p>
          </table:table-cell>
          <table:table-cell office:value-type="float" office:value="0.292276789596389" calcext:value-type="float">
            <text:p>0.292276789596389</text:p>
          </table:table-cell>
          <table:table-cell office:value-type="float" office:value="0.289862786105396" calcext:value-type="float">
            <text:p>0.289862786105396</text:p>
          </table:table-cell>
          <table:table-cell office:value-type="float" office:value="0.288312225990281" calcext:value-type="float">
            <text:p>0.288312225990281</text:p>
          </table:table-cell>
          <table:table-cell office:value-type="float" office:value="0.287309451204065" calcext:value-type="float">
            <text:p>0.287309451204065</text:p>
          </table:table-cell>
          <table:table-cell office:value-type="float" office:value="0.288708852038106" calcext:value-type="float">
            <text:p>0.288708852038106</text:p>
          </table:table-cell>
          <table:table-cell office:value-type="float" office:value="0.288938250162801" calcext:value-type="float">
            <text:p>0.288938250162801</text:p>
          </table:table-cell>
          <table:table-cell office:value-type="float" office:value="0.291741017354621" calcext:value-type="float">
            <text:p>0.291741017354621</text:p>
          </table:table-cell>
          <table:table-cell office:value-type="float" office:value="0.327654610730736" calcext:value-type="float">
            <text:p>0.327654610730736</text:p>
          </table:table-cell>
          <table:table-cell office:value-type="float" office:value="0.330419403478624" calcext:value-type="float">
            <text:p>0.330419403478624</text:p>
          </table:table-cell>
          <table:table-cell office:value-type="float" office:value="0.334630544481575" calcext:value-type="float">
            <text:p>0.334630544481575</text:p>
          </table:table-cell>
          <table:table-cell office:value-type="float" office:value="0.33133448970164" calcext:value-type="float">
            <text:p>0.33133448970164</text:p>
          </table:table-cell>
          <table:table-cell office:value-type="float" office:value="0.327193616486386" calcext:value-type="float">
            <text:p>0.327193616486386</text:p>
          </table:table-cell>
          <table:table-cell office:value-type="float" office:value="0.314651032603867" calcext:value-type="float">
            <text:p>0.314651032603867</text:p>
          </table:table-cell>
          <table:table-cell office:value-type="float" office:value="0.308687262975803" calcext:value-type="float">
            <text:p>0.308687262975803</text:p>
          </table:table-cell>
          <table:table-cell office:value-type="float" office:value="0.305793806702771" calcext:value-type="float">
            <text:p>0.305793806702771</text:p>
          </table:table-cell>
          <table:table-cell office:value-type="float" office:value="0.295910487778412" calcext:value-type="float">
            <text:p>0.295910487778412</text:p>
          </table:table-cell>
          <table:table-cell office:value-type="float" office:value="0.299286160043546" calcext:value-type="float">
            <text:p>0.299286160043546</text:p>
          </table:table-cell>
          <table:table-cell office:value-type="float" office:value="0.304680479621543" calcext:value-type="float">
            <text:p>0.304680479621543</text:p>
          </table:table-cell>
          <table:table-cell office:value-type="float" office:value="0.30416104279497" calcext:value-type="float">
            <text:p>0.30416104279497</text:p>
          </table:table-cell>
          <table:table-cell office:value-type="float" office:value="0.30454909273703" calcext:value-type="float">
            <text:p>0.30454909273703</text:p>
          </table:table-cell>
          <table:table-cell office:value-type="float" office:value="0.304610951182945" calcext:value-type="float">
            <text:p>0.304610951182945</text:p>
          </table:table-cell>
          <table:table-cell office:value-type="float" office:value="0.30374559173733" calcext:value-type="float">
            <text:p>0.30374559173733</text:p>
          </table:table-cell>
          <table:table-cell office:value-type="float" office:value="0.302750078462563" calcext:value-type="float">
            <text:p>0.302750078462563</text:p>
          </table:table-cell>
          <table:table-cell office:value-type="float" office:value="0.301911342362823" calcext:value-type="float">
            <text:p>0.301911342362823</text:p>
          </table:table-cell>
          <table:table-cell office:value-type="float" office:value="0.30190423483681" calcext:value-type="float">
            <text:p>0.30190423483681</text:p>
          </table:table-cell>
          <table:table-cell office:value-type="float" office:value="0.30174000691576" calcext:value-type="float">
            <text:p>0.30174000691576</text:p>
          </table:table-cell>
          <table:table-cell office:value-type="float" office:value="0.302479075758507" calcext:value-type="float">
            <text:p>0.302479075758507</text:p>
          </table:table-cell>
          <table:table-cell office:value-type="float" office:value="0.302412527404847" calcext:value-type="float">
            <text:p>0.302412527404847</text:p>
          </table:table-cell>
          <table:table-cell office:value-type="float" office:value="0.302210573495367" calcext:value-type="float">
            <text:p>0.302210573495367</text:p>
          </table:table-cell>
          <table:table-cell office:value-type="float" office:value="0.302080743807779" calcext:value-type="float">
            <text:p>0.302080743807779</text:p>
          </table:table-cell>
          <table:table-cell office:value-type="float" office:value="0.302223446330574" calcext:value-type="float">
            <text:p>0.302223446330574</text:p>
          </table:table-cell>
          <table:table-cell office:value-type="float" office:value="0.302481517515819" calcext:value-type="float">
            <text:p>0.302481517515819</text:p>
          </table:table-cell>
          <table:table-cell office:value-type="float" office:value="0.302496438032234" calcext:value-type="float">
            <text:p>0.302496438032234</text:p>
          </table:table-cell>
          <table:table-cell office:value-type="float" office:value="0.302330091051488" calcext:value-type="float">
            <text:p>0.302330091051488</text:p>
          </table:table-cell>
          <table:table-cell office:value-type="float" office:value="0.302405647469841" calcext:value-type="float">
            <text:p>0.302405647469841</text:p>
          </table:table-cell>
          <table:table-cell office:value-type="float" office:value="0.302409462238373" calcext:value-type="float">
            <text:p>0.302409462238373</text:p>
          </table:table-cell>
          <table:table-cell office:value-type="float" office:value="0.302560515274345" calcext:value-type="float">
            <text:p>0.302560515274345</text:p>
          </table:table-cell>
          <table:table-cell office:value-type="float" office:value="0.302673244978004" calcext:value-type="float">
            <text:p>0.302673244978004</text:p>
          </table:table-cell>
          <table:table-cell office:value-type="float" office:value="0.302548217965998" calcext:value-type="float">
            <text:p>0.302548217965998</text:p>
          </table:table-cell>
          <table:table-cell office:value-type="float" office:value="0.302478229978108" calcext:value-type="float">
            <text:p>0.302478229978108</text:p>
          </table:table-cell>
          <table:table-cell office:value-type="float" office:value="0.302504389277398" calcext:value-type="float">
            <text:p>0.302504389277398</text:p>
          </table:table-cell>
          <table:table-cell office:value-type="float" office:value="0.302545184093846" calcext:value-type="float">
            <text:p>0.302545184093846</text:p>
          </table:table-cell>
          <table:table-cell office:value-type="float" office:value="0.302611678218462" calcext:value-type="float">
            <text:p>0.302611678218462</text:p>
          </table:table-cell>
          <table:table-cell office:value-type="float" office:value="0.302623779613854" calcext:value-type="float">
            <text:p>0.302623779613854</text:p>
          </table:table-cell>
          <table:table-cell office:value-type="float" office:value="0.302618388791969" calcext:value-type="float">
            <text:p>0.302618388791969</text:p>
          </table:table-cell>
          <table:table-cell office:value-type="float" office:value="0.302577416449632" calcext:value-type="float">
            <text:p>0.302577416449632</text:p>
          </table:table-cell>
          <table:table-cell office:value-type="float" office:value="0.302655501541247" calcext:value-type="float">
            <text:p>0.302655501541247</text:p>
          </table:table-cell>
          <table:table-cell office:value-type="float" office:value="0.302618155524388" calcext:value-type="float">
            <text:p>0.302618155524388</text:p>
          </table:table-cell>
          <table:table-cell office:value-type="float" office:value="0.302614159709467" calcext:value-type="float">
            <text:p>0.302614159709467</text:p>
          </table:table-cell>
          <table:table-cell office:value-type="float" office:value="0.302616575874182" calcext:value-type="float">
            <text:p>0.302616575874182</text:p>
          </table:table-cell>
          <table:table-cell office:value-type="float" office:value="0.302596308763011" calcext:value-type="float">
            <text:p>0.302596308763011</text:p>
          </table:table-cell>
          <table:table-cell office:value-type="float" office:value="0.302640315194876" calcext:value-type="float">
            <text:p>0.302640315194876</text:p>
          </table:table-cell>
          <table:table-cell office:value-type="float" office:value="0.302635249295031" calcext:value-type="float">
            <text:p>0.302635249295031</text:p>
          </table:table-cell>
          <table:table-cell office:value-type="float" office:value="0.302671444315095" calcext:value-type="float">
            <text:p>0.302671444315095</text:p>
          </table:table-cell>
          <table:table-cell office:value-type="float" office:value="0.302663251207681" calcext:value-type="float">
            <text:p>0.302663251207681</text:p>
          </table:table-cell>
          <table:table-cell office:value-type="float" office:value="0.30271135112156" calcext:value-type="float">
            <text:p>0.30271135112156</text:p>
          </table:table-cell>
          <table:table-cell office:value-type="float" office:value="0.302771990380126" calcext:value-type="float">
            <text:p>0.302771990380126</text:p>
          </table:table-cell>
          <table:table-cell office:value-type="float" office:value="0.302694125385714" calcext:value-type="float">
            <text:p>0.302694125385714</text:p>
          </table:table-cell>
          <table:table-cell office:value-type="float" office:value="0.302781998519986" calcext:value-type="float">
            <text:p>0.302781998519986</text:p>
          </table:table-cell>
          <table:table-cell office:value-type="float" office:value="0.302755412015693" calcext:value-type="float">
            <text:p>0.302755412015693</text:p>
          </table:table-cell>
          <table:table-cell office:value-type="float" office:value="0.302729214473975" calcext:value-type="float">
            <text:p>0.302729214473975</text:p>
          </table:table-cell>
          <table:table-cell office:value-type="float" office:value="0.302750713426813" calcext:value-type="float">
            <text:p>0.302750713426813</text:p>
          </table:table-cell>
          <table:table-cell office:value-type="float" office:value="0.302758501495956" calcext:value-type="float">
            <text:p>0.302758501495956</text:p>
          </table:table-cell>
          <table:table-cell office:value-type="float" office:value="0.302791106113325" calcext:value-type="float">
            <text:p>0.302791106113325</text:p>
          </table:table-cell>
          <table:table-cell office:value-type="float" office:value="0.302785531290463" calcext:value-type="float">
            <text:p>0.302785531290463</text:p>
          </table:table-cell>
          <table:table-cell office:value-type="float" office:value="0.302796428768226" calcext:value-type="float">
            <text:p>0.302796428768226</text:p>
          </table:table-cell>
          <table:table-cell office:value-type="float" office:value="0.30279438165689" calcext:value-type="float">
            <text:p>0.30279438165689</text:p>
          </table:table-cell>
          <table:table-cell office:value-type="float" office:value="0.302751573022315" calcext:value-type="float">
            <text:p>0.302751573022315</text:p>
          </table:table-cell>
          <table:table-cell office:value-type="float" office:value="0.302790225654811" calcext:value-type="float">
            <text:p>0.302790225654811</text:p>
          </table:table-cell>
          <table:table-cell office:value-type="float" office:value="0.302759464801513" calcext:value-type="float">
            <text:p>0.302759464801513</text:p>
          </table:table-cell>
          <table:table-cell office:value-type="float" office:value="0.302754256498943" calcext:value-type="float">
            <text:p>0.302754256498943</text:p>
          </table:table-cell>
          <table:table-cell office:value-type="float" office:value="0.302737633315701" calcext:value-type="float">
            <text:p>0.302737633315701</text:p>
          </table:table-cell>
          <table:table-cell office:value-type="float" office:value="0.30273759665761" calcext:value-type="float">
            <text:p>0.30273759665761</text:p>
          </table:table-cell>
          <table:table-cell office:value-type="float" office:value="0.302755226223867" calcext:value-type="float">
            <text:p>0.302755226223867</text:p>
          </table:table-cell>
          <table:table-cell office:value-type="float" office:value="0.302784358120466" calcext:value-type="float">
            <text:p>0.302784358120466</text:p>
          </table:table-cell>
          <table:table-cell office:value-type="float" office:value="0.30276575586248" calcext:value-type="float">
            <text:p>0.30276575586248</text:p>
          </table:table-cell>
          <table:table-cell office:value-type="float" office:value="0.302754743388489" calcext:value-type="float">
            <text:p>0.302754743388489</text:p>
          </table:table-cell>
          <table:table-cell office:value-type="float" office:value="0.302778396521326" calcext:value-type="float">
            <text:p>0.302778396521326</text:p>
          </table:table-cell>
          <table:table-cell office:value-type="float" office:value="0.302737269283009" calcext:value-type="float">
            <text:p>0.302737269283009</text:p>
          </table:table-cell>
          <table:table-cell office:value-type="float" office:value="0.302783069468543" calcext:value-type="float">
            <text:p>0.302783069468543</text:p>
          </table:table-cell>
          <table:table-cell office:value-type="float" office:value="0.302770666036767" calcext:value-type="float">
            <text:p>0.302770666036767</text:p>
          </table:table-cell>
          <table:table-cell office:value-type="float" office:value="0.302768984472007" calcext:value-type="float">
            <text:p>0.302768984472007</text:p>
          </table:table-cell>
          <table:table-cell office:value-type="float" office:value="0.30276971713346" calcext:value-type="float">
            <text:p>0.30276971713346</text:p>
          </table:table-cell>
          <table:table-cell office:value-type="float" office:value="0.302744891824985" calcext:value-type="float">
            <text:p>0.302744891824985</text:p>
          </table:table-cell>
          <table:table-cell office:value-type="float" office:value="0.302782756118426" calcext:value-type="float">
            <text:p>0.302782756118426</text:p>
          </table:table-cell>
          <table:table-cell office:value-type="float" office:value="0.302757630951121" calcext:value-type="float">
            <text:p>0.302757630951121</text:p>
          </table:table-cell>
          <table:table-cell office:value-type="float" office:value="0.302766986096238" calcext:value-type="float">
            <text:p>0.302766986096238</text:p>
          </table:table-cell>
          <table:table-cell office:value-type="float" office:value="0.302761927693022" calcext:value-type="float">
            <text:p>0.302761927693022</text:p>
          </table:table-cell>
          <table:table-cell office:value-type="float" office:value="0.302765391590564" calcext:value-type="float">
            <text:p>0.302765391590564</text:p>
          </table:table-cell>
          <table:table-cell office:value-type="float" office:value="0.302799933525763" calcext:value-type="float">
            <text:p>0.302799933525763</text:p>
          </table:table-cell>
          <table:table-cell office:value-type="float" office:value="0.302779115738097" calcext:value-type="float">
            <text:p>0.302779115738097</text:p>
          </table:table-cell>
          <table:table-cell office:value-type="float" office:value="0.302755238317048" calcext:value-type="float">
            <text:p>0.302755238317048</text:p>
          </table:table-cell>
          <table:table-cell office:value-type="float" office:value="0.302784028137842" calcext:value-type="float">
            <text:p>0.302784028137842</text:p>
          </table:table-cell>
          <table:table-cell office:value-type="float" office:value="0.302798318628811" calcext:value-type="float">
            <text:p>0.302798318628811</text:p>
          </table:table-cell>
          <table:table-cell office:value-type="float" office:value="0.302765388698252" calcext:value-type="float">
            <text:p>0.302765388698252</text:p>
          </table:table-cell>
          <table:table-cell office:value-type="float" office:value="0.302780740192681" calcext:value-type="float">
            <text:p>0.302780740192681</text:p>
          </table:table-cell>
          <table:table-cell office:value-type="float" office:value="0.302776338058664" calcext:value-type="float">
            <text:p>0.302776338058664</text:p>
          </table:table-cell>
          <table:table-cell office:value-type="float" office:value="0.30276012094291" calcext:value-type="float">
            <text:p>0.30276012094291</text:p>
          </table:table-cell>
          <table:table-cell office:value-type="float" office:value="0.302772764474013" calcext:value-type="float">
            <text:p>0.302772764474013</text:p>
          </table:table-cell>
          <table:table-cell office:value-type="float" office:value="0.302770795014925" calcext:value-type="float">
            <text:p>0.302770795014925</text:p>
          </table:table-cell>
          <table:table-cell office:value-type="float" office:value="0.302756659020667" calcext:value-type="float">
            <text:p>0.302756659020667</text:p>
          </table:table-cell>
          <table:table-cell office:value-type="float" office:value="0.302770805175795" calcext:value-type="float">
            <text:p>0.302770805175795</text:p>
          </table:table-cell>
          <table:table-cell office:value-type="float" office:value="0.302720378142991" calcext:value-type="float">
            <text:p>0.302720378142991</text:p>
          </table:table-cell>
          <table:table-cell office:value-type="float" office:value="0.302767651874306" calcext:value-type="float">
            <text:p>0.302767651874306</text:p>
          </table:table-cell>
          <table:table-cell office:value-type="float" office:value="0.302772039584697" calcext:value-type="float">
            <text:p>0.302772039584697</text:p>
          </table:table-cell>
          <table:table-cell office:value-type="float" office:value="0.302737729891477" calcext:value-type="float">
            <text:p>0.302737729891477</text:p>
          </table:table-cell>
          <table:table-cell office:value-type="float" office:value="0.302778469746438" calcext:value-type="float">
            <text:p>0.302778469746438</text:p>
          </table:table-cell>
          <table:table-cell office:value-type="float" office:value="0.302759970927602" calcext:value-type="float">
            <text:p>0.302759970927602</text:p>
          </table:table-cell>
          <table:table-cell office:value-type="float" office:value="0.302771095665359" calcext:value-type="float">
            <text:p>0.302771095665359</text:p>
          </table:table-cell>
          <table:table-cell office:value-type="float" office:value="0.302769047069452" calcext:value-type="float">
            <text:p>0.302769047069452</text:p>
          </table:table-cell>
          <table:table-cell office:value-type="float" office:value="0.302764431265425" calcext:value-type="float">
            <text:p>0.302764431265425</text:p>
          </table:table-cell>
          <table:table-cell office:value-type="float" office:value="0.302792210463684" calcext:value-type="float">
            <text:p>0.302792210463684</text:p>
          </table:table-cell>
          <table:table-cell office:value-type="float" office:value="0.30274288346581" calcext:value-type="float">
            <text:p>0.30274288346581</text:p>
          </table:table-cell>
          <table:table-cell office:value-type="float" office:value="0.302752445949219" calcext:value-type="float">
            <text:p>0.302752445949219</text:p>
          </table:table-cell>
          <table:table-cell office:value-type="float" office:value="0.302783265628364" calcext:value-type="float">
            <text:p>0.302783265628364</text:p>
          </table:table-cell>
          <table:table-cell office:value-type="float" office:value="0.302769734514861" calcext:value-type="float">
            <text:p>0.302769734514861</text:p>
          </table:table-cell>
          <table:table-cell office:value-type="float" office:value="0.302760657350943" calcext:value-type="float">
            <text:p>0.302760657350943</text:p>
          </table:table-cell>
          <table:table-cell office:value-type="float" office:value="0.302785208969395" calcext:value-type="float">
            <text:p>0.302785208969395</text:p>
          </table:table-cell>
          <table:table-cell office:value-type="float" office:value="0.302727065083497" calcext:value-type="float">
            <text:p>0.302727065083497</text:p>
          </table:table-cell>
          <table:table-cell office:value-type="float" office:value="0.302750880888697" calcext:value-type="float">
            <text:p>0.302750880888697</text:p>
          </table:table-cell>
          <table:table-cell office:value-type="float" office:value="0.302768923918876" calcext:value-type="float">
            <text:p>0.302768923918876</text:p>
          </table:table-cell>
          <table:table-cell office:value-type="float" office:value="0.302770724686026" calcext:value-type="float">
            <text:p>0.302770724686026</text:p>
          </table:table-cell>
          <table:table-cell office:value-type="float" office:value="0.302810209537213" calcext:value-type="float">
            <text:p>0.302810209537213</text:p>
          </table:table-cell>
          <table:table-cell office:value-type="float" office:value="0.302752419202241" calcext:value-type="float">
            <text:p>0.302752419202241</text:p>
          </table:table-cell>
          <table:table-cell office:value-type="float" office:value="0.302753201467652" calcext:value-type="float">
            <text:p>0.302753201467652</text:p>
          </table:table-cell>
          <table:table-cell office:value-type="float" office:value="0.302811115175078" calcext:value-type="float">
            <text:p>0.302811115175078</text:p>
          </table:table-cell>
          <table:table-cell office:value-type="float" office:value="0.302729433546783" calcext:value-type="float">
            <text:p>0.302729433546783</text:p>
          </table:table-cell>
          <table:table-cell office:value-type="float" office:value="0.302782213948863" calcext:value-type="float">
            <text:p>0.302782213948863</text:p>
          </table:table-cell>
          <table:table-cell office:value-type="float" office:value="0.302778588814665" calcext:value-type="float">
            <text:p>0.302778588814665</text:p>
          </table:table-cell>
          <table:table-cell office:value-type="float" office:value="0.302789922256165" calcext:value-type="float">
            <text:p>0.302789922256165</text:p>
          </table:table-cell>
          <table:table-cell office:value-type="float" office:value="0.302760523496909" calcext:value-type="float">
            <text:p>0.302760523496909</text:p>
          </table:table-cell>
          <table:table-cell office:value-type="float" office:value="0.302771296629328" calcext:value-type="float">
            <text:p>0.302771296629328</text:p>
          </table:table-cell>
          <table:table-cell office:value-type="float" office:value="0.302772675380096" calcext:value-type="float">
            <text:p>0.302772675380096</text:p>
          </table:table-cell>
          <table:table-cell office:value-type="float" office:value="0.302772111074721" calcext:value-type="float">
            <text:p>0.302772111074721</text:p>
          </table:table-cell>
          <table:table-cell office:value-type="float" office:value="0.302728476153823" calcext:value-type="float">
            <text:p>0.302728476153823</text:p>
          </table:table-cell>
          <table:table-cell office:value-type="float" office:value="0.302737331847707" calcext:value-type="float">
            <text:p>0.302737331847707</text:p>
          </table:table-cell>
          <table:table-cell office:value-type="float" office:value="0.302787124522756" calcext:value-type="float">
            <text:p>0.302787124522756</text:p>
          </table:table-cell>
          <table:table-cell office:value-type="float" office:value="0.302782407515289" calcext:value-type="float">
            <text:p>0.302782407515289</text:p>
          </table:table-cell>
          <table:table-cell office:value-type="float" office:value="0.302759443790165" calcext:value-type="float">
            <text:p>0.302759443790165</text:p>
          </table:table-cell>
          <table:table-cell office:value-type="float" office:value="0.30275848580803" calcext:value-type="float">
            <text:p>0.30275848580803</text:p>
          </table:table-cell>
          <table:table-cell office:value-type="float" office:value="0.302762913933978" calcext:value-type="float">
            <text:p>0.302762913933978</text:p>
          </table:table-cell>
          <table:table-cell office:value-type="float" office:value="0.30273693230308" calcext:value-type="float">
            <text:p>0.30273693230308</text:p>
          </table:table-cell>
          <table:table-cell office:value-type="float" office:value="0.302775262388606" calcext:value-type="float">
            <text:p>0.302775262388606</text:p>
          </table:table-cell>
          <table:table-cell office:value-type="float" office:value="0.302780747744068" calcext:value-type="float">
            <text:p>0.302780747744068</text:p>
          </table:table-cell>
          <table:table-cell office:value-type="float" office:value="0.302752496214187" calcext:value-type="float">
            <text:p>0.302752496214187</text:p>
          </table:table-cell>
          <table:table-cell office:value-type="float" office:value="0.302748681392928" calcext:value-type="float">
            <text:p>0.302748681392928</text:p>
          </table:table-cell>
          <table:table-cell office:value-type="float" office:value="0.302773424578427" calcext:value-type="float">
            <text:p>0.302773424578427</text:p>
          </table:table-cell>
          <table:table-cell office:value-type="float" office:value="0.302755290132055" calcext:value-type="float">
            <text:p>0.302755290132055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45976421136756" calcext:value-type="float">
            <text:p>-0.345976421136756</text:p>
          </table:table-cell>
          <table:table-cell office:value-type="float" office:value="-0.34488608822613" calcext:value-type="float">
            <text:p>-0.34488608822613</text:p>
          </table:table-cell>
          <table:table-cell office:value-type="float" office:value="-0.344946048756362" calcext:value-type="float">
            <text:p>-0.344946048756362</text:p>
          </table:table-cell>
          <table:table-cell office:value-type="float" office:value="-0.345749668297713" calcext:value-type="float">
            <text:p>-0.345749668297713</text:p>
          </table:table-cell>
          <table:table-cell office:value-type="float" office:value="-0.346445361067629" calcext:value-type="float">
            <text:p>-0.346445361067629</text:p>
          </table:table-cell>
          <table:table-cell office:value-type="float" office:value="-0.345206167988603" calcext:value-type="float">
            <text:p>-0.345206167988603</text:p>
          </table:table-cell>
          <table:table-cell office:value-type="float" office:value="-0.345222647387155" calcext:value-type="float">
            <text:p>-0.345222647387155</text:p>
          </table:table-cell>
          <table:table-cell office:value-type="float" office:value="-0.345644096644818" calcext:value-type="float">
            <text:p>-0.345644096644818</text:p>
          </table:table-cell>
          <table:table-cell office:value-type="float" office:value="-0.345592090137305" calcext:value-type="float">
            <text:p>-0.345592090137305</text:p>
          </table:table-cell>
          <table:table-cell office:value-type="float" office:value="-0.345485294669934" calcext:value-type="float">
            <text:p>-0.345485294669934</text:p>
          </table:table-cell>
          <table:table-cell office:value-type="float" office:value="-0.345894679812667" calcext:value-type="float">
            <text:p>-0.345894679812667</text:p>
          </table:table-cell>
          <table:table-cell office:value-type="float" office:value="-0.345481679739283" calcext:value-type="float">
            <text:p>-0.345481679739283</text:p>
          </table:table-cell>
          <table:table-cell office:value-type="float" office:value="-0.345787194671101" calcext:value-type="float">
            <text:p>-0.345787194671101</text:p>
          </table:table-cell>
          <table:table-cell office:value-type="float" office:value="-0.345507187941277" calcext:value-type="float">
            <text:p>-0.345507187941277</text:p>
          </table:table-cell>
          <table:table-cell office:value-type="float" office:value="-0.345956105962889" calcext:value-type="float">
            <text:p>-0.345956105962889</text:p>
          </table:table-cell>
          <table:table-cell office:value-type="float" office:value="-0.345408208355212" calcext:value-type="float">
            <text:p>-0.345408208355212</text:p>
          </table:table-cell>
          <table:table-cell office:value-type="float" office:value="-0.345724588201624" calcext:value-type="float">
            <text:p>-0.345724588201624</text:p>
          </table:table-cell>
          <table:table-cell office:value-type="float" office:value="-0.346257370499588" calcext:value-type="float">
            <text:p>-0.346257370499588</text:p>
          </table:table-cell>
          <table:table-cell office:value-type="float" office:value="-0.345487602647757" calcext:value-type="float">
            <text:p>-0.345487602647757</text:p>
          </table:table-cell>
          <table:table-cell office:value-type="float" office:value="-0.346549632565666" calcext:value-type="float">
            <text:p>-0.346549632565666</text:p>
          </table:table-cell>
          <table:table-cell office:value-type="float" office:value="-0.345898336129423" calcext:value-type="float">
            <text:p>-0.345898336129423</text:p>
          </table:table-cell>
          <table:table-cell office:value-type="float" office:value="-0.34572260322326" calcext:value-type="float">
            <text:p>-0.34572260322326</text:p>
          </table:table-cell>
          <table:table-cell office:value-type="float" office:value="-0.34493330623894" calcext:value-type="float">
            <text:p>-0.34493330623894</text:p>
          </table:table-cell>
          <table:table-cell office:value-type="float" office:value="-0.345558802156449" calcext:value-type="float">
            <text:p>-0.345558802156449</text:p>
          </table:table-cell>
          <table:table-cell office:value-type="float" office:value="-0.345749322385573" calcext:value-type="float">
            <text:p>-0.345749322385573</text:p>
          </table:table-cell>
          <table:table-cell office:value-type="float" office:value="-0.344349817149751" calcext:value-type="float">
            <text:p>-0.344349817149751</text:p>
          </table:table-cell>
          <table:table-cell office:value-type="float" office:value="-0.346213335450146" calcext:value-type="float">
            <text:p>-0.346213335450146</text:p>
          </table:table-cell>
          <table:table-cell office:value-type="float" office:value="-0.346101944890168" calcext:value-type="float">
            <text:p>-0.346101944890168</text:p>
          </table:table-cell>
          <table:table-cell office:value-type="float" office:value="-0.34497068885781" calcext:value-type="float">
            <text:p>-0.34497068885781</text:p>
          </table:table-cell>
          <table:table-cell office:value-type="float" office:value="-0.346532290911153" calcext:value-type="float">
            <text:p>-0.346532290911153</text:p>
          </table:table-cell>
          <table:table-cell office:value-type="float" office:value="-0.344641322823587" calcext:value-type="float">
            <text:p>-0.344641322823587</text:p>
          </table:table-cell>
          <table:table-cell office:value-type="float" office:value="-0.34614322261864" calcext:value-type="float">
            <text:p>-0.34614322261864</text:p>
          </table:table-cell>
          <table:table-cell office:value-type="float" office:value="-0.345180561102007" calcext:value-type="float">
            <text:p>-0.345180561102007</text:p>
          </table:table-cell>
          <table:table-cell office:value-type="float" office:value="-0.346407403691301" calcext:value-type="float">
            <text:p>-0.346407403691301</text:p>
          </table:table-cell>
          <table:table-cell office:value-type="float" office:value="-0.346871411960724" calcext:value-type="float">
            <text:p>-0.346871411960724</text:p>
          </table:table-cell>
          <table:table-cell office:value-type="float" office:value="-0.345192401279458" calcext:value-type="float">
            <text:p>-0.345192401279458</text:p>
          </table:table-cell>
          <table:table-cell office:value-type="float" office:value="-0.345502793404777" calcext:value-type="float">
            <text:p>-0.345502793404777</text:p>
          </table:table-cell>
          <table:table-cell office:value-type="float" office:value="-0.346617240268699" calcext:value-type="float">
            <text:p>-0.346617240268699</text:p>
          </table:table-cell>
          <table:table-cell office:value-type="float" office:value="-0.34594789974012" calcext:value-type="float">
            <text:p>-0.34594789974012</text:p>
          </table:table-cell>
          <table:table-cell office:value-type="float" office:value="-0.346243971592861" calcext:value-type="float">
            <text:p>-0.346243971592861</text:p>
          </table:table-cell>
          <table:table-cell office:value-type="float" office:value="-0.335932436848008" calcext:value-type="float">
            <text:p>-0.335932436848008</text:p>
          </table:table-cell>
          <table:table-cell office:value-type="float" office:value="-0.325281804076716" calcext:value-type="float">
            <text:p>-0.325281804076716</text:p>
          </table:table-cell>
          <table:table-cell office:value-type="float" office:value="-0.391337931765557" calcext:value-type="float">
            <text:p>-0.391337931765557</text:p>
          </table:table-cell>
          <table:table-cell office:value-type="float" office:value="-0.39183758177806" calcext:value-type="float">
            <text:p>-0.39183758177806</text:p>
          </table:table-cell>
          <table:table-cell office:value-type="float" office:value="-0.394220017755578" calcext:value-type="float">
            <text:p>-0.394220017755578</text:p>
          </table:table-cell>
          <table:table-cell office:value-type="float" office:value="-0.383262005375391" calcext:value-type="float">
            <text:p>-0.383262005375391</text:p>
          </table:table-cell>
          <table:table-cell office:value-type="float" office:value="-0.341908055448563" calcext:value-type="float">
            <text:p>-0.341908055448563</text:p>
          </table:table-cell>
          <table:table-cell office:value-type="float" office:value="-0.345185247596456" calcext:value-type="float">
            <text:p>-0.345185247596456</text:p>
          </table:table-cell>
          <table:table-cell office:value-type="float" office:value="-0.421650843658548" calcext:value-type="float">
            <text:p>-0.421650843658548</text:p>
          </table:table-cell>
          <table:table-cell office:value-type="float" office:value="-0.41416000095965" calcext:value-type="float">
            <text:p>-0.41416000095965</text:p>
          </table:table-cell>
          <table:table-cell office:value-type="float" office:value="-0.406275838965968" calcext:value-type="float">
            <text:p>-0.406275838965968</text:p>
          </table:table-cell>
          <table:table-cell office:value-type="float" office:value="-0.362637635372324" calcext:value-type="float">
            <text:p>-0.362637635372324</text:p>
          </table:table-cell>
          <table:table-cell office:value-type="float" office:value="-0.347285250352046" calcext:value-type="float">
            <text:p>-0.347285250352046</text:p>
          </table:table-cell>
          <table:table-cell office:value-type="float" office:value="-0.332330163846063" calcext:value-type="float">
            <text:p>-0.332330163846063</text:p>
          </table:table-cell>
          <table:table-cell office:value-type="float" office:value="-0.316638027443199" calcext:value-type="float">
            <text:p>-0.316638027443199</text:p>
          </table:table-cell>
          <table:table-cell office:value-type="float" office:value="-0.324077744992626" calcext:value-type="float">
            <text:p>-0.324077744992626</text:p>
          </table:table-cell>
          <table:table-cell office:value-type="float" office:value="-0.326322988819414" calcext:value-type="float">
            <text:p>-0.326322988819414</text:p>
          </table:table-cell>
          <table:table-cell office:value-type="float" office:value="-0.339336292656868" calcext:value-type="float">
            <text:p>-0.339336292656868</text:p>
          </table:table-cell>
          <table:table-cell office:value-type="float" office:value="-0.358123652599702" calcext:value-type="float">
            <text:p>-0.358123652599702</text:p>
          </table:table-cell>
          <table:table-cell office:value-type="float" office:value="-0.362524608465434" calcext:value-type="float">
            <text:p>-0.362524608465434</text:p>
          </table:table-cell>
          <table:table-cell office:value-type="float" office:value="-0.374786663979762" calcext:value-type="float">
            <text:p>-0.374786663979762</text:p>
          </table:table-cell>
          <table:table-cell office:value-type="float" office:value="-0.369396005248225" calcext:value-type="float">
            <text:p>-0.369396005248225</text:p>
          </table:table-cell>
          <table:table-cell office:value-type="float" office:value="-0.370909455726245" calcext:value-type="float">
            <text:p>-0.370909455726245</text:p>
          </table:table-cell>
          <table:table-cell office:value-type="float" office:value="-0.36228187108782" calcext:value-type="float">
            <text:p>-0.36228187108782</text:p>
          </table:table-cell>
          <table:table-cell office:value-type="float" office:value="-0.359635126227033" calcext:value-type="float">
            <text:p>-0.359635126227033</text:p>
          </table:table-cell>
          <table:table-cell office:value-type="float" office:value="-0.33985884066823" calcext:value-type="float">
            <text:p>-0.33985884066823</text:p>
          </table:table-cell>
          <table:table-cell office:value-type="float" office:value="-0.337493763375624" calcext:value-type="float">
            <text:p>-0.337493763375624</text:p>
          </table:table-cell>
          <table:table-cell office:value-type="float" office:value="-0.353743076759796" calcext:value-type="float">
            <text:p>-0.353743076759796</text:p>
          </table:table-cell>
          <table:table-cell office:value-type="float" office:value="-0.358496599650248" calcext:value-type="float">
            <text:p>-0.358496599650248</text:p>
          </table:table-cell>
          <table:table-cell office:value-type="float" office:value="-0.365737002372929" calcext:value-type="float">
            <text:p>-0.365737002372929</text:p>
          </table:table-cell>
          <table:table-cell office:value-type="float" office:value="-0.390561749110888" calcext:value-type="float">
            <text:p>-0.390561749110888</text:p>
          </table:table-cell>
          <table:table-cell office:value-type="float" office:value="-0.395788934520373" calcext:value-type="float">
            <text:p>-0.395788934520373</text:p>
          </table:table-cell>
          <table:table-cell office:value-type="float" office:value="-0.398137033844355" calcext:value-type="float">
            <text:p>-0.398137033844355</text:p>
          </table:table-cell>
          <table:table-cell office:value-type="float" office:value="-0.405443688556594" calcext:value-type="float">
            <text:p>-0.405443688556594</text:p>
          </table:table-cell>
          <table:table-cell office:value-type="float" office:value="-0.400923794776017" calcext:value-type="float">
            <text:p>-0.400923794776017</text:p>
          </table:table-cell>
          <table:table-cell office:value-type="float" office:value="-0.401201414320647" calcext:value-type="float">
            <text:p>-0.401201414320647</text:p>
          </table:table-cell>
          <table:table-cell office:value-type="float" office:value="-0.403285093240675" calcext:value-type="float">
            <text:p>-0.403285093240675</text:p>
          </table:table-cell>
          <table:table-cell office:value-type="float" office:value="-0.39887626760445" calcext:value-type="float">
            <text:p>-0.39887626760445</text:p>
          </table:table-cell>
          <table:table-cell office:value-type="float" office:value="-0.392783240078962" calcext:value-type="float">
            <text:p>-0.392783240078962</text:p>
          </table:table-cell>
          <table:table-cell office:value-type="float" office:value="-0.389720829999173" calcext:value-type="float">
            <text:p>-0.389720829999173</text:p>
          </table:table-cell>
          <table:table-cell office:value-type="float" office:value="-0.38510851352445" calcext:value-type="float">
            <text:p>-0.38510851352445</text:p>
          </table:table-cell>
          <table:table-cell office:value-type="float" office:value="-0.372404466170865" calcext:value-type="float">
            <text:p>-0.372404466170865</text:p>
          </table:table-cell>
          <table:table-cell office:value-type="float" office:value="-0.371148931309905" calcext:value-type="float">
            <text:p>-0.371148931309905</text:p>
          </table:table-cell>
          <table:table-cell office:value-type="float" office:value="-0.368967516270883" calcext:value-type="float">
            <text:p>-0.368967516270883</text:p>
          </table:table-cell>
          <table:table-cell office:value-type="float" office:value="-0.434685596472481" calcext:value-type="float">
            <text:p>-0.434685596472481</text:p>
          </table:table-cell>
          <table:table-cell office:value-type="float" office:value="-0.42857086997006" calcext:value-type="float">
            <text:p>-0.42857086997006</text:p>
          </table:table-cell>
          <table:table-cell office:value-type="float" office:value="-0.427032668105007" calcext:value-type="float">
            <text:p>-0.427032668105007</text:p>
          </table:table-cell>
          <table:table-cell office:value-type="float" office:value="-0.420521504063982" calcext:value-type="float">
            <text:p>-0.420521504063982</text:p>
          </table:table-cell>
          <table:table-cell office:value-type="float" office:value="-0.354832004237382" calcext:value-type="float">
            <text:p>-0.354832004237382</text:p>
          </table:table-cell>
          <table:table-cell office:value-type="float" office:value="-0.325994066646331" calcext:value-type="float">
            <text:p>-0.325994066646331</text:p>
          </table:table-cell>
          <table:table-cell office:value-type="float" office:value="-0.34672282658373" calcext:value-type="float">
            <text:p>-0.34672282658373</text:p>
          </table:table-cell>
          <table:table-cell office:value-type="float" office:value="-0.34235584026987" calcext:value-type="float">
            <text:p>-0.34235584026987</text:p>
          </table:table-cell>
          <table:table-cell office:value-type="float" office:value="-0.346824252770547" calcext:value-type="float">
            <text:p>-0.346824252770547</text:p>
          </table:table-cell>
          <table:table-cell office:value-type="float" office:value="-0.361730384015558" calcext:value-type="float">
            <text:p>-0.361730384015558</text:p>
          </table:table-cell>
          <table:table-cell office:value-type="float" office:value="-0.366767457996978" calcext:value-type="float">
            <text:p>-0.366767457996978</text:p>
          </table:table-cell>
          <table:table-cell office:value-type="float" office:value="-0.371490957603171" calcext:value-type="float">
            <text:p>-0.371490957603171</text:p>
          </table:table-cell>
          <table:table-cell office:value-type="float" office:value="-0.37622481160413" calcext:value-type="float">
            <text:p>-0.37622481160413</text:p>
          </table:table-cell>
          <table:table-cell office:value-type="float" office:value="-0.368333669659527" calcext:value-type="float">
            <text:p>-0.368333669659527</text:p>
          </table:table-cell>
          <table:table-cell office:value-type="float" office:value="-0.359776570901359" calcext:value-type="float">
            <text:p>-0.359776570901359</text:p>
          </table:table-cell>
          <table:table-cell office:value-type="float" office:value="-0.357714915493238" calcext:value-type="float">
            <text:p>-0.357714915493238</text:p>
          </table:table-cell>
          <table:table-cell office:value-type="float" office:value="-0.337442971404488" calcext:value-type="float">
            <text:p>-0.337442971404488</text:p>
          </table:table-cell>
          <table:table-cell office:value-type="float" office:value="-0.340518283444258" calcext:value-type="float">
            <text:p>-0.340518283444258</text:p>
          </table:table-cell>
          <table:table-cell office:value-type="float" office:value="-0.362707950702919" calcext:value-type="float">
            <text:p>-0.362707950702919</text:p>
          </table:table-cell>
          <table:table-cell office:value-type="float" office:value="-0.386557672083445" calcext:value-type="float">
            <text:p>-0.386557672083445</text:p>
          </table:table-cell>
          <table:table-cell office:value-type="float" office:value="-0.402903690874647" calcext:value-type="float">
            <text:p>-0.402903690874647</text:p>
          </table:table-cell>
          <table:table-cell office:value-type="float" office:value="-0.393715866030692" calcext:value-type="float">
            <text:p>-0.393715866030692</text:p>
          </table:table-cell>
          <table:table-cell office:value-type="float" office:value="-0.399814741246701" calcext:value-type="float">
            <text:p>-0.399814741246701</text:p>
          </table:table-cell>
          <table:table-cell office:value-type="float" office:value="-0.403100598645242" calcext:value-type="float">
            <text:p>-0.403100598645242</text:p>
          </table:table-cell>
          <table:table-cell office:value-type="float" office:value="-0.394170029175089" calcext:value-type="float">
            <text:p>-0.394170029175089</text:p>
          </table:table-cell>
          <table:table-cell office:value-type="float" office:value="-0.400261672986381" calcext:value-type="float">
            <text:p>-0.400261672986381</text:p>
          </table:table-cell>
          <table:table-cell office:value-type="float" office:value="-0.396317917871374" calcext:value-type="float">
            <text:p>-0.396317917871374</text:p>
          </table:table-cell>
          <table:table-cell office:value-type="float" office:value="-0.391257514932122" calcext:value-type="float">
            <text:p>-0.391257514932122</text:p>
          </table:table-cell>
          <table:table-cell office:value-type="float" office:value="-0.368102809707987" calcext:value-type="float">
            <text:p>-0.368102809707987</text:p>
          </table:table-cell>
          <table:table-cell office:value-type="float" office:value="-0.355465652597721" calcext:value-type="float">
            <text:p>-0.355465652597721</text:p>
          </table:table-cell>
          <table:table-cell office:value-type="float" office:value="-0.355623383168806" calcext:value-type="float">
            <text:p>-0.355623383168806</text:p>
          </table:table-cell>
          <table:table-cell office:value-type="float" office:value="-0.361654033657978" calcext:value-type="float">
            <text:p>-0.361654033657978</text:p>
          </table:table-cell>
          <table:table-cell office:value-type="float" office:value="-0.436725404597221" calcext:value-type="float">
            <text:p>-0.436725404597221</text:p>
          </table:table-cell>
          <table:table-cell office:value-type="float" office:value="-0.430815475063782" calcext:value-type="float">
            <text:p>-0.430815475063782</text:p>
          </table:table-cell>
          <table:table-cell office:value-type="float" office:value="-0.440928474670029" calcext:value-type="float">
            <text:p>-0.440928474670029</text:p>
          </table:table-cell>
          <table:table-cell office:value-type="float" office:value="-0.428356251492507" calcext:value-type="float">
            <text:p>-0.428356251492507</text:p>
          </table:table-cell>
          <table:table-cell office:value-type="float" office:value="-0.425340575386027" calcext:value-type="float">
            <text:p>-0.425340575386027</text:p>
          </table:table-cell>
          <table:table-cell office:value-type="float" office:value="-0.426855170149021" calcext:value-type="float">
            <text:p>-0.426855170149021</text:p>
          </table:table-cell>
          <table:table-cell office:value-type="float" office:value="-0.394845519372229" calcext:value-type="float">
            <text:p>-0.394845519372229</text:p>
          </table:table-cell>
          <table:table-cell office:value-type="float" office:value="-0.379840458999807" calcext:value-type="float">
            <text:p>-0.379840458999807</text:p>
          </table:table-cell>
          <table:table-cell office:value-type="float" office:value="-0.364066322122493" calcext:value-type="float">
            <text:p>-0.364066322122493</text:p>
          </table:table-cell>
          <table:table-cell office:value-type="float" office:value="-0.351259521185517" calcext:value-type="float">
            <text:p>-0.351259521185517</text:p>
          </table:table-cell>
          <table:table-cell office:value-type="float" office:value="-0.335098493352526" calcext:value-type="float">
            <text:p>-0.335098493352526</text:p>
          </table:table-cell>
          <table:table-cell office:value-type="float" office:value="-0.344715678272041" calcext:value-type="float">
            <text:p>-0.344715678272041</text:p>
          </table:table-cell>
          <table:table-cell office:value-type="float" office:value="-0.346287273752563" calcext:value-type="float">
            <text:p>-0.346287273752563</text:p>
          </table:table-cell>
          <table:table-cell office:value-type="float" office:value="-0.347137560843547" calcext:value-type="float">
            <text:p>-0.347137560843547</text:p>
          </table:table-cell>
          <table:table-cell office:value-type="float" office:value="-0.360208089643261" calcext:value-type="float">
            <text:p>-0.360208089643261</text:p>
          </table:table-cell>
          <table:table-cell office:value-type="float" office:value="-0.363764295715708" calcext:value-type="float">
            <text:p>-0.363764295715708</text:p>
          </table:table-cell>
          <table:table-cell office:value-type="float" office:value="-0.369413161410866" calcext:value-type="float">
            <text:p>-0.369413161410866</text:p>
          </table:table-cell>
          <table:table-cell office:value-type="float" office:value="-0.3802490905717" calcext:value-type="float">
            <text:p>-0.3802490905717</text:p>
          </table:table-cell>
          <table:table-cell office:value-type="float" office:value="-0.379553628725088" calcext:value-type="float">
            <text:p>-0.379553628725088</text:p>
          </table:table-cell>
          <table:table-cell office:value-type="float" office:value="-0.366411111606002" calcext:value-type="float">
            <text:p>-0.366411111606002</text:p>
          </table:table-cell>
          <table:table-cell office:value-type="float" office:value="-0.362874652912892" calcext:value-type="float">
            <text:p>-0.362874652912892</text:p>
          </table:table-cell>
          <table:table-cell office:value-type="float" office:value="-0.433189473196074" calcext:value-type="float">
            <text:p>-0.433189473196074</text:p>
          </table:table-cell>
          <table:table-cell office:value-type="float" office:value="-0.410177197452303" calcext:value-type="float">
            <text:p>-0.410177197452303</text:p>
          </table:table-cell>
          <table:table-cell office:value-type="float" office:value="-0.42170424961988" calcext:value-type="float">
            <text:p>-0.42170424961988</text:p>
          </table:table-cell>
          <table:table-cell office:value-type="float" office:value="-0.42451942016219" calcext:value-type="float">
            <text:p>-0.42451942016219</text:p>
          </table:table-cell>
          <table:table-cell office:value-type="float" office:value="-0.429665672821207" calcext:value-type="float">
            <text:p>-0.429665672821207</text:p>
          </table:table-cell>
          <table:table-cell office:value-type="float" office:value="-0.426917106447656" calcext:value-type="float">
            <text:p>-0.426917106447656</text:p>
          </table:table-cell>
          <table:table-cell office:value-type="float" office:value="-0.422912282640128" calcext:value-type="float">
            <text:p>-0.422912282640128</text:p>
          </table:table-cell>
          <table:table-cell office:value-type="float" office:value="-0.456507014794965" calcext:value-type="float">
            <text:p>-0.456507014794965</text:p>
          </table:table-cell>
          <table:table-cell office:value-type="float" office:value="-0.44518351943342" calcext:value-type="float">
            <text:p>-0.44518351943342</text:p>
          </table:table-cell>
          <table:table-cell office:value-type="float" office:value="-0.445543413971088" calcext:value-type="float">
            <text:p>-0.445543413971088</text:p>
          </table:table-cell>
          <table:table-cell office:value-type="float" office:value="-0.440217162716654" calcext:value-type="float">
            <text:p>-0.440217162716654</text:p>
          </table:table-cell>
          <table:table-cell office:value-type="float" office:value="-0.383663106520041" calcext:value-type="float">
            <text:p>-0.383663106520041</text:p>
          </table:table-cell>
          <table:table-cell office:value-type="float" office:value="-0.351558075595372" calcext:value-type="float">
            <text:p>-0.351558075595372</text:p>
          </table:table-cell>
          <table:table-cell office:value-type="float" office:value="-0.357583883037438" calcext:value-type="float">
            <text:p>-0.357583883037438</text:p>
          </table:table-cell>
          <table:table-cell office:value-type="float" office:value="-0.363604067613693" calcext:value-type="float">
            <text:p>-0.363604067613693</text:p>
          </table:table-cell>
          <table:table-cell office:value-type="float" office:value="-0.366329741430737" calcext:value-type="float">
            <text:p>-0.366329741430737</text:p>
          </table:table-cell>
          <table:table-cell office:value-type="float" office:value="-0.377387665225716" calcext:value-type="float">
            <text:p>-0.377387665225716</text:p>
          </table:table-cell>
          <table:table-cell office:value-type="float" office:value="-0.378666844228371" calcext:value-type="float">
            <text:p>-0.378666844228371</text:p>
          </table:table-cell>
          <table:table-cell office:value-type="float" office:value="-0.386474180850471" calcext:value-type="float">
            <text:p>-0.386474180850471</text:p>
          </table:table-cell>
          <table:table-cell office:value-type="float" office:value="-0.391411704090089" calcext:value-type="float">
            <text:p>-0.391411704090089</text:p>
          </table:table-cell>
          <table:table-cell office:value-type="float" office:value="-0.393137590387896" calcext:value-type="float">
            <text:p>-0.393137590387896</text:p>
          </table:table-cell>
          <table:table-cell office:value-type="float" office:value="-0.396388037416489" calcext:value-type="float">
            <text:p>-0.396388037416489</text:p>
          </table:table-cell>
          <table:table-cell office:value-type="float" office:value="-0.393235890502335" calcext:value-type="float">
            <text:p>-0.393235890502335</text:p>
          </table:table-cell>
          <table:table-cell office:value-type="float" office:value="-0.382745521884502" calcext:value-type="float">
            <text:p>-0.382745521884502</text:p>
          </table:table-cell>
          <table:table-cell office:value-type="float" office:value="-0.374760031310892" calcext:value-type="float">
            <text:p>-0.374760031310892</text:p>
          </table:table-cell>
          <table:table-cell office:value-type="float" office:value="-0.368990601594581" calcext:value-type="float">
            <text:p>-0.368990601594581</text:p>
          </table:table-cell>
          <table:table-cell office:value-type="float" office:value="-0.371662075429308" calcext:value-type="float">
            <text:p>-0.371662075429308</text:p>
          </table:table-cell>
          <table:table-cell office:value-type="float" office:value="-0.395481718849778" calcext:value-type="float">
            <text:p>-0.395481718849778</text:p>
          </table:table-cell>
          <table:table-cell office:value-type="float" office:value="-0.403103294233237" calcext:value-type="float">
            <text:p>-0.403103294233237</text:p>
          </table:table-cell>
          <table:table-cell office:value-type="float" office:value="-0.360634240328595" calcext:value-type="float">
            <text:p>-0.360634240328595</text:p>
          </table:table-cell>
          <table:table-cell office:value-type="float" office:value="-0.407133245013763" calcext:value-type="float">
            <text:p>-0.407133245013763</text:p>
          </table:table-cell>
          <table:table-cell office:value-type="float" office:value="-0.408211422046868" calcext:value-type="float">
            <text:p>-0.408211422046868</text:p>
          </table:table-cell>
          <table:table-cell office:value-type="float" office:value="-0.404798113396452" calcext:value-type="float">
            <text:p>-0.404798113396452</text:p>
          </table:table-cell>
          <table:table-cell office:value-type="float" office:value="-0.405892822880555" calcext:value-type="float">
            <text:p>-0.405892822880555</text:p>
          </table:table-cell>
          <table:table-cell office:value-type="float" office:value="-0.397977032971758" calcext:value-type="float">
            <text:p>-0.397977032971758</text:p>
          </table:table-cell>
          <table:table-cell office:value-type="float" office:value="-0.360677362809231" calcext:value-type="float">
            <text:p>-0.360677362809231</text:p>
          </table:table-cell>
          <table:table-cell office:value-type="float" office:value="-0.348229493553618" calcext:value-type="float">
            <text:p>-0.348229493553618</text:p>
          </table:table-cell>
          <table:table-cell office:value-type="float" office:value="-0.33758598609735" calcext:value-type="float">
            <text:p>-0.33758598609735</text:p>
          </table:table-cell>
          <table:table-cell office:value-type="float" office:value="-0.344152123743692" calcext:value-type="float">
            <text:p>-0.344152123743692</text:p>
          </table:table-cell>
          <table:table-cell office:value-type="float" office:value="-0.330380851689914" calcext:value-type="float">
            <text:p>-0.330380851689914</text:p>
          </table:table-cell>
          <table:table-cell office:value-type="float" office:value="-0.337540697441969" calcext:value-type="float">
            <text:p>-0.337540697441969</text:p>
          </table:table-cell>
          <table:table-cell office:value-type="float" office:value="-0.357930868220836" calcext:value-type="float">
            <text:p>-0.357930868220836</text:p>
          </table:table-cell>
          <table:table-cell office:value-type="float" office:value="-0.37877412391232" calcext:value-type="float">
            <text:p>-0.37877412391232</text:p>
          </table:table-cell>
          <table:table-cell office:value-type="float" office:value="-0.3956706721418" calcext:value-type="float">
            <text:p>-0.3956706721418</text:p>
          </table:table-cell>
          <table:table-cell office:value-type="float" office:value="-0.402573154915822" calcext:value-type="float">
            <text:p>-0.402573154915822</text:p>
          </table:table-cell>
          <table:table-cell office:value-type="float" office:value="-0.394311623974232" calcext:value-type="float">
            <text:p>-0.394311623974232</text:p>
          </table:table-cell>
          <table:table-cell office:value-type="float" office:value="-0.375505985042867" calcext:value-type="float">
            <text:p>-0.375505985042867</text:p>
          </table:table-cell>
          <table:table-cell office:value-type="float" office:value="-0.3622667548712" calcext:value-type="float">
            <text:p>-0.3622667548712</text:p>
          </table:table-cell>
          <table:table-cell office:value-type="float" office:value="-0.395118341978806" calcext:value-type="float">
            <text:p>-0.395118341978806</text:p>
          </table:table-cell>
          <table:table-cell office:value-type="float" office:value="-0.395938688103562" calcext:value-type="float">
            <text:p>-0.395938688103562</text:p>
          </table:table-cell>
          <table:table-cell office:value-type="float" office:value="-0.401731079748785" calcext:value-type="float">
            <text:p>-0.401731079748785</text:p>
          </table:table-cell>
          <table:table-cell office:value-type="float" office:value="-0.410941304394577" calcext:value-type="float">
            <text:p>-0.410941304394577</text:p>
          </table:table-cell>
          <table:table-cell office:value-type="float" office:value="-0.410815353714457" calcext:value-type="float">
            <text:p>-0.410815353714457</text:p>
          </table:table-cell>
          <table:table-cell office:value-type="float" office:value="-0.410124313106088" calcext:value-type="float">
            <text:p>-0.410124313106088</text:p>
          </table:table-cell>
          <table:table-cell office:value-type="float" office:value="-0.405066322908609" calcext:value-type="float">
            <text:p>-0.405066322908609</text:p>
          </table:table-cell>
          <table:table-cell office:value-type="float" office:value="-0.383754178220438" calcext:value-type="float">
            <text:p>-0.383754178220438</text:p>
          </table:table-cell>
          <table:table-cell office:value-type="float" office:value="-0.398620698395138" calcext:value-type="float">
            <text:p>-0.398620698395138</text:p>
          </table:table-cell>
          <table:table-cell office:value-type="float" office:value="-0.383330575920274" calcext:value-type="float">
            <text:p>-0.383330575920274</text:p>
          </table:table-cell>
          <table:table-cell office:value-type="float" office:value="-0.430100057315142" calcext:value-type="float">
            <text:p>-0.430100057315142</text:p>
          </table:table-cell>
          <table:table-cell office:value-type="float" office:value="-0.418907896875258" calcext:value-type="float">
            <text:p>-0.418907896875258</text:p>
          </table:table-cell>
          <table:table-cell office:value-type="float" office:value="-0.411027535001021" calcext:value-type="float">
            <text:p>-0.411027535001021</text:p>
          </table:table-cell>
          <table:table-cell office:value-type="float" office:value="-0.401465576324089" calcext:value-type="float">
            <text:p>-0.401465576324089</text:p>
          </table:table-cell>
          <table:table-cell office:value-type="float" office:value="-0.400063396018641" calcext:value-type="float">
            <text:p>-0.400063396018641</text:p>
          </table:table-cell>
          <table:table-cell office:value-type="float" office:value="-0.399303619579915" calcext:value-type="float">
            <text:p>-0.399303619579915</text:p>
          </table:table-cell>
          <table:table-cell office:value-type="float" office:value="-0.405637083421224" calcext:value-type="float">
            <text:p>-0.405637083421224</text:p>
          </table:table-cell>
          <table:table-cell office:value-type="float" office:value="-0.417546538084908" calcext:value-type="float">
            <text:p>-0.417546538084908</text:p>
          </table:table-cell>
          <table:table-cell office:value-type="float" office:value="-0.419702670920521" calcext:value-type="float">
            <text:p>-0.419702670920521</text:p>
          </table:table-cell>
          <table:table-cell office:value-type="float" office:value="-0.45864728438858" calcext:value-type="float">
            <text:p>-0.45864728438858</text:p>
          </table:table-cell>
          <table:table-cell office:value-type="float" office:value="-0.460730436820303" calcext:value-type="float">
            <text:p>-0.460730436820303</text:p>
          </table:table-cell>
          <table:table-cell office:value-type="float" office:value="-0.453408010533931" calcext:value-type="float">
            <text:p>-0.453408010533931</text:p>
          </table:table-cell>
          <table:table-cell office:value-type="float" office:value="-0.458165467996836" calcext:value-type="float">
            <text:p>-0.458165467996836</text:p>
          </table:table-cell>
          <table:table-cell office:value-type="float" office:value="-0.434736634759284" calcext:value-type="float">
            <text:p>-0.434736634759284</text:p>
          </table:table-cell>
          <table:table-cell office:value-type="float" office:value="-0.437504954419154" calcext:value-type="float">
            <text:p>-0.437504954419154</text:p>
          </table:table-cell>
          <table:table-cell office:value-type="float" office:value="-0.406732286447995" calcext:value-type="float">
            <text:p>-0.406732286447995</text:p>
          </table:table-cell>
          <table:table-cell office:value-type="float" office:value="-0.381075119423131" calcext:value-type="float">
            <text:p>-0.381075119423131</text:p>
          </table:table-cell>
          <table:table-cell office:value-type="float" office:value="-0.366069547276316" calcext:value-type="float">
            <text:p>-0.366069547276316</text:p>
          </table:table-cell>
          <table:table-cell office:value-type="float" office:value="-0.359601557649607" calcext:value-type="float">
            <text:p>-0.359601557649607</text:p>
          </table:table-cell>
          <table:table-cell office:value-type="float" office:value="-0.367560112668169" calcext:value-type="float">
            <text:p>-0.367560112668169</text:p>
          </table:table-cell>
          <table:table-cell office:value-type="float" office:value="-0.37518942553694" calcext:value-type="float">
            <text:p>-0.37518942553694</text:p>
          </table:table-cell>
          <table:table-cell office:value-type="float" office:value="-0.397873813670753" calcext:value-type="float">
            <text:p>-0.397873813670753</text:p>
          </table:table-cell>
          <table:table-cell office:value-type="float" office:value="-0.405825074662087" calcext:value-type="float">
            <text:p>-0.405825074662087</text:p>
          </table:table-cell>
          <table:table-cell office:value-type="float" office:value="-0.410142845535506" calcext:value-type="float">
            <text:p>-0.410142845535506</text:p>
          </table:table-cell>
          <table:table-cell office:value-type="float" office:value="-0.407610712866333" calcext:value-type="float">
            <text:p>-0.407610712866333</text:p>
          </table:table-cell>
          <table:table-cell office:value-type="float" office:value="-0.405273420960151" calcext:value-type="float">
            <text:p>-0.405273420960151</text:p>
          </table:table-cell>
          <table:table-cell office:value-type="float" office:value="-0.400137598910968" calcext:value-type="float">
            <text:p>-0.400137598910968</text:p>
          </table:table-cell>
          <table:table-cell office:value-type="float" office:value="-0.401152337525006" calcext:value-type="float">
            <text:p>-0.401152337525006</text:p>
          </table:table-cell>
          <table:table-cell office:value-type="float" office:value="-0.401213097128717" calcext:value-type="float">
            <text:p>-0.401213097128717</text:p>
          </table:table-cell>
          <table:table-cell office:value-type="float" office:value="-0.404817946648601" calcext:value-type="float">
            <text:p>-0.404817946648601</text:p>
          </table:table-cell>
          <table:table-cell office:value-type="float" office:value="-0.405945436222008" calcext:value-type="float">
            <text:p>-0.405945436222008</text:p>
          </table:table-cell>
          <table:table-cell office:value-type="float" office:value="-0.405603947718286" calcext:value-type="float">
            <text:p>-0.405603947718286</text:p>
          </table:table-cell>
          <table:table-cell office:value-type="float" office:value="-0.403912525552592" calcext:value-type="float">
            <text:p>-0.403912525552592</text:p>
          </table:table-cell>
          <table:table-cell office:value-type="float" office:value="-0.40430367067015" calcext:value-type="float">
            <text:p>-0.40430367067015</text:p>
          </table:table-cell>
          <table:table-cell office:value-type="float" office:value="-0.405867211785187" calcext:value-type="float">
            <text:p>-0.405867211785187</text:p>
          </table:table-cell>
          <table:table-cell office:value-type="float" office:value="-0.405072506324764" calcext:value-type="float">
            <text:p>-0.405072506324764</text:p>
          </table:table-cell>
          <table:table-cell office:value-type="float" office:value="-0.403443180316151" calcext:value-type="float">
            <text:p>-0.403443180316151</text:p>
          </table:table-cell>
          <table:table-cell office:value-type="float" office:value="-0.402151519248221" calcext:value-type="float">
            <text:p>-0.402151519248221</text:p>
          </table:table-cell>
          <table:table-cell office:value-type="float" office:value="-0.401999620979635" calcext:value-type="float">
            <text:p>-0.401999620979635</text:p>
          </table:table-cell>
          <table:table-cell office:value-type="float" office:value="-0.402179240745001" calcext:value-type="float">
            <text:p>-0.402179240745001</text:p>
          </table:table-cell>
          <table:table-cell office:value-type="float" office:value="-0.400650475587395" calcext:value-type="float">
            <text:p>-0.400650475587395</text:p>
          </table:table-cell>
          <table:table-cell office:value-type="float" office:value="-0.400596616345523" calcext:value-type="float">
            <text:p>-0.400596616345523</text:p>
          </table:table-cell>
          <table:table-cell office:value-type="float" office:value="-0.400848328304243" calcext:value-type="float">
            <text:p>-0.400848328304243</text:p>
          </table:table-cell>
          <table:table-cell office:value-type="float" office:value="-0.400664542011229" calcext:value-type="float">
            <text:p>-0.400664542011229</text:p>
          </table:table-cell>
          <table:table-cell office:value-type="float" office:value="-0.400977623782659" calcext:value-type="float">
            <text:p>-0.400977623782659</text:p>
          </table:table-cell>
          <table:table-cell office:value-type="float" office:value="-0.399311964093807" calcext:value-type="float">
            <text:p>-0.399311964093807</text:p>
          </table:table-cell>
          <table:table-cell office:value-type="float" office:value="-0.399504027201122" calcext:value-type="float">
            <text:p>-0.399504027201122</text:p>
          </table:table-cell>
          <table:table-cell office:value-type="float" office:value="-0.399150769977166" calcext:value-type="float">
            <text:p>-0.399150769977166</text:p>
          </table:table-cell>
          <table:table-cell office:value-type="float" office:value="-0.398841753208911" calcext:value-type="float">
            <text:p>-0.398841753208911</text:p>
          </table:table-cell>
          <table:table-cell office:value-type="float" office:value="-0.399100484928913" calcext:value-type="float">
            <text:p>-0.399100484928913</text:p>
          </table:table-cell>
          <table:table-cell office:value-type="float" office:value="-0.399504589660811" calcext:value-type="float">
            <text:p>-0.399504589660811</text:p>
          </table:table-cell>
          <table:table-cell office:value-type="float" office:value="-0.400402958746324" calcext:value-type="float">
            <text:p>-0.400402958746324</text:p>
          </table:table-cell>
          <table:table-cell office:value-type="float" office:value="-0.398293536665752" calcext:value-type="float">
            <text:p>-0.398293536665752</text:p>
          </table:table-cell>
          <table:table-cell office:value-type="float" office:value="-0.398545429968968" calcext:value-type="float">
            <text:p>-0.398545429968968</text:p>
          </table:table-cell>
          <table:table-cell office:value-type="float" office:value="-0.399040023571732" calcext:value-type="float">
            <text:p>-0.399040023571732</text:p>
          </table:table-cell>
          <table:table-cell office:value-type="float" office:value="-0.399151342158678" calcext:value-type="float">
            <text:p>-0.399151342158678</text:p>
          </table:table-cell>
          <table:table-cell office:value-type="float" office:value="-0.399011588255516" calcext:value-type="float">
            <text:p>-0.399011588255516</text:p>
          </table:table-cell>
          <table:table-cell office:value-type="float" office:value="-0.39927290487922" calcext:value-type="float">
            <text:p>-0.39927290487922</text:p>
          </table:table-cell>
          <table:table-cell office:value-type="float" office:value="-0.398906647135503" calcext:value-type="float">
            <text:p>-0.398906647135503</text:p>
          </table:table-cell>
          <table:table-cell office:value-type="float" office:value="-0.400049265403855" calcext:value-type="float">
            <text:p>-0.400049265403855</text:p>
          </table:table-cell>
          <table:table-cell office:value-type="float" office:value="-0.397990607125486" calcext:value-type="float">
            <text:p>-0.397990607125486</text:p>
          </table:table-cell>
          <table:table-cell office:value-type="float" office:value="-0.399794257774672" calcext:value-type="float">
            <text:p>-0.399794257774672</text:p>
          </table:table-cell>
          <table:table-cell office:value-type="float" office:value="-0.398868929041845" calcext:value-type="float">
            <text:p>-0.398868929041845</text:p>
          </table:table-cell>
          <table:table-cell office:value-type="float" office:value="-0.398406075891744" calcext:value-type="float">
            <text:p>-0.398406075891744</text:p>
          </table:table-cell>
          <table:table-cell office:value-type="float" office:value="-0.39876951750954" calcext:value-type="float">
            <text:p>-0.39876951750954</text:p>
          </table:table-cell>
          <table:table-cell office:value-type="float" office:value="-0.398580386014425" calcext:value-type="float">
            <text:p>-0.398580386014425</text:p>
          </table:table-cell>
          <table:table-cell office:value-type="float" office:value="-0.398898619304212" calcext:value-type="float">
            <text:p>-0.398898619304212</text:p>
          </table:table-cell>
          <table:table-cell office:value-type="float" office:value="-0.397859989756857" calcext:value-type="float">
            <text:p>-0.397859989756857</text:p>
          </table:table-cell>
          <table:table-cell office:value-type="float" office:value="-0.397279959155798" calcext:value-type="float">
            <text:p>-0.397279959155798</text:p>
          </table:table-cell>
          <table:table-cell office:value-type="float" office:value="-0.397262452135981" calcext:value-type="float">
            <text:p>-0.397262452135981</text:p>
          </table:table-cell>
          <table:table-cell office:value-type="float" office:value="-0.396592143519168" calcext:value-type="float">
            <text:p>-0.396592143519168</text:p>
          </table:table-cell>
          <table:table-cell office:value-type="float" office:value="-0.39699983813727" calcext:value-type="float">
            <text:p>-0.39699983813727</text:p>
          </table:table-cell>
          <table:table-cell office:value-type="float" office:value="-0.396158398008752" calcext:value-type="float">
            <text:p>-0.396158398008752</text:p>
          </table:table-cell>
          <table:table-cell office:value-type="float" office:value="-0.396197095886" calcext:value-type="float">
            <text:p>-0.396197095886</text:p>
          </table:table-cell>
          <table:table-cell office:value-type="float" office:value="-0.395770662826246" calcext:value-type="float">
            <text:p>-0.395770662826246</text:p>
          </table:table-cell>
          <table:table-cell office:value-type="float" office:value="-0.396128459869679" calcext:value-type="float">
            <text:p>-0.396128459869679</text:p>
          </table:table-cell>
          <table:table-cell office:value-type="float" office:value="-0.396184785327529" calcext:value-type="float">
            <text:p>-0.396184785327529</text:p>
          </table:table-cell>
          <table:table-cell office:value-type="float" office:value="-0.396576158055829" calcext:value-type="float">
            <text:p>-0.396576158055829</text:p>
          </table:table-cell>
          <table:table-cell office:value-type="float" office:value="-0.397010429301428" calcext:value-type="float">
            <text:p>-0.397010429301428</text:p>
          </table:table-cell>
          <table:table-cell office:value-type="float" office:value="-0.396019204074587" calcext:value-type="float">
            <text:p>-0.396019204074587</text:p>
          </table:table-cell>
          <table:table-cell office:value-type="float" office:value="-0.397241511796678" calcext:value-type="float">
            <text:p>-0.397241511796678</text:p>
          </table:table-cell>
          <table:table-cell office:value-type="float" office:value="-0.39566272196653" calcext:value-type="float">
            <text:p>-0.39566272196653</text:p>
          </table:table-cell>
          <table:table-cell office:value-type="float" office:value="-0.39670100612813" calcext:value-type="float">
            <text:p>-0.39670100612813</text:p>
          </table:table-cell>
          <table:table-cell office:value-type="float" office:value="-0.396194409755861" calcext:value-type="float">
            <text:p>-0.396194409755861</text:p>
          </table:table-cell>
          <table:table-cell office:value-type="float" office:value="-0.39633171484215" calcext:value-type="float">
            <text:p>-0.39633171484215</text:p>
          </table:table-cell>
          <table:table-cell office:value-type="float" office:value="-0.396346121529615" calcext:value-type="float">
            <text:p>-0.396346121529615</text:p>
          </table:table-cell>
          <table:table-cell office:value-type="float" office:value="-0.395828392928859" calcext:value-type="float">
            <text:p>-0.395828392928859</text:p>
          </table:table-cell>
          <table:table-cell office:value-type="float" office:value="-0.396490526024191" calcext:value-type="float">
            <text:p>-0.396490526024191</text:p>
          </table:table-cell>
          <table:table-cell office:value-type="float" office:value="-0.396154986387013" calcext:value-type="float">
            <text:p>-0.396154986387013</text:p>
          </table:table-cell>
          <table:table-cell office:value-type="float" office:value="-0.396912606242663" calcext:value-type="float">
            <text:p>-0.396912606242663</text:p>
          </table:table-cell>
          <table:table-cell office:value-type="float" office:value="-0.396506898206792" calcext:value-type="float">
            <text:p>-0.396506898206792</text:p>
          </table:table-cell>
          <table:table-cell office:value-type="float" office:value="-0.396365819902149" calcext:value-type="float">
            <text:p>-0.396365819902149</text:p>
          </table:table-cell>
          <table:table-cell office:value-type="float" office:value="-0.397562352389195" calcext:value-type="float">
            <text:p>-0.397562352389195</text:p>
          </table:table-cell>
          <table:table-cell office:value-type="float" office:value="-0.39649717934578" calcext:value-type="float">
            <text:p>-0.39649717934578</text:p>
          </table:table-cell>
          <table:table-cell office:value-type="float" office:value="-0.396145741447909" calcext:value-type="float">
            <text:p>-0.396145741447909</text:p>
          </table:table-cell>
          <table:table-cell office:value-type="float" office:value="-0.39663566337871" calcext:value-type="float">
            <text:p>-0.39663566337871</text:p>
          </table:table-cell>
          <table:table-cell office:value-type="float" office:value="-0.397438012797572" calcext:value-type="float">
            <text:p>-0.397438012797572</text:p>
          </table:table-cell>
          <table:table-cell office:value-type="float" office:value="-0.396456716534569" calcext:value-type="float">
            <text:p>-0.396456716534569</text:p>
          </table:table-cell>
          <table:table-cell office:value-type="float" office:value="-0.397177953539465" calcext:value-type="float">
            <text:p>-0.397177953539465</text:p>
          </table:table-cell>
          <table:table-cell office:value-type="float" office:value="-0.396350864626844" calcext:value-type="float">
            <text:p>-0.396350864626844</text:p>
          </table:table-cell>
          <table:table-cell office:value-type="float" office:value="-0.396376711525964" calcext:value-type="float">
            <text:p>-0.396376711525964</text:p>
          </table:table-cell>
          <table:table-cell office:value-type="float" office:value="-0.397051054024136" calcext:value-type="float">
            <text:p>-0.397051054024136</text:p>
          </table:table-cell>
          <table:table-cell office:value-type="float" office:value="-0.396811153634212" calcext:value-type="float">
            <text:p>-0.396811153634212</text:p>
          </table:table-cell>
          <table:table-cell office:value-type="float" office:value="-0.395906578210267" calcext:value-type="float">
            <text:p>-0.395906578210267</text:p>
          </table:table-cell>
          <table:table-cell office:value-type="float" office:value="-0.396634521308618" calcext:value-type="float">
            <text:p>-0.396634521308618</text:p>
          </table:table-cell>
          <table:table-cell office:value-type="float" office:value="-0.396149007371779" calcext:value-type="float">
            <text:p>-0.396149007371779</text:p>
          </table:table-cell>
          <table:table-cell office:value-type="float" office:value="-0.39614353288951" calcext:value-type="float">
            <text:p>-0.39614353288951</text:p>
          </table:table-cell>
          <table:table-cell office:value-type="float" office:value="-0.396731046175867" calcext:value-type="float">
            <text:p>-0.396731046175867</text:p>
          </table:table-cell>
          <table:table-cell office:value-type="float" office:value="-0.395990541911246" calcext:value-type="float">
            <text:p>-0.395990541911246</text:p>
          </table:table-cell>
          <table:table-cell office:value-type="float" office:value="-0.396688538585599" calcext:value-type="float">
            <text:p>-0.396688538585599</text:p>
          </table:table-cell>
          <table:table-cell office:value-type="float" office:value="-0.396130030968898" calcext:value-type="float">
            <text:p>-0.396130030968898</text:p>
          </table:table-cell>
          <table:table-cell office:value-type="float" office:value="-0.397502147484808" calcext:value-type="float">
            <text:p>-0.397502147484808</text:p>
          </table:table-cell>
          <table:table-cell office:value-type="float" office:value="-0.396652725938735" calcext:value-type="float">
            <text:p>-0.396652725938735</text:p>
          </table:table-cell>
          <table:table-cell office:value-type="float" office:value="-0.396940685538761" calcext:value-type="float">
            <text:p>-0.396940685538761</text:p>
          </table:table-cell>
          <table:table-cell office:value-type="float" office:value="-0.39733400674272" calcext:value-type="float">
            <text:p>-0.39733400674272</text:p>
          </table:table-cell>
          <table:table-cell office:value-type="float" office:value="-0.395785357105072" calcext:value-type="float">
            <text:p>-0.395785357105072</text:p>
          </table:table-cell>
          <table:table-cell office:value-type="float" office:value="-0.396141697043976" calcext:value-type="float">
            <text:p>-0.396141697043976</text:p>
          </table:table-cell>
          <table:table-cell office:value-type="float" office:value="-0.397308884038514" calcext:value-type="float">
            <text:p>-0.397308884038514</text:p>
          </table:table-cell>
          <table:table-cell office:value-type="float" office:value="-0.396590455445001" calcext:value-type="float">
            <text:p>-0.396590455445001</text:p>
          </table:table-cell>
          <table:table-cell office:value-type="float" office:value="-0.396476733121764" calcext:value-type="float">
            <text:p>-0.396476733121764</text:p>
          </table:table-cell>
          <table:table-cell office:value-type="float" office:value="-0.397062867879745" calcext:value-type="float">
            <text:p>-0.397062867879745</text:p>
          </table:table-cell>
          <table:table-cell office:value-type="float" office:value="-0.396129753901881" calcext:value-type="float">
            <text:p>-0.396129753901881</text:p>
          </table:table-cell>
          <table:table-cell office:value-type="float" office:value="-0.396221870416273" calcext:value-type="float">
            <text:p>-0.396221870416273</text:p>
          </table:table-cell>
          <table:table-cell office:value-type="float" office:value="-0.396714962305886" calcext:value-type="float">
            <text:p>-0.396714962305886</text:p>
          </table:table-cell>
          <table:table-cell office:value-type="float" office:value="-0.396460371046191" calcext:value-type="float">
            <text:p>-0.396460371046191</text:p>
          </table:table-cell>
          <table:table-cell office:value-type="float" office:value="-0.397290313027399" calcext:value-type="float">
            <text:p>-0.397290313027399</text:p>
          </table:table-cell>
          <table:table-cell office:value-type="float" office:value="-0.396777589851161" calcext:value-type="float">
            <text:p>-0.396777589851161</text:p>
          </table:table-cell>
          <table:table-cell office:value-type="float" office:value="-0.396359940882786" calcext:value-type="float">
            <text:p>-0.396359940882786</text:p>
          </table:table-cell>
          <table:table-cell office:value-type="float" office:value="-0.397803894139316" calcext:value-type="float">
            <text:p>-0.397803894139316</text:p>
          </table:table-cell>
          <table:table-cell office:value-type="float" office:value="-0.395743395281279" calcext:value-type="float">
            <text:p>-0.395743395281279</text:p>
          </table:table-cell>
          <table:table-cell office:value-type="float" office:value="-0.396709500489807" calcext:value-type="float">
            <text:p>-0.396709500489807</text:p>
          </table:table-cell>
          <table:table-cell office:value-type="float" office:value="-0.39655059538119" calcext:value-type="float">
            <text:p>-0.39655059538119</text:p>
          </table:table-cell>
          <table:table-cell office:value-type="float" office:value="-0.3968482918002" calcext:value-type="float">
            <text:p>-0.3968482918002</text:p>
          </table:table-cell>
          <table:table-cell office:value-type="float" office:value="-0.396254688105025" calcext:value-type="float">
            <text:p>-0.396254688105025</text:p>
          </table:table-cell>
          <table:table-cell office:value-type="float" office:value="-0.396618706134972" calcext:value-type="float">
            <text:p>-0.396618706134972</text:p>
          </table:table-cell>
          <table:table-cell office:value-type="float" office:value="-0.396520882818364" calcext:value-type="float">
            <text:p>-0.396520882818364</text:p>
          </table:table-cell>
          <table:table-cell office:value-type="float" office:value="-0.397023553560058" calcext:value-type="float">
            <text:p>-0.397023553560058</text:p>
          </table:table-cell>
          <table:table-cell office:value-type="float" office:value="-0.39561176183354" calcext:value-type="float">
            <text:p>-0.39561176183354</text:p>
          </table:table-cell>
          <table:table-cell office:value-type="float" office:value="-0.395896043937363" calcext:value-type="float">
            <text:p>-0.395896043937363</text:p>
          </table:table-cell>
          <table:table-cell office:value-type="float" office:value="-0.396750036485001" calcext:value-type="float">
            <text:p>-0.396750036485001</text:p>
          </table:table-cell>
          <table:table-cell office:value-type="float" office:value="-0.396931264084134" calcext:value-type="float">
            <text:p>-0.396931264084134</text:p>
          </table:table-cell>
          <table:table-cell office:value-type="float" office:value="-0.396823034107554" calcext:value-type="float">
            <text:p>-0.396823034107554</text:p>
          </table:table-cell>
          <table:table-cell office:value-type="float" office:value="-0.396294996678527" calcext:value-type="float">
            <text:p>-0.396294996678527</text:p>
          </table:table-cell>
          <table:table-cell office:value-type="float" office:value="-0.396685913990499" calcext:value-type="float">
            <text:p>-0.396685913990499</text:p>
          </table:table-cell>
          <table:table-cell office:value-type="float" office:value="-0.396122834241258" calcext:value-type="float">
            <text:p>-0.396122834241258</text:p>
          </table:table-cell>
          <table:table-cell office:value-type="float" office:value="-0.396889153007781" calcext:value-type="float">
            <text:p>-0.396889153007781</text:p>
          </table:table-cell>
          <table:table-cell office:value-type="float" office:value="-0.397033177650948" calcext:value-type="float">
            <text:p>-0.397033177650948</text:p>
          </table:table-cell>
          <table:table-cell office:value-type="float" office:value="-0.396313142261201" calcext:value-type="float">
            <text:p>-0.396313142261201</text:p>
          </table:table-cell>
          <table:table-cell office:value-type="float" office:value="-0.395794099525776" calcext:value-type="float">
            <text:p>-0.395794099525776</text:p>
          </table:table-cell>
          <table:table-cell office:value-type="float" office:value="-0.396865785975902" calcext:value-type="float">
            <text:p>-0.396865785975902</text:p>
          </table:table-cell>
          <table:table-cell office:value-type="float" office:value="-0.396340454873964" calcext:value-type="float">
            <text:p>-0.396340454873964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75664858754199" calcext:value-type="float">
            <text:p>1.75664858754199E-05</text:p>
          </table:table-cell>
          <table:table-cell office:value-type="float" office:value="-0.000041545981940283" calcext:value-type="float">
            <text:p>-4.1545981940283E-05</text:p>
          </table:table-cell>
          <table:table-cell office:value-type="float" office:value="0.00000253181667597691" calcext:value-type="float">
            <text:p>2.53181667597691E-06</text:p>
          </table:table-cell>
          <table:table-cell office:value-type="float" office:value="0.0000286719755494547" calcext:value-type="float">
            <text:p>2.86719755494547E-05</text:p>
          </table:table-cell>
          <table:table-cell office:value-type="float" office:value="0.0000233340964935214" calcext:value-type="float">
            <text:p>2.33340964935214E-05</text:p>
          </table:table-cell>
          <table:table-cell office:value-type="float" office:value="-0.0000354835670353104" calcext:value-type="float">
            <text:p>-3.54835670353104E-05</text:p>
          </table:table-cell>
          <table:table-cell office:value-type="float" office:value="-0.00000767275461610595" calcext:value-type="float">
            <text:p>-7.67275461610595E-06</text:p>
          </table:table-cell>
          <table:table-cell office:value-type="float" office:value="0.0000153755517734444" calcext:value-type="float">
            <text:p>1.53755517734444E-05</text:p>
          </table:table-cell>
          <table:table-cell office:value-type="float" office:value="-0.0000120508912213047" calcext:value-type="float">
            <text:p>-1.20508912213047E-05</text:p>
          </table:table-cell>
          <table:table-cell office:value-type="float" office:value="-0.0000132179153647383" calcext:value-type="float">
            <text:p>-1.32179153647383E-05</text:p>
          </table:table-cell>
          <table:table-cell office:value-type="float" office:value="0.0000513128303399335" calcext:value-type="float">
            <text:p>5.13128303399335E-05</text:p>
          </table:table-cell>
          <table:table-cell office:value-type="float" office:value="-0.0000410188304018622" calcext:value-type="float">
            <text:p>-4.10188304018622E-05</text:p>
          </table:table-cell>
          <table:table-cell office:value-type="float" office:value="0.0000191380763281956" calcext:value-type="float">
            <text:p>1.91380763281956E-05</text:p>
          </table:table-cell>
          <table:table-cell office:value-type="float" office:value="-0.0000416414610953653" calcext:value-type="float">
            <text:p>-4.16414610953653E-05</text:p>
          </table:table-cell>
          <table:table-cell office:value-type="float" office:value="0.0000231233764616534" calcext:value-type="float">
            <text:p>2.31233764616534E-05</text:p>
          </table:table-cell>
          <table:table-cell office:value-type="float" office:value="-0.0000257472567954387" calcext:value-type="float">
            <text:p>-2.57472567954387E-05</text:p>
          </table:table-cell>
          <table:table-cell office:value-type="float" office:value="0.0000180352876801848" calcext:value-type="float">
            <text:p>1.80352876801848E-05</text:p>
          </table:table-cell>
          <table:table-cell office:value-type="float" office:value="-0.00000403295913220525" calcext:value-type="float">
            <text:p>-4.03295913220525E-06</text:p>
          </table:table-cell>
          <table:table-cell office:value-type="float" office:value="-0.0000230456649909505" calcext:value-type="float">
            <text:p>-2.30456649909505E-05</text:p>
          </table:table-cell>
          <table:table-cell office:value-type="float" office:value="0.0000469453936896569" calcext:value-type="float">
            <text:p>4.69453936896569E-05</text:p>
          </table:table-cell>
          <table:table-cell office:value-type="float" office:value="-0.0000134221457615547" calcext:value-type="float">
            <text:p>-1.34221457615547E-05</text:p>
          </table:table-cell>
          <table:table-cell office:value-type="float" office:value="-0.0000109369236628298" calcext:value-type="float">
            <text:p>-1.09369236628298E-05</text:p>
          </table:table-cell>
          <table:table-cell office:value-type="float" office:value="-0.0000253204576566302" calcext:value-type="float">
            <text:p>-2.53204576566302E-05</text:p>
          </table:table-cell>
          <table:table-cell office:value-type="float" office:value="0.00000102043778921201" calcext:value-type="float">
            <text:p>1.02043778921201E-06</text:p>
          </table:table-cell>
          <table:table-cell office:value-type="float" office:value="0.000020010019465222" calcext:value-type="float">
            <text:p>2.0010019465222E-05</text:p>
          </table:table-cell>
          <table:table-cell office:value-type="float" office:value="-0.0000518211712449146" calcext:value-type="float">
            <text:p>-5.18211712449146E-05</text:p>
          </table:table-cell>
          <table:table-cell office:value-type="float" office:value="0.0000751745208755206" calcext:value-type="float">
            <text:p>7.51745208755206E-05</text:p>
          </table:table-cell>
          <table:table-cell office:value-type="float" office:value="-0.00000377719524002895" calcext:value-type="float">
            <text:p>-3.77719524002895E-06</text:p>
          </table:table-cell>
          <table:table-cell office:value-type="float" office:value="-0.0000452315152931204" calcext:value-type="float">
            <text:p>-4.52315152931204E-05</text:p>
          </table:table-cell>
          <table:table-cell office:value-type="float" office:value="0.0000607851897360123" calcext:value-type="float">
            <text:p>6.07851897360123E-05</text:p>
          </table:table-cell>
          <table:table-cell office:value-type="float" office:value="-0.0000527060209069008" calcext:value-type="float">
            <text:p>-5.27060209069008E-05</text:p>
          </table:table-cell>
          <table:table-cell office:value-type="float" office:value="0.000066457122226693" calcext:value-type="float">
            <text:p>6.6457122226693E-05</text:p>
          </table:table-cell>
          <table:table-cell office:value-type="float" office:value="-0.000203708759562715" calcext:value-type="float">
            <text:p>-0.000203708759563</text:p>
          </table:table-cell>
          <table:table-cell office:value-type="float" office:value="-0.0000878781607129286" calcext:value-type="float">
            <text:p>-8.78781607129286E-05</text:p>
          </table:table-cell>
          <table:table-cell office:value-type="float" office:value="-0.0000198321640257904" calcext:value-type="float">
            <text:p>-1.98321640257904E-05</text:p>
          </table:table-cell>
          <table:table-cell office:value-type="float" office:value="-0.000094909527176168" calcext:value-type="float">
            <text:p>-9.4909527176168E-05</text:p>
          </table:table-cell>
          <table:table-cell office:value-type="float" office:value="0.000144024099745399" calcext:value-type="float">
            <text:p>0.000144024099745</text:p>
          </table:table-cell>
          <table:table-cell office:value-type="float" office:value="-0.00000220949708334972" calcext:value-type="float">
            <text:p>-2.20949708334972E-06</text:p>
          </table:table-cell>
          <table:table-cell office:value-type="float" office:value="-0.0000950086581716358" calcext:value-type="float">
            <text:p>-9.50086581716358E-05</text:p>
          </table:table-cell>
          <table:table-cell office:value-type="float" office:value="0.000252419787553582" calcext:value-type="float">
            <text:p>0.000252419787554</text:p>
          </table:table-cell>
          <table:table-cell office:value-type="float" office:value="-0.000235463876567532" calcext:value-type="float">
            <text:p>-0.000235463876568</text:p>
          </table:table-cell>
          <table:table-cell office:value-type="float" office:value="-0.00166419157287984" calcext:value-type="float">
            <text:p>-0.00166419157288</text:p>
          </table:table-cell>
          <table:table-cell office:value-type="float" office:value="0.0363640214951846" calcext:value-type="float">
            <text:p>0.036364021495185</text:p>
          </table:table-cell>
          <table:table-cell office:value-type="float" office:value="0.00234799119388096" calcext:value-type="float">
            <text:p>0.002347991193881</text:p>
          </table:table-cell>
          <table:table-cell office:value-type="float" office:value="-0.00186953508143323" calcext:value-type="float">
            <text:p>-0.001869535081433</text:p>
          </table:table-cell>
          <table:table-cell office:value-type="float" office:value="-0.0041725615558818" calcext:value-type="float">
            <text:p>-0.004172561555882</text:p>
          </table:table-cell>
          <table:table-cell office:value-type="float" office:value="-0.0374646259378119" calcext:value-type="float">
            <text:p>-0.037464625937812</text:p>
          </table:table-cell>
          <table:table-cell office:value-type="float" office:value="-0.00298625585968193" calcext:value-type="float">
            <text:p>-0.002986255859682</text:p>
          </table:table-cell>
          <table:table-cell office:value-type="float" office:value="0.0398591600645504" calcext:value-type="float">
            <text:p>0.03985916006455</text:p>
          </table:table-cell>
          <table:table-cell office:value-type="float" office:value="-0.000671838474794184" calcext:value-type="float">
            <text:p>-0.000671838474794</text:p>
          </table:table-cell>
          <table:table-cell office:value-type="float" office:value="-0.00379012137979989" calcext:value-type="float">
            <text:p>-0.0037901213798</text:p>
          </table:table-cell>
          <table:table-cell office:value-type="float" office:value="-0.0294993690500372" calcext:value-type="float">
            <text:p>-0.029499369050037</text:p>
          </table:table-cell>
          <table:table-cell office:value-type="float" office:value="-0.00421681479202385" calcext:value-type="float">
            <text:p>-0.004216814792024</text:p>
          </table:table-cell>
          <table:table-cell office:value-type="float" office:value="-0.00478542911277352" calcext:value-type="float">
            <text:p>-0.004785429112774</text:p>
          </table:table-cell>
          <table:table-cell office:value-type="float" office:value="-0.0041409374393645" calcext:value-type="float">
            <text:p>-0.004140937439365</text:p>
          </table:table-cell>
          <table:table-cell office:value-type="float" office:value="0.00229158039819821" calcext:value-type="float">
            <text:p>0.002291580398198</text:p>
          </table:table-cell>
          <table:table-cell office:value-type="float" office:value="0.013572830242375" calcext:value-type="float">
            <text:p>0.013572830242375</text:p>
          </table:table-cell>
          <table:table-cell office:value-type="float" office:value="0.00338481327883039" calcext:value-type="float">
            <text:p>0.00338481327883</text:p>
          </table:table-cell>
          <table:table-cell office:value-type="float" office:value="0.00046633499194304" calcext:value-type="float">
            <text:p>0.000466334991943</text:p>
          </table:table-cell>
          <table:table-cell office:value-type="float" office:value="-0.000474135937156839" calcext:value-type="float">
            <text:p>-0.000474135937157</text:p>
          </table:table-cell>
          <table:table-cell office:value-type="float" office:value="-0.00157191663541917" calcext:value-type="float">
            <text:p>-0.001571916635419</text:p>
          </table:table-cell>
          <table:table-cell office:value-type="float" office:value="-0.00125512995678095" calcext:value-type="float">
            <text:p>-0.001255129956781</text:p>
          </table:table-cell>
          <table:table-cell office:value-type="float" office:value="-0.00103429782019043" calcext:value-type="float">
            <text:p>-0.00103429782019</text:p>
          </table:table-cell>
          <table:table-cell office:value-type="float" office:value="-0.00111962267628302" calcext:value-type="float">
            <text:p>-0.001119622676283</text:p>
          </table:table-cell>
          <table:table-cell office:value-type="float" office:value="-0.000662969388001589" calcext:value-type="float">
            <text:p>-0.000662969388002</text:p>
          </table:table-cell>
          <table:table-cell office:value-type="float" office:value="-0.00463053256895596" calcext:value-type="float">
            <text:p>-0.004630532568956</text:p>
          </table:table-cell>
          <table:table-cell office:value-type="float" office:value="0.0112006754494456" calcext:value-type="float">
            <text:p>0.011200675449446</text:p>
          </table:table-cell>
          <table:table-cell office:value-type="float" office:value="0.00831201119502667" calcext:value-type="float">
            <text:p>0.008312011195027</text:p>
          </table:table-cell>
          <table:table-cell office:value-type="float" office:value="0.00546908968347537" calcext:value-type="float">
            <text:p>0.005469089683475</text:p>
          </table:table-cell>
          <table:table-cell office:value-type="float" office:value="-0.00197854361580396" calcext:value-type="float">
            <text:p>-0.001978543615804</text:p>
          </table:table-cell>
          <table:table-cell office:value-type="float" office:value="0.00533541803860771" calcext:value-type="float">
            <text:p>0.005335418038608</text:p>
          </table:table-cell>
          <table:table-cell office:value-type="float" office:value="0.00997348809280657" calcext:value-type="float">
            <text:p>0.009973488092807</text:p>
          </table:table-cell>
          <table:table-cell office:value-type="float" office:value="0.00211161898235285" calcext:value-type="float">
            <text:p>0.002111618982353</text:p>
          </table:table-cell>
          <table:table-cell office:value-type="float" office:value="0.0019619722496898" calcext:value-type="float">
            <text:p>0.00196197224969</text:p>
          </table:table-cell>
          <table:table-cell office:value-type="float" office:value="-0.00087838450809502" calcext:value-type="float">
            <text:p>-0.000878384508095</text:p>
          </table:table-cell>
          <table:table-cell office:value-type="float" office:value="-0.00163828414112754" calcext:value-type="float">
            <text:p>-0.001638284141128</text:p>
          </table:table-cell>
          <table:table-cell office:value-type="float" office:value="-0.00118622033823584" calcext:value-type="float">
            <text:p>-0.001186220338236</text:p>
          </table:table-cell>
          <table:table-cell office:value-type="float" office:value="-0.00087297746537579" calcext:value-type="float">
            <text:p>-0.000872977465376</text:p>
          </table:table-cell>
          <table:table-cell office:value-type="float" office:value="-0.000405274271375933" calcext:value-type="float">
            <text:p>-0.000405274271376</text:p>
          </table:table-cell>
          <table:table-cell office:value-type="float" office:value="0.00165677296491384" calcext:value-type="float">
            <text:p>0.001656772964914</text:p>
          </table:table-cell>
          <table:table-cell office:value-type="float" office:value="-0.00152272993101055" calcext:value-type="float">
            <text:p>-0.001522729931011</text:p>
          </table:table-cell>
          <table:table-cell office:value-type="float" office:value="-0.0237007528478995" calcext:value-type="float">
            <text:p>-0.0237007528479</text:p>
          </table:table-cell>
          <table:table-cell office:value-type="float" office:value="0.00068095823171177" calcext:value-type="float">
            <text:p>0.000680958231712</text:p>
          </table:table-cell>
          <table:table-cell office:value-type="float" office:value="-0.000270090317519012" calcext:value-type="float">
            <text:p>-0.000270090317519</text:p>
          </table:table-cell>
          <table:table-cell office:value-type="float" office:value="0.0240247620717763" calcext:value-type="float">
            <text:p>0.024024762071776</text:p>
          </table:table-cell>
          <table:table-cell office:value-type="float" office:value="-0.000445389960110454" calcext:value-type="float">
            <text:p>-0.00044538996011</text:p>
          </table:table-cell>
          <table:table-cell office:value-type="float" office:value="-0.000842139375341333" calcext:value-type="float">
            <text:p>-0.000842139375341</text:p>
          </table:table-cell>
          <table:table-cell office:value-type="float" office:value="-0.00197405594763656" calcext:value-type="float">
            <text:p>-0.001974055947637</text:p>
          </table:table-cell>
          <table:table-cell office:value-type="float" office:value="-0.0318414138442115" calcext:value-type="float">
            <text:p>-0.031841413844212</text:p>
          </table:table-cell>
          <table:table-cell office:value-type="float" office:value="-0.00925211922833763" calcext:value-type="float">
            <text:p>-0.009252119228338</text:p>
          </table:table-cell>
          <table:table-cell office:value-type="float" office:value="0.0176377054010988" calcext:value-type="float">
            <text:p>0.017637705401099</text:p>
          </table:table-cell>
          <table:table-cell office:value-type="float" office:value="0.000750271395840607" calcext:value-type="float">
            <text:p>0.000750271395841</text:p>
          </table:table-cell>
          <table:table-cell office:value-type="float" office:value="-0.000637905824878493" calcext:value-type="float">
            <text:p>-0.000637905824878</text:p>
          </table:table-cell>
          <table:table-cell office:value-type="float" office:value="-0.000835936619078603" calcext:value-type="float">
            <text:p>-0.000835936619079</text:p>
          </table:table-cell>
          <table:table-cell office:value-type="float" office:value="-0.000899828309133988" calcext:value-type="float">
            <text:p>-0.000899828309134</text:p>
          </table:table-cell>
          <table:table-cell office:value-type="float" office:value="-0.000479089561060686" calcext:value-type="float">
            <text:p>-0.000479089561061</text:p>
          </table:table-cell>
          <table:table-cell office:value-type="float" office:value="-0.00182052000603927" calcext:value-type="float">
            <text:p>-0.001820520006039</text:p>
          </table:table-cell>
          <table:table-cell office:value-type="float" office:value="-0.00146172000491224" calcext:value-type="float">
            <text:p>-0.001461720004912</text:p>
          </table:table-cell>
          <table:table-cell office:value-type="float" office:value="-0.000784809632152994" calcext:value-type="float">
            <text:p>-0.000784809632153</text:p>
          </table:table-cell>
          <table:table-cell office:value-type="float" office:value="-0.00153145615802963" calcext:value-type="float">
            <text:p>-0.00153145615803</text:p>
          </table:table-cell>
          <table:table-cell office:value-type="float" office:value="-0.00344608068149849" calcext:value-type="float">
            <text:p>-0.003446080681498</text:p>
          </table:table-cell>
          <table:table-cell office:value-type="float" office:value="0.00247118072924357" calcext:value-type="float">
            <text:p>0.002471180729244</text:p>
          </table:table-cell>
          <table:table-cell office:value-type="float" office:value="0.0207628935149796" calcext:value-type="float">
            <text:p>0.02076289351498</text:p>
          </table:table-cell>
          <table:table-cell office:value-type="float" office:value="0.00288504759464803" calcext:value-type="float">
            <text:p>0.002885047594648</text:p>
          </table:table-cell>
          <table:table-cell office:value-type="float" office:value="0.011406919070463" calcext:value-type="float">
            <text:p>0.011406919070463</text:p>
          </table:table-cell>
          <table:table-cell office:value-type="float" office:value="0.00168106813322838" calcext:value-type="float">
            <text:p>0.001681068133228</text:p>
          </table:table-cell>
          <table:table-cell office:value-type="float" office:value="0.0012459764308817" calcext:value-type="float">
            <text:p>0.001245976430882</text:p>
          </table:table-cell>
          <table:table-cell office:value-type="float" office:value="-0.0032845111561034" calcext:value-type="float">
            <text:p>-0.003284511156103</text:p>
          </table:table-cell>
          <table:table-cell office:value-type="float" office:value="-0.00161721273408705" calcext:value-type="float">
            <text:p>-0.001617212734087</text:p>
          </table:table-cell>
          <table:table-cell office:value-type="float" office:value="0.00246438655566994" calcext:value-type="float">
            <text:p>0.00246438655567</text:p>
          </table:table-cell>
          <table:table-cell office:value-type="float" office:value="-0.00425400684458677" calcext:value-type="float">
            <text:p>-0.004254006844587</text:p>
          </table:table-cell>
          <table:table-cell office:value-type="float" office:value="-0.0219791608648294" calcext:value-type="float">
            <text:p>-0.021979160864829</text:p>
          </table:table-cell>
          <table:table-cell office:value-type="float" office:value="-0.00550878242527697" calcext:value-type="float">
            <text:p>-0.005508782425277</text:p>
          </table:table-cell>
          <table:table-cell office:value-type="float" office:value="-0.00346042452572409" calcext:value-type="float">
            <text:p>-0.003460424525724</text:p>
          </table:table-cell>
          <table:table-cell office:value-type="float" office:value="-0.00228544480335036" calcext:value-type="float">
            <text:p>-0.00228544480335</text:p>
          </table:table-cell>
          <table:table-cell office:value-type="float" office:value="-0.0016924336208522" calcext:value-type="float">
            <text:p>-0.001692433620852</text:p>
          </table:table-cell>
          <table:table-cell office:value-type="float" office:value="0.0388882591935379" calcext:value-type="float">
            <text:p>0.038888259193538</text:p>
          </table:table-cell>
          <table:table-cell office:value-type="float" office:value="-0.00000768579537396841" calcext:value-type="float">
            <text:p>-7.68579537396841E-06</text:p>
          </table:table-cell>
          <table:table-cell office:value-type="float" office:value="0.000581375583217469" calcext:value-type="float">
            <text:p>0.000581375583217</text:p>
          </table:table-cell>
          <table:table-cell office:value-type="float" office:value="-0.00201191489587704" calcext:value-type="float">
            <text:p>-0.002011914895877</text:p>
          </table:table-cell>
          <table:table-cell office:value-type="float" office:value="-0.00224834688259795" calcext:value-type="float">
            <text:p>-0.002248346882598</text:p>
          </table:table-cell>
          <table:table-cell office:value-type="float" office:value="-0.00445798170035206" calcext:value-type="float">
            <text:p>-0.004457981700352</text:p>
          </table:table-cell>
          <table:table-cell office:value-type="float" office:value="-0.0143384600339841" calcext:value-type="float">
            <text:p>-0.014338460033984</text:p>
          </table:table-cell>
          <table:table-cell office:value-type="float" office:value="-0.00492198218403733" calcext:value-type="float">
            <text:p>-0.004921982184037</text:p>
          </table:table-cell>
          <table:table-cell office:value-type="float" office:value="-0.00459551993582585" calcext:value-type="float">
            <text:p>-0.004595519935826</text:p>
          </table:table-cell>
          <table:table-cell office:value-type="float" office:value="-0.00530112403848937" calcext:value-type="float">
            <text:p>-0.005301124038489</text:p>
          </table:table-cell>
          <table:table-cell office:value-type="float" office:value="-0.00584013684087542" calcext:value-type="float">
            <text:p>-0.005840136840875</text:p>
          </table:table-cell>
          <table:table-cell office:value-type="float" office:value="0.0171660705768101" calcext:value-type="float">
            <text:p>0.01716607057681</text:p>
          </table:table-cell>
          <table:table-cell office:value-type="float" office:value="0.00103304229294499" calcext:value-type="float">
            <text:p>0.001033042292945</text:p>
          </table:table-cell>
          <table:table-cell office:value-type="float" office:value="-0.00143867121528557" calcext:value-type="float">
            <text:p>-0.001438671215286</text:p>
          </table:table-cell>
          <table:table-cell office:value-type="float" office:value="-0.000226545614686713" calcext:value-type="float">
            <text:p>-0.000226545614687</text:p>
          </table:table-cell>
          <table:table-cell office:value-type="float" office:value="-0.00130654161321669" calcext:value-type="float">
            <text:p>-0.001306541613217</text:p>
          </table:table-cell>
          <table:table-cell office:value-type="float" office:value="-0.000504549606176019" calcext:value-type="float">
            <text:p>-0.000504549606176</text:p>
          </table:table-cell>
          <table:table-cell office:value-type="float" office:value="-0.000895518991778532" calcext:value-type="float">
            <text:p>-0.000895518991779</text:p>
          </table:table-cell>
          <table:table-cell office:value-type="float" office:value="-0.00155574984395496" calcext:value-type="float">
            <text:p>-0.001555749843955</text:p>
          </table:table-cell>
          <table:table-cell office:value-type="float" office:value="-0.00201059971069617" calcext:value-type="float">
            <text:p>-0.002010599710696</text:p>
          </table:table-cell>
          <table:table-cell office:value-type="float" office:value="-0.00130748951861276" calcext:value-type="float">
            <text:p>-0.001307489518613</text:p>
          </table:table-cell>
          <table:table-cell office:value-type="float" office:value="0.0319307045936694" calcext:value-type="float">
            <text:p>0.031930704593669</text:p>
          </table:table-cell>
          <table:table-cell office:value-type="float" office:value="0.00515974212918041" calcext:value-type="float">
            <text:p>0.00515974212918</text:p>
          </table:table-cell>
          <table:table-cell office:value-type="float" office:value="0.00225311344487134" calcext:value-type="float">
            <text:p>0.002253113444871</text:p>
          </table:table-cell>
          <table:table-cell office:value-type="float" office:value="0.000477031910170123" calcext:value-type="float">
            <text:p>0.00047703191017</text:p>
          </table:table-cell>
          <table:table-cell office:value-type="float" office:value="-0.00116068374135592" calcext:value-type="float">
            <text:p>-0.001160683741356</text:p>
          </table:table-cell>
          <table:table-cell office:value-type="float" office:value="-0.00271152047641199" calcext:value-type="float">
            <text:p>-0.002711520476412</text:p>
          </table:table-cell>
          <table:table-cell office:value-type="float" office:value="0.000919472261918464" calcext:value-type="float">
            <text:p>0.000919472261918</text:p>
          </table:table-cell>
          <table:table-cell office:value-type="float" office:value="-0.00256881896795374" calcext:value-type="float">
            <text:p>-0.002568818967954</text:p>
          </table:table-cell>
          <table:table-cell office:value-type="float" office:value="-0.000220516601882714" calcext:value-type="float">
            <text:p>-0.000220516601883</text:p>
          </table:table-cell>
          <table:table-cell office:value-type="float" office:value="-0.000469395190044464" calcext:value-type="float">
            <text:p>-0.000469395190044</text:p>
          </table:table-cell>
          <table:table-cell office:value-type="float" office:value="-0.00190415559163826" calcext:value-type="float">
            <text:p>-0.001904155591638</text:p>
          </table:table-cell>
          <table:table-cell office:value-type="float" office:value="-0.0336025494775084" calcext:value-type="float">
            <text:p>-0.033602549477508</text:p>
          </table:table-cell>
          <table:table-cell office:value-type="float" office:value="-0.00989601471270957" calcext:value-type="float">
            <text:p>-0.00989601471271</text:p>
          </table:table-cell>
          <table:table-cell office:value-type="float" office:value="0.0031687965194796" calcext:value-type="float">
            <text:p>0.00316879651948</text:p>
          </table:table-cell>
          <table:table-cell office:value-type="float" office:value="0.0164305597122784" calcext:value-type="float">
            <text:p>0.016430559712278</text:p>
          </table:table-cell>
          <table:table-cell office:value-type="float" office:value="0.00175109712129984" calcext:value-type="float">
            <text:p>0.0017510971213</text:p>
          </table:table-cell>
          <table:table-cell office:value-type="float" office:value="-0.0000141098297178899" calcext:value-type="float">
            <text:p>-1.41098297178899E-05</text:p>
          </table:table-cell>
          <table:table-cell office:value-type="float" office:value="-0.00105440087176234" calcext:value-type="float">
            <text:p>-0.001054400871762</text:p>
          </table:table-cell>
          <table:table-cell office:value-type="float" office:value="-0.000239807450556961" calcext:value-type="float">
            <text:p>-0.000239807450557</text:p>
          </table:table-cell>
          <table:table-cell office:value-type="float" office:value="-0.00101066187983961" calcext:value-type="float">
            <text:p>-0.00101066187984</text:p>
          </table:table-cell>
          <table:table-cell office:value-type="float" office:value="-0.000405522864230901" calcext:value-type="float">
            <text:p>-0.000405522864231</text:p>
          </table:table-cell>
          <table:table-cell office:value-type="float" office:value="-0.000856055603909833" calcext:value-type="float">
            <text:p>-0.00085605560391</text:p>
          </table:table-cell>
          <table:table-cell office:value-type="float" office:value="-0.00120685178092583" calcext:value-type="float">
            <text:p>-0.001206851780926</text:p>
          </table:table-cell>
          <table:table-cell office:value-type="float" office:value="-0.00170490432783088" calcext:value-type="float">
            <text:p>-0.001704904327831</text:p>
          </table:table-cell>
          <table:table-cell office:value-type="float" office:value="-0.00131546859204695" calcext:value-type="float">
            <text:p>-0.001315468592047</text:p>
          </table:table-cell>
          <table:table-cell office:value-type="float" office:value="-0.00268099984259335" calcext:value-type="float">
            <text:p>-0.002680999842593</text:p>
          </table:table-cell>
          <table:table-cell office:value-type="float" office:value="0.000277742937699277" calcext:value-type="float">
            <text:p>0.000277742937699</text:p>
          </table:table-cell>
          <table:table-cell office:value-type="float" office:value="0.0312332265053898" calcext:value-type="float">
            <text:p>0.03123322650539</text:p>
          </table:table-cell>
          <table:table-cell office:value-type="float" office:value="0.00746583324363731" calcext:value-type="float">
            <text:p>0.007465833243637</text:p>
          </table:table-cell>
          <table:table-cell office:value-type="float" office:value="-0.0303022762869207" calcext:value-type="float">
            <text:p>-0.030302276286921</text:p>
          </table:table-cell>
          <table:table-cell office:value-type="float" office:value="0.0262291785221051" calcext:value-type="float">
            <text:p>0.026229178522105</text:p>
          </table:table-cell>
          <table:table-cell office:value-type="float" office:value="-0.00166276777267438" calcext:value-type="float">
            <text:p>-0.001662767772674</text:p>
          </table:table-cell>
          <table:table-cell office:value-type="float" office:value="-0.00176179325694215" calcext:value-type="float">
            <text:p>-0.001761793256942</text:p>
          </table:table-cell>
          <table:table-cell office:value-type="float" office:value="-0.00299260299637716" calcext:value-type="float">
            <text:p>-0.002992602996377</text:p>
          </table:table-cell>
          <table:table-cell office:value-type="float" office:value="-0.00574375970329794" calcext:value-type="float">
            <text:p>-0.005743759703298</text:p>
          </table:table-cell>
          <table:table-cell office:value-type="float" office:value="-0.0144469081808361" calcext:value-type="float">
            <text:p>-0.014446908180836</text:p>
          </table:table-cell>
          <table:table-cell office:value-type="float" office:value="-0.00461831172656002" calcext:value-type="float">
            <text:p>-0.00461831172656</text:p>
          </table:table-cell>
          <table:table-cell office:value-type="float" office:value="-0.00560167797157418" calcext:value-type="float">
            <text:p>-0.005601677971574</text:p>
          </table:table-cell>
          <table:table-cell office:value-type="float" office:value="-0.0067238722074015" calcext:value-type="float">
            <text:p>-0.006723872207402</text:p>
          </table:table-cell>
          <table:table-cell office:value-type="float" office:value="-0.000376964963651083" calcext:value-type="float">
            <text:p>-0.000376964963651</text:p>
          </table:table-cell>
          <table:table-cell office:value-type="float" office:value="0.0125972628167506" calcext:value-type="float">
            <text:p>0.012597262816751</text:p>
          </table:table-cell>
          <table:table-cell office:value-type="float" office:value="0.00375089749950108" calcext:value-type="float">
            <text:p>0.003750897499501</text:p>
          </table:table-cell>
          <table:table-cell office:value-type="float" office:value="-0.00104914252795152" calcext:value-type="float">
            <text:p>-0.001049142527952</text:p>
          </table:table-cell>
          <table:table-cell office:value-type="float" office:value="-0.00206665270836459" calcext:value-type="float">
            <text:p>-0.002066652708365</text:p>
          </table:table-cell>
          <table:table-cell office:value-type="float" office:value="-0.00119434558954601" calcext:value-type="float">
            <text:p>-0.001194345589546</text:p>
          </table:table-cell>
          <table:table-cell office:value-type="float" office:value="-0.00267410913969057" calcext:value-type="float">
            <text:p>-0.002674109139691</text:p>
          </table:table-cell>
          <table:table-cell office:value-type="float" office:value="-0.00431454489040761" calcext:value-type="float">
            <text:p>-0.004314544890408</text:p>
          </table:table-cell>
          <table:table-cell office:value-type="float" office:value="0.00214489968340348" calcext:value-type="float">
            <text:p>0.002144899683403</text:p>
          </table:table-cell>
          <table:table-cell office:value-type="float" office:value="0.0205176353368167" calcext:value-type="float">
            <text:p>0.020517635336817</text:p>
          </table:table-cell>
          <table:table-cell office:value-type="float" office:value="0.00784337263226337" calcext:value-type="float">
            <text:p>0.007843372632263</text:p>
          </table:table-cell>
          <table:table-cell office:value-type="float" office:value="0.00259503258611132" calcext:value-type="float">
            <text:p>0.002595032586111</text:p>
          </table:table-cell>
          <table:table-cell office:value-type="float" office:value="-0.000345235512901887" calcext:value-type="float">
            <text:p>-0.000345235512902</text:p>
          </table:table-cell>
          <table:table-cell office:value-type="float" office:value="-0.00439589732781731" calcext:value-type="float">
            <text:p>-0.004395897327817</text:p>
          </table:table-cell>
          <table:table-cell office:value-type="float" office:value="-0.00324327896203391" calcext:value-type="float">
            <text:p>-0.003243278962034</text:p>
          </table:table-cell>
          <table:table-cell office:value-type="float" office:value="-0.00208533168391584" calcext:value-type="float">
            <text:p>-0.002085331683916</text:p>
          </table:table-cell>
          <table:table-cell office:value-type="float" office:value="-0.0119577245055818" calcext:value-type="float">
            <text:p>-0.011957724505582</text:p>
          </table:table-cell>
          <table:table-cell office:value-type="float" office:value="0.00737783104473805" calcext:value-type="float">
            <text:p>0.007377831044738</text:p>
          </table:table-cell>
          <table:table-cell office:value-type="float" office:value="0.000972390595183947" calcext:value-type="float">
            <text:p>0.000972390595184</text:p>
          </table:table-cell>
          <table:table-cell office:value-type="float" office:value="-0.0148682314592915" calcext:value-type="float">
            <text:p>-0.014868231459292</text:p>
          </table:table-cell>
          <table:table-cell office:value-type="float" office:value="-0.00235883688056715" calcext:value-type="float">
            <text:p>-0.002358836880567</text:p>
          </table:table-cell>
          <table:table-cell office:value-type="float" office:value="-0.00279630199602399" calcext:value-type="float">
            <text:p>-0.002796301996024</text:p>
          </table:table-cell>
          <table:table-cell office:value-type="float" office:value="-0.00259000161992529" calcext:value-type="float">
            <text:p>-0.002590001619925</text:p>
          </table:table-cell>
          <table:table-cell office:value-type="float" office:value="-0.00241400349099224" calcext:value-type="float">
            <text:p>-0.002414003490992</text:p>
          </table:table-cell>
          <table:table-cell office:value-type="float" office:value="-0.0015505601151154" calcext:value-type="float">
            <text:p>-0.001550560115115</text:p>
          </table:table-cell>
          <table:table-cell office:value-type="float" office:value="-0.00100277478621619" calcext:value-type="float">
            <text:p>-0.001002774786216</text:p>
          </table:table-cell>
          <table:table-cell office:value-type="float" office:value="0.00139940083404155" calcext:value-type="float">
            <text:p>0.001399400834042</text:p>
          </table:table-cell>
          <table:table-cell office:value-type="float" office:value="0.000229398124694302" calcext:value-type="float">
            <text:p>0.000229398124694</text:p>
          </table:table-cell>
          <table:table-cell office:value-type="float" office:value="0.00280276719182015" calcext:value-type="float">
            <text:p>0.00280276719182</text:p>
          </table:table-cell>
          <table:table-cell office:value-type="float" office:value="0.0359135933761155" calcext:value-type="float">
            <text:p>0.035913593376116</text:p>
          </table:table-cell>
          <table:table-cell office:value-type="float" office:value="0.00276479274788788" calcext:value-type="float">
            <text:p>0.002764792747888</text:p>
          </table:table-cell>
          <table:table-cell office:value-type="float" office:value="0.00421114100295061" calcext:value-type="float">
            <text:p>0.004211141002951</text:p>
          </table:table-cell>
          <table:table-cell office:value-type="float" office:value="-0.00329605477993439" calcext:value-type="float">
            <text:p>-0.003296054779934</text:p>
          </table:table-cell>
          <table:table-cell office:value-type="float" office:value="-0.00414087321525436" calcext:value-type="float">
            <text:p>-0.004140873215254</text:p>
          </table:table-cell>
          <table:table-cell office:value-type="float" office:value="-0.0125425838825192" calcext:value-type="float">
            <text:p>-0.012542583882519</text:p>
          </table:table-cell>
          <table:table-cell office:value-type="float" office:value="-0.00596376962806389" calcext:value-type="float">
            <text:p>-0.005963769628064</text:p>
          </table:table-cell>
          <table:table-cell office:value-type="float" office:value="-0.00289345627303211" calcext:value-type="float">
            <text:p>-0.002893456273032</text:p>
          </table:table-cell>
          <table:table-cell office:value-type="float" office:value="-0.00988331892435879" calcext:value-type="float">
            <text:p>-0.009883318924359</text:p>
          </table:table-cell>
          <table:table-cell office:value-type="float" office:value="0.00337567226513352" calcext:value-type="float">
            <text:p>0.003375672265134</text:p>
          </table:table-cell>
          <table:table-cell office:value-type="float" office:value="0.00539431957799735" calcext:value-type="float">
            <text:p>0.005394319577997</text:p>
          </table:table-cell>
          <table:table-cell office:value-type="float" office:value="-0.000519436826573461" calcext:value-type="float">
            <text:p>-0.000519436826573</text:p>
          </table:table-cell>
          <table:table-cell office:value-type="float" office:value="0.000388049942060376" calcext:value-type="float">
            <text:p>0.00038804994206</text:p>
          </table:table-cell>
          <table:table-cell office:value-type="float" office:value="0.0000618584459147198" calcext:value-type="float">
            <text:p>6.18584459147198E-05</text:p>
          </table:table-cell>
          <table:table-cell office:value-type="float" office:value="-0.000865359445614222" calcext:value-type="float">
            <text:p>-0.000865359445614</text:p>
          </table:table-cell>
          <table:table-cell office:value-type="float" office:value="-0.000995513274767323" calcext:value-type="float">
            <text:p>-0.000995513274767</text:p>
          </table:table-cell>
          <table:table-cell office:value-type="float" office:value="-0.000838736099740056" calcext:value-type="float">
            <text:p>-0.00083873609974</text:p>
          </table:table-cell>
          <table:table-cell office:value-type="float" office:value="-0.00000710752601246201" calcext:value-type="float">
            <text:p>-7.10752601246201E-06</text:p>
          </table:table-cell>
          <table:table-cell office:value-type="float" office:value="-0.000164227921050752" calcext:value-type="float">
            <text:p>-0.000164227921051</text:p>
          </table:table-cell>
          <table:table-cell office:value-type="float" office:value="0.000739068842747215" calcext:value-type="float">
            <text:p>0.000739068842747</text:p>
          </table:table-cell>
          <table:table-cell office:value-type="float" office:value="-0.0000665483536599343" calcext:value-type="float">
            <text:p>-6.65483536599343E-05</text:p>
          </table:table-cell>
          <table:table-cell office:value-type="float" office:value="-0.000201953909479913" calcext:value-type="float">
            <text:p>-0.00020195390948</text:p>
          </table:table-cell>
          <table:table-cell office:value-type="float" office:value="-0.000129829687588123" calcext:value-type="float">
            <text:p>-0.000129829687588</text:p>
          </table:table-cell>
          <table:table-cell office:value-type="float" office:value="0.00014270252279458" calcext:value-type="float">
            <text:p>0.000142702522795</text:p>
          </table:table-cell>
          <table:table-cell office:value-type="float" office:value="0.000258071185245401" calcext:value-type="float">
            <text:p>0.000258071185245</text:p>
          </table:table-cell>
          <table:table-cell office:value-type="float" office:value="0.0000149205164147181" calcext:value-type="float">
            <text:p>1.49205164147181E-05</text:p>
          </table:table-cell>
          <table:table-cell office:value-type="float" office:value="-0.000166346980745802" calcext:value-type="float">
            <text:p>-0.000166346980746</text:p>
          </table:table-cell>
          <table:table-cell office:value-type="float" office:value="0.0000755564183527735" calcext:value-type="float">
            <text:p>7.55564183527735E-05</text:p>
          </table:table-cell>
          <table:table-cell office:value-type="float" office:value="0.00000381476853283935" calcext:value-type="float">
            <text:p>3.81476853283935E-06</text:p>
          </table:table-cell>
          <table:table-cell office:value-type="float" office:value="0.000151053035971072" calcext:value-type="float">
            <text:p>0.000151053035971</text:p>
          </table:table-cell>
          <table:table-cell office:value-type="float" office:value="0.000112729703659664" calcext:value-type="float">
            <text:p>0.00011272970366</text:p>
          </table:table-cell>
          <table:table-cell office:value-type="float" office:value="-0.00012502701200634" calcext:value-type="float">
            <text:p>-0.000125027012006</text:p>
          </table:table-cell>
          <table:table-cell office:value-type="float" office:value="-0.0000699879878900966" calcext:value-type="float">
            <text:p>-6.99879878900966E-05</text:p>
          </table:table-cell>
          <table:table-cell office:value-type="float" office:value="0.0000261592992904514" calcext:value-type="float">
            <text:p>2.61592992904514E-05</text:p>
          </table:table-cell>
          <table:table-cell office:value-type="float" office:value="0.0000407948164473648" calcext:value-type="float">
            <text:p>4.07948164473648E-05</text:p>
          </table:table-cell>
          <table:table-cell office:value-type="float" office:value="0.0000664941246162898" calcext:value-type="float">
            <text:p>6.64941246162898E-05</text:p>
          </table:table-cell>
          <table:table-cell office:value-type="float" office:value="0.0000121013953921501" calcext:value-type="float">
            <text:p>1.21013953921501E-05</text:p>
          </table:table-cell>
          <table:table-cell office:value-type="float" office:value="-0.00000539082188533158" calcext:value-type="float">
            <text:p>-5.39082188533158E-06</text:p>
          </table:table-cell>
          <table:table-cell office:value-type="float" office:value="-0.0000409723423369091" calcext:value-type="float">
            <text:p>-4.09723423369091E-05</text:p>
          </table:table-cell>
          <table:table-cell office:value-type="float" office:value="0.0000780850916149989" calcext:value-type="float">
            <text:p>7.80850916149989E-05</text:p>
          </table:table-cell>
          <table:table-cell office:value-type="float" office:value="-0.0000373460168585638" calcext:value-type="float">
            <text:p>-3.73460168585638E-05</text:p>
          </table:table-cell>
          <table:table-cell office:value-type="float" office:value="-0.00000399581492172008" calcext:value-type="float">
            <text:p>-3.99581492172008E-06</text:p>
          </table:table-cell>
          <table:table-cell office:value-type="float" office:value="0.00000241616471596817" calcext:value-type="float">
            <text:p>2.41616471596817E-06</text:p>
          </table:table-cell>
          <table:table-cell office:value-type="float" office:value="-0.0000202671111710906" calcext:value-type="float">
            <text:p>-2.02671111710906E-05</text:p>
          </table:table-cell>
          <table:table-cell office:value-type="float" office:value="0.000044006431864696" calcext:value-type="float">
            <text:p>4.4006431864696E-05</text:p>
          </table:table-cell>
          <table:table-cell office:value-type="float" office:value="-0.00000506589984522465" calcext:value-type="float">
            <text:p>-5.06589984522465E-06</text:p>
          </table:table-cell>
          <table:table-cell office:value-type="float" office:value="0.0000361950200641337" calcext:value-type="float">
            <text:p>3.61950200641337E-05</text:p>
          </table:table-cell>
          <table:table-cell office:value-type="float" office:value="-0.00000819310741406731" calcext:value-type="float">
            <text:p>-8.19310741406731E-06</text:p>
          </table:table-cell>
          <table:table-cell office:value-type="float" office:value="0.0000480999138791627" calcext:value-type="float">
            <text:p>4.80999138791627E-05</text:p>
          </table:table-cell>
          <table:table-cell office:value-type="float" office:value="0.0000606392585656979" calcext:value-type="float">
            <text:p>6.06392585656979E-05</text:p>
          </table:table-cell>
          <table:table-cell office:value-type="float" office:value="-0.0000778649944120358" calcext:value-type="float">
            <text:p>-7.78649944120358E-05</text:p>
          </table:table-cell>
          <table:table-cell office:value-type="float" office:value="0.0000878731342722205" calcext:value-type="float">
            <text:p>8.78731342722205E-05</text:p>
          </table:table-cell>
          <table:table-cell office:value-type="float" office:value="-0.0000265865042925473" calcext:value-type="float">
            <text:p>-2.65865042925473E-05</text:p>
          </table:table-cell>
          <table:table-cell office:value-type="float" office:value="-0.000026197541718509" calcext:value-type="float">
            <text:p>-2.6197541718509E-05</text:p>
          </table:table-cell>
          <table:table-cell office:value-type="float" office:value="0.0000214989528384835" calcext:value-type="float">
            <text:p>2.14989528384835E-05</text:p>
          </table:table-cell>
          <table:table-cell office:value-type="float" office:value="0.00000778806914308872" calcext:value-type="float">
            <text:p>7.78806914308872E-06</text:p>
          </table:table-cell>
          <table:table-cell office:value-type="float" office:value="0.0000326046173688144" calcext:value-type="float">
            <text:p>3.26046173688144E-05</text:p>
          </table:table-cell>
          <table:table-cell office:value-type="float" office:value="-0.00000557482286239752" calcext:value-type="float">
            <text:p>-5.57482286239752E-06</text:p>
          </table:table-cell>
          <table:table-cell office:value-type="float" office:value="0.0000108974777635051" calcext:value-type="float">
            <text:p>1.08974777635051E-05</text:p>
          </table:table-cell>
          <table:table-cell office:value-type="float" office:value="-0.00000204711133638957" calcext:value-type="float">
            <text:p>-2.04711133638957E-06</text:p>
          </table:table-cell>
          <table:table-cell office:value-type="float" office:value="-0.000042808634575453" calcext:value-type="float">
            <text:p>-4.2808634575453E-05</text:p>
          </table:table-cell>
          <table:table-cell office:value-type="float" office:value="0.000038652632496472" calcext:value-type="float">
            <text:p>3.8652632496472E-05</text:p>
          </table:table-cell>
          <table:table-cell office:value-type="float" office:value="-0.0000307608532983949" calcext:value-type="float">
            <text:p>-3.07608532983949E-05</text:p>
          </table:table-cell>
          <table:table-cell office:value-type="float" office:value="-0.00000520830256989235" calcext:value-type="float">
            <text:p>-5.20830256989235E-06</text:p>
          </table:table-cell>
          <table:table-cell office:value-type="float" office:value="-0.0000166231832414154" calcext:value-type="float">
            <text:p>-1.66231832414154E-05</text:p>
          </table:table-cell>
          <table:table-cell office:value-type="float" office:value="-0.0000000366580911181913" calcext:value-type="float">
            <text:p>-3.66580911181913E-08</text:p>
          </table:table-cell>
          <table:table-cell office:value-type="float" office:value="0.0000176295662566162" calcext:value-type="float">
            <text:p>1.76295662566162E-05</text:p>
          </table:table-cell>
          <table:table-cell office:value-type="float" office:value="0.0000291318965996434" calcext:value-type="float">
            <text:p>2.91318965996434E-05</text:p>
          </table:table-cell>
          <table:table-cell office:value-type="float" office:value="-0.0000186022579863332" calcext:value-type="float">
            <text:p>-1.86022579863332E-05</text:p>
          </table:table-cell>
          <table:table-cell office:value-type="float" office:value="-0.0000110124739913786" calcext:value-type="float">
            <text:p>-1.10124739913786E-05</text:p>
          </table:table-cell>
          <table:table-cell office:value-type="float" office:value="0.0000236531328374756" calcext:value-type="float">
            <text:p>2.36531328374756E-05</text:p>
          </table:table-cell>
          <table:table-cell office:value-type="float" office:value="-0.0000411272383172845" calcext:value-type="float">
            <text:p>-4.11272383172845E-05</text:p>
          </table:table-cell>
          <table:table-cell office:value-type="float" office:value="0.0000458001855343504" calcext:value-type="float">
            <text:p>4.58001855343504E-05</text:p>
          </table:table-cell>
          <table:table-cell office:value-type="float" office:value="-0.0000124034317765531" calcext:value-type="float">
            <text:p>-1.24034317765531E-05</text:p>
          </table:table-cell>
          <table:table-cell office:value-type="float" office:value="-0.00000168156476021419" calcext:value-type="float">
            <text:p>-1.68156476021419E-06</text:p>
          </table:table-cell>
          <table:table-cell office:value-type="float" office:value="0.000000732661453783923" calcext:value-type="float">
            <text:p>7.32661453783923E-07</text:p>
          </table:table-cell>
          <table:table-cell office:value-type="float" office:value="-0.000024825308475418" calcext:value-type="float">
            <text:p>-2.4825308475418E-05</text:p>
          </table:table-cell>
          <table:table-cell office:value-type="float" office:value="0.0000378642934409923" calcext:value-type="float">
            <text:p>3.78642934409923E-05</text:p>
          </table:table-cell>
          <table:table-cell office:value-type="float" office:value="-0.000025125167305351" calcext:value-type="float">
            <text:p>-2.5125167305351E-05</text:p>
          </table:table-cell>
          <table:table-cell office:value-type="float" office:value="0.00000935514511790636" calcext:value-type="float">
            <text:p>9.35514511790636E-06</text:p>
          </table:table-cell>
          <table:table-cell office:value-type="float" office:value="-0.00000505840321657347" calcext:value-type="float">
            <text:p>-5.05840321657347E-06</text:p>
          </table:table-cell>
          <table:table-cell office:value-type="float" office:value="0.00000346389754224408" calcext:value-type="float">
            <text:p>3.46389754224408E-06</text:p>
          </table:table-cell>
          <table:table-cell office:value-type="float" office:value="0.0000345419351987508" calcext:value-type="float">
            <text:p>3.45419351987508E-05</text:p>
          </table:table-cell>
          <table:table-cell office:value-type="float" office:value="-0.0000208177876654947" calcext:value-type="float">
            <text:p>-2.08177876654947E-05</text:p>
          </table:table-cell>
          <table:table-cell office:value-type="float" office:value="-0.0000238774210497006" calcext:value-type="float">
            <text:p>-2.38774210497006E-05</text:p>
          </table:table-cell>
          <table:table-cell office:value-type="float" office:value="0.0000287898207942949" calcext:value-type="float">
            <text:p>2.87898207942949E-05</text:p>
          </table:table-cell>
          <table:table-cell office:value-type="float" office:value="0.0000142904909686825" calcext:value-type="float">
            <text:p>1.42904909686825E-05</text:p>
          </table:table-cell>
          <table:table-cell office:value-type="float" office:value="-0.0000329299305585895" calcext:value-type="float">
            <text:p>-3.29299305585895E-05</text:p>
          </table:table-cell>
          <table:table-cell office:value-type="float" office:value="0.0000153514944285504" calcext:value-type="float">
            <text:p>1.53514944285504E-05</text:p>
          </table:table-cell>
          <table:table-cell office:value-type="float" office:value="-0.0000044021340167566" calcext:value-type="float">
            <text:p>-4.4021340167566E-06</text:p>
          </table:table-cell>
          <table:table-cell office:value-type="float" office:value="-0.000016217115754058" calcext:value-type="float">
            <text:p>-1.6217115754058E-05</text:p>
          </table:table-cell>
          <table:table-cell office:value-type="float" office:value="0.0000126435311027517" calcext:value-type="float">
            <text:p>1.26435311027517E-05</text:p>
          </table:table-cell>
          <table:table-cell office:value-type="float" office:value="-0.00000196945908798041" calcext:value-type="float">
            <text:p>-1.96945908798041E-06</text:p>
          </table:table-cell>
          <table:table-cell office:value-type="float" office:value="-0.0000141359942572028" calcext:value-type="float">
            <text:p>-1.41359942572028E-05</text:p>
          </table:table-cell>
          <table:table-cell office:value-type="float" office:value="0.0000141461551274036" calcext:value-type="float">
            <text:p>1.41461551274036E-05</text:p>
          </table:table-cell>
          <table:table-cell office:value-type="float" office:value="-0.0000504270328042233" calcext:value-type="float">
            <text:p>-5.04270328042233E-05</text:p>
          </table:table-cell>
          <table:table-cell office:value-type="float" office:value="0.0000472737313155225" calcext:value-type="float">
            <text:p>4.72737313155225E-05</text:p>
          </table:table-cell>
          <table:table-cell office:value-type="float" office:value="0.0000043877103911294" calcext:value-type="float">
            <text:p>4.3877103911294E-06</text:p>
          </table:table-cell>
          <table:table-cell office:value-type="float" office:value="-0.000034309693219825" calcext:value-type="float">
            <text:p>-3.4309693219825E-05</text:p>
          </table:table-cell>
          <table:table-cell office:value-type="float" office:value="0.0000407398549602256" calcext:value-type="float">
            <text:p>4.07398549602256E-05</text:p>
          </table:table-cell>
          <table:table-cell office:value-type="float" office:value="-0.0000184988188360324" calcext:value-type="float">
            <text:p>-1.84988188360324E-05</text:p>
          </table:table-cell>
          <table:table-cell office:value-type="float" office:value="0.0000111247377571067" calcext:value-type="float">
            <text:p>1.11247377571067E-05</text:p>
          </table:table-cell>
          <table:table-cell office:value-type="float" office:value="-0.00000204859590691164" calcext:value-type="float">
            <text:p>-2.04859590691164E-06</text:p>
          </table:table-cell>
          <table:table-cell office:value-type="float" office:value="-0.00000461580402699724" calcext:value-type="float">
            <text:p>-4.61580402699724E-06</text:p>
          </table:table-cell>
          <table:table-cell office:value-type="float" office:value="0.0000277791982595255" calcext:value-type="float">
            <text:p>2.77791982595255E-05</text:p>
          </table:table-cell>
          <table:table-cell office:value-type="float" office:value="-0.0000493269978739663" calcext:value-type="float">
            <text:p>-4.93269978739663E-05</text:p>
          </table:table-cell>
          <table:table-cell office:value-type="float" office:value="0.00000956248340866495" calcext:value-type="float">
            <text:p>9.56248340866495E-06</text:p>
          </table:table-cell>
          <table:table-cell office:value-type="float" office:value="0.0000308196791451998" calcext:value-type="float">
            <text:p>3.08196791451998E-05</text:p>
          </table:table-cell>
          <table:table-cell office:value-type="float" office:value="-0.0000135311135032179" calcext:value-type="float">
            <text:p>-1.35311135032179E-05</text:p>
          </table:table-cell>
          <table:table-cell office:value-type="float" office:value="-0.00000907716391845836" calcext:value-type="float">
            <text:p>-9.07716391845836E-06</text:p>
          </table:table-cell>
          <table:table-cell office:value-type="float" office:value="0.0000245516184523842" calcext:value-type="float">
            <text:p>2.45516184523842E-05</text:p>
          </table:table-cell>
          <table:table-cell office:value-type="float" office:value="-0.0000581438858982541" calcext:value-type="float">
            <text:p>-5.81438858982541E-05</text:p>
          </table:table-cell>
          <table:table-cell office:value-type="float" office:value="0.0000238158052001669" calcext:value-type="float">
            <text:p>2.38158052001669E-05</text:p>
          </table:table-cell>
          <table:table-cell office:value-type="float" office:value="0.0000180430301793266" calcext:value-type="float">
            <text:p>1.80430301793266E-05</text:p>
          </table:table-cell>
          <table:table-cell office:value-type="float" office:value="0.00000180076714995092" calcext:value-type="float">
            <text:p>1.80076714995092E-06</text:p>
          </table:table-cell>
          <table:table-cell office:value-type="float" office:value="0.0000394848511872103" calcext:value-type="float">
            <text:p>3.94848511872103E-05</text:p>
          </table:table-cell>
          <table:table-cell office:value-type="float" office:value="-0.0000577903349724407" calcext:value-type="float">
            <text:p>-5.77903349724407E-05</text:p>
          </table:table-cell>
          <table:table-cell office:value-type="float" office:value="0.000000782265411503058" calcext:value-type="float">
            <text:p>7.82265411503058E-07</text:p>
          </table:table-cell>
          <table:table-cell office:value-type="float" office:value="0.0000579137074255831" calcext:value-type="float">
            <text:p>5.79137074255831E-05</text:p>
          </table:table-cell>
          <table:table-cell office:value-type="float" office:value="-0.0000816816282951383" calcext:value-type="float">
            <text:p>-8.16816282951383E-05</text:p>
          </table:table-cell>
          <table:table-cell office:value-type="float" office:value="0.000052780402080066" calcext:value-type="float">
            <text:p>5.2780402080066E-05</text:p>
          </table:table-cell>
          <table:table-cell office:value-type="float" office:value="-0.00000362513419743804" calcext:value-type="float">
            <text:p>-3.62513419743804E-06</text:p>
          </table:table-cell>
          <table:table-cell office:value-type="float" office:value="0.0000113334414993393" calcext:value-type="float">
            <text:p>1.13334414993393E-05</text:p>
          </table:table-cell>
          <table:table-cell office:value-type="float" office:value="-0.0000293987592553946" calcext:value-type="float">
            <text:p>-2.93987592553946E-05</text:p>
          </table:table-cell>
          <table:table-cell office:value-type="float" office:value="0.000010773132418318" calcext:value-type="float">
            <text:p>1.0773132418318E-05</text:p>
          </table:table-cell>
          <table:table-cell office:value-type="float" office:value="0.00000137875076805516" calcext:value-type="float">
            <text:p>1.37875076805516E-06</text:p>
          </table:table-cell>
          <table:table-cell office:value-type="float" office:value="-0.000000564305374539664" calcext:value-type="float">
            <text:p>-5.64305374539664E-07</text:p>
          </table:table-cell>
          <table:table-cell office:value-type="float" office:value="-0.0000436349208977616" calcext:value-type="float">
            <text:p>-4.36349208977616E-05</text:p>
          </table:table-cell>
          <table:table-cell office:value-type="float" office:value="0.00000885569388325846" calcext:value-type="float">
            <text:p>8.85569388325846E-06</text:p>
          </table:table-cell>
          <table:table-cell office:value-type="float" office:value="0.0000497926750491762" calcext:value-type="float">
            <text:p>4.97926750491762E-05</text:p>
          </table:table-cell>
          <table:table-cell office:value-type="float" office:value="-0.00000471700746684789" calcext:value-type="float">
            <text:p>-4.71700746684789E-06</text:p>
          </table:table-cell>
          <table:table-cell office:value-type="float" office:value="-0.0000229637251242254" calcext:value-type="float">
            <text:p>-2.29637251242254E-05</text:p>
          </table:table-cell>
          <table:table-cell office:value-type="float" office:value="-0.00000095798213434195" calcext:value-type="float">
            <text:p>-9.5798213434195E-07</text:p>
          </table:table-cell>
          <table:table-cell office:value-type="float" office:value="0.00000442812594797504" calcext:value-type="float">
            <text:p>4.42812594797504E-06</text:p>
          </table:table-cell>
          <table:table-cell office:value-type="float" office:value="-0.0000259816308986194" calcext:value-type="float">
            <text:p>-2.59816308986194E-05</text:p>
          </table:table-cell>
          <table:table-cell office:value-type="float" office:value="0.0000383300855265611" calcext:value-type="float">
            <text:p>3.83300855265611E-05</text:p>
          </table:table-cell>
          <table:table-cell office:value-type="float" office:value="0.00000548535546118778" calcext:value-type="float">
            <text:p>5.48535546118778E-06</text:p>
          </table:table-cell>
          <table:table-cell office:value-type="float" office:value="-0.0000282515298802855" calcext:value-type="float">
            <text:p>-2.82515298802855E-05</text:p>
          </table:table-cell>
          <table:table-cell office:value-type="float" office:value="-0.00000381482125955124" calcext:value-type="float">
            <text:p>-3.81482125955124E-06</text:p>
          </table:table-cell>
          <table:table-cell office:value-type="float" office:value="0.0000247431854997204" calcext:value-type="float">
            <text:p>2.47431854997204E-05</text:p>
          </table:table-cell>
          <table:table-cell office:value-type="float" office:value="-0.0000181344463723865" calcext:value-type="float">
            <text:p>-1.81344463723865E-05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6859161877489" calcext:value-type="float">
            <text:p>1.06859161877489</text:p>
          </table:table-cell>
          <table:table-cell table:formula="of:=[.B9]*9.8" office:value-type="float" office:value="10.4721978639939" calcext:value-type="float">
            <text:p>10.4721978639939</text:p>
          </table:table-cell>
          <table:table-cell table:number-columns-repeated="429"/>
        </table:table-row>
        <table:table-row table:style-name="ro1">
          <table:table-cell/>
          <table:table-cell office:value-type="float" office:value="1.8680317401886" calcext:value-type="float">
            <text:p>1.8680317401886</text:p>
          </table:table-cell>
          <table:table-cell office:value-type="float" office:value="18.7468829154968" calcext:value-type="float">
            <text:p>18.7468829154968</text:p>
          </table:table-cell>
          <table:table-cell table:formula="of:=[.C10]-[.B10]" office:value-type="float" office:value="16.8788511753082" calcext:value-type="float">
            <text:p>16.8788511753082</text:p>
          </table:table-cell>
          <table:table-cell office:value-type="float" office:value="11" calcext:value-type="float">
            <text:p>11</text:p>
          </table:table-cell>
          <table:table-cell table:formula="of:=[.D10]/[.E10]" office:value-type="float" office:value="1.53444101593711" calcext:value-type="float">
            <text:p>1.53444101593711</text:p>
          </table:table-cell>
          <table:table-cell table:number-columns-repeated="426"/>
        </table:table-row>
        <table:table-row table:style-name="ro1">
          <table:table-cell table:number-columns-repeated="432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431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264723163395448" calcext:value-type="float">
            <text:p>2.64723163395448E-05</text:p>
          </table:table-cell>
          <table:table-cell table:formula="of:=0.5*[.D12]*(([.D5]-[.C5])/([.D1]-[.C1]))^2" office:value-type="float" office:value="0.00000147589676350005" calcext:value-type="float">
            <text:p>1.47589676350005E-06</text:p>
          </table:table-cell>
          <table:table-cell table:formula="of:=0.5*[.E12]*(([.E5]-[.D5])/([.E1]-[.D1]))^2" office:value-type="float" office:value="0.0000677197063290674" calcext:value-type="float">
            <text:p>6.77197063290674E-05</text:p>
          </table:table-cell>
          <table:table-cell table:formula="of:=0.5*[.F12]*(([.F5]-[.E5])/([.F1]-[.E1]))^2" office:value-type="float" office:value="0.0000479498798362903" calcext:value-type="float">
            <text:p>4.79498798362903E-05</text:p>
          </table:table-cell>
          <table:table-cell table:formula="of:=0.5*[.G12]*(([.G5]-[.F5])/([.G1]-[.F1]))^2" office:value-type="float" office:value="0.000137426246686016" calcext:value-type="float">
            <text:p>0.000137426246686</text:p>
          </table:table-cell>
          <table:table-cell table:formula="of:=0.5*[.H12]*(([.H5]-[.G5])/([.H1]-[.G1]))^2" office:value-type="float" office:value="0.0000000253880667435034" calcext:value-type="float">
            <text:p>2.53880667435034E-08</text:p>
          </table:table-cell>
          <table:table-cell table:formula="of:=0.5*[.I12]*(([.I5]-[.H5])/([.I1]-[.H1]))^2" office:value-type="float" office:value="0.00000453584775611894" calcext:value-type="float">
            <text:p>4.53584775611894E-06</text:p>
          </table:table-cell>
          <table:table-cell table:formula="of:=0.5*[.J12]*(([.J5]-[.I5])/([.J1]-[.I1]))^2" office:value-type="float" office:value="0.00000469979133647097" calcext:value-type="float">
            <text:p>4.69979133647097E-06</text:p>
          </table:table-cell>
          <table:table-cell table:formula="of:=0.5*[.K12]*(([.K5]-[.J5])/([.K1]-[.J1]))^2" office:value-type="float" office:value="0.000000510817790210223" calcext:value-type="float">
            <text:p>5.10817790210223E-07</text:p>
          </table:table-cell>
          <table:table-cell table:formula="of:=0.5*[.L12]*(([.L5]-[.K5])/([.L1]-[.K1]))^2" office:value-type="float" office:value="0.0000262426375606648" calcext:value-type="float">
            <text:p>2.62426375606648E-05</text:p>
          </table:table-cell>
          <table:table-cell table:formula="of:=0.5*[.M12]*(([.M5]-[.L5])/([.M1]-[.L1]))^2" office:value-type="float" office:value="0.0000469203776952912" calcext:value-type="float">
            <text:p>4.69203776952912E-05</text:p>
          </table:table-cell>
          <table:table-cell table:formula="of:=0.5*[.N12]*(([.N5]-[.M5])/([.N1]-[.M1]))^2" office:value-type="float" office:value="0.0000261358082012814" calcext:value-type="float">
            <text:p>2.61358082012814E-05</text:p>
          </table:table-cell>
          <table:table-cell table:formula="of:=0.5*[.O12]*(([.O5]-[.N5])/([.O1]-[.N1]))^2" office:value-type="float" office:value="0.0000128607073799441" calcext:value-type="float">
            <text:p>1.28607073799441E-05</text:p>
          </table:table-cell>
          <table:table-cell table:formula="of:=0.5*[.P12]*(([.P5]-[.O5])/([.P1]-[.O1]))^2" office:value-type="float" office:value="0.0000348179873726101" calcext:value-type="float">
            <text:p>3.48179873726101E-05</text:p>
          </table:table-cell>
          <table:table-cell table:formula="of:=0.5*[.Q12]*(([.Q5]-[.P5])/([.Q1]-[.P1]))^2" office:value-type="float" office:value="0.0000127424727274946" calcext:value-type="float">
            <text:p>1.27424727274946E-05</text:p>
          </table:table-cell>
          <table:table-cell table:formula="of:=0.5*[.R12]*(([.R5]-[.Q5])/([.R1]-[.Q1]))^2" office:value-type="float" office:value="0.0000122574411578314" calcext:value-type="float">
            <text:p>1.22574411578314E-05</text:p>
          </table:table-cell>
          <table:table-cell table:formula="of:=0.5*[.S12]*(([.S5]-[.R5])/([.S1]-[.R1]))^2" office:value-type="float" office:value="0.0000176617643113046" calcext:value-type="float">
            <text:p>1.76617643113046E-05</text:p>
          </table:table-cell>
          <table:table-cell table:formula="of:=0.5*[.T12]*(([.T5]-[.S5])/([.T1]-[.S1]))^2" office:value-type="float" office:value="0.00000779920273048395" calcext:value-type="float">
            <text:p>7.79920273048395E-06</text:p>
          </table:table-cell>
          <table:table-cell table:formula="of:=0.5*[.U12]*(([.U5]-[.T5])/([.U1]-[.T1]))^2" office:value-type="float" office:value="0.0000763132456652049" calcext:value-type="float">
            <text:p>7.63132456652049E-05</text:p>
          </table:table-cell>
          <table:table-cell table:formula="of:=0.5*[.V12]*(([.V5]-[.U5])/([.V1]-[.U1]))^2" office:value-type="float" office:value="0.0000429658534894118" calcext:value-type="float">
            <text:p>4.29658534894118E-05</text:p>
          </table:table-cell>
          <table:table-cell table:formula="of:=0.5*[.W12]*(([.W5]-[.V5])/([.W1]-[.V1]))^2" office:value-type="float" office:value="0.000000337146203367163" calcext:value-type="float">
            <text:p>3.37146203367163E-07</text:p>
          </table:table-cell>
          <table:table-cell table:formula="of:=0.5*[.X12]*(([.X5]-[.W5])/([.X1]-[.W1]))^2" office:value-type="float" office:value="0.000015253126115976" calcext:value-type="float">
            <text:p>1.5253126115976E-05</text:p>
          </table:table-cell>
          <table:table-cell table:formula="of:=0.5*[.Y12]*(([.Y5]-[.X5])/([.Y1]-[.X1]))^2" office:value-type="float" office:value="0.00000834483911401439" calcext:value-type="float">
            <text:p>8.34483911401439E-06</text:p>
          </table:table-cell>
          <table:table-cell table:formula="of:=0.5*[.Z12]*(([.Z5]-[.Y5])/([.Z1]-[.Y1]))^2" office:value-type="float" office:value="0.00000191862241274502" calcext:value-type="float">
            <text:p>1.91862241274502E-06</text:p>
          </table:table-cell>
          <table:table-cell table:formula="of:=0.5*[.AA12]*(([.AA5]-[.Z5])/([.AA1]-[.Z1]))^2" office:value-type="float" office:value="0.0000489699645969294" calcext:value-type="float">
            <text:p>4.89699645969294E-05</text:p>
          </table:table-cell>
          <table:table-cell table:formula="of:=0.5*[.AB12]*(([.AB5]-[.AA5])/([.AB1]-[.AA1]))^2" office:value-type="float" office:value="0.0000878623387866362" calcext:value-type="float">
            <text:p>8.78623387866362E-05</text:p>
          </table:table-cell>
          <table:table-cell table:formula="of:=0.5*[.AC12]*(([.AC5]-[.AB5])/([.AC1]-[.AB1]))^2" office:value-type="float" office:value="0.000000903368547809411" calcext:value-type="float">
            <text:p>9.03368547809411E-07</text:p>
          </table:table-cell>
          <table:table-cell table:formula="of:=0.5*[.AD12]*(([.AD5]-[.AC5])/([.AD1]-[.AC1]))^2" office:value-type="float" office:value="0.0000278606451981239" calcext:value-type="float">
            <text:p>2.78606451981239E-05</text:p>
          </table:table-cell>
          <table:table-cell table:formula="of:=0.5*[.AE12]*(([.AE5]-[.AD5])/([.AE1]-[.AD1]))^2" office:value-type="float" office:value="0.0000622577952443207" calcext:value-type="float">
            <text:p>6.22577952443207E-05</text:p>
          </table:table-cell>
          <table:table-cell table:formula="of:=0.5*[.AF12]*(([.AF5]-[.AE5])/([.AF1]-[.AE1]))^2" office:value-type="float" office:value="0.0000958634852391204" calcext:value-type="float">
            <text:p>9.58634852391204E-05</text:p>
          </table:table-cell>
          <table:table-cell table:formula="of:=0.5*[.AG12]*(([.AG5]-[.AF5])/([.AG1]-[.AF1]))^2" office:value-type="float" office:value="0.000258993379336724" calcext:value-type="float">
            <text:p>0.000258993379337</text:p>
          </table:table-cell>
          <table:table-cell table:formula="of:=0.5*[.AH12]*(([.AH5]-[.AG5])/([.AH1]-[.AG1]))^2" office:value-type="float" office:value="0.0000459573318421665" calcext:value-type="float">
            <text:p>4.59573318421665E-05</text:p>
          </table:table-cell>
          <table:table-cell table:formula="of:=0.5*[.AI12]*(([.AI5]-[.AH5])/([.AI1]-[.AH1]))^2" office:value-type="float" office:value="0.00000409110515952398" calcext:value-type="float">
            <text:p>4.09110515952398E-06</text:p>
          </table:table-cell>
          <table:table-cell table:formula="of:=0.5*[.AJ12]*(([.AJ5]-[.AI5])/([.AJ1]-[.AI1]))^2" office:value-type="float" office:value="0.0000155085022202787" calcext:value-type="float">
            <text:p>1.55085022202787E-05</text:p>
          </table:table-cell>
          <table:table-cell table:formula="of:=0.5*[.AK12]*(([.AK5]-[.AJ5])/([.AK1]-[.AJ1]))^2" office:value-type="float" office:value="0.0000396180129910803" calcext:value-type="float">
            <text:p>3.96180129910803E-05</text:p>
          </table:table-cell>
          <table:table-cell table:formula="of:=0.5*[.AL12]*(([.AL5]-[.AK5])/([.AL1]-[.AK1]))^2" office:value-type="float" office:value="0.00000646953835809431" calcext:value-type="float">
            <text:p>6.46953835809431E-06</text:p>
          </table:table-cell>
          <table:table-cell table:formula="of:=0.5*[.AM12]*(([.AM5]-[.AL5])/([.AM1]-[.AL1]))^2" office:value-type="float" office:value="0.0000156101932782457" calcext:value-type="float">
            <text:p>1.56101932782457E-05</text:p>
          </table:table-cell>
          <table:table-cell table:formula="of:=0.5*[.AN12]*(([.AN5]-[.AM5])/([.AN1]-[.AM1]))^2" office:value-type="float" office:value="0.000022226488308193" calcext:value-type="float">
            <text:p>2.2226488308193E-05</text:p>
          </table:table-cell>
          <table:table-cell table:formula="of:=0.5*[.AO12]*(([.AO5]-[.AN5])/([.AO1]-[.AN1]))^2" office:value-type="float" office:value="0.0000202946830237914" calcext:value-type="float">
            <text:p>2.02946830237914E-05</text:p>
          </table:table-cell>
          <table:table-cell table:formula="of:=0.5*[.AP12]*(([.AP5]-[.AO5])/([.AP1]-[.AO1]))^2" office:value-type="float" office:value="0.00349696208732362" calcext:value-type="float">
            <text:p>0.003496962087324</text:p>
          </table:table-cell>
          <table:table-cell table:formula="of:=0.5*[.AQ12]*(([.AQ5]-[.AP5])/([.AQ1]-[.AP1]))^2" office:value-type="float" office:value="0.00610134621171731" calcext:value-type="float">
            <text:p>0.006101346211717</text:p>
          </table:table-cell>
          <table:table-cell table:formula="of:=0.5*[.AR12]*(([.AR5]-[.AQ5])/([.AR1]-[.AQ1]))^2" office:value-type="float" office:value="0.0631368215496812" calcext:value-type="float">
            <text:p>0.063136821549681</text:p>
          </table:table-cell>
          <table:table-cell table:formula="of:=0.5*[.AS12]*(([.AS5]-[.AR5])/([.AS1]-[.AR1]))^2" office:value-type="float" office:value="0.0192650439495297" calcext:value-type="float">
            <text:p>0.01926504394953</text:p>
          </table:table-cell>
          <table:table-cell table:formula="of:=0.5*[.AT12]*(([.AT5]-[.AS5])/([.AT1]-[.AS1]))^2" office:value-type="float" office:value="0.000706811159874974" calcext:value-type="float">
            <text:p>0.000706811159875</text:p>
          </table:table-cell>
          <table:table-cell table:formula="of:=0.5*[.AU12]*(([.AU5]-[.AT5])/([.AU1]-[.AT1]))^2" office:value-type="float" office:value="0.0028078924757095" calcext:value-type="float">
            <text:p>0.00280789247571</text:p>
          </table:table-cell>
          <table:table-cell table:formula="of:=0.5*[.AV12]*(([.AV5]-[.AU5])/([.AV1]-[.AU1]))^2" office:value-type="float" office:value="0.000187938517035132" calcext:value-type="float">
            <text:p>0.000187938517035</text:p>
          </table:table-cell>
          <table:table-cell table:formula="of:=0.5*[.AW12]*(([.AW5]-[.AV5])/([.AW1]-[.AV1]))^2" office:value-type="float" office:value="0.0340209977828398" calcext:value-type="float">
            <text:p>0.03402099778284</text:p>
          </table:table-cell>
          <table:table-cell table:formula="of:=0.5*[.AX12]*(([.AX5]-[.AW5])/([.AX1]-[.AW1]))^2" office:value-type="float" office:value="0.0491032002316025" calcext:value-type="float">
            <text:p>0.049103200231603</text:p>
          </table:table-cell>
          <table:table-cell table:formula="of:=0.5*[.AY12]*(([.AY5]-[.AX5])/([.AY1]-[.AX1]))^2" office:value-type="float" office:value="0.0135327825132062" calcext:value-type="float">
            <text:p>0.013532782513206</text:p>
          </table:table-cell>
          <table:table-cell table:formula="of:=0.5*[.AZ12]*(([.AZ5]-[.AY5])/([.AZ1]-[.AY1]))^2" office:value-type="float" office:value="0.00024320784060227" calcext:value-type="float">
            <text:p>0.000243207840602</text:p>
          </table:table-cell>
          <table:table-cell table:formula="of:=0.5*[.BA12]*(([.BA5]-[.AZ5])/([.BA1]-[.AZ1]))^2" office:value-type="float" office:value="0.0010948792233997" calcext:value-type="float">
            <text:p>0.0010948792234</text:p>
          </table:table-cell>
          <table:table-cell table:formula="of:=0.5*[.BB12]*(([.BB5]-[.BA5])/([.BB1]-[.BA1]))^2" office:value-type="float" office:value="0.00847880852941196" calcext:value-type="float">
            <text:p>0.008478808529412</text:p>
          </table:table-cell>
          <table:table-cell table:formula="of:=0.5*[.BC12]*(([.BC5]-[.BB5])/([.BC1]-[.BB1]))^2" office:value-type="float" office:value="0.000353860254744055" calcext:value-type="float">
            <text:p>0.000353860254744</text:p>
          </table:table-cell>
          <table:table-cell table:formula="of:=0.5*[.BD12]*(([.BD5]-[.BC5])/([.BD1]-[.BC1]))^2" office:value-type="float" office:value="0.0038560702135322" calcext:value-type="float">
            <text:p>0.003856070213532</text:p>
          </table:table-cell>
          <table:table-cell table:formula="of:=0.5*[.BE12]*(([.BE5]-[.BD5])/([.BE1]-[.BD1]))^2" office:value-type="float" office:value="0.0082949278884213" calcext:value-type="float">
            <text:p>0.008294927888421</text:p>
          </table:table-cell>
          <table:table-cell table:formula="of:=0.5*[.BF12]*(([.BF5]-[.BE5])/([.BF1]-[.BE1]))^2" office:value-type="float" office:value="0.00552877935816024" calcext:value-type="float">
            <text:p>0.00552877935816</text:p>
          </table:table-cell>
          <table:table-cell table:formula="of:=0.5*[.BG12]*(([.BG5]-[.BF5])/([.BG1]-[.BF1]))^2" office:value-type="float" office:value="0.0265650171422734" calcext:value-type="float">
            <text:p>0.026565017142273</text:p>
          </table:table-cell>
          <table:table-cell table:formula="of:=0.5*[.BH12]*(([.BH5]-[.BG5])/([.BH1]-[.BG1]))^2" office:value-type="float" office:value="0.0347836220290443" calcext:value-type="float">
            <text:p>0.034783622029044</text:p>
          </table:table-cell>
          <table:table-cell table:formula="of:=0.5*[.BI12]*(([.BI5]-[.BH5])/([.BI1]-[.BH1]))^2" office:value-type="float" office:value="0.00571585857039821" calcext:value-type="float">
            <text:p>0.005715858570398</text:p>
          </table:table-cell>
          <table:table-cell table:formula="of:=0.5*[.BJ12]*(([.BJ5]-[.BI5])/([.BJ1]-[.BI1]))^2" office:value-type="float" office:value="0.000117206893813734" calcext:value-type="float">
            <text:p>0.000117206893814</text:p>
          </table:table-cell>
          <table:table-cell table:formula="of:=0.5*[.BK12]*(([.BK5]-[.BJ5])/([.BK1]-[.BJ1]))^2" office:value-type="float" office:value="0.0182049615498375" calcext:value-type="float">
            <text:p>0.018204961549838</text:p>
          </table:table-cell>
          <table:table-cell table:formula="of:=0.5*[.BL12]*(([.BL5]-[.BK5])/([.BL1]-[.BK1]))^2" office:value-type="float" office:value="0.00668153463289283" calcext:value-type="float">
            <text:p>0.006681534632893</text:p>
          </table:table-cell>
          <table:table-cell table:formula="of:=0.5*[.BM12]*(([.BM5]-[.BL5])/([.BM1]-[.BL1]))^2" office:value-type="float" office:value="0.018502717812562" calcext:value-type="float">
            <text:p>0.018502717812562</text:p>
          </table:table-cell>
          <table:table-cell table:formula="of:=0.5*[.BN12]*(([.BN5]-[.BM5])/([.BN1]-[.BM1]))^2" office:value-type="float" office:value="0.0160081964185803" calcext:value-type="float">
            <text:p>0.01600819641858</text:p>
          </table:table-cell>
          <table:table-cell table:formula="of:=0.5*[.BO12]*(([.BO5]-[.BN5])/([.BO1]-[.BN1]))^2" office:value-type="float" office:value="0.0336053948462734" calcext:value-type="float">
            <text:p>0.033605394846273</text:p>
          </table:table-cell>
          <table:table-cell table:formula="of:=0.5*[.BP12]*(([.BP5]-[.BO5])/([.BP1]-[.BO1]))^2" office:value-type="float" office:value="0.00181268042374189" calcext:value-type="float">
            <text:p>0.001812680423742</text:p>
          </table:table-cell>
          <table:table-cell table:formula="of:=0.5*[.BQ12]*(([.BQ5]-[.BP5])/([.BQ1]-[.BP1]))^2" office:value-type="float" office:value="0.0804854441908798" calcext:value-type="float">
            <text:p>0.08048544419088</text:p>
          </table:table-cell>
          <table:table-cell table:formula="of:=0.5*[.BR12]*(([.BR5]-[.BQ5])/([.BR1]-[.BQ1]))^2" office:value-type="float" office:value="0.0574178347494054" calcext:value-type="float">
            <text:p>0.057417834749406</text:p>
          </table:table-cell>
          <table:table-cell table:formula="of:=0.5*[.BS12]*(([.BS5]-[.BR5])/([.BS1]-[.BR1]))^2" office:value-type="float" office:value="0.105464771840321" calcext:value-type="float">
            <text:p>0.105464771840321</text:p>
          </table:table-cell>
          <table:table-cell table:formula="of:=0.5*[.BT12]*(([.BT5]-[.BS5])/([.BT1]-[.BS1]))^2" office:value-type="float" office:value="0.207211885129396" calcext:value-type="float">
            <text:p>0.207211885129396</text:p>
          </table:table-cell>
          <table:table-cell table:formula="of:=0.5*[.BU12]*(([.BU5]-[.BT5])/([.BU1]-[.BT1]))^2" office:value-type="float" office:value="0.0207891246714814" calcext:value-type="float">
            <text:p>0.020789124671481</text:p>
          </table:table-cell>
          <table:table-cell table:formula="of:=0.5*[.BV12]*(([.BV5]-[.BU5])/([.BV1]-[.BU1]))^2" office:value-type="float" office:value="0.00070617131111418" calcext:value-type="float">
            <text:p>0.000706171311114</text:p>
          </table:table-cell>
          <table:table-cell table:formula="of:=0.5*[.BW12]*(([.BW5]-[.BV5])/([.BW1]-[.BV1]))^2" office:value-type="float" office:value="0.0000187939834753343" calcext:value-type="float">
            <text:p>1.87939834753343E-05</text:p>
          </table:table-cell>
          <table:table-cell table:formula="of:=0.5*[.BX12]*(([.BX5]-[.BW5])/([.BX1]-[.BW1]))^2" office:value-type="float" office:value="0.00730657519242473" calcext:value-type="float">
            <text:p>0.007306575192425</text:p>
          </table:table-cell>
          <table:table-cell table:formula="of:=0.5*[.BY12]*(([.BY5]-[.BX5])/([.BY1]-[.BX1]))^2" office:value-type="float" office:value="0.00000315032225380806" calcext:value-type="float">
            <text:p>3.15032225380806E-06</text:p>
          </table:table-cell>
          <table:table-cell table:formula="of:=0.5*[.BZ12]*(([.BZ5]-[.BY5])/([.BZ1]-[.BY1]))^2" office:value-type="float" office:value="0.000772335850656459" calcext:value-type="float">
            <text:p>0.000772335850656</text:p>
          </table:table-cell>
          <table:table-cell table:formula="of:=0.5*[.CA12]*(([.CA5]-[.BZ5])/([.CA1]-[.BZ1]))^2" office:value-type="float" office:value="0.00156920534621069" calcext:value-type="float">
            <text:p>0.001569205346211</text:p>
          </table:table-cell>
          <table:table-cell table:formula="of:=0.5*[.CB12]*(([.CB5]-[.CA5])/([.CB1]-[.CA1]))^2" office:value-type="float" office:value="0.000422383197802242" calcext:value-type="float">
            <text:p>0.000422383197802</text:p>
          </table:table-cell>
          <table:table-cell table:formula="of:=0.5*[.CC12]*(([.CC5]-[.CB5])/([.CC1]-[.CB1]))^2" office:value-type="float" office:value="0.0176825918203734" calcext:value-type="float">
            <text:p>0.017682591820373</text:p>
          </table:table-cell>
          <table:table-cell table:formula="of:=0.5*[.CD12]*(([.CD5]-[.CC5])/([.CD1]-[.CC1]))^2" office:value-type="float" office:value="0.0187345998874799" calcext:value-type="float">
            <text:p>0.01873459988748</text:p>
          </table:table-cell>
          <table:table-cell table:formula="of:=0.5*[.CE12]*(([.CE5]-[.CD5])/([.CE1]-[.CD1]))^2" office:value-type="float" office:value="0.0000022707779119422" calcext:value-type="float">
            <text:p>2.2707779119422E-06</text:p>
          </table:table-cell>
          <table:table-cell table:formula="of:=0.5*[.CF12]*(([.CF5]-[.CE5])/([.CF1]-[.CE1]))^2" office:value-type="float" office:value="0.001961766215652" calcext:value-type="float">
            <text:p>0.001961766215652</text:p>
          </table:table-cell>
          <table:table-cell table:formula="of:=0.5*[.CG12]*(([.CG5]-[.CF5])/([.CG1]-[.CF1]))^2" office:value-type="float" office:value="0.00180224906984949" calcext:value-type="float">
            <text:p>0.00180224906985</text:p>
          </table:table-cell>
          <table:table-cell table:formula="of:=0.5*[.CH12]*(([.CH5]-[.CG5])/([.CH1]-[.CG1]))^2" office:value-type="float" office:value="0.0272335062955734" calcext:value-type="float">
            <text:p>0.027233506295574</text:p>
          </table:table-cell>
          <table:table-cell table:formula="of:=0.5*[.CI12]*(([.CI5]-[.CH5])/([.CI1]-[.CH1]))^2" office:value-type="float" office:value="0.0213434914220601" calcext:value-type="float">
            <text:p>0.02134349142206</text:p>
          </table:table-cell>
          <table:table-cell table:formula="of:=0.5*[.CJ12]*(([.CJ5]-[.CI5])/([.CJ1]-[.CI1]))^2" office:value-type="float" office:value="0.00179610196307813" calcext:value-type="float">
            <text:p>0.001796101963078</text:p>
          </table:table-cell>
          <table:table-cell table:formula="of:=0.5*[.CK12]*(([.CK5]-[.CJ5])/([.CK1]-[.CJ1]))^2" office:value-type="float" office:value="0.0000000000780609159536834" calcext:value-type="float">
            <text:p>7.80609159536834E-11</text:p>
          </table:table-cell>
          <table:table-cell table:formula="of:=0.5*[.CL12]*(([.CL5]-[.CK5])/([.CL1]-[.CK1]))^2" office:value-type="float" office:value="0.000108148537849007" calcext:value-type="float">
            <text:p>0.000108148537849</text:p>
          </table:table-cell>
          <table:table-cell table:formula="of:=0.5*[.CM12]*(([.CM5]-[.CL5])/([.CM1]-[.CL1]))^2" office:value-type="float" office:value="0.00105237448497071" calcext:value-type="float">
            <text:p>0.001052374484971</text:p>
          </table:table-cell>
          <table:table-cell table:formula="of:=0.5*[.CN12]*(([.CN5]-[.CM5])/([.CN1]-[.CM1]))^2" office:value-type="float" office:value="0.0309943975691594" calcext:value-type="float">
            <text:p>0.030994397569159</text:p>
          </table:table-cell>
          <table:table-cell table:formula="of:=0.5*[.CO12]*(([.CO5]-[.CN5])/([.CO1]-[.CN1]))^2" office:value-type="float" office:value="0.00948211512952633" calcext:value-type="float">
            <text:p>0.009482115129526</text:p>
          </table:table-cell>
          <table:table-cell table:formula="of:=0.5*[.CP12]*(([.CP5]-[.CO5])/([.CP1]-[.CO1]))^2" office:value-type="float" office:value="0.0253525597465902" calcext:value-type="float">
            <text:p>0.02535255974659</text:p>
          </table:table-cell>
          <table:table-cell table:formula="of:=0.5*[.CQ12]*(([.CQ5]-[.CP5])/([.CQ1]-[.CP1]))^2" office:value-type="float" office:value="0.0285664454808978" calcext:value-type="float">
            <text:p>0.028566445480898</text:p>
          </table:table-cell>
          <table:table-cell table:formula="of:=0.5*[.CR12]*(([.CR5]-[.CQ5])/([.CR1]-[.CQ1]))^2" office:value-type="float" office:value="0.00376149547267671" calcext:value-type="float">
            <text:p>0.003761495472677</text:p>
          </table:table-cell>
          <table:table-cell table:formula="of:=0.5*[.CS12]*(([.CS5]-[.CR5])/([.CS1]-[.CR1]))^2" office:value-type="float" office:value="0.00145848570859558" calcext:value-type="float">
            <text:p>0.001458485708596</text:p>
          </table:table-cell>
          <table:table-cell table:formula="of:=0.5*[.CT12]*(([.CT5]-[.CS5])/([.CT1]-[.CS1]))^2" office:value-type="float" office:value="0.00771813325617702" calcext:value-type="float">
            <text:p>0.007718133256177</text:p>
          </table:table-cell>
          <table:table-cell table:formula="of:=0.5*[.CU12]*(([.CU5]-[.CT5])/([.CU1]-[.CT1]))^2" office:value-type="float" office:value="0.0465641439318326" calcext:value-type="float">
            <text:p>0.046564143931833</text:p>
          </table:table-cell>
          <table:table-cell table:formula="of:=0.5*[.CV12]*(([.CV5]-[.CU5])/([.CV1]-[.CU1]))^2" office:value-type="float" office:value="0.0515354018637508" calcext:value-type="float">
            <text:p>0.051535401863751</text:p>
          </table:table-cell>
          <table:table-cell table:formula="of:=0.5*[.CW12]*(([.CW5]-[.CV5])/([.CW1]-[.CV1]))^2" office:value-type="float" office:value="0.0146234735587865" calcext:value-type="float">
            <text:p>0.014623473558787</text:p>
          </table:table-cell>
          <table:table-cell table:formula="of:=0.5*[.CX12]*(([.CX5]-[.CW5])/([.CX1]-[.CW1]))^2" office:value-type="float" office:value="0.129446961602129" calcext:value-type="float">
            <text:p>0.129446961602129</text:p>
          </table:table-cell>
          <table:table-cell table:formula="of:=0.5*[.CY12]*(([.CY5]-[.CX5])/([.CY1]-[.CX1]))^2" office:value-type="float" office:value="0.00782076060079774" calcext:value-type="float">
            <text:p>0.007820760600798</text:p>
          </table:table-cell>
          <table:table-cell table:formula="of:=0.5*[.CZ12]*(([.CZ5]-[.CY5])/([.CZ1]-[.CY1]))^2" office:value-type="float" office:value="0.027188840751251" calcext:value-type="float">
            <text:p>0.027188840751251</text:p>
          </table:table-cell>
          <table:table-cell table:formula="of:=0.5*[.DA12]*(([.DA5]-[.CZ5])/([.DA1]-[.CZ1]))^2" office:value-type="float" office:value="0.107103871887794" calcext:value-type="float">
            <text:p>0.107103871887794</text:p>
          </table:table-cell>
          <table:table-cell table:formula="of:=0.5*[.DB12]*(([.DB5]-[.DA5])/([.DB1]-[.DA1]))^2" office:value-type="float" office:value="0.0765911672898846" calcext:value-type="float">
            <text:p>0.076591167289885</text:p>
          </table:table-cell>
          <table:table-cell table:formula="of:=0.5*[.DC12]*(([.DC5]-[.DB5])/([.DC1]-[.DB1]))^2" office:value-type="float" office:value="0.00128974513609305" calcext:value-type="float">
            <text:p>0.001289745136093</text:p>
          </table:table-cell>
          <table:table-cell table:formula="of:=0.5*[.DD12]*(([.DD5]-[.DC5])/([.DD1]-[.DC1]))^2" office:value-type="float" office:value="0.00146473316424058" calcext:value-type="float">
            <text:p>0.001464733164241</text:p>
          </table:table-cell>
          <table:table-cell table:formula="of:=0.5*[.DE12]*(([.DE5]-[.DD5])/([.DE1]-[.DD1]))^2" office:value-type="float" office:value="0.000063950398343317" calcext:value-type="float">
            <text:p>6.3950398343317E-05</text:p>
          </table:table-cell>
          <table:table-cell table:formula="of:=0.5*[.DF12]*(([.DF5]-[.DE5])/([.DF1]-[.DE1]))^2" office:value-type="float" office:value="0.000787789171453112" calcext:value-type="float">
            <text:p>0.000787789171453</text:p>
          </table:table-cell>
          <table:table-cell table:formula="of:=0.5*[.DG12]*(([.DG5]-[.DF5])/([.DG1]-[.DF1]))^2" office:value-type="float" office:value="0.0187587967206094" calcext:value-type="float">
            <text:p>0.01875879672061</text:p>
          </table:table-cell>
          <table:table-cell table:formula="of:=0.5*[.DH12]*(([.DH5]-[.DG5])/([.DH1]-[.DG1]))^2" office:value-type="float" office:value="0.00487893565862211" calcext:value-type="float">
            <text:p>0.004878935658622</text:p>
          </table:table-cell>
          <table:table-cell table:formula="of:=0.5*[.DI12]*(([.DI5]-[.DH5])/([.DI1]-[.DH1]))^2" office:value-type="float" office:value="0.00786281798629453" calcext:value-type="float">
            <text:p>0.007862817986295</text:p>
          </table:table-cell>
          <table:table-cell table:formula="of:=0.5*[.DJ12]*(([.DJ5]-[.DI5])/([.DJ1]-[.DI1]))^2" office:value-type="float" office:value="0.0136758268325999" calcext:value-type="float">
            <text:p>0.0136758268326</text:p>
          </table:table-cell>
          <table:table-cell table:formula="of:=0.5*[.DK12]*(([.DK5]-[.DJ5])/([.DK1]-[.DJ1]))^2" office:value-type="float" office:value="0.0000355335142681391" calcext:value-type="float">
            <text:p>3.55335142681391E-05</text:p>
          </table:table-cell>
          <table:table-cell table:formula="of:=0.5*[.DL12]*(([.DL5]-[.DK5])/([.DL1]-[.DK1]))^2" office:value-type="float" office:value="0.00605587609357863" calcext:value-type="float">
            <text:p>0.006055876093579</text:p>
          </table:table-cell>
          <table:table-cell table:formula="of:=0.5*[.DM12]*(([.DM5]-[.DL5])/([.DM1]-[.DL1]))^2" office:value-type="float" office:value="0.00568176602664765" calcext:value-type="float">
            <text:p>0.005681766026648</text:p>
          </table:table-cell>
          <table:table-cell table:formula="of:=0.5*[.DN12]*(([.DN5]-[.DM5])/([.DN1]-[.DM1]))^2" office:value-type="float" office:value="0.0758997991385862" calcext:value-type="float">
            <text:p>0.075899799138586</text:p>
          </table:table-cell>
          <table:table-cell table:formula="of:=0.5*[.DO12]*(([.DO5]-[.DN5])/([.DO1]-[.DN1]))^2" office:value-type="float" office:value="0.00910541328753171" calcext:value-type="float">
            <text:p>0.009105413287532</text:p>
          </table:table-cell>
          <table:table-cell table:formula="of:=0.5*[.DP12]*(([.DP5]-[.DO5])/([.DP1]-[.DO1]))^2" office:value-type="float" office:value="0.0261504341676902" calcext:value-type="float">
            <text:p>0.02615043416769</text:p>
          </table:table-cell>
          <table:table-cell table:formula="of:=0.5*[.DQ12]*(([.DQ5]-[.DP5])/([.DQ1]-[.DP1]))^2" office:value-type="float" office:value="0.000288753194791954" calcext:value-type="float">
            <text:p>0.000288753194792</text:p>
          </table:table-cell>
          <table:table-cell table:formula="of:=0.5*[.DR12]*(([.DR5]-[.DQ5])/([.DR1]-[.DQ1]))^2" office:value-type="float" office:value="0.000118391705091876" calcext:value-type="float">
            <text:p>0.000118391705092</text:p>
          </table:table-cell>
          <table:table-cell table:formula="of:=0.5*[.DS12]*(([.DS5]-[.DR5])/([.DS1]-[.DR1]))^2" office:value-type="float" office:value="0.000499242625016712" calcext:value-type="float">
            <text:p>0.000499242625017</text:p>
          </table:table-cell>
          <table:table-cell table:formula="of:=0.5*[.DT12]*(([.DT5]-[.DS5])/([.DT1]-[.DS1]))^2" office:value-type="float" office:value="0.00174056414062461" calcext:value-type="float">
            <text:p>0.001740564140625</text:p>
          </table:table-cell>
          <table:table-cell table:formula="of:=0.5*[.DU12]*(([.DU5]-[.DT5])/([.DU1]-[.DT1]))^2" office:value-type="float" office:value="0.00220663255168542" calcext:value-type="float">
            <text:p>0.002206632551685</text:p>
          </table:table-cell>
          <table:table-cell table:formula="of:=0.5*[.DV12]*(([.DV5]-[.DU5])/([.DV1]-[.DU1]))^2" office:value-type="float" office:value="0.00360961959154864" calcext:value-type="float">
            <text:p>0.003609619591549</text:p>
          </table:table-cell>
          <table:table-cell table:formula="of:=0.5*[.DW12]*(([.DW5]-[.DV5])/([.DW1]-[.DV1]))^2" office:value-type="float" office:value="0.000724298850088922" calcext:value-type="float">
            <text:p>0.000724298850089</text:p>
          </table:table-cell>
          <table:table-cell table:formula="of:=0.5*[.DX12]*(([.DX5]-[.DW5])/([.DX1]-[.DW1]))^2" office:value-type="float" office:value="0.0116969641017241" calcext:value-type="float">
            <text:p>0.011696964101724</text:p>
          </table:table-cell>
          <table:table-cell table:formula="of:=0.5*[.DY12]*(([.DY5]-[.DX5])/([.DY1]-[.DX1]))^2" office:value-type="float" office:value="0.010692810448915" calcext:value-type="float">
            <text:p>0.010692810448915</text:p>
          </table:table-cell>
          <table:table-cell table:formula="of:=0.5*[.DZ12]*(([.DZ5]-[.DY5])/([.DZ1]-[.DY1]))^2" office:value-type="float" office:value="0.0201957719748771" calcext:value-type="float">
            <text:p>0.020195771974877</text:p>
          </table:table-cell>
          <table:table-cell table:formula="of:=0.5*[.EA12]*(([.EA5]-[.DZ5])/([.EA1]-[.DZ1]))^2" office:value-type="float" office:value="0.0104096109801455" calcext:value-type="float">
            <text:p>0.010409610980146</text:p>
          </table:table-cell>
          <table:table-cell table:formula="of:=0.5*[.EB12]*(([.EB5]-[.EA5])/([.EB1]-[.EA1]))^2" office:value-type="float" office:value="0.0448718518690563" calcext:value-type="float">
            <text:p>0.044871851869056</text:p>
          </table:table-cell>
          <table:table-cell table:formula="of:=0.5*[.EC12]*(([.EC5]-[.EB5])/([.EC1]-[.EB1]))^2" office:value-type="float" office:value="0.0141665751064605" calcext:value-type="float">
            <text:p>0.014166575106461</text:p>
          </table:table-cell>
          <table:table-cell table:formula="of:=0.5*[.ED12]*(([.ED5]-[.EC5])/([.ED1]-[.EC1]))^2" office:value-type="float" office:value="0.00908271625106848" calcext:value-type="float">
            <text:p>0.009082716251068</text:p>
          </table:table-cell>
          <table:table-cell table:formula="of:=0.5*[.EE12]*(([.EE5]-[.ED5])/([.EE1]-[.ED1]))^2" office:value-type="float" office:value="0.00112380578327467" calcext:value-type="float">
            <text:p>0.001123805783275</text:p>
          </table:table-cell>
          <table:table-cell table:formula="of:=0.5*[.EF12]*(([.EF5]-[.EE5])/([.EF1]-[.EE1]))^2" office:value-type="float" office:value="0.0141359865420258" calcext:value-type="float">
            <text:p>0.014135986542026</text:p>
          </table:table-cell>
          <table:table-cell table:formula="of:=0.5*[.EG12]*(([.EG5]-[.EF5])/([.EG1]-[.EF1]))^2" office:value-type="float" office:value="0.0352589561828517" calcext:value-type="float">
            <text:p>0.035258956182852</text:p>
          </table:table-cell>
          <table:table-cell table:formula="of:=0.5*[.EH12]*(([.EH5]-[.EG5])/([.EH1]-[.EG1]))^2" office:value-type="float" office:value="0.0248669294026324" calcext:value-type="float">
            <text:p>0.024866929402633</text:p>
          </table:table-cell>
          <table:table-cell table:formula="of:=0.5*[.EI12]*(([.EI5]-[.EH5])/([.EI1]-[.EH1]))^2" office:value-type="float" office:value="0.0821915313361032" calcext:value-type="float">
            <text:p>0.082191531336103</text:p>
          </table:table-cell>
          <table:table-cell table:formula="of:=0.5*[.EJ12]*(([.EJ5]-[.EI5])/([.EJ1]-[.EI1]))^2" office:value-type="float" office:value="0.00431967728271601" calcext:value-type="float">
            <text:p>0.004319677282716</text:p>
          </table:table-cell>
          <table:table-cell table:formula="of:=0.5*[.EK12]*(([.EK5]-[.EJ5])/([.EK1]-[.EJ1]))^2" office:value-type="float" office:value="0.00360319281746817" calcext:value-type="float">
            <text:p>0.003603192817468</text:p>
          </table:table-cell>
          <table:table-cell table:formula="of:=0.5*[.EL12]*(([.EL5]-[.EK5])/([.EL1]-[.EK1]))^2" office:value-type="float" office:value="0.00285256028928894" calcext:value-type="float">
            <text:p>0.002852560289289</text:p>
          </table:table-cell>
          <table:table-cell table:formula="of:=0.5*[.EM12]*(([.EM5]-[.EL5])/([.EM1]-[.EL1]))^2" office:value-type="float" office:value="0.000233770024718028" calcext:value-type="float">
            <text:p>0.000233770024718</text:p>
          </table:table-cell>
          <table:table-cell table:formula="of:=0.5*[.EN12]*(([.EN5]-[.EM5])/([.EN1]-[.EM1]))^2" office:value-type="float" office:value="0.000196636835903598" calcext:value-type="float">
            <text:p>0.000196636835904</text:p>
          </table:table-cell>
          <table:table-cell table:formula="of:=0.5*[.EO12]*(([.EO5]-[.EN5])/([.EO1]-[.EN1]))^2" office:value-type="float" office:value="0.0052750036329613" calcext:value-type="float">
            <text:p>0.005275003632961</text:p>
          </table:table-cell>
          <table:table-cell table:formula="of:=0.5*[.EP12]*(([.EP5]-[.EO5])/([.EP1]-[.EO1]))^2" office:value-type="float" office:value="0.00605529832630316" calcext:value-type="float">
            <text:p>0.006055298326303</text:p>
          </table:table-cell>
          <table:table-cell table:formula="of:=0.5*[.EQ12]*(([.EQ5]-[.EP5])/([.EQ1]-[.EP1]))^2" office:value-type="float" office:value="0.03525273465626" calcext:value-type="float">
            <text:p>0.03525273465626</text:p>
          </table:table-cell>
          <table:table-cell table:formula="of:=0.5*[.ER12]*(([.ER5]-[.EQ5])/([.ER1]-[.EQ1]))^2" office:value-type="float" office:value="0.000578730030165166" calcext:value-type="float">
            <text:p>0.000578730030165</text:p>
          </table:table-cell>
          <table:table-cell table:formula="of:=0.5*[.ES12]*(([.ES5]-[.ER5])/([.ES1]-[.ER1]))^2" office:value-type="float" office:value="0.00274864219321372" calcext:value-type="float">
            <text:p>0.002748642193214</text:p>
          </table:table-cell>
          <table:table-cell table:formula="of:=0.5*[.ET12]*(([.ET5]-[.ES5])/([.ET1]-[.ES1]))^2" office:value-type="float" office:value="0.000113305261755559" calcext:value-type="float">
            <text:p>0.000113305261756</text:p>
          </table:table-cell>
          <table:table-cell table:formula="of:=0.5*[.EU12]*(([.EU5]-[.ET5])/([.EU1]-[.ET1]))^2" office:value-type="float" office:value="0.00473492786531331" calcext:value-type="float">
            <text:p>0.004734927865313</text:p>
          </table:table-cell>
          <table:table-cell table:formula="of:=0.5*[.EV12]*(([.EV5]-[.EU5])/([.EV1]-[.EU1]))^2" office:value-type="float" office:value="0.0205007244546814" calcext:value-type="float">
            <text:p>0.020500724454682</text:p>
          </table:table-cell>
          <table:table-cell table:formula="of:=0.5*[.EW12]*(([.EW5]-[.EV5])/([.EW1]-[.EV1]))^2" office:value-type="float" office:value="0.0185454215286968" calcext:value-type="float">
            <text:p>0.018545421528697</text:p>
          </table:table-cell>
          <table:table-cell table:formula="of:=0.5*[.EX12]*(([.EX5]-[.EW5])/([.EX1]-[.EW1]))^2" office:value-type="float" office:value="0.0239115907975304" calcext:value-type="float">
            <text:p>0.02391159079753</text:p>
          </table:table-cell>
          <table:table-cell table:formula="of:=0.5*[.EY12]*(([.EY5]-[.EX5])/([.EY1]-[.EX1]))^2" office:value-type="float" office:value="0.0682871423897205" calcext:value-type="float">
            <text:p>0.068287142389721</text:p>
          </table:table-cell>
          <table:table-cell table:formula="of:=0.5*[.EZ12]*(([.EZ5]-[.EY5])/([.EZ1]-[.EY1]))^2" office:value-type="float" office:value="0.0175193272961347" calcext:value-type="float">
            <text:p>0.017519327296135</text:p>
          </table:table-cell>
          <table:table-cell table:formula="of:=0.5*[.FA12]*(([.FA5]-[.EZ5])/([.FA1]-[.EZ1]))^2" office:value-type="float" office:value="0.0181342286811379" calcext:value-type="float">
            <text:p>0.018134228681138</text:p>
          </table:table-cell>
          <table:table-cell table:formula="of:=0.5*[.FB12]*(([.FB5]-[.FA5])/([.FB1]-[.FA1]))^2" office:value-type="float" office:value="0.00382986527496282" calcext:value-type="float">
            <text:p>0.003829865274963</text:p>
          </table:table-cell>
          <table:table-cell table:formula="of:=0.5*[.FC12]*(([.FC5]-[.FB5])/([.FC1]-[.FB1]))^2" office:value-type="float" office:value="0.00331149842592137" calcext:value-type="float">
            <text:p>0.003311498425921</text:p>
          </table:table-cell>
          <table:table-cell table:formula="of:=0.5*[.FD12]*(([.FD5]-[.FC5])/([.FD1]-[.FC1]))^2" office:value-type="float" office:value="0.00290778721624588" calcext:value-type="float">
            <text:p>0.002907787216246</text:p>
          </table:table-cell>
          <table:table-cell table:formula="of:=0.5*[.FE12]*(([.FE5]-[.FD5])/([.FE1]-[.FD1]))^2" office:value-type="float" office:value="0.0382502444223354" calcext:value-type="float">
            <text:p>0.038250244422335</text:p>
          </table:table-cell>
          <table:table-cell table:formula="of:=0.5*[.FF12]*(([.FF5]-[.FE5])/([.FF1]-[.FE1]))^2" office:value-type="float" office:value="0.0629696717246456" calcext:value-type="float">
            <text:p>0.062969671724646</text:p>
          </table:table-cell>
          <table:table-cell table:formula="of:=0.5*[.FG12]*(([.FG5]-[.FF5])/([.FG1]-[.FF1]))^2" office:value-type="float" office:value="0.0555507558776011" calcext:value-type="float">
            <text:p>0.055550755877601</text:p>
          </table:table-cell>
          <table:table-cell table:formula="of:=0.5*[.FH12]*(([.FH5]-[.FG5])/([.FH1]-[.FG1]))^2" office:value-type="float" office:value="0.040895472878649" calcext:value-type="float">
            <text:p>0.040895472878649</text:p>
          </table:table-cell>
          <table:table-cell table:formula="of:=0.5*[.FI12]*(([.FI5]-[.FH5])/([.FI1]-[.FH1]))^2" office:value-type="float" office:value="0.0189438410097795" calcext:value-type="float">
            <text:p>0.01894384100978</text:p>
          </table:table-cell>
          <table:table-cell table:formula="of:=0.5*[.FJ12]*(([.FJ5]-[.FI5])/([.FJ1]-[.FI1]))^2" office:value-type="float" office:value="0.0526459245229712" calcext:value-type="float">
            <text:p>0.052645924522971</text:p>
          </table:table-cell>
          <table:table-cell table:formula="of:=0.5*[.FK12]*(([.FK5]-[.FJ5])/([.FK1]-[.FJ1]))^2" office:value-type="float" office:value="0.010527215695648" calcext:value-type="float">
            <text:p>0.010527215695648</text:p>
          </table:table-cell>
          <table:table-cell table:formula="of:=0.5*[.FL12]*(([.FL5]-[.FK5])/([.FL1]-[.FK1]))^2" office:value-type="float" office:value="0.00025264966309142" calcext:value-type="float">
            <text:p>0.000252649663091</text:p>
          </table:table-cell>
          <table:table-cell table:formula="of:=0.5*[.FM12]*(([.FM5]-[.FL5])/([.FM1]-[.FL1]))^2" office:value-type="float" office:value="0.0149485301467203" calcext:value-type="float">
            <text:p>0.01494853014672</text:p>
          </table:table-cell>
          <table:table-cell table:formula="of:=0.5*[.FN12]*(([.FN5]-[.FM5])/([.FN1]-[.FM1]))^2" office:value-type="float" office:value="0.00307234155834784" calcext:value-type="float">
            <text:p>0.003072341558348</text:p>
          </table:table-cell>
          <table:table-cell table:formula="of:=0.5*[.FO12]*(([.FO5]-[.FN5])/([.FO1]-[.FN1]))^2" office:value-type="float" office:value="0.00112917238065107" calcext:value-type="float">
            <text:p>0.001129172380651</text:p>
          </table:table-cell>
          <table:table-cell table:formula="of:=0.5*[.FP12]*(([.FP5]-[.FO5])/([.FP1]-[.FO1]))^2" office:value-type="float" office:value="0.00000214147817516555" calcext:value-type="float">
            <text:p>2.14147817516555E-06</text:p>
          </table:table-cell>
          <table:table-cell table:formula="of:=0.5*[.FQ12]*(([.FQ5]-[.FP5])/([.FQ1]-[.FP1]))^2" office:value-type="float" office:value="0.011812743594554" calcext:value-type="float">
            <text:p>0.011812743594554</text:p>
          </table:table-cell>
          <table:table-cell table:formula="of:=0.5*[.FR12]*(([.FR5]-[.FQ5])/([.FR1]-[.FQ1]))^2" office:value-type="float" office:value="0.0129766248908364" calcext:value-type="float">
            <text:p>0.012976624890836</text:p>
          </table:table-cell>
          <table:table-cell table:formula="of:=0.5*[.FS12]*(([.FS5]-[.FR5])/([.FS1]-[.FR1]))^2" office:value-type="float" office:value="0.00312718712403004" calcext:value-type="float">
            <text:p>0.00312718712403</text:p>
          </table:table-cell>
          <table:table-cell table:formula="of:=0.5*[.FT12]*(([.FT5]-[.FS5])/([.FT1]-[.FS1]))^2" office:value-type="float" office:value="0.00590203044758262" calcext:value-type="float">
            <text:p>0.005902030447583</text:p>
          </table:table-cell>
          <table:table-cell table:formula="of:=0.5*[.FU12]*(([.FU5]-[.FT5])/([.FU1]-[.FT1]))^2" office:value-type="float" office:value="0.000316208938186948" calcext:value-type="float">
            <text:p>0.000316208938187</text:p>
          </table:table-cell>
          <table:table-cell table:formula="of:=0.5*[.FV12]*(([.FV5]-[.FU5])/([.FV1]-[.FU1]))^2" office:value-type="float" office:value="0.0664230933303372" calcext:value-type="float">
            <text:p>0.066423093330337</text:p>
          </table:table-cell>
          <table:table-cell table:formula="of:=0.5*[.FW12]*(([.FW5]-[.FV5])/([.FW1]-[.FV1]))^2" office:value-type="float" office:value="0.000374257945350602" calcext:value-type="float">
            <text:p>0.000374257945351</text:p>
          </table:table-cell>
          <table:table-cell table:formula="of:=0.5*[.FX12]*(([.FX5]-[.FW5])/([.FX1]-[.FW1]))^2" office:value-type="float" office:value="0.0250139290302078" calcext:value-type="float">
            <text:p>0.025013929030208</text:p>
          </table:table-cell>
          <table:table-cell table:formula="of:=0.5*[.FY12]*(([.FY5]-[.FX5])/([.FY1]-[.FX1]))^2" office:value-type="float" office:value="0.036360901349132" calcext:value-type="float">
            <text:p>0.036360901349132</text:p>
          </table:table-cell>
          <table:table-cell table:formula="of:=0.5*[.FZ12]*(([.FZ5]-[.FY5])/([.FZ1]-[.FY1]))^2" office:value-type="float" office:value="0.0131273725856038" calcext:value-type="float">
            <text:p>0.013127372585604</text:p>
          </table:table-cell>
          <table:table-cell table:formula="of:=0.5*[.GA12]*(([.GA5]-[.FZ5])/([.GA1]-[.FZ1]))^2" office:value-type="float" office:value="0.000838311476188241" calcext:value-type="float">
            <text:p>0.000838311476188</text:p>
          </table:table-cell>
          <table:table-cell table:formula="of:=0.5*[.GB12]*(([.GB5]-[.GA5])/([.GB1]-[.GA1]))^2" office:value-type="float" office:value="0.0137953171549287" calcext:value-type="float">
            <text:p>0.013795317154929</text:p>
          </table:table-cell>
          <table:table-cell table:formula="of:=0.5*[.GC12]*(([.GC5]-[.GB5])/([.GC1]-[.GB1]))^2" office:value-type="float" office:value="0.0155865259996792" calcext:value-type="float">
            <text:p>0.015586525999679</text:p>
          </table:table-cell>
          <table:table-cell table:formula="of:=0.5*[.GD12]*(([.GD5]-[.GC5])/([.GD1]-[.GC1]))^2" office:value-type="float" office:value="0.00703393306150949" calcext:value-type="float">
            <text:p>0.007033933061509</text:p>
          </table:table-cell>
          <table:table-cell table:formula="of:=0.5*[.GE12]*(([.GE5]-[.GD5])/([.GE1]-[.GD1]))^2" office:value-type="float" office:value="0.0714701724975716" calcext:value-type="float">
            <text:p>0.071470172497572</text:p>
          </table:table-cell>
          <table:table-cell table:formula="of:=0.5*[.GF12]*(([.GF5]-[.GE5])/([.GF1]-[.GE1]))^2" office:value-type="float" office:value="0.0172730834529547" calcext:value-type="float">
            <text:p>0.017273083452955</text:p>
          </table:table-cell>
          <table:table-cell table:formula="of:=0.5*[.GG12]*(([.GG5]-[.GF5])/([.GG1]-[.GF1]))^2" office:value-type="float" office:value="0.00838210678075224" calcext:value-type="float">
            <text:p>0.008382106780752</text:p>
          </table:table-cell>
          <table:table-cell table:formula="of:=0.5*[.GH12]*(([.GH5]-[.GG5])/([.GH1]-[.GG1]))^2" office:value-type="float" office:value="0.000529083195327119" calcext:value-type="float">
            <text:p>0.000529083195327</text:p>
          </table:table-cell>
          <table:table-cell table:formula="of:=0.5*[.GI12]*(([.GI5]-[.GH5])/([.GI1]-[.GH1]))^2" office:value-type="float" office:value="0.0000993536228227196" calcext:value-type="float">
            <text:p>9.93536228227196E-05</text:p>
          </table:table-cell>
          <table:table-cell table:formula="of:=0.5*[.GJ12]*(([.GJ5]-[.GI5])/([.GJ1]-[.GI1]))^2" office:value-type="float" office:value="0.00394726527247973" calcext:value-type="float">
            <text:p>0.00394726527248</text:p>
          </table:table-cell>
          <table:table-cell table:formula="of:=0.5*[.GK12]*(([.GK5]-[.GJ5])/([.GK1]-[.GJ1]))^2" office:value-type="float" office:value="0.009143621772185" calcext:value-type="float">
            <text:p>0.009143621772185</text:p>
          </table:table-cell>
          <table:table-cell table:formula="of:=0.5*[.GL12]*(([.GL5]-[.GK5])/([.GL1]-[.GK1]))^2" office:value-type="float" office:value="0.000165071538216046" calcext:value-type="float">
            <text:p>0.000165071538216</text:p>
          </table:table-cell>
          <table:table-cell table:formula="of:=0.5*[.GM12]*(([.GM5]-[.GL5])/([.GM1]-[.GL1]))^2" office:value-type="float" office:value="0.0116953642668785" calcext:value-type="float">
            <text:p>0.011695364266879</text:p>
          </table:table-cell>
          <table:table-cell table:formula="of:=0.5*[.GN12]*(([.GN5]-[.GM5])/([.GN1]-[.GM1]))^2" office:value-type="float" office:value="0.0873199167610567" calcext:value-type="float">
            <text:p>0.087319916761057</text:p>
          </table:table-cell>
          <table:table-cell table:formula="of:=0.5*[.GO12]*(([.GO5]-[.GN5])/([.GO1]-[.GN1]))^2" office:value-type="float" office:value="0.071711071015454" calcext:value-type="float">
            <text:p>0.071711071015454</text:p>
          </table:table-cell>
          <table:table-cell table:formula="of:=0.5*[.GP12]*(([.GP5]-[.GO5])/([.GP1]-[.GO1]))^2" office:value-type="float" office:value="0.0000778297395386953" calcext:value-type="float">
            <text:p>7.78297395386953E-05</text:p>
          </table:table-cell>
          <table:table-cell table:formula="of:=0.5*[.GQ12]*(([.GQ5]-[.GP5])/([.GQ1]-[.GP1]))^2" office:value-type="float" office:value="0.00092418328692334" calcext:value-type="float">
            <text:p>0.000924183286923</text:p>
          </table:table-cell>
          <table:table-cell table:formula="of:=0.5*[.GR12]*(([.GR5]-[.GQ5])/([.GR1]-[.GQ1]))^2" office:value-type="float" office:value="0.00281738551105603" calcext:value-type="float">
            <text:p>0.002817385511056</text:p>
          </table:table-cell>
          <table:table-cell table:formula="of:=0.5*[.GS12]*(([.GS5]-[.GR5])/([.GS1]-[.GR1]))^2" office:value-type="float" office:value="0.00788757912082181" calcext:value-type="float">
            <text:p>0.007887579120822</text:p>
          </table:table-cell>
          <table:table-cell table:formula="of:=0.5*[.GT12]*(([.GT5]-[.GS5])/([.GT1]-[.GS1]))^2" office:value-type="float" office:value="0.0258253385203201" calcext:value-type="float">
            <text:p>0.02582533852032</text:p>
          </table:table-cell>
          <table:table-cell table:formula="of:=0.5*[.GU12]*(([.GU5]-[.GT5])/([.GU1]-[.GT1]))^2" office:value-type="float" office:value="0.00731678562757462" calcext:value-type="float">
            <text:p>0.007316785627575</text:p>
          </table:table-cell>
          <table:table-cell table:formula="of:=0.5*[.GV12]*(([.GV5]-[.GU5])/([.GV1]-[.GU1]))^2" office:value-type="float" office:value="0.000795706054875913" calcext:value-type="float">
            <text:p>0.000795706054876</text:p>
          </table:table-cell>
          <table:table-cell table:formula="of:=0.5*[.GW12]*(([.GW5]-[.GV5])/([.GW1]-[.GV1]))^2" office:value-type="float" office:value="0.000279144578050541" calcext:value-type="float">
            <text:p>0.000279144578051</text:p>
          </table:table-cell>
          <table:table-cell table:formula="of:=0.5*[.GX12]*(([.GX5]-[.GW5])/([.GX1]-[.GW1]))^2" office:value-type="float" office:value="0.133179214046506" calcext:value-type="float">
            <text:p>0.133179214046506</text:p>
          </table:table-cell>
          <table:table-cell table:formula="of:=0.5*[.GY12]*(([.GY5]-[.GX5])/([.GY1]-[.GX1]))^2" office:value-type="float" office:value="0.0224058563838947" calcext:value-type="float">
            <text:p>0.022405856383895</text:p>
          </table:table-cell>
          <table:table-cell table:formula="of:=0.5*[.GZ12]*(([.GZ5]-[.GY5])/([.GZ1]-[.GY1]))^2" office:value-type="float" office:value="0.00943962581162749" calcext:value-type="float">
            <text:p>0.009439625811627</text:p>
          </table:table-cell>
          <table:table-cell table:formula="of:=0.5*[.HA12]*(([.HA5]-[.GZ5])/([.HA1]-[.GZ1]))^2" office:value-type="float" office:value="0.014713242417072" calcext:value-type="float">
            <text:p>0.014713242417072</text:p>
          </table:table-cell>
          <table:table-cell table:formula="of:=0.5*[.HB12]*(([.HB5]-[.HA5])/([.HB1]-[.HA1]))^2" office:value-type="float" office:value="0.0000714375595386131" calcext:value-type="float">
            <text:p>7.14375595386131E-05</text:p>
          </table:table-cell>
          <table:table-cell table:formula="of:=0.5*[.HC12]*(([.HC5]-[.HB5])/([.HC1]-[.HB1]))^2" office:value-type="float" office:value="0.00121159287976275" calcext:value-type="float">
            <text:p>0.001211592879763</text:p>
          </table:table-cell>
          <table:table-cell table:formula="of:=0.5*[.HD12]*(([.HD5]-[.HC5])/([.HD1]-[.HC1]))^2" office:value-type="float" office:value="0.00565297034355487" calcext:value-type="float">
            <text:p>0.005652970343555</text:p>
          </table:table-cell>
          <table:table-cell table:formula="of:=0.5*[.HE12]*(([.HE5]-[.HD5])/([.HE1]-[.HD1]))^2" office:value-type="float" office:value="0.0100811807018088" calcext:value-type="float">
            <text:p>0.010081180701809</text:p>
          </table:table-cell>
          <table:table-cell table:formula="of:=0.5*[.HF12]*(([.HF5]-[.HE5])/([.HF1]-[.HE1]))^2" office:value-type="float" office:value="0.000233608143997086" calcext:value-type="float">
            <text:p>0.000233608143997</text:p>
          </table:table-cell>
          <table:table-cell table:formula="of:=0.5*[.HG12]*(([.HG5]-[.HF5])/([.HG1]-[.HF1]))^2" office:value-type="float" office:value="0.000429335092683197" calcext:value-type="float">
            <text:p>0.000429335092683</text:p>
          </table:table-cell>
          <table:table-cell table:formula="of:=0.5*[.HH12]*(([.HH5]-[.HG5])/([.HH1]-[.HG1]))^2" office:value-type="float" office:value="0.00454938737925394" calcext:value-type="float">
            <text:p>0.004549387379254</text:p>
          </table:table-cell>
          <table:table-cell table:formula="of:=0.5*[.HI12]*(([.HI5]-[.HH5])/([.HI1]-[.HH1]))^2" office:value-type="float" office:value="0.00818774300568561" calcext:value-type="float">
            <text:p>0.008187743005686</text:p>
          </table:table-cell>
          <table:table-cell table:formula="of:=0.5*[.HJ12]*(([.HJ5]-[.HI5])/([.HJ1]-[.HI1]))^2" office:value-type="float" office:value="0.0193383646466935" calcext:value-type="float">
            <text:p>0.019338364646694</text:p>
          </table:table-cell>
          <table:table-cell table:formula="of:=0.5*[.HK12]*(([.HK5]-[.HJ5])/([.HK1]-[.HJ1]))^2" office:value-type="float" office:value="0.00633070329818605" calcext:value-type="float">
            <text:p>0.006330703298186</text:p>
          </table:table-cell>
          <table:table-cell table:formula="of:=0.5*[.HL12]*(([.HL5]-[.HK5])/([.HL1]-[.HK1]))^2" office:value-type="float" office:value="0.00000843548894320782" calcext:value-type="float">
            <text:p>8.43548894320782E-06</text:p>
          </table:table-cell>
          <table:table-cell table:formula="of:=0.5*[.HM12]*(([.HM5]-[.HL5])/([.HM1]-[.HL1]))^2" office:value-type="float" office:value="0.000432925818933738" calcext:value-type="float">
            <text:p>0.000432925818934</text:p>
          </table:table-cell>
          <table:table-cell table:formula="of:=0.5*[.HN12]*(([.HN5]-[.HM5])/([.HN1]-[.HM1]))^2" office:value-type="float" office:value="0.00362463654655056" calcext:value-type="float">
            <text:p>0.003624636546551</text:p>
          </table:table-cell>
          <table:table-cell table:formula="of:=0.5*[.HO12]*(([.HO5]-[.HN5])/([.HO1]-[.HN1]))^2" office:value-type="float" office:value="0.00113919169432398" calcext:value-type="float">
            <text:p>0.001139191694324</text:p>
          </table:table-cell>
          <table:table-cell table:formula="of:=0.5*[.HP12]*(([.HP5]-[.HO5])/([.HP1]-[.HO1]))^2" office:value-type="float" office:value="0.000625078225815812" calcext:value-type="float">
            <text:p>0.000625078225816</text:p>
          </table:table-cell>
          <table:table-cell table:formula="of:=0.5*[.HQ12]*(([.HQ5]-[.HP5])/([.HQ1]-[.HP1]))^2" office:value-type="float" office:value="0.00113511904747183" calcext:value-type="float">
            <text:p>0.001135119047472</text:p>
          </table:table-cell>
          <table:table-cell table:formula="of:=0.5*[.HR12]*(([.HR5]-[.HQ5])/([.HR1]-[.HQ1]))^2" office:value-type="float" office:value="0.00000509277835452413" calcext:value-type="float">
            <text:p>5.09277835452413E-06</text:p>
          </table:table-cell>
          <table:table-cell table:formula="of:=0.5*[.HS12]*(([.HS5]-[.HR5])/([.HS1]-[.HR1]))^2" office:value-type="float" office:value="0.000488970324560626" calcext:value-type="float">
            <text:p>0.000488970324561</text:p>
          </table:table-cell>
          <table:table-cell table:formula="of:=0.5*[.HT12]*(([.HT5]-[.HS5])/([.HT1]-[.HS1]))^2" office:value-type="float" office:value="0.00157516438907148" calcext:value-type="float">
            <text:p>0.001575164389071</text:p>
          </table:table-cell>
          <table:table-cell table:formula="of:=0.5*[.HU12]*(([.HU5]-[.HT5])/([.HU1]-[.HT1]))^2" office:value-type="float" office:value="0.0021306019883641" calcext:value-type="float">
            <text:p>0.002130601988364</text:p>
          </table:table-cell>
          <table:table-cell table:formula="of:=0.5*[.HV12]*(([.HV5]-[.HU5])/([.HV1]-[.HU1]))^2" office:value-type="float" office:value="0.000838239378670147" calcext:value-type="float">
            <text:p>0.00083823937867</text:p>
          </table:table-cell>
          <table:table-cell table:formula="of:=0.5*[.HW12]*(([.HW5]-[.HV5])/([.HW1]-[.HV1]))^2" office:value-type="float" office:value="0.000217126627134754" calcext:value-type="float">
            <text:p>0.000217126627135</text:p>
          </table:table-cell>
          <table:table-cell table:formula="of:=0.5*[.HX12]*(([.HX5]-[.HW5])/([.HX1]-[.HW1]))^2" office:value-type="float" office:value="0.000676619961026252" calcext:value-type="float">
            <text:p>0.000676619961026</text:p>
          </table:table-cell>
          <table:table-cell table:formula="of:=0.5*[.HY12]*(([.HY5]-[.HX5])/([.HY1]-[.HX1]))^2" office:value-type="float" office:value="0.0000130975702518855" calcext:value-type="float">
            <text:p>1.30975702518855E-05</text:p>
          </table:table-cell>
          <table:table-cell table:formula="of:=0.5*[.HZ12]*(([.HZ5]-[.HY5])/([.HZ1]-[.HY1]))^2" office:value-type="float" office:value="0.0000212531675125696" calcext:value-type="float">
            <text:p>2.12531675125696E-05</text:p>
          </table:table-cell>
          <table:table-cell table:formula="of:=0.5*[.IA12]*(([.IA5]-[.HZ5])/([.IA1]-[.HZ1]))^2" office:value-type="float" office:value="0.000365282623305837" calcext:value-type="float">
            <text:p>0.000365282623306</text:p>
          </table:table-cell>
          <table:table-cell table:formula="of:=0.5*[.IB12]*(([.IB5]-[.IA5])/([.IB1]-[.IA1]))^2" office:value-type="float" office:value="0.000120884820903456" calcext:value-type="float">
            <text:p>0.000120884820903</text:p>
          </table:table-cell>
          <table:table-cell table:formula="of:=0.5*[.IC12]*(([.IC5]-[.IB5])/([.IC1]-[.IB1]))^2" office:value-type="float" office:value="0.000243083293004831" calcext:value-type="float">
            <text:p>0.000243083293005</text:p>
          </table:table-cell>
          <table:table-cell table:formula="of:=0.5*[.ID12]*(([.ID5]-[.IC5])/([.ID1]-[.IC1]))^2" office:value-type="float" office:value="0.00000510502105626437" calcext:value-type="float">
            <text:p>5.10502105626437E-06</text:p>
          </table:table-cell>
          <table:table-cell table:formula="of:=0.5*[.IE12]*(([.IE5]-[.ID5])/([.IE1]-[.ID1]))^2" office:value-type="float" office:value="0.0000117048804062639" calcext:value-type="float">
            <text:p>1.17048804062639E-05</text:p>
          </table:table-cell>
          <table:table-cell table:formula="of:=0.5*[.IF12]*(([.IF5]-[.IE5])/([.IF1]-[.IE1]))^2" office:value-type="float" office:value="0.0000614814002284011" calcext:value-type="float">
            <text:p>6.14814002284011E-05</text:p>
          </table:table-cell>
          <table:table-cell table:formula="of:=0.5*[.IG12]*(([.IG5]-[.IF5])/([.IG1]-[.IF1]))^2" office:value-type="float" office:value="0.000002887568527448" calcext:value-type="float">
            <text:p>2.887568527448E-06</text:p>
          </table:table-cell>
          <table:table-cell table:formula="of:=0.5*[.IH12]*(([.IH5]-[.IG5])/([.IH1]-[.IG1]))^2" office:value-type="float" office:value="0.0000298729130408644" calcext:value-type="float">
            <text:p>2.98729130408644E-05</text:p>
          </table:table-cell>
          <table:table-cell table:formula="of:=0.5*[.II12]*(([.II5]-[.IH5])/([.II1]-[.IH1]))^2" office:value-type="float" office:value="0.00000143327614596588" calcext:value-type="float">
            <text:p>1.43327614596588E-06</text:p>
          </table:table-cell>
          <table:table-cell table:formula="of:=0.5*[.IJ12]*(([.IJ5]-[.II5])/([.IJ1]-[.II1]))^2" office:value-type="float" office:value="0.0000633978416457417" calcext:value-type="float">
            <text:p>6.33978416457417E-05</text:p>
          </table:table-cell>
          <table:table-cell table:formula="of:=0.5*[.IK12]*(([.IK5]-[.IJ5])/([.IK1]-[.IJ1]))^2" office:value-type="float" office:value="0.000430105379816907" calcext:value-type="float">
            <text:p>0.000430105379817</text:p>
          </table:table-cell>
          <table:table-cell table:formula="of:=0.5*[.IL12]*(([.IL5]-[.IK5])/([.IL1]-[.IK1]))^2" office:value-type="float" office:value="0.000760172914851235" calcext:value-type="float">
            <text:p>0.000760172914851</text:p>
          </table:table-cell>
          <table:table-cell table:formula="of:=0.5*[.IM12]*(([.IM5]-[.IL5])/([.IM1]-[.IL1]))^2" office:value-type="float" office:value="0.000328683281411152" calcext:value-type="float">
            <text:p>0.000328683281411</text:p>
          </table:table-cell>
          <table:table-cell table:formula="of:=0.5*[.IN12]*(([.IN5]-[.IM5])/([.IN1]-[.IM1]))^2" office:value-type="float" office:value="0.00020426942726292" calcext:value-type="float">
            <text:p>0.000204269427263</text:p>
          </table:table-cell>
          <table:table-cell table:formula="of:=0.5*[.IO12]*(([.IO5]-[.IN5])/([.IO1]-[.IN1]))^2" office:value-type="float" office:value="0.000905567247107388" calcext:value-type="float">
            <text:p>0.000905567247107</text:p>
          </table:table-cell>
          <table:table-cell table:formula="of:=0.5*[.IP12]*(([.IP5]-[.IO5])/([.IP1]-[.IO1]))^2" office:value-type="float" office:value="0.000238625937091574" calcext:value-type="float">
            <text:p>0.000238625937092</text:p>
          </table:table-cell>
          <table:table-cell table:formula="of:=0.5*[.IQ12]*(([.IQ5]-[.IP5])/([.IQ1]-[.IP1]))^2" office:value-type="float" office:value="0.000120412660402776" calcext:value-type="float">
            <text:p>0.000120412660403</text:p>
          </table:table-cell>
          <table:table-cell table:formula="of:=0.5*[.IR12]*(([.IR5]-[.IQ5])/([.IR1]-[.IQ1]))^2" office:value-type="float" office:value="0.0000427290507860998" calcext:value-type="float">
            <text:p>4.27290507860998E-05</text:p>
          </table:table-cell>
          <table:table-cell table:formula="of:=0.5*[.IS12]*(([.IS5]-[.IR5])/([.IS1]-[.IR1]))^2" office:value-type="float" office:value="0.0000000000798213443139164" calcext:value-type="float">
            <text:p>7.98213443139164E-11</text:p>
          </table:table-cell>
          <table:table-cell table:formula="of:=0.5*[.IT12]*(([.IT5]-[.IS5])/([.IT1]-[.IS1]))^2" office:value-type="float" office:value="0.0000377114955783554" calcext:value-type="float">
            <text:p>3.77114955783554E-05</text:p>
          </table:table-cell>
          <table:table-cell table:formula="of:=0.5*[.IU12]*(([.IU5]-[.IT5])/([.IU1]-[.IT1]))^2" office:value-type="float" office:value="0.0000017672568666376" calcext:value-type="float">
            <text:p>1.7672568666376E-06</text:p>
          </table:table-cell>
          <table:table-cell table:formula="of:=0.5*[.IV12]*(([.IV5]-[.IU5])/([.IV1]-[.IU1]))^2" office:value-type="float" office:value="0.0000199890854865201" calcext:value-type="float">
            <text:p>1.99890854865201E-05</text:p>
          </table:table-cell>
          <table:table-cell table:formula="of:=0.5*[.IW12]*(([.IW5]-[.IV5])/([.IW1]-[.IV1]))^2" office:value-type="float" office:value="0.0000242329244544047" calcext:value-type="float">
            <text:p>2.42329244544047E-05</text:p>
          </table:table-cell>
          <table:table-cell table:formula="of:=0.5*[.IX12]*(([.IX5]-[.IW5])/([.IX1]-[.IW1]))^2" office:value-type="float" office:value="0.0000578442835385699" calcext:value-type="float">
            <text:p>5.78442835385699E-05</text:p>
          </table:table-cell>
          <table:table-cell table:formula="of:=0.5*[.IY12]*(([.IY5]-[.IX5])/([.IY1]-[.IX1]))^2" office:value-type="float" office:value="0.0000265677510502885" calcext:value-type="float">
            <text:p>2.65677510502885E-05</text:p>
          </table:table-cell>
          <table:table-cell table:formula="of:=0.5*[.IZ12]*(([.IZ5]-[.IY5])/([.IZ1]-[.IY1]))^2" office:value-type="float" office:value="0.0000604828842916058" calcext:value-type="float">
            <text:p>6.04828842916058E-05</text:p>
          </table:table-cell>
          <table:table-cell table:formula="of:=0.5*[.JA12]*(([.JA5]-[.IZ5])/([.JA1]-[.IZ1]))^2" office:value-type="float" office:value="0.0000734640539345429" calcext:value-type="float">
            <text:p>7.34640539345429E-05</text:p>
          </table:table-cell>
          <table:table-cell table:formula="of:=0.5*[.JB12]*(([.JB5]-[.JA5])/([.JB1]-[.JA1]))^2" office:value-type="float" office:value="0.00000371426837981109" calcext:value-type="float">
            <text:p>3.71426837981109E-06</text:p>
          </table:table-cell>
          <table:table-cell table:formula="of:=0.5*[.JC12]*(([.JC5]-[.JB5])/([.JC1]-[.JB1]))^2" office:value-type="float" office:value="0.0000626162530602986" calcext:value-type="float">
            <text:p>6.26162530602986E-05</text:p>
          </table:table-cell>
          <table:table-cell table:formula="of:=0.5*[.JD12]*(([.JD5]-[.JC5])/([.JD1]-[.JC1]))^2" office:value-type="float" office:value="0.0000128688096370986" calcext:value-type="float">
            <text:p>1.28688096370986E-05</text:p>
          </table:table-cell>
          <table:table-cell table:formula="of:=0.5*[.JE12]*(([.JE5]-[.JD5])/([.JE1]-[.JD1]))^2" office:value-type="float" office:value="0.00000684514598148244" calcext:value-type="float">
            <text:p>6.84514598148244E-06</text:p>
          </table:table-cell>
          <table:table-cell table:formula="of:=0.5*[.JF12]*(([.JF5]-[.JE5])/([.JF1]-[.JE1]))^2" office:value-type="float" office:value="0.000000206354599402338" calcext:value-type="float">
            <text:p>2.06354599402338E-07</text:p>
          </table:table-cell>
          <table:table-cell table:formula="of:=0.5*[.JG12]*(([.JG5]-[.JF5])/([.JG1]-[.JF1]))^2" office:value-type="float" office:value="0.000000469354692070717" calcext:value-type="float">
            <text:p>4.69354692070717E-07</text:p>
          </table:table-cell>
          <table:table-cell table:formula="of:=0.5*[.JH12]*(([.JH5]-[.JG5])/([.JH1]-[.JG1]))^2" office:value-type="float" office:value="0.000000707014123589218" calcext:value-type="float">
            <text:p>7.07014123589218E-07</text:p>
          </table:table-cell>
          <table:table-cell table:formula="of:=0.5*[.JI12]*(([.JI5]-[.JH5])/([.JI1]-[.JH1]))^2" office:value-type="float" office:value="0.0000118569407512115" calcext:value-type="float">
            <text:p>1.18569407512115E-05</text:p>
          </table:table-cell>
          <table:table-cell table:formula="of:=0.5*[.JJ12]*(([.JJ5]-[.JI5])/([.JJ1]-[.JI1]))^2" office:value-type="float" office:value="0.000000595014448369725" calcext:value-type="float">
            <text:p>5.95014448369725E-07</text:p>
          </table:table-cell>
          <table:table-cell table:formula="of:=0.5*[.JK12]*(([.JK5]-[.JJ5])/([.JK1]-[.JJ1]))^2" office:value-type="float" office:value="0.00000683694912081998" calcext:value-type="float">
            <text:p>6.83694912081998E-06</text:p>
          </table:table-cell>
          <table:table-cell table:formula="of:=0.5*[.JL12]*(([.JL5]-[.JK5])/([.JL1]-[.JK1]))^2" office:value-type="float" office:value="0.00000296507727072206" calcext:value-type="float">
            <text:p>2.96507727072206E-06</text:p>
          </table:table-cell>
          <table:table-cell table:formula="of:=0.5*[.JM12]*(([.JM5]-[.JL5])/([.JM1]-[.JL1]))^2" office:value-type="float" office:value="0.000000819911739303029" calcext:value-type="float">
            <text:p>8.19911739303029E-07</text:p>
          </table:table-cell>
          <table:table-cell table:formula="of:=0.5*[.JN12]*(([.JN5]-[.JM5])/([.JN1]-[.JM1]))^2" office:value-type="float" office:value="0.0000119401481120995" calcext:value-type="float">
            <text:p>1.19401481120995E-05</text:p>
          </table:table-cell>
          <table:table-cell table:formula="of:=0.5*[.JO12]*(([.JO5]-[.JN5])/([.JO1]-[.JN1]))^2" office:value-type="float" office:value="0.000000643022258695891" calcext:value-type="float">
            <text:p>6.43022258695891E-07</text:p>
          </table:table-cell>
          <table:table-cell table:formula="of:=0.5*[.JP12]*(([.JP5]-[.JO5])/([.JP1]-[.JO1]))^2" office:value-type="float" office:value="0.0000456845362143374" calcext:value-type="float">
            <text:p>4.56845362143374E-05</text:p>
          </table:table-cell>
          <table:table-cell table:formula="of:=0.5*[.JQ12]*(([.JQ5]-[.JP5])/([.JQ1]-[.JP1]))^2" office:value-type="float" office:value="0.000095159040729119" calcext:value-type="float">
            <text:p>9.5159040729119E-05</text:p>
          </table:table-cell>
          <table:table-cell table:formula="of:=0.5*[.JR12]*(([.JR5]-[.JQ5])/([.JR1]-[.JQ1]))^2" office:value-type="float" office:value="0.000174108114008612" calcext:value-type="float">
            <text:p>0.000174108114009</text:p>
          </table:table-cell>
          <table:table-cell table:formula="of:=0.5*[.JS12]*(([.JS5]-[.JR5])/([.JS1]-[.JR1]))^2" office:value-type="float" office:value="0.0000139883100556385" calcext:value-type="float">
            <text:p>1.39883100556385E-05</text:p>
          </table:table-cell>
          <table:table-cell table:formula="of:=0.5*[.JT12]*(([.JT5]-[.JS5])/([.JT1]-[.JS1]))^2" office:value-type="float" office:value="0.00000287722469712597" calcext:value-type="float">
            <text:p>2.87722469712597E-06</text:p>
          </table:table-cell>
          <table:table-cell table:formula="of:=0.5*[.JU12]*(([.JU5]-[.JT5])/([.JU1]-[.JT1]))^2" office:value-type="float" office:value="0.000000953291908032135" calcext:value-type="float">
            <text:p>9.53291908032135E-07</text:p>
          </table:table-cell>
          <table:table-cell table:formula="of:=0.5*[.JV12]*(([.JV5]-[.JU5])/([.JV1]-[.JU1]))^2" office:value-type="float" office:value="0.0000000695160594606135" calcext:value-type="float">
            <text:p>6.95160594606135E-08</text:p>
          </table:table-cell>
          <table:table-cell table:formula="of:=0.5*[.JW12]*(([.JW5]-[.JV5])/([.JW1]-[.JV1]))^2" office:value-type="float" office:value="0.0000153499492031348" calcext:value-type="float">
            <text:p>1.53499492031348E-05</text:p>
          </table:table-cell>
          <table:table-cell table:formula="of:=0.5*[.JX12]*(([.JX5]-[.JW5])/([.JX1]-[.JW1]))^2" office:value-type="float" office:value="0.00000529688261475379" calcext:value-type="float">
            <text:p>5.29688261475379E-06</text:p>
          </table:table-cell>
          <table:table-cell table:formula="of:=0.5*[.JY12]*(([.JY5]-[.JX5])/([.JY1]-[.JX1]))^2" office:value-type="float" office:value="0.0000012378895186164" calcext:value-type="float">
            <text:p>1.2378895186164E-06</text:p>
          </table:table-cell>
          <table:table-cell table:formula="of:=0.5*[.JZ12]*(([.JZ5]-[.JY5])/([.JZ1]-[.JY1]))^2" office:value-type="float" office:value="0.0000315485686803934" calcext:value-type="float">
            <text:p>3.15485686803934E-05</text:p>
          </table:table-cell>
          <table:table-cell table:formula="of:=0.5*[.KA12]*(([.KA5]-[.JZ5])/([.KA1]-[.JZ1]))^2" office:value-type="float" office:value="0.00000412609069997208" calcext:value-type="float">
            <text:p>4.12609069997208E-06</text:p>
          </table:table-cell>
          <table:table-cell table:formula="of:=0.5*[.KB12]*(([.KB5]-[.KA5])/([.KB1]-[.KA1]))^2" office:value-type="float" office:value="0.000000504378623396177" calcext:value-type="float">
            <text:p>5.04378623396177E-07</text:p>
          </table:table-cell>
          <table:table-cell table:formula="of:=0.5*[.KC12]*(([.KC5]-[.KB5])/([.KC1]-[.KB1]))^2" office:value-type="float" office:value="0.0000295983321407805" calcext:value-type="float">
            <text:p>2.95983321407805E-05</text:p>
          </table:table-cell>
          <table:table-cell table:formula="of:=0.5*[.KD12]*(([.KD5]-[.KC5])/([.KD1]-[.KC1]))^2" office:value-type="float" office:value="0.0000166043608488279" calcext:value-type="float">
            <text:p>1.66043608488279E-05</text:p>
          </table:table-cell>
          <table:table-cell table:formula="of:=0.5*[.KE12]*(([.KE5]-[.KD5])/([.KE1]-[.KD1]))^2" office:value-type="float" office:value="0.00000153302013357716" calcext:value-type="float">
            <text:p>1.53302013357716E-06</text:p>
          </table:table-cell>
          <table:table-cell table:formula="of:=0.5*[.KF12]*(([.KF5]-[.KE5])/([.KF1]-[.KE1]))^2" office:value-type="float" office:value="0.0000128880607730294" calcext:value-type="float">
            <text:p>1.28880607730294E-05</text:p>
          </table:table-cell>
          <table:table-cell table:formula="of:=0.5*[.KG12]*(([.KG5]-[.KF5])/([.KG1]-[.KF1]))^2" office:value-type="float" office:value="0.00000921316634014628" calcext:value-type="float">
            <text:p>9.21316634014628E-06</text:p>
          </table:table-cell>
          <table:table-cell table:formula="of:=0.5*[.KH12]*(([.KH5]-[.KG5])/([.KH1]-[.KG1]))^2" office:value-type="float" office:value="0.0000768369738153897" calcext:value-type="float">
            <text:p>7.68369738153897E-05</text:p>
          </table:table-cell>
          <table:table-cell table:formula="of:=0.5*[.KI12]*(([.KI5]-[.KH5])/([.KI1]-[.KH1]))^2" office:value-type="float" office:value="0.0000298093513236308" calcext:value-type="float">
            <text:p>2.98093513236308E-05</text:p>
          </table:table-cell>
          <table:table-cell table:formula="of:=0.5*[.KJ12]*(([.KJ5]-[.KI5])/([.KJ1]-[.KI1]))^2" office:value-type="float" office:value="0.0000339377073019801" calcext:value-type="float">
            <text:p>3.39377073019801E-05</text:p>
          </table:table-cell>
          <table:table-cell table:formula="of:=0.5*[.KK12]*(([.KK5]-[.KJ5])/([.KK1]-[.KJ1]))^2" office:value-type="float" office:value="0.000000543835868571589" calcext:value-type="float">
            <text:p>5.43835868571589E-07</text:p>
          </table:table-cell>
          <table:table-cell table:formula="of:=0.5*[.KL12]*(([.KL5]-[.KK5])/([.KL1]-[.KK1]))^2" office:value-type="float" office:value="0.0000169887035517861" calcext:value-type="float">
            <text:p>1.69887035517861E-05</text:p>
          </table:table-cell>
          <table:table-cell table:formula="of:=0.5*[.KM12]*(([.KM5]-[.KL5])/([.KM1]-[.KL1]))^2" office:value-type="float" office:value="0.00000142801511761906" calcext:value-type="float">
            <text:p>1.42801511761906E-06</text:p>
          </table:table-cell>
          <table:table-cell table:formula="of:=0.5*[.KN12]*(([.KN5]-[.KM5])/([.KN1]-[.KM1]))^2" office:value-type="float" office:value="0.0000442496381093157" calcext:value-type="float">
            <text:p>4.42496381093157E-05</text:p>
          </table:table-cell>
          <table:table-cell table:formula="of:=0.5*[.KO12]*(([.KO5]-[.KN5])/([.KO1]-[.KN1]))^2" office:value-type="float" office:value="0.0000276815000791537" calcext:value-type="float">
            <text:p>2.76815000791537E-05</text:p>
          </table:table-cell>
          <table:table-cell table:formula="of:=0.5*[.KP12]*(([.KP5]-[.KO5])/([.KP1]-[.KO1]))^2" office:value-type="float" office:value="0.0000116228689612427" calcext:value-type="float">
            <text:p>1.16228689612427E-05</text:p>
          </table:table-cell>
          <table:table-cell table:formula="of:=0.5*[.KQ12]*(([.KQ5]-[.KP5])/([.KQ1]-[.KP1]))^2" office:value-type="float" office:value="0.000000138892183648353" calcext:value-type="float">
            <text:p>1.38892183648353E-07</text:p>
          </table:table-cell>
          <table:table-cell table:formula="of:=0.5*[.KR12]*(([.KR5]-[.KQ5])/([.KR1]-[.KQ1]))^2" office:value-type="float" office:value="0.0000287765947328378" calcext:value-type="float">
            <text:p>2.87765947328378E-05</text:p>
          </table:table-cell>
          <table:table-cell table:formula="of:=0.5*[.KS12]*(([.KS5]-[.KR5])/([.KS1]-[.KR1]))^2" office:value-type="float" office:value="0.0000540115670994607" calcext:value-type="float">
            <text:p>5.40115670994607E-05</text:p>
          </table:table-cell>
          <table:table-cell table:formula="of:=0.5*[.KT12]*(([.KT5]-[.KS5])/([.KT1]-[.KS1]))^2" office:value-type="float" office:value="0.0000598200414901373" calcext:value-type="float">
            <text:p>5.98200414901373E-05</text:p>
          </table:table-cell>
          <table:table-cell table:formula="of:=0.5*[.KU12]*(([.KU5]-[.KT5])/([.KU1]-[.KT1]))^2" office:value-type="float" office:value="0.000029061051158709" calcext:value-type="float">
            <text:p>2.9061051158709E-05</text:p>
          </table:table-cell>
          <table:table-cell table:formula="of:=0.5*[.KV12]*(([.KV5]-[.KU5])/([.KV1]-[.KU1]))^2" office:value-type="float" office:value="0.0000854266059646773" calcext:value-type="float">
            <text:p>8.54266059646773E-05</text:p>
          </table:table-cell>
          <table:table-cell table:formula="of:=0.5*[.KW12]*(([.KW5]-[.KV5])/([.KW1]-[.KV1]))^2" office:value-type="float" office:value="0.0000368235202879045" calcext:value-type="float">
            <text:p>3.68235202879045E-05</text:p>
          </table:table-cell>
          <table:table-cell table:formula="of:=0.5*[.KX12]*(([.KX5]-[.KW5])/([.KX1]-[.KW1]))^2" office:value-type="float" office:value="0.0000088718484458981" calcext:value-type="float">
            <text:p>8.8718484458981E-06</text:p>
          </table:table-cell>
          <table:table-cell table:formula="of:=0.5*[.KY12]*(([.KY5]-[.KX5])/([.KY1]-[.KX1]))^2" office:value-type="float" office:value="0.0000204166602676143" calcext:value-type="float">
            <text:p>2.04166602676143E-05</text:p>
          </table:table-cell>
          <table:table-cell table:formula="of:=0.5*[.KZ12]*(([.KZ5]-[.KY5])/([.KZ1]-[.KY1]))^2" office:value-type="float" office:value="0.000190416627499624" calcext:value-type="float">
            <text:p>0.0001904166275</text:p>
          </table:table-cell>
          <table:table-cell table:formula="of:=0.5*[.LA12]*(([.LA5]-[.KZ5])/([.LA1]-[.KZ1]))^2" office:value-type="float" office:value="0.00000792331001355393" calcext:value-type="float">
            <text:p>7.92331001355393E-06</text:p>
          </table:table-cell>
          <table:table-cell table:formula="of:=0.5*[.LB12]*(([.LB5]-[.LA5])/([.LB1]-[.LA1]))^2" office:value-type="float" office:value="0.000096327391787044" calcext:value-type="float">
            <text:p>9.6327391787044E-05</text:p>
          </table:table-cell>
          <table:table-cell table:formula="of:=0.5*[.LC12]*(([.LC5]-[.LB5])/([.LC1]-[.LB1]))^2" office:value-type="float" office:value="0.0000336933704651342" calcext:value-type="float">
            <text:p>3.36933704651342E-05</text:p>
          </table:table-cell>
          <table:table-cell table:formula="of:=0.5*[.LD12]*(([.LD5]-[.LC5])/([.LD1]-[.LC1]))^2" office:value-type="float" office:value="0.00000354700869602439" calcext:value-type="float">
            <text:p>3.54700869602439E-06</text:p>
          </table:table-cell>
          <table:table-cell table:formula="of:=0.5*[.LE12]*(([.LE5]-[.LD5])/([.LE1]-[.LD1]))^2" office:value-type="float" office:value="0.0000309052560661214" calcext:value-type="float">
            <text:p>3.09052560661214E-05</text:p>
          </table:table-cell>
          <table:table-cell table:formula="of:=0.5*[.LF12]*(([.LF5]-[.LE5])/([.LF1]-[.LE1]))^2" office:value-type="float" office:value="0.0000775205367362647" calcext:value-type="float">
            <text:p>7.75205367362647E-05</text:p>
          </table:table-cell>
          <table:table-cell table:formula="of:=0.5*[.LG12]*(([.LG5]-[.LF5])/([.LG1]-[.LF1]))^2" office:value-type="float" office:value="0.000000751263304763114" calcext:value-type="float">
            <text:p>7.51263304763114E-07</text:p>
          </table:table-cell>
          <table:table-cell table:formula="of:=0.5*[.LH12]*(([.LH5]-[.LG5])/([.LH1]-[.LG1]))^2" office:value-type="float" office:value="0.0000290493304982956" calcext:value-type="float">
            <text:p>2.90493304982956E-05</text:p>
          </table:table-cell>
          <table:table-cell table:formula="of:=0.5*[.LI12]*(([.LI5]-[.LH5])/([.LI1]-[.LH1]))^2" office:value-type="float" office:value="0.00000803470004848182" calcext:value-type="float">
            <text:p>8.03470004848182E-06</text:p>
          </table:table-cell>
          <table:table-cell table:formula="of:=0.5*[.LJ12]*(([.LJ5]-[.LI5])/([.LJ1]-[.LI1]))^2" office:value-type="float" office:value="0.0000564134394707687" calcext:value-type="float">
            <text:p>5.64134394707687E-05</text:p>
          </table:table-cell>
          <table:table-cell table:formula="of:=0.5*[.LK12]*(([.LK5]-[.LJ5])/([.LK1]-[.LJ1]))^2" office:value-type="float" office:value="0.0000276330504738462" calcext:value-type="float">
            <text:p>2.76330504738462E-05</text:p>
          </table:table-cell>
          <table:table-cell table:formula="of:=0.5*[.LL12]*(([.LL5]-[.LK5])/([.LL1]-[.LK1]))^2" office:value-type="float" office:value="0.00000465595079137267" calcext:value-type="float">
            <text:p>4.65595079137267E-06</text:p>
          </table:table-cell>
          <table:table-cell table:formula="of:=0.5*[.LM12]*(([.LM5]-[.LL5])/([.LM1]-[.LL1]))^2" office:value-type="float" office:value="0.000140785355811397" calcext:value-type="float">
            <text:p>0.000140785355811</text:p>
          </table:table-cell>
          <table:table-cell table:formula="of:=0.5*[.LN12]*(([.LN5]-[.LM5])/([.LN1]-[.LM1]))^2" office:value-type="float" office:value="0.000276338015729037" calcext:value-type="float">
            <text:p>0.000276338015729</text:p>
          </table:table-cell>
          <table:table-cell table:formula="of:=0.5*[.LO12]*(([.LO5]-[.LN5])/([.LO1]-[.LN1]))^2" office:value-type="float" office:value="0.0000169745857095867" calcext:value-type="float">
            <text:p>1.69745857095867E-05</text:p>
          </table:table-cell>
          <table:table-cell table:formula="of:=0.5*[.LP12]*(([.LP5]-[.LO5])/([.LP1]-[.LO1]))^2" office:value-type="float" office:value="0.00000134646753236147" calcext:value-type="float">
            <text:p>1.34646753236147E-06</text:p>
          </table:table-cell>
          <table:table-cell table:formula="of:=0.5*[.LQ12]*(([.LQ5]-[.LP5])/([.LQ1]-[.LP1]))^2" office:value-type="float" office:value="0.0000119670293846733" calcext:value-type="float">
            <text:p>1.19670293846733E-05</text:p>
          </table:table-cell>
          <table:table-cell table:formula="of:=0.5*[.LR12]*(([.LR5]-[.LQ5])/([.LR1]-[.LQ1]))^2" office:value-type="float" office:value="0.0000225280927193279" calcext:value-type="float">
            <text:p>2.25280927193279E-05</text:p>
          </table:table-cell>
          <table:table-cell table:formula="of:=0.5*[.LS12]*(([.LS5]-[.LR5])/([.LS1]-[.LR1]))^2" office:value-type="float" office:value="0.0000071209247184834" calcext:value-type="float">
            <text:p>7.1209247184834E-06</text:p>
          </table:table-cell>
          <table:table-cell table:formula="of:=0.5*[.LT12]*(([.LT5]-[.LS5])/([.LT1]-[.LS1]))^2" office:value-type="float" office:value="0.0000031003780753797" calcext:value-type="float">
            <text:p>3.1003780753797E-06</text:p>
          </table:table-cell>
          <table:table-cell table:formula="of:=0.5*[.LU12]*(([.LU5]-[.LT5])/([.LU1]-[.LT1]))^2" office:value-type="float" office:value="0.0000120870029820602" calcext:value-type="float">
            <text:p>1.20870029820602E-05</text:p>
          </table:table-cell>
          <table:table-cell table:formula="of:=0.5*[.LV12]*(([.LV5]-[.LU5])/([.LV1]-[.LU1]))^2" office:value-type="float" office:value="0.000139646838774849" calcext:value-type="float">
            <text:p>0.000139646838775</text:p>
          </table:table-cell>
          <table:table-cell table:formula="of:=0.5*[.LW12]*(([.LW5]-[.LV5])/([.LW1]-[.LV1]))^2" office:value-type="float" office:value="0.0000103054668391312" calcext:value-type="float">
            <text:p>1.03054668391312E-05</text:p>
          </table:table-cell>
          <table:table-cell table:formula="of:=0.5*[.LX12]*(([.LX5]-[.LW5])/([.LX1]-[.LW1]))^2" office:value-type="float" office:value="0.0000605654756690247" calcext:value-type="float">
            <text:p>6.05654756690247E-05</text:p>
          </table:table-cell>
          <table:table-cell table:formula="of:=0.5*[.LY12]*(([.LY5]-[.LX5])/([.LY1]-[.LX1]))^2" office:value-type="float" office:value="0.000000120463859208675" calcext:value-type="float">
            <text:p>1.20463859208675E-07</text:p>
          </table:table-cell>
          <table:table-cell table:formula="of:=0.5*[.LZ12]*(([.LZ5]-[.LY5])/([.LZ1]-[.LY1]))^2" office:value-type="float" office:value="0.0000000639543686574808" calcext:value-type="float">
            <text:p>6.39543686574808E-08</text:p>
          </table:table-cell>
          <table:table-cell table:formula="of:=0.5*[.MA12]*(([.MA5]-[.LZ5])/([.MA1]-[.LZ1]))^2" office:value-type="float" office:value="0.00000311260425956845" calcext:value-type="float">
            <text:p>3.11260425956845E-06</text:p>
          </table:table-cell>
          <table:table-cell table:formula="of:=0.5*[.MB12]*(([.MB5]-[.MA5])/([.MB1]-[.MA1]))^2" office:value-type="float" office:value="0.00000379610584685815" calcext:value-type="float">
            <text:p>3.79610584685815E-06</text:p>
          </table:table-cell>
          <table:table-cell table:formula="of:=0.5*[.MC12]*(([.MC5]-[.MB5])/([.MC1]-[.MB1]))^2" office:value-type="float" office:value="0.0000354999452412271" calcext:value-type="float">
            <text:p>3.54999452412271E-05</text:p>
          </table:table-cell>
          <table:table-cell table:formula="of:=0.5*[.MD12]*(([.MD5]-[.MC5])/([.MD1]-[.MC1]))^2" office:value-type="float" office:value="0.0000424578026170736" calcext:value-type="float">
            <text:p>4.24578026170736E-05</text:p>
          </table:table-cell>
          <table:table-cell table:formula="of:=0.5*[.ME12]*(([.ME5]-[.MD5])/([.ME1]-[.MD1]))^2" office:value-type="float" office:value="0.00000203704558566166" calcext:value-type="float">
            <text:p>2.03704558566166E-06</text:p>
          </table:table-cell>
          <table:table-cell table:formula="of:=0.5*[.MF12]*(([.MF5]-[.ME5])/([.MF1]-[.ME1]))^2" office:value-type="float" office:value="0.0000263213401044684" calcext:value-type="float">
            <text:p>2.63213401044684E-05</text:p>
          </table:table-cell>
          <table:table-cell table:formula="of:=0.5*[.MG12]*(([.MG5]-[.MF5])/([.MG1]-[.MF1]))^2" office:value-type="float" office:value="0.0000286372117808455" calcext:value-type="float">
            <text:p>2.86372117808455E-05</text:p>
          </table:table-cell>
          <table:table-cell table:formula="of:=0.5*[.MH12]*(([.MH5]-[.MG5])/([.MH1]-[.MG1]))^2" office:value-type="float" office:value="0.0000876479216162585" calcext:value-type="float">
            <text:p>8.76479216162585E-05</text:p>
          </table:table-cell>
          <table:table-cell table:formula="of:=0.5*[.MI12]*(([.MI5]-[.MH5])/([.MI1]-[.MH1]))^2" office:value-type="float" office:value="0.00000900240282077903" calcext:value-type="float">
            <text:p>9.00240282077903E-06</text:p>
          </table:table-cell>
          <table:table-cell table:formula="of:=0.5*[.MJ12]*(([.MJ5]-[.MI5])/([.MJ1]-[.MI1]))^2" office:value-type="float" office:value="0.000118199135067459" calcext:value-type="float">
            <text:p>0.000118199135067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678679322422395" calcext:value-type="float">
            <text:p>6.78679322422395E-07</text:p>
          </table:table-cell>
          <table:table-cell table:formula="of:=0.5*[.D12]*(([.D6]-[.C6])/([.D1]-[.C1]))^2" office:value-type="float" office:value="0.0000000100816372066704" calcext:value-type="float">
            <text:p>1.00816372066704E-08</text:p>
          </table:table-cell>
          <table:table-cell table:formula="of:=0.5*[.E12]*(([.E6]-[.D6])/([.E1]-[.D1]))^2" office:value-type="float" office:value="0.00000129296865469182" calcext:value-type="float">
            <text:p>1.29296865469182E-06</text:p>
          </table:table-cell>
          <table:table-cell table:formula="of:=0.5*[.F12]*(([.F6]-[.E6])/([.F1]-[.E1]))^2" office:value-type="float" office:value="0.00000085634453776674" calcext:value-type="float">
            <text:p>8.5634453776674E-07</text:p>
          </table:table-cell>
          <table:table-cell table:formula="of:=0.5*[.G12]*(([.G6]-[.F6])/([.G1]-[.F1]))^2" office:value-type="float" office:value="0.00000198025489632569" calcext:value-type="float">
            <text:p>1.98025489632569E-06</text:p>
          </table:table-cell>
          <table:table-cell table:formula="of:=0.5*[.H12]*(([.H6]-[.G6])/([.H1]-[.G1]))^2" office:value-type="float" office:value="0.0000000925924081758551" calcext:value-type="float">
            <text:p>9.25924081758551E-08</text:p>
          </table:table-cell>
          <table:table-cell table:formula="of:=0.5*[.I12]*(([.I6]-[.H6])/([.I1]-[.H1]))^2" office:value-type="float" office:value="0.0000000929546426806427" calcext:value-type="float">
            <text:p>9.29546426806427E-08</text:p>
          </table:table-cell>
          <table:table-cell table:formula="of:=0.5*[.J12]*(([.J6]-[.I6])/([.J1]-[.I1]))^2" office:value-type="float" office:value="0.000000228401355655337" calcext:value-type="float">
            <text:p>2.28401355655337E-07</text:p>
          </table:table-cell>
          <table:table-cell table:formula="of:=0.5*[.K12]*(([.K6]-[.J6])/([.K1]-[.J1]))^2" office:value-type="float" office:value="0.000000274788589355085" calcext:value-type="float">
            <text:p>2.74788589355085E-07</text:p>
          </table:table-cell>
          <table:table-cell table:formula="of:=0.5*[.L12]*(([.L6]-[.K6])/([.L1]-[.K1]))^2" office:value-type="float" office:value="0.00000414112646619216" calcext:value-type="float">
            <text:p>4.14112646619216E-06</text:p>
          </table:table-cell>
          <table:table-cell table:formula="of:=0.5*[.M12]*(([.M6]-[.L6])/([.M1]-[.L1]))^2" office:value-type="float" office:value="0.00000264630140240394" calcext:value-type="float">
            <text:p>2.64630140240394E-06</text:p>
          </table:table-cell>
          <table:table-cell table:formula="of:=0.5*[.N12]*(([.N6]-[.M6])/([.N1]-[.M1]))^2" office:value-type="float" office:value="0.000000576053895205334" calcext:value-type="float">
            <text:p>5.76053895205334E-07</text:p>
          </table:table-cell>
          <table:table-cell table:formula="of:=0.5*[.O12]*(([.O6]-[.N6])/([.O1]-[.N1]))^2" office:value-type="float" office:value="0.00000272724830203631" calcext:value-type="float">
            <text:p>2.72724830203631E-06</text:p>
          </table:table-cell>
          <table:table-cell table:formula="of:=0.5*[.P12]*(([.P6]-[.O6])/([.P1]-[.O1]))^2" office:value-type="float" office:value="0.000000840947826652067" calcext:value-type="float">
            <text:p>8.40947826652067E-07</text:p>
          </table:table-cell>
          <table:table-cell table:formula="of:=0.5*[.Q12]*(([.Q6]-[.P6])/([.Q1]-[.P1]))^2" office:value-type="float" office:value="0.000000260658321820963" calcext:value-type="float">
            <text:p>2.60658321820963E-07</text:p>
          </table:table-cell>
          <table:table-cell table:formula="of:=0.5*[.R12]*(([.R6]-[.Q6])/([.R1]-[.Q1]))^2" office:value-type="float" office:value="0.00000051158630430047" calcext:value-type="float">
            <text:p>5.1158630430047E-07</text:p>
          </table:table-cell>
          <table:table-cell table:formula="of:=0.5*[.S12]*(([.S6]-[.R6])/([.S1]-[.R1]))^2" office:value-type="float" office:value="0.0000000255808042942218" calcext:value-type="float">
            <text:p>2.55808042942218E-08</text:p>
          </table:table-cell>
          <table:table-cell table:formula="of:=0.5*[.T12]*(([.T6]-[.S6])/([.T1]-[.S1]))^2" office:value-type="float" office:value="0.000000208827723669342" calcext:value-type="float">
            <text:p>2.08827723669342E-07</text:p>
          </table:table-cell>
          <table:table-cell table:formula="of:=0.5*[.U12]*(([.U6]-[.T6])/([.U1]-[.T1]))^2" office:value-type="float" office:value="0.00000346624081778339" calcext:value-type="float">
            <text:p>3.46624081778339E-06</text:p>
          </table:table-cell>
          <table:table-cell table:formula="of:=0.5*[.V12]*(([.V6]-[.U6])/([.V1]-[.U1]))^2" office:value-type="float" office:value="0.000000283341673512098" calcext:value-type="float">
            <text:p>2.83341673512098E-07</text:p>
          </table:table-cell>
          <table:table-cell table:formula="of:=0.5*[.W12]*(([.W6]-[.V6])/([.W1]-[.V1]))^2" office:value-type="float" office:value="0.0000000470330487867923" calcext:value-type="float">
            <text:p>4.70330487867923E-08</text:p>
          </table:table-cell>
          <table:table-cell table:formula="of:=0.5*[.X12]*(([.X6]-[.W6])/([.X1]-[.W1]))^2" office:value-type="float" office:value="0.00000025208834550565" calcext:value-type="float">
            <text:p>2.5208834550565E-07</text:p>
          </table:table-cell>
          <table:table-cell table:formula="of:=0.5*[.Y12]*(([.Y6]-[.X6])/([.Y1]-[.X1]))^2" office:value-type="float" office:value="0.000000000409389001780365" calcext:value-type="float">
            <text:p>4.09389001780365E-10</text:p>
          </table:table-cell>
          <table:table-cell table:formula="of:=0.5*[.Z12]*(([.Z6]-[.Y6])/([.Z1]-[.Y1]))^2" office:value-type="float" office:value="0.000000157419354490442" calcext:value-type="float">
            <text:p>1.57419354490442E-07</text:p>
          </table:table-cell>
          <table:table-cell table:formula="of:=0.5*[.AA12]*(([.AA6]-[.Z6])/([.AA1]-[.Z1]))^2" office:value-type="float" office:value="0.00000105579756988922" calcext:value-type="float">
            <text:p>1.05579756988922E-06</text:p>
          </table:table-cell>
          <table:table-cell table:formula="of:=0.5*[.AB12]*(([.AB6]-[.AA6])/([.AB1]-[.AA1]))^2" office:value-type="float" office:value="0.00000222178146130071" calcext:value-type="float">
            <text:p>2.22178146130071E-06</text:p>
          </table:table-cell>
          <table:table-cell table:formula="of:=0.5*[.AC12]*(([.AC6]-[.AB6])/([.AC1]-[.AB1]))^2" office:value-type="float" office:value="0.00000000560925361389753" calcext:value-type="float">
            <text:p>5.60925361389753E-09</text:p>
          </table:table-cell>
          <table:table-cell table:formula="of:=0.5*[.AD12]*(([.AD6]-[.AC6])/([.AD1]-[.AC1]))^2" office:value-type="float" office:value="0.000000804344831469486" calcext:value-type="float">
            <text:p>8.04344831469486E-07</text:p>
          </table:table-cell>
          <table:table-cell table:formula="of:=0.5*[.AE12]*(([.AE6]-[.AD6])/([.AE1]-[.AD1]))^2" office:value-type="float" office:value="0.00000145264220608409" calcext:value-type="float">
            <text:p>1.45264220608409E-06</text:p>
          </table:table-cell>
          <table:table-cell table:formula="of:=0.5*[.AF12]*(([.AF6]-[.AE6])/([.AF1]-[.AE1]))^2" office:value-type="float" office:value="0.00000109214540010909" calcext:value-type="float">
            <text:p>1.09214540010909E-06</text:p>
          </table:table-cell>
          <table:table-cell table:formula="of:=0.5*[.AG12]*(([.AG6]-[.AF6])/([.AG1]-[.AF1]))^2" office:value-type="float" office:value="0.00000694554227049535" calcext:value-type="float">
            <text:p>6.94554227049535E-06</text:p>
          </table:table-cell>
          <table:table-cell table:formula="of:=0.5*[.AH12]*(([.AH6]-[.AG6])/([.AH1]-[.AG1]))^2" office:value-type="float" office:value="0.0000163147119192026" calcext:value-type="float">
            <text:p>1.63147119192026E-05</text:p>
          </table:table-cell>
          <table:table-cell table:formula="of:=0.5*[.AI12]*(([.AI6]-[.AH6])/([.AI1]-[.AH1]))^2" office:value-type="float" office:value="0.0000121446502855495" calcext:value-type="float">
            <text:p>1.21446502855495E-05</text:p>
          </table:table-cell>
          <table:table-cell table:formula="of:=0.5*[.AJ12]*(([.AJ6]-[.AI6])/([.AJ1]-[.AI1]))^2" office:value-type="float" office:value="0.00000015463229886328" calcext:value-type="float">
            <text:p>1.5463229886328E-07</text:p>
          </table:table-cell>
          <table:table-cell table:formula="of:=0.5*[.AK12]*(([.AK6]-[.AJ6])/([.AK1]-[.AJ1]))^2" office:value-type="float" office:value="0.00000354146312917525" calcext:value-type="float">
            <text:p>3.54146312917525E-06</text:p>
          </table:table-cell>
          <table:table-cell table:formula="of:=0.5*[.AL12]*(([.AL6]-[.AK6])/([.AL1]-[.AK1]))^2" office:value-type="float" office:value="0.00000815511969238609" calcext:value-type="float">
            <text:p>8.15511969238609E-06</text:p>
          </table:table-cell>
          <table:table-cell table:formula="of:=0.5*[.AM12]*(([.AM6]-[.AL6])/([.AM1]-[.AL1]))^2" office:value-type="float" office:value="0.00000000191931768987378" calcext:value-type="float">
            <text:p>1.91931768987378E-09</text:p>
          </table:table-cell>
          <table:table-cell table:formula="of:=0.5*[.AN12]*(([.AN6]-[.AM6])/([.AN1]-[.AM1]))^2" office:value-type="float" office:value="0.0000141952569262397" calcext:value-type="float">
            <text:p>1.41952569262397E-05</text:p>
          </table:table-cell>
          <table:table-cell table:formula="of:=0.5*[.AO12]*(([.AO6]-[.AN6])/([.AO1]-[.AN1]))^2" office:value-type="float" office:value="0.0000250495879805935" calcext:value-type="float">
            <text:p>2.50495879805935E-05</text:p>
          </table:table-cell>
          <table:table-cell table:formula="of:=0.5*[.AP12]*(([.AP6]-[.AO6])/([.AP1]-[.AO1]))^2" office:value-type="float" office:value="0.0000217966603629866" calcext:value-type="float">
            <text:p>2.17966603629866E-05</text:p>
          </table:table-cell>
          <table:table-cell table:formula="of:=0.5*[.AQ12]*(([.AQ6]-[.AP6])/([.AQ1]-[.AP1]))^2" office:value-type="float" office:value="0.00108879975512328" calcext:value-type="float">
            <text:p>0.001088799755123</text:p>
          </table:table-cell>
          <table:table-cell table:formula="of:=0.5*[.AR12]*(([.AR6]-[.AQ6])/([.AR1]-[.AQ1]))^2" office:value-type="float" office:value="0.0144404636091468" calcext:value-type="float">
            <text:p>0.014440463609147</text:p>
          </table:table-cell>
          <table:table-cell table:formula="of:=0.5*[.AS12]*(([.AS6]-[.AR6])/([.AS1]-[.AR1]))^2" office:value-type="float" office:value="0.00216736073474851" calcext:value-type="float">
            <text:p>0.002167360734749</text:p>
          </table:table-cell>
          <table:table-cell table:formula="of:=0.5*[.AT12]*(([.AT6]-[.AS6])/([.AT1]-[.AS1]))^2" office:value-type="float" office:value="0.00137404959289621" calcext:value-type="float">
            <text:p>0.001374049592896</text:p>
          </table:table-cell>
          <table:table-cell table:formula="of:=0.5*[.AU12]*(([.AU6]-[.AT6])/([.AU1]-[.AT1]))^2" office:value-type="float" office:value="0.00304199986863603" calcext:value-type="float">
            <text:p>0.003041999868636</text:p>
          </table:table-cell>
          <table:table-cell table:formula="of:=0.5*[.AV12]*(([.AV6]-[.AU6])/([.AV1]-[.AU1]))^2" office:value-type="float" office:value="0.00500566632224404" calcext:value-type="float">
            <text:p>0.005005666322244</text:p>
          </table:table-cell>
          <table:table-cell table:formula="of:=0.5*[.AW12]*(([.AW6]-[.AV6])/([.AW1]-[.AV1]))^2" office:value-type="float" office:value="0.00155846372596246" calcext:value-type="float">
            <text:p>0.001558463725962</text:p>
          </table:table-cell>
          <table:table-cell table:formula="of:=0.5*[.AX12]*(([.AX6]-[.AW6])/([.AX1]-[.AW1]))^2" office:value-type="float" office:value="0.0390447157478695" calcext:value-type="float">
            <text:p>0.03904471574787</text:p>
          </table:table-cell>
          <table:table-cell table:formula="of:=0.5*[.AY12]*(([.AY6]-[.AX6])/([.AY1]-[.AX1]))^2" office:value-type="float" office:value="0.000177483520014831" calcext:value-type="float">
            <text:p>0.000177483520015</text:p>
          </table:table-cell>
          <table:table-cell table:formula="of:=0.5*[.AZ12]*(([.AZ6]-[.AY6])/([.AZ1]-[.AY1]))^2" office:value-type="float" office:value="0.00564851814166228" calcext:value-type="float">
            <text:p>0.005648518141662</text:p>
          </table:table-cell>
          <table:table-cell table:formula="of:=0.5*[.BA12]*(([.BA6]-[.AZ6])/([.BA1]-[.AZ1]))^2" office:value-type="float" office:value="0.0855417701039583" calcext:value-type="float">
            <text:p>0.085541770103958</text:p>
          </table:table-cell>
          <table:table-cell table:formula="of:=0.5*[.BB12]*(([.BB6]-[.BA6])/([.BB1]-[.BA1]))^2" office:value-type="float" office:value="0.0279667380434709" calcext:value-type="float">
            <text:p>0.027966738043471</text:p>
          </table:table-cell>
          <table:table-cell table:formula="of:=0.5*[.BC12]*(([.BC6]-[.BB6])/([.BC1]-[.BB1]))^2" office:value-type="float" office:value="0.0360175805331953" calcext:value-type="float">
            <text:p>0.036017580533195</text:p>
          </table:table-cell>
          <table:table-cell table:formula="of:=0.5*[.BD12]*(([.BD6]-[.BC6])/([.BD1]-[.BC1]))^2" office:value-type="float" office:value="0.02696932642362" calcext:value-type="float">
            <text:p>0.02696932642362</text:p>
          </table:table-cell>
          <table:table-cell table:formula="of:=0.5*[.BE12]*(([.BE6]-[.BD6])/([.BE1]-[.BD1]))^2" office:value-type="float" office:value="0.00825929462712784" calcext:value-type="float">
            <text:p>0.008259294627128</text:p>
          </table:table-cell>
          <table:table-cell table:formula="of:=0.5*[.BF12]*(([.BF6]-[.BE6])/([.BF1]-[.BE1]))^2" office:value-type="float" office:value="0.0724353395726053" calcext:value-type="float">
            <text:p>0.072435339572605</text:p>
          </table:table-cell>
          <table:table-cell table:formula="of:=0.5*[.BG12]*(([.BG6]-[.BF6])/([.BG1]-[.BF1]))^2" office:value-type="float" office:value="0.00450486937019872" calcext:value-type="float">
            <text:p>0.004504869370199</text:p>
          </table:table-cell>
          <table:table-cell table:formula="of:=0.5*[.BH12]*(([.BH6]-[.BG6])/([.BH1]-[.BG1]))^2" office:value-type="float" office:value="0.000085508399718318" calcext:value-type="float">
            <text:p>8.5508399718318E-05</text:p>
          </table:table-cell>
          <table:table-cell table:formula="of:=0.5*[.BI12]*(([.BI6]-[.BH6])/([.BI1]-[.BH1]))^2" office:value-type="float" office:value="0.000353572524248489" calcext:value-type="float">
            <text:p>0.000353572524248</text:p>
          </table:table-cell>
          <table:table-cell table:formula="of:=0.5*[.BJ12]*(([.BJ6]-[.BI6])/([.BJ1]-[.BI1]))^2" office:value-type="float" office:value="0.000971571784993441" calcext:value-type="float">
            <text:p>0.000971571784993</text:p>
          </table:table-cell>
          <table:table-cell table:formula="of:=0.5*[.BK12]*(([.BK6]-[.BJ6])/([.BK1]-[.BJ1]))^2" office:value-type="float" office:value="0.00247770816287276" calcext:value-type="float">
            <text:p>0.002477708162873</text:p>
          </table:table-cell>
          <table:table-cell table:formula="of:=0.5*[.BL12]*(([.BL6]-[.BK6])/([.BL1]-[.BK1]))^2" office:value-type="float" office:value="0.00168255855963265" calcext:value-type="float">
            <text:p>0.001682558559633</text:p>
          </table:table-cell>
          <table:table-cell table:formula="of:=0.5*[.BM12]*(([.BM6]-[.BL6])/([.BM1]-[.BL1]))^2" office:value-type="float" office:value="0.00197155966538007" calcext:value-type="float">
            <text:p>0.00197155966538</text:p>
          </table:table-cell>
          <table:table-cell table:formula="of:=0.5*[.BN12]*(([.BN6]-[.BM6])/([.BN1]-[.BM1]))^2" office:value-type="float" office:value="0.000691289105591484" calcext:value-type="float">
            <text:p>0.000691289105591</text:p>
          </table:table-cell>
          <table:table-cell table:formula="of:=0.5*[.BO12]*(([.BO6]-[.BN6])/([.BO1]-[.BN1]))^2" office:value-type="float" office:value="0.00843097420123115" calcext:value-type="float">
            <text:p>0.008430974201231</text:p>
          </table:table-cell>
          <table:table-cell table:formula="of:=0.5*[.BP12]*(([.BP6]-[.BO6])/([.BP1]-[.BO1]))^2" office:value-type="float" office:value="0.0493292259338777" calcext:value-type="float">
            <text:p>0.049329225933878</text:p>
          </table:table-cell>
          <table:table-cell table:formula="of:=0.5*[.BQ12]*(([.BQ6]-[.BP6])/([.BQ1]-[.BP1]))^2" office:value-type="float" office:value="0.108663827976583" calcext:value-type="float">
            <text:p>0.108663827976583</text:p>
          </table:table-cell>
          <table:table-cell table:formula="of:=0.5*[.BR12]*(([.BR6]-[.BQ6])/([.BR1]-[.BQ1]))^2" office:value-type="float" office:value="0.0470445219470626" calcext:value-type="float">
            <text:p>0.047044521947063</text:p>
          </table:table-cell>
          <table:table-cell table:formula="of:=0.5*[.BS12]*(([.BS6]-[.BR6])/([.BS1]-[.BR1]))^2" office:value-type="float" office:value="0.000384807949691784" calcext:value-type="float">
            <text:p>0.000384807949692</text:p>
          </table:table-cell>
          <table:table-cell table:formula="of:=0.5*[.BT12]*(([.BT6]-[.BS6])/([.BT1]-[.BS1]))^2" office:value-type="float" office:value="0.044771686952407" calcext:value-type="float">
            <text:p>0.044771686952407</text:p>
          </table:table-cell>
          <table:table-cell table:formula="of:=0.5*[.BU12]*(([.BU6]-[.BT6])/([.BU1]-[.BT1]))^2" office:value-type="float" office:value="0.0391114406046259" calcext:value-type="float">
            <text:p>0.039111440604626</text:p>
          </table:table-cell>
          <table:table-cell table:formula="of:=0.5*[.BV12]*(([.BV6]-[.BU6])/([.BV1]-[.BU1]))^2" office:value-type="float" office:value="0.00701290034954375" calcext:value-type="float">
            <text:p>0.007012900349544</text:p>
          </table:table-cell>
          <table:table-cell table:formula="of:=0.5*[.BW12]*(([.BW6]-[.BV6])/([.BW1]-[.BV1]))^2" office:value-type="float" office:value="0.00605422395284663" calcext:value-type="float">
            <text:p>0.006054223952847</text:p>
          </table:table-cell>
          <table:table-cell table:formula="of:=0.5*[.BX12]*(([.BX6]-[.BW6])/([.BX1]-[.BW1]))^2" office:value-type="float" office:value="0.0012134891236109" calcext:value-type="float">
            <text:p>0.001213489123611</text:p>
          </table:table-cell>
          <table:table-cell table:formula="of:=0.5*[.BY12]*(([.BY6]-[.BX6])/([.BY1]-[.BX1]))^2" office:value-type="float" office:value="0.00422134857944908" calcext:value-type="float">
            <text:p>0.004221348579449</text:p>
          </table:table-cell>
          <table:table-cell table:formula="of:=0.5*[.BZ12]*(([.BZ6]-[.BY6])/([.BZ1]-[.BY1]))^2" office:value-type="float" office:value="0.00221308087331555" calcext:value-type="float">
            <text:p>0.002213080873316</text:p>
          </table:table-cell>
          <table:table-cell table:formula="of:=0.5*[.CA12]*(([.CA6]-[.BZ6])/([.CA1]-[.BZ1]))^2" office:value-type="float" office:value="0.00119859543500184" calcext:value-type="float">
            <text:p>0.001198595435002</text:p>
          </table:table-cell>
          <table:table-cell table:formula="of:=0.5*[.CB12]*(([.CB6]-[.CA6])/([.CB1]-[.CA1]))^2" office:value-type="float" office:value="0.000258327611528197" calcext:value-type="float">
            <text:p>0.000258327611528</text:p>
          </table:table-cell>
          <table:table-cell table:formula="of:=0.5*[.CC12]*(([.CC6]-[.CB6])/([.CC1]-[.CB1]))^2" office:value-type="float" office:value="0.00107928381414609" calcext:value-type="float">
            <text:p>0.001079283814146</text:p>
          </table:table-cell>
          <table:table-cell table:formula="of:=0.5*[.CD12]*(([.CD6]-[.CC6])/([.CD1]-[.CC1]))^2" office:value-type="float" office:value="0.003646803153684" calcext:value-type="float">
            <text:p>0.003646803153684</text:p>
          </table:table-cell>
          <table:table-cell table:formula="of:=0.5*[.CE12]*(([.CE6]-[.CD6])/([.CE1]-[.CD1]))^2" office:value-type="float" office:value="0.0109071165990746" calcext:value-type="float">
            <text:p>0.010907116599075</text:p>
          </table:table-cell>
          <table:table-cell table:formula="of:=0.5*[.CF12]*(([.CF6]-[.CE6])/([.CF1]-[.CE1]))^2" office:value-type="float" office:value="0.000182328146993231" calcext:value-type="float">
            <text:p>0.000182328146993</text:p>
          </table:table-cell>
          <table:table-cell table:formula="of:=0.5*[.CG12]*(([.CG6]-[.CF6])/([.CG1]-[.CF1]))^2" office:value-type="float" office:value="0.0000286834113188752" calcext:value-type="float">
            <text:p>2.86834113188752E-05</text:p>
          </table:table-cell>
          <table:table-cell table:formula="of:=0.5*[.CH12]*(([.CH6]-[.CG6])/([.CH1]-[.CG1]))^2" office:value-type="float" office:value="0.0031411265967519" calcext:value-type="float">
            <text:p>0.003141126596752</text:p>
          </table:table-cell>
          <table:table-cell table:formula="of:=0.5*[.CI12]*(([.CI6]-[.CH6])/([.CI1]-[.CH1]))^2" office:value-type="float" office:value="0.000311994831095309" calcext:value-type="float">
            <text:p>0.000311994831095</text:p>
          </table:table-cell>
          <table:table-cell table:formula="of:=0.5*[.CJ12]*(([.CJ6]-[.CI6])/([.CJ1]-[.CI1]))^2" office:value-type="float" office:value="0.00111537802600074" calcext:value-type="float">
            <text:p>0.001115378026001</text:p>
          </table:table-cell>
          <table:table-cell table:formula="of:=0.5*[.CK12]*(([.CK6]-[.CJ6])/([.CK1]-[.CJ1]))^2" office:value-type="float" office:value="0.00612894137236807" calcext:value-type="float">
            <text:p>0.006128941372368</text:p>
          </table:table-cell>
          <table:table-cell table:formula="of:=0.5*[.CL12]*(([.CL6]-[.CK6])/([.CL1]-[.CK1]))^2" office:value-type="float" office:value="0.0442942858623631" calcext:value-type="float">
            <text:p>0.044294285862363</text:p>
          </table:table-cell>
          <table:table-cell table:formula="of:=0.5*[.CM12]*(([.CM6]-[.CL6])/([.CM1]-[.CL1]))^2" office:value-type="float" office:value="0.0336578134439736" calcext:value-type="float">
            <text:p>0.033657813443974</text:p>
          </table:table-cell>
          <table:table-cell table:formula="of:=0.5*[.CN12]*(([.CN6]-[.CM6])/([.CN1]-[.CM1]))^2" office:value-type="float" office:value="0.0543633414545394" calcext:value-type="float">
            <text:p>0.054363341454539</text:p>
          </table:table-cell>
          <table:table-cell table:formula="of:=0.5*[.CO12]*(([.CO6]-[.CN6])/([.CO1]-[.CN1]))^2" office:value-type="float" office:value="0.000885326229951476" calcext:value-type="float">
            <text:p>0.000885326229951</text:p>
          </table:table-cell>
          <table:table-cell table:formula="of:=0.5*[.CP12]*(([.CP6]-[.CO6])/([.CP1]-[.CO1]))^2" office:value-type="float" office:value="0.000639999579415124" calcext:value-type="float">
            <text:p>0.000639999579415</text:p>
          </table:table-cell>
          <table:table-cell table:formula="of:=0.5*[.CQ12]*(([.CQ6]-[.CP6])/([.CQ1]-[.CP1]))^2" office:value-type="float" office:value="0.0002747441346782" calcext:value-type="float">
            <text:p>0.000274744134678</text:p>
          </table:table-cell>
          <table:table-cell table:formula="of:=0.5*[.CR12]*(([.CR6]-[.CQ6])/([.CR1]-[.CQ1]))^2" office:value-type="float" office:value="0.00127340699985099" calcext:value-type="float">
            <text:p>0.001273406999851</text:p>
          </table:table-cell>
          <table:table-cell table:formula="of:=0.5*[.CS12]*(([.CS6]-[.CR6])/([.CS1]-[.CR1]))^2" office:value-type="float" office:value="0.000360978507145424" calcext:value-type="float">
            <text:p>0.000360978507145</text:p>
          </table:table-cell>
          <table:table-cell table:formula="of:=0.5*[.CT12]*(([.CT6]-[.CS6])/([.CT1]-[.CS1]))^2" office:value-type="float" office:value="0.00130308468522741" calcext:value-type="float">
            <text:p>0.001303084685227</text:p>
          </table:table-cell>
          <table:table-cell table:formula="of:=0.5*[.CU12]*(([.CU6]-[.CT6])/([.CU1]-[.CT1]))^2" office:value-type="float" office:value="0.00336028652047032" calcext:value-type="float">
            <text:p>0.00336028652047</text:p>
          </table:table-cell>
          <table:table-cell table:formula="of:=0.5*[.CV12]*(([.CV6]-[.CU6])/([.CV1]-[.CU1]))^2" office:value-type="float" office:value="0.000968657776829936" calcext:value-type="float">
            <text:p>0.00096865777683</text:p>
          </table:table-cell>
          <table:table-cell table:formula="of:=0.5*[.CW12]*(([.CW6]-[.CV6])/([.CW1]-[.CV1]))^2" office:value-type="float" office:value="0.00368856180988774" calcext:value-type="float">
            <text:p>0.003688561809888</text:p>
          </table:table-cell>
          <table:table-cell table:formula="of:=0.5*[.CX12]*(([.CX6]-[.CW6])/([.CX1]-[.CW1]))^2" office:value-type="float" office:value="0.0186766427131406" calcext:value-type="float">
            <text:p>0.018676642713141</text:p>
          </table:table-cell>
          <table:table-cell table:formula="of:=0.5*[.CY12]*(([.CY6]-[.CX6])/([.CY1]-[.CX1]))^2" office:value-type="float" office:value="0.00960383145020222" calcext:value-type="float">
            <text:p>0.009603831450202</text:p>
          </table:table-cell>
          <table:table-cell table:formula="of:=0.5*[.CZ12]*(([.CZ6]-[.CY6])/([.CZ1]-[.CY1]))^2" office:value-type="float" office:value="0.0753319315088661" calcext:value-type="float">
            <text:p>0.075331931508866</text:p>
          </table:table-cell>
          <table:table-cell table:formula="of:=0.5*[.DA12]*(([.DA6]-[.CZ6])/([.DA1]-[.CZ1]))^2" office:value-type="float" office:value="0.000523612684894723" calcext:value-type="float">
            <text:p>0.000523612684895</text:p>
          </table:table-cell>
          <table:table-cell table:formula="of:=0.5*[.DB12]*(([.DB6]-[.DA6])/([.DB1]-[.DA1]))^2" office:value-type="float" office:value="0.0511585762699376" calcext:value-type="float">
            <text:p>0.051158576269938</text:p>
          </table:table-cell>
          <table:table-cell table:formula="of:=0.5*[.DC12]*(([.DC6]-[.DB6])/([.DC1]-[.DB1]))^2" office:value-type="float" office:value="0.00444439194275813" calcext:value-type="float">
            <text:p>0.004444391942758</text:p>
          </table:table-cell>
          <table:table-cell table:formula="of:=0.5*[.DD12]*(([.DD6]-[.DC6])/([.DD1]-[.DC1]))^2" office:value-type="float" office:value="0.000610385892482416" calcext:value-type="float">
            <text:p>0.000610385892482</text:p>
          </table:table-cell>
          <table:table-cell table:formula="of:=0.5*[.DE12]*(([.DE6]-[.DD6])/([.DE1]-[.DD1]))^2" office:value-type="float" office:value="0.00424153652952513" calcext:value-type="float">
            <text:p>0.004241536529525</text:p>
          </table:table-cell>
          <table:table-cell table:formula="of:=0.5*[.DF12]*(([.DF6]-[.DE6])/([.DF1]-[.DE1]))^2" office:value-type="float" office:value="0.00102829834715758" calcext:value-type="float">
            <text:p>0.001028298347158</text:p>
          </table:table-cell>
          <table:table-cell table:formula="of:=0.5*[.DG12]*(([.DG6]-[.DF6])/([.DG1]-[.DF1]))^2" office:value-type="float" office:value="0.0023878249994397" calcext:value-type="float">
            <text:p>0.00238782499944</text:p>
          </table:table-cell>
          <table:table-cell table:formula="of:=0.5*[.DH12]*(([.DH6]-[.DG6])/([.DH1]-[.DG1]))^2" office:value-type="float" office:value="0.00711556087616561" calcext:value-type="float">
            <text:p>0.007115560876166</text:p>
          </table:table-cell>
          <table:table-cell table:formula="of:=0.5*[.DI12]*(([.DI6]-[.DH6])/([.DI1]-[.DH1]))^2" office:value-type="float" office:value="0.00627934992910409" calcext:value-type="float">
            <text:p>0.006279349929104</text:p>
          </table:table-cell>
          <table:table-cell table:formula="of:=0.5*[.DJ12]*(([.DJ6]-[.DI6])/([.DJ1]-[.DI1]))^2" office:value-type="float" office:value="0.0029831059232292" calcext:value-type="float">
            <text:p>0.002983105923229</text:p>
          </table:table-cell>
          <table:table-cell table:formula="of:=0.5*[.DK12]*(([.DK6]-[.DJ6])/([.DK1]-[.DJ1]))^2" office:value-type="float" office:value="0.00470844759420827" calcext:value-type="float">
            <text:p>0.004708447594208</text:p>
          </table:table-cell>
          <table:table-cell table:formula="of:=0.5*[.DL12]*(([.DL6]-[.DK6])/([.DL1]-[.DK1]))^2" office:value-type="float" office:value="0.00205382556878376" calcext:value-type="float">
            <text:p>0.002053825568784</text:p>
          </table:table-cell>
          <table:table-cell table:formula="of:=0.5*[.DM12]*(([.DM6]-[.DL6])/([.DM1]-[.DL1]))^2" office:value-type="float" office:value="0.0011262693526856" calcext:value-type="float">
            <text:p>0.001126269352686</text:p>
          </table:table-cell>
          <table:table-cell table:formula="of:=0.5*[.DN12]*(([.DN6]-[.DM6])/([.DN1]-[.DM1]))^2" office:value-type="float" office:value="0.0371652923141477" calcext:value-type="float">
            <text:p>0.037165292314148</text:p>
          </table:table-cell>
          <table:table-cell table:formula="of:=0.5*[.DO12]*(([.DO6]-[.DN6])/([.DO1]-[.DN1]))^2" office:value-type="float" office:value="0.000000092910075542989" calcext:value-type="float">
            <text:p>9.2910075542989E-08</text:p>
          </table:table-cell>
          <table:table-cell table:formula="of:=0.5*[.DP12]*(([.DP6]-[.DO6])/([.DP1]-[.DO1]))^2" office:value-type="float" office:value="0.000531609270605806" calcext:value-type="float">
            <text:p>0.000531609270606</text:p>
          </table:table-cell>
          <table:table-cell table:formula="of:=0.5*[.DQ12]*(([.DQ6]-[.DP6])/([.DQ1]-[.DP1]))^2" office:value-type="float" office:value="0.00636655345768379" calcext:value-type="float">
            <text:p>0.006366553457684</text:p>
          </table:table-cell>
          <table:table-cell table:formula="of:=0.5*[.DR12]*(([.DR6]-[.DQ6])/([.DR1]-[.DQ1]))^2" office:value-type="float" office:value="0.00795070431618825" calcext:value-type="float">
            <text:p>0.007950704316188</text:p>
          </table:table-cell>
          <table:table-cell table:formula="of:=0.5*[.DS12]*(([.DS6]-[.DR6])/([.DS1]-[.DR1]))^2" office:value-type="float" office:value="0.0312580398620434" calcext:value-type="float">
            <text:p>0.031258039862044</text:p>
          </table:table-cell>
          <table:table-cell table:formula="of:=0.5*[.DT12]*(([.DT6]-[.DS6])/([.DT1]-[.DS1]))^2" office:value-type="float" office:value="0.0808401485030567" calcext:value-type="float">
            <text:p>0.080840148503057</text:p>
          </table:table-cell>
          <table:table-cell table:formula="of:=0.5*[.DU12]*(([.DU6]-[.DT6])/([.DU1]-[.DT1]))^2" office:value-type="float" office:value="0.0381029889014919" calcext:value-type="float">
            <text:p>0.038102988901492</text:p>
          </table:table-cell>
          <table:table-cell table:formula="of:=0.5*[.DV12]*(([.DV6]-[.DU6])/([.DV1]-[.DU1]))^2" office:value-type="float" office:value="0.0332165472340278" calcext:value-type="float">
            <text:p>0.033216547234028</text:p>
          </table:table-cell>
          <table:table-cell table:formula="of:=0.5*[.DW12]*(([.DW6]-[.DV6])/([.DW1]-[.DV1]))^2" office:value-type="float" office:value="0.0441998820346156" calcext:value-type="float">
            <text:p>0.044199882034616</text:p>
          </table:table-cell>
          <table:table-cell table:formula="of:=0.5*[.DX12]*(([.DX6]-[.DW6])/([.DX1]-[.DW1]))^2" office:value-type="float" office:value="0.0536444770530417" calcext:value-type="float">
            <text:p>0.053644477053042</text:p>
          </table:table-cell>
          <table:table-cell table:formula="of:=0.5*[.DY12]*(([.DY6]-[.DX6])/([.DY1]-[.DX1]))^2" office:value-type="float" office:value="0.0514972995652309" calcext:value-type="float">
            <text:p>0.051497299565231</text:p>
          </table:table-cell>
          <table:table-cell table:formula="of:=0.5*[.DZ12]*(([.DZ6]-[.DY6])/([.DZ1]-[.DY1]))^2" office:value-type="float" office:value="0.00167850014008298" calcext:value-type="float">
            <text:p>0.001678500140083</text:p>
          </table:table-cell>
          <table:table-cell table:formula="of:=0.5*[.EA12]*(([.EA6]-[.DZ6])/([.EA1]-[.DZ1]))^2" office:value-type="float" office:value="0.00325542944008276" calcext:value-type="float">
            <text:p>0.003255429440083</text:p>
          </table:table-cell>
          <table:table-cell table:formula="of:=0.5*[.EB12]*(([.EB6]-[.EA6])/([.EB1]-[.EA1]))^2" office:value-type="float" office:value="0.0000807216980653399" calcext:value-type="float">
            <text:p>8.07216980653399E-05</text:p>
          </table:table-cell>
          <table:table-cell table:formula="of:=0.5*[.EC12]*(([.EC6]-[.EB6])/([.EC1]-[.EB1]))^2" office:value-type="float" office:value="0.00268492198409731" calcext:value-type="float">
            <text:p>0.002684921984097</text:p>
          </table:table-cell>
          <table:table-cell table:formula="of:=0.5*[.ED12]*(([.ED6]-[.EC6])/([.ED1]-[.EC1]))^2" office:value-type="float" office:value="0.000400398941694768" calcext:value-type="float">
            <text:p>0.000400398941695</text:p>
          </table:table-cell>
          <table:table-cell table:formula="of:=0.5*[.EE12]*(([.EE6]-[.ED6])/([.EE1]-[.ED1]))^2" office:value-type="float" office:value="0.000315336895568846" calcext:value-type="float">
            <text:p>0.000315336895569</text:p>
          </table:table-cell>
          <table:table-cell table:formula="of:=0.5*[.EF12]*(([.EF6]-[.EE6])/([.EF1]-[.EE1]))^2" office:value-type="float" office:value="0.000951710188653139" calcext:value-type="float">
            <text:p>0.000951710188653</text:p>
          </table:table-cell>
          <table:table-cell table:formula="of:=0.5*[.EG12]*(([.EG6]-[.EF6])/([.EG1]-[.EF1]))^2" office:value-type="float" office:value="0.00158955814224132" calcext:value-type="float">
            <text:p>0.001589558142241</text:p>
          </table:table-cell>
          <table:table-cell table:formula="of:=0.5*[.EH12]*(([.EH6]-[.EG6])/([.EH1]-[.EG1]))^2" office:value-type="float" office:value="0.000672209619212537" calcext:value-type="float">
            <text:p>0.000672209619213</text:p>
          </table:table-cell>
          <table:table-cell table:formula="of:=0.5*[.EI12]*(([.EI6]-[.EH6])/([.EI1]-[.EH1]))^2" office:value-type="float" office:value="0.0197957980906822" calcext:value-type="float">
            <text:p>0.019795798090682</text:p>
          </table:table-cell>
          <table:table-cell table:formula="of:=0.5*[.EJ12]*(([.EJ6]-[.EI6])/([.EJ1]-[.EI1]))^2" office:value-type="float" office:value="0.0104669995005067" calcext:value-type="float">
            <text:p>0.010466999500507</text:p>
          </table:table-cell>
          <table:table-cell table:formula="of:=0.5*[.EK12]*(([.EK6]-[.EJ6])/([.EK1]-[.EJ1]))^2" office:value-type="float" office:value="0.00798342435453262" calcext:value-type="float">
            <text:p>0.007983424354533</text:p>
          </table:table-cell>
          <table:table-cell table:formula="of:=0.5*[.EL12]*(([.EL6]-[.EK6])/([.EL1]-[.EK1]))^2" office:value-type="float" office:value="0.000357869071870109" calcext:value-type="float">
            <text:p>0.00035786907187</text:p>
          </table:table-cell>
          <table:table-cell table:formula="of:=0.5*[.EM12]*(([.EM6]-[.EL6])/([.EM1]-[.EL1]))^2" office:value-type="float" office:value="0.00211860941660438" calcext:value-type="float">
            <text:p>0.002118609416604</text:p>
          </table:table-cell>
          <table:table-cell table:formula="of:=0.5*[.EN12]*(([.EN6]-[.EM6])/([.EN1]-[.EM1]))^2" office:value-type="float" office:value="0.00289060588042682" calcext:value-type="float">
            <text:p>0.002890605880427</text:p>
          </table:table-cell>
          <table:table-cell table:formula="of:=0.5*[.EO12]*(([.EO6]-[.EN6])/([.EO1]-[.EN1]))^2" office:value-type="float" office:value="0.0000830963466102447" calcext:value-type="float">
            <text:p>8.30963466102447E-05</text:p>
          </table:table-cell>
          <table:table-cell table:formula="of:=0.5*[.EP12]*(([.EP6]-[.EO6])/([.EP1]-[.EO1]))^2" office:value-type="float" office:value="0.0000115308643736497" calcext:value-type="float">
            <text:p>1.15308643736497E-05</text:p>
          </table:table-cell>
          <table:table-cell table:formula="of:=0.5*[.EQ12]*(([.EQ6]-[.EP6])/([.EQ1]-[.EP1]))^2" office:value-type="float" office:value="0.0000764769415405205" calcext:value-type="float">
            <text:p>7.64769415405205E-05</text:p>
          </table:table-cell>
          <table:table-cell table:formula="of:=0.5*[.ER12]*(([.ER6]-[.EQ6])/([.ER1]-[.EQ1]))^2" office:value-type="float" office:value="0.000346522474145199" calcext:value-type="float">
            <text:p>0.000346522474145</text:p>
          </table:table-cell>
          <table:table-cell table:formula="of:=0.5*[.ES12]*(([.ES6]-[.ER6])/([.ES1]-[.ER1]))^2" office:value-type="float" office:value="0.00570233586166079" calcext:value-type="float">
            <text:p>0.005702335861661</text:p>
          </table:table-cell>
          <table:table-cell table:formula="of:=0.5*[.ET12]*(([.ET6]-[.ES6])/([.ET1]-[.ES1]))^2" office:value-type="float" office:value="0.049327471171133" calcext:value-type="float">
            <text:p>0.049327471171133</text:p>
          </table:table-cell>
          <table:table-cell table:formula="of:=0.5*[.EU12]*(([.EU6]-[.ET6])/([.EU1]-[.ET1]))^2" office:value-type="float" office:value="0.0385039688779681" calcext:value-type="float">
            <text:p>0.038503968877968</text:p>
          </table:table-cell>
          <table:table-cell table:formula="of:=0.5*[.EV12]*(([.EV6]-[.EU6])/([.EV1]-[.EU1]))^2" office:value-type="float" office:value="0.0157919817404468" calcext:value-type="float">
            <text:p>0.015791981740447</text:p>
          </table:table-cell>
          <table:table-cell table:formula="of:=0.5*[.EW12]*(([.EW6]-[.EV6])/([.EW1]-[.EV1]))^2" office:value-type="float" office:value="0.106147868499944" calcext:value-type="float">
            <text:p>0.106147868499944</text:p>
          </table:table-cell>
          <table:table-cell table:formula="of:=0.5*[.EX12]*(([.EX6]-[.EW6])/([.EX1]-[.EW1]))^2" office:value-type="float" office:value="0.00120565742658404" calcext:value-type="float">
            <text:p>0.001205657426584</text:p>
          </table:table-cell>
          <table:table-cell table:formula="of:=0.5*[.EY12]*(([.EY6]-[.EX6])/([.EY1]-[.EX1]))^2" office:value-type="float" office:value="0.000000313119487944432" calcext:value-type="float">
            <text:p>3.13119487944432E-07</text:p>
          </table:table-cell>
          <table:table-cell table:formula="of:=0.5*[.EZ12]*(([.EZ6]-[.EY6])/([.EZ1]-[.EY1]))^2" office:value-type="float" office:value="0.0017485500404649" calcext:value-type="float">
            <text:p>0.001748550040465</text:p>
          </table:table-cell>
          <table:table-cell table:formula="of:=0.5*[.FA12]*(([.FA6]-[.EZ6])/([.FA1]-[.EZ1]))^2" office:value-type="float" office:value="0.0000904465273518577" calcext:value-type="float">
            <text:p>9.04465273518577E-05</text:p>
          </table:table-cell>
          <table:table-cell table:formula="of:=0.5*[.FB12]*(([.FB6]-[.FA6])/([.FB1]-[.FA1]))^2" office:value-type="float" office:value="0.00160649109858188" calcext:value-type="float">
            <text:p>0.001606491098582</text:p>
          </table:table-cell>
          <table:table-cell table:formula="of:=0.5*[.FC12]*(([.FC6]-[.FB6])/([.FC1]-[.FB1]))^2" office:value-type="float" office:value="0.000258640924686161" calcext:value-type="float">
            <text:p>0.000258640924686</text:p>
          </table:table-cell>
          <table:table-cell table:formula="of:=0.5*[.FD12]*(([.FD6]-[.FC6])/([.FD1]-[.FC1]))^2" office:value-type="float" office:value="0.00115257846830001" calcext:value-type="float">
            <text:p>0.0011525784683</text:p>
          </table:table-cell>
          <table:table-cell table:formula="of:=0.5*[.FE12]*(([.FE6]-[.FD6])/([.FE1]-[.FD1]))^2" office:value-type="float" office:value="0.00229073274670973" calcext:value-type="float">
            <text:p>0.00229073274671</text:p>
          </table:table-cell>
          <table:table-cell table:formula="of:=0.5*[.FF12]*(([.FF6]-[.FE6])/([.FF1]-[.FE1]))^2" office:value-type="float" office:value="0.00457158268717857" calcext:value-type="float">
            <text:p>0.004571582687179</text:p>
          </table:table-cell>
          <table:table-cell table:formula="of:=0.5*[.FG12]*(([.FG6]-[.FF6])/([.FG1]-[.FF1]))^2" office:value-type="float" office:value="0.0027215812953497" calcext:value-type="float">
            <text:p>0.00272158129535</text:p>
          </table:table-cell>
          <table:table-cell table:formula="of:=0.5*[.FH12]*(([.FH6]-[.FG6])/([.FH1]-[.FG1]))^2" office:value-type="float" office:value="0.0113048899294527" calcext:value-type="float">
            <text:p>0.011304889929453</text:p>
          </table:table-cell>
          <table:table-cell table:formula="of:=0.5*[.FI12]*(([.FI6]-[.FH6])/([.FI1]-[.FH1]))^2" office:value-type="float" office:value="0.000121325643212663" calcext:value-type="float">
            <text:p>0.000121325643213</text:p>
          </table:table-cell>
          <table:table-cell table:formula="of:=0.5*[.FJ12]*(([.FJ6]-[.FI6])/([.FJ1]-[.FI1]))^2" office:value-type="float" office:value="0.0189415979942155" calcext:value-type="float">
            <text:p>0.018941597994216</text:p>
          </table:table-cell>
          <table:table-cell table:formula="of:=0.5*[.FK12]*(([.FK6]-[.FJ6])/([.FK1]-[.FJ1]))^2" office:value-type="float" office:value="0.0219162495243786" calcext:value-type="float">
            <text:p>0.021916249524379</text:p>
          </table:table-cell>
          <table:table-cell table:formula="of:=0.5*[.FL12]*(([.FL6]-[.FK6])/([.FL1]-[.FK1]))^2" office:value-type="float" office:value="0.00361050743619208" calcext:value-type="float">
            <text:p>0.003610507436192</text:p>
          </table:table-cell>
          <table:table-cell table:formula="of:=0.5*[.FM12]*(([.FM6]-[.FL6])/([.FM1]-[.FL1]))^2" office:value-type="float" office:value="0.00245367395692356" calcext:value-type="float">
            <text:p>0.002453673956924</text:p>
          </table:table-cell>
          <table:table-cell table:formula="of:=0.5*[.FN12]*(([.FN6]-[.FM6])/([.FN1]-[.FM1]))^2" office:value-type="float" office:value="0.00434865128512755" calcext:value-type="float">
            <text:p>0.004348651285128</text:p>
          </table:table-cell>
          <table:table-cell table:formula="of:=0.5*[.FO12]*(([.FO6]-[.FN6])/([.FO1]-[.FN1]))^2" office:value-type="float" office:value="0.00488203932270297" calcext:value-type="float">
            <text:p>0.004882039322703</text:p>
          </table:table-cell>
          <table:table-cell table:formula="of:=0.5*[.FP12]*(([.FP6]-[.FO6])/([.FP1]-[.FO1]))^2" office:value-type="float" office:value="0.0140858607507536" calcext:value-type="float">
            <text:p>0.014085860750754</text:p>
          </table:table-cell>
          <table:table-cell table:formula="of:=0.5*[.FQ12]*(([.FQ6]-[.FP6])/([.FQ1]-[.FP1]))^2" office:value-type="float" office:value="0.0518900287225162" calcext:value-type="float">
            <text:p>0.051890028722516</text:p>
          </table:table-cell>
          <table:table-cell table:formula="of:=0.5*[.FR12]*(([.FR6]-[.FQ6])/([.FR1]-[.FQ1]))^2" office:value-type="float" office:value="0.0820699793815179" calcext:value-type="float">
            <text:p>0.082069979381518</text:p>
          </table:table-cell>
          <table:table-cell table:formula="of:=0.5*[.FS12]*(([.FS6]-[.FR6])/([.FS1]-[.FR1]))^2" office:value-type="float" office:value="0.0335473232472318" calcext:value-type="float">
            <text:p>0.033547323247232</text:p>
          </table:table-cell>
          <table:table-cell table:formula="of:=0.5*[.FT12]*(([.FT6]-[.FS6])/([.FT1]-[.FS1]))^2" office:value-type="float" office:value="0.0493546030562445" calcext:value-type="float">
            <text:p>0.049354603056245</text:p>
          </table:table-cell>
          <table:table-cell table:formula="of:=0.5*[.FU12]*(([.FU6]-[.FT6])/([.FU1]-[.FT1]))^2" office:value-type="float" office:value="0.0711109525497453" calcext:value-type="float">
            <text:p>0.071110952549745</text:p>
          </table:table-cell>
          <table:table-cell table:formula="of:=0.5*[.FV12]*(([.FV6]-[.FU6])/([.FV1]-[.FU1]))^2" office:value-type="float" office:value="0.000223508148495941" calcext:value-type="float">
            <text:p>0.000223508148496</text:p>
          </table:table-cell>
          <table:table-cell table:formula="of:=0.5*[.FW12]*(([.FW6]-[.FV6])/([.FW1]-[.FV1]))^2" office:value-type="float" office:value="0.0624003289950753" calcext:value-type="float">
            <text:p>0.062400328995075</text:p>
          </table:table-cell>
          <table:table-cell table:formula="of:=0.5*[.FX12]*(([.FX6]-[.FW6])/([.FX1]-[.FW1]))^2" office:value-type="float" office:value="0.00553228941871622" calcext:value-type="float">
            <text:p>0.005532289418716</text:p>
          </table:table-cell>
          <table:table-cell table:formula="of:=0.5*[.FY12]*(([.FY6]-[.FX6])/([.FY1]-[.FX1]))^2" office:value-type="float" office:value="0.000432819268992285" calcext:value-type="float">
            <text:p>0.000432819268992</text:p>
          </table:table-cell>
          <table:table-cell table:formula="of:=0.5*[.FZ12]*(([.FZ6]-[.FY6])/([.FZ1]-[.FY1]))^2" office:value-type="float" office:value="0.0016794593719573" calcext:value-type="float">
            <text:p>0.001679459371957</text:p>
          </table:table-cell>
          <table:table-cell table:formula="of:=0.5*[.GA12]*(([.GA6]-[.FZ6])/([.GA1]-[.FZ1]))^2" office:value-type="float" office:value="0.000560915735647927" calcext:value-type="float">
            <text:p>0.000560915735648</text:p>
          </table:table-cell>
          <table:table-cell table:formula="of:=0.5*[.GB12]*(([.GB6]-[.GA6])/([.GB1]-[.GA1]))^2" office:value-type="float" office:value="0.00281187402609245" calcext:value-type="float">
            <text:p>0.002811874026092</text:p>
          </table:table-cell>
          <table:table-cell table:formula="of:=0.5*[.GC12]*(([.GC6]-[.GB6])/([.GC1]-[.GB1]))^2" office:value-type="float" office:value="0.00731957487798697" calcext:value-type="float">
            <text:p>0.007319574877987</text:p>
          </table:table-cell>
          <table:table-cell table:formula="of:=0.5*[.GD12]*(([.GD6]-[.GC6])/([.GD1]-[.GC1]))^2" office:value-type="float" office:value="0.00180887316285559" calcext:value-type="float">
            <text:p>0.001808873162856</text:p>
          </table:table-cell>
          <table:table-cell table:formula="of:=0.5*[.GE12]*(([.GE6]-[.GD6])/([.GE1]-[.GD1]))^2" office:value-type="float" office:value="0.0103448666313139" calcext:value-type="float">
            <text:p>0.010344866631314</text:p>
          </table:table-cell>
          <table:table-cell table:formula="of:=0.5*[.GF12]*(([.GF6]-[.GE6])/([.GF1]-[.GE1]))^2" office:value-type="float" office:value="0.024187993441305" calcext:value-type="float">
            <text:p>0.024187993441305</text:p>
          </table:table-cell>
          <table:table-cell table:formula="of:=0.5*[.GG12]*(([.GG6]-[.GF6])/([.GG1]-[.GF1]))^2" office:value-type="float" office:value="0.0105909168852219" calcext:value-type="float">
            <text:p>0.010590916885222</text:p>
          </table:table-cell>
          <table:table-cell table:formula="of:=0.5*[.GH12]*(([.GH6]-[.GG6])/([.GH1]-[.GG1]))^2" office:value-type="float" office:value="0.0000468617889524221" calcext:value-type="float">
            <text:p>4.68617889524221E-05</text:p>
          </table:table-cell>
          <table:table-cell table:formula="of:=0.5*[.GI12]*(([.GI6]-[.GH6])/([.GI1]-[.GH1]))^2" office:value-type="float" office:value="0.00759782394342425" calcext:value-type="float">
            <text:p>0.007597823943424</text:p>
          </table:table-cell>
          <table:table-cell table:formula="of:=0.5*[.GJ12]*(([.GJ6]-[.GI6])/([.GJ1]-[.GI1]))^2" office:value-type="float" office:value="0.0041358011637356" calcext:value-type="float">
            <text:p>0.004135801163736</text:p>
          </table:table-cell>
          <table:table-cell table:formula="of:=0.5*[.GK12]*(([.GK6]-[.GJ6])/([.GK1]-[.GJ1]))^2" office:value-type="float" office:value="0.00170977207924119" calcext:value-type="float">
            <text:p>0.001709772079241</text:p>
          </table:table-cell>
          <table:table-cell table:formula="of:=0.5*[.GL12]*(([.GL6]-[.GK6])/([.GL1]-[.GK1]))^2" office:value-type="float" office:value="0.0562192469558989" calcext:value-type="float">
            <text:p>0.056219246955899</text:p>
          </table:table-cell>
          <table:table-cell table:formula="of:=0.5*[.GM12]*(([.GM6]-[.GL6])/([.GM1]-[.GL1]))^2" office:value-type="float" office:value="0.0214017088759363" calcext:value-type="float">
            <text:p>0.021401708875936</text:p>
          </table:table-cell>
          <table:table-cell table:formula="of:=0.5*[.GN12]*(([.GN6]-[.GM6])/([.GN1]-[.GM1]))^2" office:value-type="float" office:value="0.00148708446268611" calcext:value-type="float">
            <text:p>0.001487084462686</text:p>
          </table:table-cell>
          <table:table-cell table:formula="of:=0.5*[.GO12]*(([.GO6]-[.GN6])/([.GO1]-[.GN1]))^2" office:value-type="float" office:value="0.00347648597237647" calcext:value-type="float">
            <text:p>0.003476485972376</text:p>
          </table:table-cell>
          <table:table-cell table:formula="of:=0.5*[.GP12]*(([.GP6]-[.GO6])/([.GP1]-[.GO1]))^2" office:value-type="float" office:value="0.00874984362518071" calcext:value-type="float">
            <text:p>0.008749843625181</text:p>
          </table:table-cell>
          <table:table-cell table:formula="of:=0.5*[.GQ12]*(([.GQ6]-[.GP6])/([.GQ1]-[.GP1]))^2" office:value-type="float" office:value="0.0122964238881022" calcext:value-type="float">
            <text:p>0.012296423888102</text:p>
          </table:table-cell>
          <table:table-cell table:formula="of:=0.5*[.GR12]*(([.GR6]-[.GQ6])/([.GR1]-[.GQ1]))^2" office:value-type="float" office:value="0.0105491376647098" calcext:value-type="float">
            <text:p>0.01054913766471</text:p>
          </table:table-cell>
          <table:table-cell table:formula="of:=0.5*[.GS12]*(([.GS6]-[.GR6])/([.GS1]-[.GR1]))^2" office:value-type="float" office:value="0.00916389829103811" calcext:value-type="float">
            <text:p>0.009163898291038</text:p>
          </table:table-cell>
          <table:table-cell table:formula="of:=0.5*[.GT12]*(([.GT6]-[.GS6])/([.GT1]-[.GS1]))^2" office:value-type="float" office:value="0.00378083650461735" calcext:value-type="float">
            <text:p>0.003780836504617</text:p>
          </table:table-cell>
          <table:table-cell table:formula="of:=0.5*[.GU12]*(([.GU6]-[.GT6])/([.GU1]-[.GT1]))^2" office:value-type="float" office:value="0.00158131172669571" calcext:value-type="float">
            <text:p>0.001581311726696</text:p>
          </table:table-cell>
          <table:table-cell table:formula="of:=0.5*[.GV12]*(([.GV6]-[.GU6])/([.GV1]-[.GU1]))^2" office:value-type="float" office:value="0.00307956042239012" calcext:value-type="float">
            <text:p>0.00307956042239</text:p>
          </table:table-cell>
          <table:table-cell table:formula="of:=0.5*[.GW12]*(([.GW6]-[.GV6])/([.GW1]-[.GV1]))^2" office:value-type="float" office:value="0.0000827542690675483" calcext:value-type="float">
            <text:p>8.27542690675483E-05</text:p>
          </table:table-cell>
          <table:table-cell table:formula="of:=0.5*[.GX12]*(([.GX6]-[.GW6])/([.GX1]-[.GW1]))^2" office:value-type="float" office:value="0.0123533495640884" calcext:value-type="float">
            <text:p>0.012353349564088</text:p>
          </table:table-cell>
          <table:table-cell table:formula="of:=0.5*[.GY12]*(([.GY6]-[.GX6])/([.GY1]-[.GX1]))^2" office:value-type="float" office:value="0.0811305965727128" calcext:value-type="float">
            <text:p>0.081130596572713</text:p>
          </table:table-cell>
          <table:table-cell table:formula="of:=0.5*[.GZ12]*(([.GZ6]-[.GY6])/([.GZ1]-[.GY1]))^2" office:value-type="float" office:value="0.0120206966062418" calcext:value-type="float">
            <text:p>0.012020696606242</text:p>
          </table:table-cell>
          <table:table-cell table:formula="of:=0.5*[.HA12]*(([.HA6]-[.GZ6])/([.HA1]-[.GZ1]))^2" office:value-type="float" office:value="0.00697183582856096" calcext:value-type="float">
            <text:p>0.006971835828561</text:p>
          </table:table-cell>
          <table:table-cell table:formula="of:=0.5*[.HB12]*(([.HB6]-[.HA6])/([.HB1]-[.HA1]))^2" office:value-type="float" office:value="0.00427103689831373" calcext:value-type="float">
            <text:p>0.004271036898314</text:p>
          </table:table-cell>
          <table:table-cell table:formula="of:=0.5*[.HC12]*(([.HC6]-[.HB6])/([.HC1]-[.HB1]))^2" office:value-type="float" office:value="0.0269642496732168" calcext:value-type="float">
            <text:p>0.026964249673217</text:p>
          </table:table-cell>
          <table:table-cell table:formula="of:=0.5*[.HD12]*(([.HD6]-[.HC6])/([.HD1]-[.HC1]))^2" office:value-type="float" office:value="0.0618469817077995" calcext:value-type="float">
            <text:p>0.0618469817078</text:p>
          </table:table-cell>
          <table:table-cell table:formula="of:=0.5*[.HE12]*(([.HE6]-[.HD6])/([.HE1]-[.HD1]))^2" office:value-type="float" office:value="0.0139829438901974" calcext:value-type="float">
            <text:p>0.013982943890197</text:p>
          </table:table-cell>
          <table:table-cell table:formula="of:=0.5*[.HF12]*(([.HF6]-[.HE6])/([.HF1]-[.HE1]))^2" office:value-type="float" office:value="0.0131660937563713" calcext:value-type="float">
            <text:p>0.013166093756371</text:p>
          </table:table-cell>
          <table:table-cell table:formula="of:=0.5*[.HG12]*(([.HG6]-[.HF6])/([.HG1]-[.HF1]))^2" office:value-type="float" office:value="0.0384033158899777" calcext:value-type="float">
            <text:p>0.038403315889978</text:p>
          </table:table-cell>
          <table:table-cell table:formula="of:=0.5*[.HH12]*(([.HH6]-[.HG6])/([.HH1]-[.HG1]))^2" office:value-type="float" office:value="0.00448005820150542" calcext:value-type="float">
            <text:p>0.004480058201505</text:p>
          </table:table-cell>
          <table:table-cell table:formula="of:=0.5*[.HI12]*(([.HI6]-[.HH6])/([.HI1]-[.HH1]))^2" office:value-type="float" office:value="0.0114402746008764" calcext:value-type="float">
            <text:p>0.011440274600876</text:p>
          </table:table-cell>
          <table:table-cell table:formula="of:=0.5*[.HJ12]*(([.HJ6]-[.HI6])/([.HJ1]-[.HI1]))^2" office:value-type="float" office:value="0.000106078036965" calcext:value-type="float">
            <text:p>0.000106078036965</text:p>
          </table:table-cell>
          <table:table-cell table:formula="of:=0.5*[.HK12]*(([.HK6]-[.HJ6])/([.HK1]-[.HJ1]))^2" office:value-type="float" office:value="0.000236809075424329" calcext:value-type="float">
            <text:p>0.000236809075424</text:p>
          </table:table-cell>
          <table:table-cell table:formula="of:=0.5*[.HL12]*(([.HL6]-[.HK6])/([.HL1]-[.HK1]))^2" office:value-type="float" office:value="0.00000601748336349905" calcext:value-type="float">
            <text:p>6.01748336349905E-06</text:p>
          </table:table-cell>
          <table:table-cell table:formula="of:=0.5*[.HM12]*(([.HM6]-[.HL6])/([.HM1]-[.HL1]))^2" office:value-type="float" office:value="0.00117764982879083" calcext:value-type="float">
            <text:p>0.001177649828791</text:p>
          </table:table-cell>
          <table:table-cell table:formula="of:=0.5*[.HN12]*(([.HN6]-[.HM6])/([.HN1]-[.HM1]))^2" office:value-type="float" office:value="0.00155851504660717" calcext:value-type="float">
            <text:p>0.001558515046607</text:p>
          </table:table-cell>
          <table:table-cell table:formula="of:=0.5*[.HO12]*(([.HO6]-[.HN6])/([.HO1]-[.HN1]))^2" office:value-type="float" office:value="0.00110630217902631" calcext:value-type="float">
            <text:p>0.001106302179026</text:p>
          </table:table-cell>
          <table:table-cell table:formula="of:=0.5*[.HP12]*(([.HP6]-[.HO6])/([.HP1]-[.HO1]))^2" office:value-type="float" office:value="0.0000000794426649010785" calcext:value-type="float">
            <text:p>7.94426649010785E-08</text:p>
          </table:table-cell>
          <table:table-cell table:formula="of:=0.5*[.HQ12]*(([.HQ6]-[.HP6])/([.HQ1]-[.HP1]))^2" office:value-type="float" office:value="0.0000424147671128251" calcext:value-type="float">
            <text:p>4.24147671128251E-05</text:p>
          </table:table-cell>
          <table:table-cell table:formula="of:=0.5*[.HR12]*(([.HR6]-[.HQ6])/([.HR1]-[.HQ1]))^2" office:value-type="float" office:value="0.000214746792049367" calcext:value-type="float">
            <text:p>0.000214746792049</text:p>
          </table:table-cell>
          <table:table-cell table:formula="of:=0.5*[.HS12]*(([.HS6]-[.HR6])/([.HS1]-[.HR1]))^2" office:value-type="float" office:value="0.00000696452529840384" calcext:value-type="float">
            <text:p>6.96452529840384E-06</text:p>
          </table:table-cell>
          <table:table-cell table:formula="of:=0.5*[.HT12]*(([.HT6]-[.HS6])/([.HT1]-[.HS1]))^2" office:value-type="float" office:value="0.0000641398036199132" calcext:value-type="float">
            <text:p>6.41398036199132E-05</text:p>
          </table:table-cell>
          <table:table-cell table:formula="of:=0.5*[.HU12]*(([.HU6]-[.HT6])/([.HU1]-[.HT1]))^2" office:value-type="float" office:value="0.0000265068856555841" calcext:value-type="float">
            <text:p>2.65068856555841E-05</text:p>
          </table:table-cell>
          <table:table-cell table:formula="of:=0.5*[.HV12]*(([.HV6]-[.HU6])/([.HV1]-[.HU1]))^2" office:value-type="float" office:value="0.0000320247979376849" calcext:value-type="float">
            <text:p>3.20247979376849E-05</text:p>
          </table:table-cell>
          <table:table-cell table:formula="of:=0.5*[.HW12]*(([.HW6]-[.HV6])/([.HW1]-[.HV1]))^2" office:value-type="float" office:value="0.000104735984953969" calcext:value-type="float">
            <text:p>0.000104735984954</text:p>
          </table:table-cell>
          <table:table-cell table:formula="of:=0.5*[.HX12]*(([.HX6]-[.HW6])/([.HX1]-[.HW1]))^2" office:value-type="float" office:value="0.000000350093943755933" calcext:value-type="float">
            <text:p>3.50093943755933E-07</text:p>
          </table:table-cell>
          <table:table-cell table:formula="of:=0.5*[.HY12]*(([.HY6]-[.HX6])/([.HY1]-[.HX1]))^2" office:value-type="float" office:value="0.0000435151541101582" calcext:value-type="float">
            <text:p>4.35151541101582E-05</text:p>
          </table:table-cell>
          <table:table-cell table:formula="of:=0.5*[.HZ12]*(([.HZ6]-[.HY6])/([.HZ1]-[.HY1]))^2" office:value-type="float" office:value="0.00000897771514606327" calcext:value-type="float">
            <text:p>8.97771514606327E-06</text:p>
          </table:table-cell>
          <table:table-cell table:formula="of:=0.5*[.IA12]*(([.IA6]-[.HZ6])/([.IA1]-[.HZ1]))^2" office:value-type="float" office:value="0.0000000228851240767219" calcext:value-type="float">
            <text:p>2.28851240767219E-08</text:p>
          </table:table-cell>
          <table:table-cell table:formula="of:=0.5*[.IB12]*(([.IB6]-[.IA6])/([.IB1]-[.IA1]))^2" office:value-type="float" office:value="0.0000358814179878382" calcext:value-type="float">
            <text:p>3.58814179878382E-05</text:p>
          </table:table-cell>
          <table:table-cell table:formula="of:=0.5*[.IC12]*(([.IC6]-[.IB6])/([.IC1]-[.IB1]))^2" office:value-type="float" office:value="0.0000199845152843786" calcext:value-type="float">
            <text:p>1.99845152843786E-05</text:p>
          </table:table-cell>
          <table:table-cell table:formula="of:=0.5*[.ID12]*(([.ID6]-[.IC6])/([.ID1]-[.IC1]))^2" office:value-type="float" office:value="0.0000245824176406779" calcext:value-type="float">
            <text:p>2.45824176406779E-05</text:p>
          </table:table-cell>
          <table:table-cell table:formula="of:=0.5*[.IE12]*(([.IE6]-[.ID6])/([.IE1]-[.ID1]))^2" office:value-type="float" office:value="0.00000770296095612314" calcext:value-type="float">
            <text:p>7.70296095612314E-06</text:p>
          </table:table-cell>
          <table:table-cell table:formula="of:=0.5*[.IF12]*(([.IF6]-[.IE6])/([.IF1]-[.IE1]))^2" office:value-type="float" office:value="0.00000107614081128885" calcext:value-type="float">
            <text:p>1.07614081128885E-06</text:p>
          </table:table-cell>
          <table:table-cell table:formula="of:=0.5*[.IG12]*(([.IG6]-[.IF6])/([.IG1]-[.IF1]))^2" office:value-type="float" office:value="0.00000261710198814342" calcext:value-type="float">
            <text:p>2.61710198814342E-06</text:p>
          </table:table-cell>
          <table:table-cell table:formula="of:=0.5*[.IH12]*(([.IH6]-[.IG6])/([.IH1]-[.IG1]))^2" office:value-type="float" office:value="0.00000695308000384009" calcext:value-type="float">
            <text:p>6.95308000384009E-06</text:p>
          </table:table-cell>
          <table:table-cell table:formula="of:=0.5*[.II12]*(([.II6]-[.IH6])/([.II1]-[.IH1]))^2" office:value-type="float" office:value="0.000000230293448187243" calcext:value-type="float">
            <text:p>2.30293448187243E-07</text:p>
          </table:table-cell>
          <table:table-cell table:formula="of:=0.5*[.IJ12]*(([.IJ6]-[.II6])/([.IJ1]-[.II1]))^2" office:value-type="float" office:value="0.0000000457011211084474" calcext:value-type="float">
            <text:p>4.57011211084474E-08</text:p>
          </table:table-cell>
          <table:table-cell table:formula="of:=0.5*[.IK12]*(([.IK6]-[.IJ6])/([.IK1]-[.IJ1]))^2" office:value-type="float" office:value="0.00000263989138167495" calcext:value-type="float">
            <text:p>2.63989138167495E-06</text:p>
          </table:table-cell>
          <table:table-cell table:formula="of:=0.5*[.IL12]*(([.IL6]-[.IK6])/([.IL1]-[.IK1]))^2" office:value-type="float" office:value="0.00000958855440554835" calcext:value-type="float">
            <text:p>9.58855440554835E-06</text:p>
          </table:table-cell>
          <table:table-cell table:formula="of:=0.5*[.IM12]*(([.IM6]-[.IL6])/([.IM1]-[.IL1]))^2" office:value-type="float" office:value="0.00000219330616023733" calcext:value-type="float">
            <text:p>2.19330616023733E-06</text:p>
          </table:table-cell>
          <table:table-cell table:formula="of:=0.5*[.IN12]*(([.IN6]-[.IM6])/([.IN1]-[.IM1]))^2" office:value-type="float" office:value="0.0000000251081781412153" calcext:value-type="float">
            <text:p>2.51081781412153E-08</text:p>
          </table:table-cell>
          <table:table-cell table:formula="of:=0.5*[.IO12]*(([.IO6]-[.IN6])/([.IO1]-[.IN1]))^2" office:value-type="float" office:value="0.00000000918044548401088" calcext:value-type="float">
            <text:p>9.18044548401088E-09</text:p>
          </table:table-cell>
          <table:table-cell table:formula="of:=0.5*[.IP12]*(([.IP6]-[.IO6])/([.IP1]-[.IO1]))^2" office:value-type="float" office:value="0.000000645952506674135" calcext:value-type="float">
            <text:p>6.45952506674135E-07</text:p>
          </table:table-cell>
          <table:table-cell table:formula="of:=0.5*[.IQ12]*(([.IQ6]-[.IP6])/([.IQ1]-[.IP1]))^2" office:value-type="float" office:value="0.00000304534700350464" calcext:value-type="float">
            <text:p>3.04534700350464E-06</text:p>
          </table:table-cell>
          <table:table-cell table:formula="of:=0.5*[.IR12]*(([.IR6]-[.IQ6])/([.IR1]-[.IQ1]))^2" office:value-type="float" office:value="0.0000000403574650422369" calcext:value-type="float">
            <text:p>4.03574650422369E-08</text:p>
          </table:table-cell>
          <table:table-cell table:formula="of:=0.5*[.IS12]*(([.IS6]-[.IR6])/([.IS1]-[.IR1]))^2" office:value-type="float" office:value="0.000000515041382172965" calcext:value-type="float">
            <text:p>5.15041382172965E-07</text:p>
          </table:table-cell>
          <table:table-cell table:formula="of:=0.5*[.IT12]*(([.IT6]-[.IS6])/([.IT1]-[.IS1]))^2" office:value-type="float" office:value="0.000000105562089434373" calcext:value-type="float">
            <text:p>1.05562089434373E-07</text:p>
          </table:table-cell>
          <table:table-cell table:formula="of:=0.5*[.IU12]*(([.IU6]-[.IT6])/([.IU1]-[.IT1]))^2" office:value-type="float" office:value="0.00000090956361480481" calcext:value-type="float">
            <text:p>9.0956361480481E-07</text:p>
          </table:table-cell>
          <table:table-cell table:formula="of:=0.5*[.IV12]*(([.IV6]-[.IU6])/([.IV1]-[.IU1]))^2" office:value-type="float" office:value="0.00000144562400242042" calcext:value-type="float">
            <text:p>1.44562400242042E-06</text:p>
          </table:table-cell>
          <table:table-cell table:formula="of:=0.5*[.IW12]*(([.IW6]-[.IV6])/([.IW1]-[.IV1]))^2" office:value-type="float" office:value="0.00000238357595081816" calcext:value-type="float">
            <text:p>2.38357595081816E-06</text:p>
          </table:table-cell>
          <table:table-cell table:formula="of:=0.5*[.IX12]*(([.IX6]-[.IW6])/([.IX1]-[.IW1]))^2" office:value-type="float" office:value="0.00000303568507714014" calcext:value-type="float">
            <text:p>3.03568507714014E-06</text:p>
          </table:table-cell>
          <table:table-cell table:formula="of:=0.5*[.IY12]*(([.IY6]-[.IX6])/([.IY1]-[.IX1]))^2" office:value-type="float" office:value="0.000000277886185806431" calcext:value-type="float">
            <text:p>2.77886185806431E-07</text:p>
          </table:table-cell>
          <table:table-cell table:formula="of:=0.5*[.IZ12]*(([.IZ6]-[.IY6])/([.IZ1]-[.IY1]))^2" office:value-type="float" office:value="0.00000107924326267535" calcext:value-type="float">
            <text:p>1.07924326267535E-06</text:p>
          </table:table-cell>
          <table:table-cell table:formula="of:=0.5*[.JA12]*(([.JA6]-[.IZ6])/([.JA1]-[.IZ1]))^2" office:value-type="float" office:value="0.00000072684044688597" calcext:value-type="float">
            <text:p>7.2684044688597E-07</text:p>
          </table:table-cell>
          <table:table-cell table:formula="of:=0.5*[.JB12]*(([.JB6]-[.JA6])/([.JB1]-[.JA1]))^2" office:value-type="float" office:value="0.0000000953978455187483" calcext:value-type="float">
            <text:p>9.53978455187483E-08</text:p>
          </table:table-cell>
          <table:table-cell table:formula="of:=0.5*[.JC12]*(([.JC6]-[.JB6])/([.JC1]-[.JB1]))^2" office:value-type="float" office:value="0.00000167202741397516" calcext:value-type="float">
            <text:p>1.67202741397516E-06</text:p>
          </table:table-cell>
          <table:table-cell table:formula="of:=0.5*[.JD12]*(([.JD6]-[.JC6])/([.JD1]-[.JC1]))^2" office:value-type="float" office:value="0.0000000122203663914219" calcext:value-type="float">
            <text:p>1.22203663914219E-08</text:p>
          </table:table-cell>
          <table:table-cell table:formula="of:=0.5*[.JE12]*(([.JE6]-[.JD6])/([.JE1]-[.JD1]))^2" office:value-type="float" office:value="0.0000000466953962733603" calcext:value-type="float">
            <text:p>4.66953962733603E-08</text:p>
          </table:table-cell>
          <table:table-cell table:formula="of:=0.5*[.JF12]*(([.JF6]-[.JE6])/([.JF1]-[.JE1]))^2" office:value-type="float" office:value="0.00000000164779015841543" calcext:value-type="float">
            <text:p>1.64779015841543E-09</text:p>
          </table:table-cell>
          <table:table-cell table:formula="of:=0.5*[.JG12]*(([.JG6]-[.JF6])/([.JG1]-[.JF1]))^2" office:value-type="float" office:value="0.000000720589514212154" calcext:value-type="float">
            <text:p>7.20589514212154E-07</text:p>
          </table:table-cell>
          <table:table-cell table:formula="of:=0.5*[.JH12]*(([.JH6]-[.JG6])/([.JH1]-[.JG1]))^2" office:value-type="float" office:value="0.000000587462619455995" calcext:value-type="float">
            <text:p>5.87462619455995E-07</text:p>
          </table:table-cell>
          <table:table-cell table:formula="of:=0.5*[.JI12]*(([.JI6]-[.JH6])/([.JI1]-[.JH1]))^2" office:value-type="float" office:value="0.000000372067677678129" calcext:value-type="float">
            <text:p>3.72067677678129E-07</text:p>
          </table:table-cell>
          <table:table-cell table:formula="of:=0.5*[.JJ12]*(([.JJ6]-[.JI6])/([.JJ1]-[.JI1]))^2" office:value-type="float" office:value="0.0000000106663171942859" calcext:value-type="float">
            <text:p>1.06663171942859E-08</text:p>
          </table:table-cell>
          <table:table-cell table:formula="of:=0.5*[.JK12]*(([.JK6]-[.JJ6])/([.JK1]-[.JJ1]))^2" office:value-type="float" office:value="0.000000108655964454703" calcext:value-type="float">
            <text:p>1.08655964454703E-07</text:p>
          </table:table-cell>
          <table:table-cell table:formula="of:=0.5*[.JL12]*(([.JL6]-[.JK6])/([.JL1]-[.JK1]))^2" office:value-type="float" office:value="0.000000000000528402515768163" calcext:value-type="float">
            <text:p>5.28402515768163E-13</text:p>
          </table:table-cell>
          <table:table-cell table:formula="of:=0.5*[.JM12]*(([.JM6]-[.JL6])/([.JM1]-[.JL1]))^2" office:value-type="float" office:value="0.00000012221135113407" calcext:value-type="float">
            <text:p>1.2221135113407E-07</text:p>
          </table:table-cell>
          <table:table-cell table:formula="of:=0.5*[.JN12]*(([.JN6]-[.JM6])/([.JN1]-[.JM1]))^2" office:value-type="float" office:value="0.00000133481997622766" calcext:value-type="float">
            <text:p>1.33481997622766E-06</text:p>
          </table:table-cell>
          <table:table-cell table:formula="of:=0.5*[.JO12]*(([.JO6]-[.JN6])/([.JO1]-[.JN1]))^2" office:value-type="float" office:value="0.000000136068160229582" calcext:value-type="float">
            <text:p>1.36068160229582E-07</text:p>
          </table:table-cell>
          <table:table-cell table:formula="of:=0.5*[.JP12]*(([.JP6]-[.JO6])/([.JP1]-[.JO1]))^2" office:value-type="float" office:value="0.000000190748520309187" calcext:value-type="float">
            <text:p>1.90748520309187E-07</text:p>
          </table:table-cell>
          <table:table-cell table:formula="of:=0.5*[.JQ12]*(([.JQ6]-[.JP6])/([.JQ1]-[.JP1]))^2" office:value-type="float" office:value="0.000000879946586965186" calcext:value-type="float">
            <text:p>8.79946586965186E-07</text:p>
          </table:table-cell>
          <table:table-cell table:formula="of:=0.5*[.JR12]*(([.JR6]-[.JQ6])/([.JR1]-[.JQ1]))^2" office:value-type="float" office:value="0.00000266038366968789" calcext:value-type="float">
            <text:p>2.66038366968789E-06</text:p>
          </table:table-cell>
          <table:table-cell table:formula="of:=0.5*[.JS12]*(([.JS6]-[.JR6])/([.JS1]-[.JR1]))^2" office:value-type="float" office:value="0.000000824826803597095" calcext:value-type="float">
            <text:p>8.24826803597095E-07</text:p>
          </table:table-cell>
          <table:table-cell table:formula="of:=0.5*[.JT12]*(([.JT6]-[.JS6])/([.JT1]-[.JS1]))^2" office:value-type="float" office:value="0.000000241956816057095" calcext:value-type="float">
            <text:p>2.41956816057095E-07</text:p>
          </table:table-cell>
          <table:table-cell table:formula="of:=0.5*[.JU12]*(([.JU6]-[.JT6])/([.JU1]-[.JT1]))^2" office:value-type="float" office:value="0.00000000111179430249261" calcext:value-type="float">
            <text:p>1.11179430249261E-09</text:p>
          </table:table-cell>
          <table:table-cell table:formula="of:=0.5*[.JV12]*(([.JV6]-[.JU6])/([.JV1]-[.JU1]))^2" office:value-type="float" office:value="0.0000000000938033422924931" calcext:value-type="float">
            <text:p>9.38033422924931E-11</text:p>
          </table:table-cell>
          <table:table-cell table:formula="of:=0.5*[.JW12]*(([.JW6]-[.JV6])/([.JW1]-[.JV1]))^2" office:value-type="float" office:value="0.000000969280893644432" calcext:value-type="float">
            <text:p>9.69280893644432E-07</text:p>
          </table:table-cell>
          <table:table-cell table:formula="of:=0.5*[.JX12]*(([.JX6]-[.JW6])/([.JX1]-[.JW1]))^2" office:value-type="float" office:value="0.000000563707560373199" calcext:value-type="float">
            <text:p>5.63707560373199E-07</text:p>
          </table:table-cell>
          <table:table-cell table:formula="of:=0.5*[.JY12]*(([.JY6]-[.JX6])/([.JY1]-[.JX1]))^2" office:value-type="float" office:value="0.000000248207656425996" calcext:value-type="float">
            <text:p>2.48207656425996E-07</text:p>
          </table:table-cell>
          <table:table-cell table:formula="of:=0.5*[.JZ12]*(([.JZ6]-[.JY6])/([.JZ1]-[.JY1]))^2" office:value-type="float" office:value="0.000000137643337266385" calcext:value-type="float">
            <text:p>1.37643337266385E-07</text:p>
          </table:table-cell>
          <table:table-cell table:formula="of:=0.5*[.KA12]*(([.KA6]-[.JZ6])/([.KA1]-[.JZ1]))^2" office:value-type="float" office:value="0.0000000100606059520452" calcext:value-type="float">
            <text:p>1.00606059520452E-08</text:p>
          </table:table-cell>
          <table:table-cell table:formula="of:=0.5*[.KB12]*(([.KB6]-[.KA6])/([.KB1]-[.KA1]))^2" office:value-type="float" office:value="0.00000000471766745518653" calcext:value-type="float">
            <text:p>4.71766745518653E-09</text:p>
          </table:table-cell>
          <table:table-cell table:formula="of:=0.5*[.KC12]*(([.KC6]-[.KB6])/([.KC1]-[.KB1]))^2" office:value-type="float" office:value="0.000000469127162646681" calcext:value-type="float">
            <text:p>4.69127162646681E-07</text:p>
          </table:table-cell>
          <table:table-cell table:formula="of:=0.5*[.KD12]*(([.KD6]-[.KC6])/([.KD1]-[.KC1]))^2" office:value-type="float" office:value="0.000000170397529690137" calcext:value-type="float">
            <text:p>1.70397529690137E-07</text:p>
          </table:table-cell>
          <table:table-cell table:formula="of:=0.5*[.KE12]*(([.KE6]-[.KD6])/([.KE1]-[.KD1]))^2" office:value-type="float" office:value="0.000000224165606852729" calcext:value-type="float">
            <text:p>2.24165606852729E-07</text:p>
          </table:table-cell>
          <table:table-cell table:formula="of:=0.5*[.KF12]*(([.KF6]-[.KE6])/([.KF1]-[.KE1]))^2" office:value-type="float" office:value="0.00000130358173825081" calcext:value-type="float">
            <text:p>1.30358173825081E-06</text:p>
          </table:table-cell>
          <table:table-cell table:formula="of:=0.5*[.KG12]*(([.KG6]-[.KF6])/([.KG1]-[.KF1]))^2" office:value-type="float" office:value="0.0000000802949893528531" calcext:value-type="float">
            <text:p>8.02949893528531E-08</text:p>
          </table:table-cell>
          <table:table-cell table:formula="of:=0.5*[.KH12]*(([.KH6]-[.KG6])/([.KH1]-[.KG1]))^2" office:value-type="float" office:value="0.00000170546171460957" calcext:value-type="float">
            <text:p>1.70546171460957E-06</text:p>
          </table:table-cell>
          <table:table-cell table:formula="of:=0.5*[.KI12]*(([.KI6]-[.KH6])/([.KI1]-[.KH1]))^2" office:value-type="float" office:value="0.000000370642703694462" calcext:value-type="float">
            <text:p>3.70642703694462E-07</text:p>
          </table:table-cell>
          <table:table-cell table:formula="of:=0.5*[.KJ12]*(([.KJ6]-[.KI6])/([.KJ1]-[.KI1]))^2" office:value-type="float" office:value="0.0000000304780280613224" calcext:value-type="float">
            <text:p>3.04780280613224E-08</text:p>
          </table:table-cell>
          <table:table-cell table:formula="of:=0.5*[.KK12]*(([.KK6]-[.KJ6])/([.KK1]-[.KJ1]))^2" office:value-type="float" office:value="0.000000413619847136047" calcext:value-type="float">
            <text:p>4.13619847136047E-07</text:p>
          </table:table-cell>
          <table:table-cell table:formula="of:=0.5*[.KL12]*(([.KL6]-[.KK6])/([.KL1]-[.KK1]))^2" office:value-type="float" office:value="0.000000251418428351729" calcext:value-type="float">
            <text:p>2.51418428351729E-07</text:p>
          </table:table-cell>
          <table:table-cell table:formula="of:=0.5*[.KM12]*(([.KM6]-[.KL6])/([.KM1]-[.KL1]))^2" office:value-type="float" office:value="0.00000000610016883927909" calcext:value-type="float">
            <text:p>6.10016883927909E-09</text:p>
          </table:table-cell>
          <table:table-cell table:formula="of:=0.5*[.KN12]*(([.KN6]-[.KM6])/([.KN1]-[.KM1]))^2" office:value-type="float" office:value="0.000000314272844749359" calcext:value-type="float">
            <text:p>3.14272844749359E-07</text:p>
          </table:table-cell>
          <table:table-cell table:formula="of:=0.5*[.KO12]*(([.KO6]-[.KN6])/([.KO1]-[.KN1]))^2" office:value-type="float" office:value="0.00000031472930106511" calcext:value-type="float">
            <text:p>3.1472930106511E-07</text:p>
          </table:table-cell>
          <table:table-cell table:formula="of:=0.5*[.KP12]*(([.KP6]-[.KO6])/([.KP1]-[.KO1]))^2" office:value-type="float" office:value="0.00000399927221048786" calcext:value-type="float">
            <text:p>3.99927221048786E-06</text:p>
          </table:table-cell>
          <table:table-cell table:formula="of:=0.5*[.KQ12]*(([.KQ6]-[.KP6])/([.KQ1]-[.KP1]))^2" office:value-type="float" office:value="0.00000351474564573256" calcext:value-type="float">
            <text:p>3.51474564573256E-06</text:p>
          </table:table-cell>
          <table:table-cell table:formula="of:=0.5*[.KR12]*(([.KR6]-[.KQ6])/([.KR1]-[.KQ1]))^2" office:value-type="float" office:value="0.0000000302781994445527" calcext:value-type="float">
            <text:p>3.02781994445527E-08</text:p>
          </table:table-cell>
          <table:table-cell table:formula="of:=0.5*[.KS12]*(([.KS6]-[.KR6])/([.KS1]-[.KR1]))^2" office:value-type="float" office:value="0.00000185137337767109" calcext:value-type="float">
            <text:p>1.85137337767109E-06</text:p>
          </table:table-cell>
          <table:table-cell table:formula="of:=0.5*[.KT12]*(([.KT6]-[.KS6])/([.KT1]-[.KS1]))^2" office:value-type="float" office:value="0.00000261027873566696" calcext:value-type="float">
            <text:p>2.61027873566696E-06</text:p>
          </table:table-cell>
          <table:table-cell table:formula="of:=0.5*[.KU12]*(([.KU6]-[.KT6])/([.KU1]-[.KT1]))^2" office:value-type="float" office:value="0.000000538198068769432" calcext:value-type="float">
            <text:p>5.38198068769432E-07</text:p>
          </table:table-cell>
          <table:table-cell table:formula="of:=0.5*[.KV12]*(([.KV6]-[.KU6])/([.KV1]-[.KU1]))^2" office:value-type="float" office:value="0.000000194643501682935" calcext:value-type="float">
            <text:p>1.94643501682935E-07</text:p>
          </table:table-cell>
          <table:table-cell table:formula="of:=0.5*[.KW12]*(([.KW6]-[.KV6])/([.KW1]-[.KV1]))^2" office:value-type="float" office:value="0.00000000660034653819585" calcext:value-type="float">
            <text:p>6.60034653819585E-09</text:p>
          </table:table-cell>
          <table:table-cell table:formula="of:=0.5*[.KX12]*(([.KX6]-[.KW6])/([.KX1]-[.KW1]))^2" office:value-type="float" office:value="0.0000000335080272516166" calcext:value-type="float">
            <text:p>3.35080272516166E-08</text:p>
          </table:table-cell>
          <table:table-cell table:formula="of:=0.5*[.KY12]*(([.KY6]-[.KX6])/([.KY1]-[.KX1]))^2" office:value-type="float" office:value="0.00000121366760327286" calcext:value-type="float">
            <text:p>1.21366760327286E-06</text:p>
          </table:table-cell>
          <table:table-cell table:formula="of:=0.5*[.KZ12]*(([.KZ6]-[.KY6])/([.KZ1]-[.KY1]))^2" office:value-type="float" office:value="0.00000382663727062581" calcext:value-type="float">
            <text:p>3.82663727062581E-06</text:p>
          </table:table-cell>
          <table:table-cell table:formula="of:=0.5*[.LA12]*(([.LA6]-[.KZ6])/([.LA1]-[.KZ1]))^2" office:value-type="float" office:value="0.000000143812132384306" calcext:value-type="float">
            <text:p>1.43812132384306E-07</text:p>
          </table:table-cell>
          <table:table-cell table:formula="of:=0.5*[.LB12]*(([.LB6]-[.LA6])/([.LB1]-[.LA1]))^2" office:value-type="float" office:value="0.00000149388295103177" calcext:value-type="float">
            <text:p>1.49388295103177E-06</text:p>
          </table:table-cell>
          <table:table-cell table:formula="of:=0.5*[.LC12]*(([.LC6]-[.LB6])/([.LC1]-[.LB1]))^2" office:value-type="float" office:value="0.000000287952736852389" calcext:value-type="float">
            <text:p>2.87952736852389E-07</text:p>
          </table:table-cell>
          <table:table-cell table:formula="of:=0.5*[.LD12]*(([.LD6]-[.LC6])/([.LD1]-[.LC1]))^2" office:value-type="float" office:value="0.000000129584928310531" calcext:value-type="float">
            <text:p>1.29584928310531E-07</text:p>
          </table:table-cell>
          <table:table-cell table:formula="of:=0.5*[.LE12]*(([.LE6]-[.LD6])/([.LE1]-[.LD1]))^2" office:value-type="float" office:value="0.000000948026761911414" calcext:value-type="float">
            <text:p>9.48026761911414E-07</text:p>
          </table:table-cell>
          <table:table-cell table:formula="of:=0.5*[.LF12]*(([.LF6]-[.LE6])/([.LF1]-[.LE1]))^2" office:value-type="float" office:value="0.00000531686991929096" calcext:value-type="float">
            <text:p>5.31686991929096E-06</text:p>
          </table:table-cell>
          <table:table-cell table:formula="of:=0.5*[.LG12]*(([.LG6]-[.LF6])/([.LG1]-[.LF1]))^2" office:value-type="float" office:value="0.000000892040711200461" calcext:value-type="float">
            <text:p>8.92040711200461E-07</text:p>
          </table:table-cell>
          <table:table-cell table:formula="of:=0.5*[.LH12]*(([.LH6]-[.LG6])/([.LH1]-[.LG1]))^2" office:value-type="float" office:value="0.000000512011005136568" calcext:value-type="float">
            <text:p>5.12011005136568E-07</text:p>
          </table:table-cell>
          <table:table-cell table:formula="of:=0.5*[.LI12]*(([.LI6]-[.LH6])/([.LI1]-[.LH1]))^2" office:value-type="float" office:value="0.00000000509998919138784" calcext:value-type="float">
            <text:p>5.09998919138784E-09</text:p>
          </table:table-cell>
          <table:table-cell table:formula="of:=0.5*[.LJ12]*(([.LJ6]-[.LI6])/([.LJ1]-[.LI1]))^2" office:value-type="float" office:value="0.00000245196997401016" calcext:value-type="float">
            <text:p>2.45196997401016E-06</text:p>
          </table:table-cell>
          <table:table-cell table:formula="of:=0.5*[.LK12]*(([.LK6]-[.LJ6])/([.LK1]-[.LJ1]))^2" office:value-type="float" office:value="0.00000525255693098444" calcext:value-type="float">
            <text:p>5.25255693098444E-06</text:p>
          </table:table-cell>
          <table:table-cell table:formula="of:=0.5*[.LL12]*(([.LL6]-[.LK6])/([.LL1]-[.LK1]))^2" office:value-type="float" office:value="0.000000000962401262032636" calcext:value-type="float">
            <text:p>9.62401262032636E-10</text:p>
          </table:table-cell>
          <table:table-cell table:formula="of:=0.5*[.LM12]*(([.LM6]-[.LL6])/([.LM1]-[.LL1]))^2" office:value-type="float" office:value="0.00000527493208099257" calcext:value-type="float">
            <text:p>5.27493208099257E-06</text:p>
          </table:table-cell>
          <table:table-cell table:formula="of:=0.5*[.LN12]*(([.LN6]-[.LM6])/([.LN1]-[.LM1]))^2" office:value-type="float" office:value="0.0000104932282084137" calcext:value-type="float">
            <text:p>1.04932282084137E-05</text:p>
          </table:table-cell>
          <table:table-cell table:formula="of:=0.5*[.LO12]*(([.LO6]-[.LN6])/([.LO1]-[.LN1]))^2" office:value-type="float" office:value="0.00000109531625765807" calcext:value-type="float">
            <text:p>1.09531625765807E-06</text:p>
          </table:table-cell>
          <table:table-cell table:formula="of:=0.5*[.LP12]*(([.LP6]-[.LO6])/([.LP1]-[.LO1]))^2" office:value-type="float" office:value="0.00000000516726751924445" calcext:value-type="float">
            <text:p>5.16726751924445E-09</text:p>
          </table:table-cell>
          <table:table-cell table:formula="of:=0.5*[.LQ12]*(([.LQ6]-[.LP6])/([.LQ1]-[.LP1]))^2" office:value-type="float" office:value="0.000000202020934504477" calcext:value-type="float">
            <text:p>2.02020934504477E-07</text:p>
          </table:table-cell>
          <table:table-cell table:formula="of:=0.5*[.LR12]*(([.LR6]-[.LQ6])/([.LR1]-[.LQ1]))^2" office:value-type="float" office:value="0.00000135932891983087" calcext:value-type="float">
            <text:p>1.35932891983087E-06</text:p>
          </table:table-cell>
          <table:table-cell table:formula="of:=0.5*[.LS12]*(([.LS6]-[.LR6])/([.LS1]-[.LR1]))^2" office:value-type="float" office:value="0.00000018253945826261" calcext:value-type="float">
            <text:p>1.8253945826261E-07</text:p>
          </table:table-cell>
          <table:table-cell table:formula="of:=0.5*[.LT12]*(([.LT6]-[.LS6])/([.LT1]-[.LS1]))^2" office:value-type="float" office:value="0.00000000298981485886538" calcext:value-type="float">
            <text:p>2.98981485886538E-09</text:p>
          </table:table-cell>
          <table:table-cell table:formula="of:=0.5*[.LU12]*(([.LU6]-[.LT6])/([.LU1]-[.LT1]))^2" office:value-type="float" office:value="0.000000000500842454282522" calcext:value-type="float">
            <text:p>5.00842454282522E-10</text:p>
          </table:table-cell>
          <table:table-cell table:formula="of:=0.5*[.LV12]*(([.LV6]-[.LU6])/([.LV1]-[.LU1]))^2" office:value-type="float" office:value="0.00000299461604524798" calcext:value-type="float">
            <text:p>2.99461604524798E-06</text:p>
          </table:table-cell>
          <table:table-cell table:formula="of:=0.5*[.LW12]*(([.LW6]-[.LV6])/([.LW1]-[.LV1]))^2" office:value-type="float" office:value="0.000000123343978557769" calcext:value-type="float">
            <text:p>1.23343978557769E-07</text:p>
          </table:table-cell>
          <table:table-cell table:formula="of:=0.5*[.LX12]*(([.LX6]-[.LW6])/([.LX1]-[.LW1]))^2" office:value-type="float" office:value="0.00000389945289845858" calcext:value-type="float">
            <text:p>3.89945289845858E-06</text:p>
          </table:table-cell>
          <table:table-cell table:formula="of:=0.5*[.LY12]*(([.LY6]-[.LX6])/([.LY1]-[.LX1]))^2" office:value-type="float" office:value="0.000000034995491465284" calcext:value-type="float">
            <text:p>3.4995491465284E-08</text:p>
          </table:table-cell>
          <table:table-cell table:formula="of:=0.5*[.LZ12]*(([.LZ6]-[.LY6])/([.LZ1]-[.LY1]))^2" office:value-type="float" office:value="0.000000829387414007432" calcext:value-type="float">
            <text:p>8.29387414007432E-07</text:p>
          </table:table-cell>
          <table:table-cell table:formula="of:=0.5*[.MA12]*(([.MA6]-[.LZ6])/([.MA1]-[.LZ1]))^2" office:value-type="float" office:value="0.000000000360850731691723" calcext:value-type="float">
            <text:p>3.60850731691723E-10</text:p>
          </table:table-cell>
          <table:table-cell table:formula="of:=0.5*[.MB12]*(([.MB6]-[.MA6])/([.MB1]-[.MA1]))^2" office:value-type="float" office:value="0.00000000770991509712564" calcext:value-type="float">
            <text:p>7.70991509712564E-09</text:p>
          </table:table-cell>
          <table:table-cell table:formula="of:=0.5*[.MC12]*(([.MC6]-[.MB6])/([.MC1]-[.MB1]))^2" office:value-type="float" office:value="0.00000106172437277155" calcext:value-type="float">
            <text:p>1.06172437277155E-06</text:p>
          </table:table-cell>
          <table:table-cell table:formula="of:=0.5*[.MD12]*(([.MD6]-[.MC6])/([.MD1]-[.MC1]))^2" office:value-type="float" office:value="0.00000231074668037929" calcext:value-type="float">
            <text:p>2.31074668037929E-06</text:p>
          </table:table-cell>
          <table:table-cell table:formula="of:=0.5*[.ME12]*(([.ME6]-[.MD6])/([.ME1]-[.MD1]))^2" office:value-type="float" office:value="0.0000000473240945256719" calcext:value-type="float">
            <text:p>4.73240945256719E-08</text:p>
          </table:table-cell>
          <table:table-cell table:formula="of:=0.5*[.MF12]*(([.MF6]-[.ME6])/([.MF1]-[.ME1]))^2" office:value-type="float" office:value="0.00000125532651690928" calcext:value-type="float">
            <text:p>1.25532651690928E-06</text:p>
          </table:table-cell>
          <table:table-cell table:formula="of:=0.5*[.MG12]*(([.MG6]-[.MF6])/([.MG1]-[.MF1]))^2" office:value-type="float" office:value="0.0000000228890283925707" calcext:value-type="float">
            <text:p>2.28890283925707E-08</text:p>
          </table:table-cell>
          <table:table-cell table:formula="of:=0.5*[.MH12]*(([.MH6]-[.MG6])/([.MH1]-[.MG1]))^2" office:value-type="float" office:value="0.000000962906200483612" calcext:value-type="float">
            <text:p>9.62906200483612E-07</text:p>
          </table:table-cell>
          <table:table-cell table:formula="of:=0.5*[.MI12]*(([.MI6]-[.MH6])/([.MI1]-[.MH1]))^2" office:value-type="float" office:value="0.000000517227210341145" calcext:value-type="float">
            <text:p>5.17227210341145E-07</text:p>
          </table:table-cell>
          <table:table-cell table:formula="of:=0.5*[.MJ12]*(([.MJ6]-[.MI6])/([.MJ1]-[.MI1]))^2" office:value-type="float" office:value="0.000310844882419874" calcext:value-type="float">
            <text:p>0.00031084488242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I13])" office:value-type="float" office:value="3.32337955847711" calcext:value-type="float">
            <text:p>3.32337955847711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I14])" office:value-type="float" office:value="2.63393075756671" calcext:value-type="float">
            <text:p>2.63393075756671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95731031604381" calcext:value-type="float">
            <text:p>5.95731031604381</text:p>
          </table:table-cell>
          <table:table-cell table:formula="of:=[.B17]+[.C9]" office:value-type="float" office:value="16.4295081800377" calcext:value-type="float">
            <text:p>16.4295081800377</text:p>
          </table:table-cell>
          <table:table-cell table:number-columns-repeated="4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7:06.355556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7:28.959352169</dc:date>
    <meta:editing-duration>PT4M12S</meta:editing-duration>
    <meta:editing-cycles>4</meta:editing-cycles>
    <meta:generator>LibreOffice/6.4.7.2$Linux_X86_64 LibreOffice_project/40$Build-2</meta:generator>
    <meta:document-statistic meta:table-count="1" meta:cell-count="408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99cm" svg:height="13.906cm" xlink:href=".." xlink:type="simple" chart:class="chart:scatter" chart:row-mapping="0 1" chart:style-name="ch1">
        <chart:legend chart:legend-position="end" svg:x="21.424cm" svg:y="6.405cm" style:legend-expansion="high" chart:style-name="ch2"/>
        <chart:plot-area chart:style-name="ch3" table:cell-range-address="tfoot9.B1:tfoot9.MI1 tfoot9.A6:tfoot9.MI6 tfoot9.A8:tfoot9.MI8" chart:data-source-has-labels="both" svg:x="0.493cm" svg:y="0.278cm" svg:width="20.438cm" svg:height="13.35cm">
          <chartooo:coordinate-region svg:x="1.511cm" svg:y="0.478cm" svg:width="19.233cm" svg:height="12.951cm"/>
          <chart:axis chart:dimension="x" chart:name="primary-x" chart:style-name="ch4" chartooo:axis-type="auto">
            <chart:categories table:cell-range-address="tfoot9.B1:tfoot9.M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9.B6:tfoot9.MI6" chart:label-cell-address="tfoot9.A6:tfoot9.A6" chart:class="chart:scatter">
            <chart:domain table:cell-range-address="tfoot9.B1:tfoot9.MI1"/>
            <chart:data-point chart:repeated="346"/>
          </chart:series>
          <chart:series chart:style-name="ch7" chart:values-cell-range-address="tfoot9.B8:tfoot9.MI8" chart:label-cell-address="tfoot9.A8:tfoot9.A8" chart:class="chart:scatter">
            <chart:data-point chart:repeated="3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9.B1:tfoot9.MI1</svg:desc>
                </draw:g>
              </table:table-cell>
              <table:table-cell office:value-type="float" office:value="0.066713809967041">
                <text:p>0.066713809967041</text:p>
              </table:table-cell>
              <table:table-cell office:value-type="float" office:value="0.100070714950562">
                <text:p>0.100070714950562</text:p>
              </table:table-cell>
              <table:table-cell office:value-type="float" office:value="0.133427381515503">
                <text:p>0.133427381515503</text:p>
              </table:table-cell>
              <table:table-cell office:value-type="float" office:value="0.166784286499023">
                <text:p>0.166784286499023</text:p>
              </table:table-cell>
              <table:table-cell office:value-type="float" office:value="0.200141191482544">
                <text:p>0.200141191482544</text:p>
              </table:table-cell>
              <table:table-cell office:value-type="float" office:value="0.233497858047485">
                <text:p>0.233497858047485</text:p>
              </table:table-cell>
              <table:table-cell office:value-type="float" office:value="0.300211429595947">
                <text:p>0.300211429595947</text:p>
              </table:table-cell>
              <table:table-cell office:value-type="float" office:value="0.333568572998047">
                <text:p>0.333568572998047</text:p>
              </table:table-cell>
              <table:table-cell office:value-type="float" office:value="0.366925239562988">
                <text:p>0.366925239562988</text:p>
              </table:table-cell>
              <table:table-cell office:value-type="float" office:value="0.400282144546509">
                <text:p>0.400282144546509</text:p>
              </table:table-cell>
              <table:table-cell office:value-type="float" office:value="0.43363881111145">
                <text:p>0.43363881111145</text:p>
              </table:table-cell>
              <table:table-cell office:value-type="float" office:value="0.466995716094971">
                <text:p>0.466995716094971</text:p>
              </table:table-cell>
              <table:table-cell office:value-type="float" office:value="0.500352382659912">
                <text:p>0.500352382659912</text:p>
              </table:table-cell>
              <table:table-cell office:value-type="float" office:value="0.533709287643433">
                <text:p>0.533709287643433</text:p>
              </table:table-cell>
              <table:table-cell office:value-type="float" office:value="0.600422859191895">
                <text:p>0.600422859191895</text:p>
              </table:table-cell>
              <table:table-cell office:value-type="float" office:value="0.633779525756836">
                <text:p>0.633779525756836</text:p>
              </table:table-cell>
              <table:table-cell office:value-type="float" office:value="0.667136430740356">
                <text:p>0.667136430740356</text:p>
              </table:table-cell>
              <table:table-cell office:value-type="float" office:value="0.733850002288818">
                <text:p>0.733850002288818</text:p>
              </table:table-cell>
              <table:table-cell office:value-type="float" office:value="0.76720666885376">
                <text:p>0.76720666885376</text:p>
              </table:table-cell>
              <table:table-cell office:value-type="float" office:value="0.80056357383728">
                <text:p>0.80056357383728</text:p>
              </table:table-cell>
              <table:table-cell office:value-type="float" office:value="0.867276906967163">
                <text:p>0.867276906967163</text:p>
              </table:table-cell>
              <table:table-cell office:value-type="float" office:value="0.933990478515625">
                <text:p>0.933990478515625</text:p>
              </table:table-cell>
              <table:table-cell office:value-type="float" office:value="1.00070762634277">
                <text:p>1.00070762634277</text:p>
              </table:table-cell>
              <table:table-cell office:value-type="float" office:value="1.06742477416992">
                <text:p>1.06742477416992</text:p>
              </table:table-cell>
              <table:table-cell office:value-type="float" office:value="1.13414168357849">
                <text:p>1.13414168357849</text:p>
              </table:table-cell>
              <table:table-cell office:value-type="float" office:value="1.20085906982422">
                <text:p>1.20085906982422</text:p>
              </table:table-cell>
              <table:table-cell office:value-type="float" office:value="1.26757597923279">
                <text:p>1.26757597923279</text:p>
              </table:table-cell>
              <table:table-cell office:value-type="float" office:value="1.33429336547852">
                <text:p>1.33429336547852</text:p>
              </table:table-cell>
              <table:table-cell office:value-type="float" office:value="1.40101051330566">
                <text:p>1.40101051330566</text:p>
              </table:table-cell>
              <table:table-cell office:value-type="float" office:value="1.46772789955139">
                <text:p>1.46772789955139</text:p>
              </table:table-cell>
              <table:table-cell office:value-type="float" office:value="1.50108647346497">
                <text:p>1.50108647346497</text:p>
              </table:table-cell>
              <table:table-cell office:value-type="float" office:value="1.56780385971069">
                <text:p>1.56780385971069</text:p>
              </table:table-cell>
              <table:table-cell office:value-type="float" office:value="1.60116243362427">
                <text:p>1.60116243362427</text:p>
              </table:table-cell>
              <table:table-cell office:value-type="float" office:value="1.66787981987">
                <text:p>1.66787981987</text:p>
              </table:table-cell>
              <table:table-cell office:value-type="float" office:value="1.73459696769714">
                <text:p>1.73459696769714</text:p>
              </table:table-cell>
              <table:table-cell office:value-type="float" office:value="1.80131435394287">
                <text:p>1.80131435394287</text:p>
              </table:table-cell>
              <table:table-cell office:value-type="float" office:value="1.8680317401886">
                <text:p>1.8680317401886</text:p>
              </table:table-cell>
              <table:table-cell office:value-type="float" office:value="1.90139055252075">
                <text:p>1.90139055252075</text:p>
              </table:table-cell>
              <table:table-cell office:value-type="float" office:value="1.96810841560364">
                <text:p>1.96810841560364</text:p>
              </table:table-cell>
              <table:table-cell office:value-type="float" office:value="2.03482723236084">
                <text:p>2.03482723236084</text:p>
              </table:table-cell>
              <table:table-cell office:value-type="float" office:value="2.10154604911804">
                <text:p>2.10154604911804</text:p>
              </table:table-cell>
              <table:table-cell office:value-type="float" office:value="2.50185966491699">
                <text:p>2.50185966491699</text:p>
              </table:table-cell>
              <table:table-cell office:value-type="float" office:value="2.56857872009277">
                <text:p>2.56857872009277</text:p>
              </table:table-cell>
              <table:table-cell office:value-type="float" office:value="2.63529801368713">
                <text:p>2.63529801368713</text:p>
              </table:table-cell>
              <table:table-cell office:value-type="float" office:value="2.73537683486938">
                <text:p>2.73537683486938</text:p>
              </table:table-cell>
              <table:table-cell office:value-type="float" office:value="3.43587899208069">
                <text:p>3.43587899208069</text:p>
              </table:table-cell>
              <table:table-cell office:value-type="float" office:value="3.53594756126404">
                <text:p>3.53594756126404</text:p>
              </table:table-cell>
              <table:table-cell office:value-type="float" office:value="3.80279684066772">
                <text:p>3.80279684066772</text:p>
              </table:table-cell>
              <table:table-cell office:value-type="float" office:value="3.86950898170471">
                <text:p>3.86950898170471</text:p>
              </table:table-cell>
              <table:table-cell office:value-type="float" office:value="3.9362211227417">
                <text:p>3.9362211227417</text:p>
              </table:table-cell>
              <table:table-cell office:value-type="float" office:value="4.06964778900147">
                <text:p>4.06964778900147</text:p>
              </table:table-cell>
              <table:table-cell office:value-type="float" office:value="4.10300445556641">
                <text:p>4.10300445556641</text:p>
              </table:table-cell>
              <table:table-cell office:value-type="float" office:value="4.13636112213135">
                <text:p>4.13636112213135</text:p>
              </table:table-cell>
              <table:table-cell office:value-type="float" office:value="4.16971778869629">
                <text:p>4.16971778869629</text:p>
              </table:table-cell>
              <table:table-cell office:value-type="float" office:value="4.20307445526123">
                <text:p>4.20307445526123</text:p>
              </table:table-cell>
              <table:table-cell office:value-type="float" office:value="4.26978802680969">
                <text:p>4.26978802680969</text:p>
              </table:table-cell>
              <table:table-cell office:value-type="float" office:value="4.33650135993958">
                <text:p>4.33650135993958</text:p>
              </table:table-cell>
              <table:table-cell office:value-type="float" office:value="4.40321469306946">
                <text:p>4.40321469306946</text:p>
              </table:table-cell>
              <table:table-cell office:value-type="float" office:value="4.4365713596344">
                <text:p>4.4365713596344</text:p>
              </table:table-cell>
              <table:table-cell office:value-type="float" office:value="4.5032844543457">
                <text:p>4.5032844543457</text:p>
              </table:table-cell>
              <table:table-cell office:value-type="float" office:value="4.53664112091064">
                <text:p>4.53664112091064</text:p>
              </table:table-cell>
              <table:table-cell office:value-type="float" office:value="4.56999754905701">
                <text:p>4.56999754905701</text:p>
              </table:table-cell>
              <table:table-cell office:value-type="float" office:value="4.60335445404053">
                <text:p>4.60335445404053</text:p>
              </table:table-cell>
              <table:table-cell office:value-type="float" office:value="4.63671112060547">
                <text:p>4.63671112060547</text:p>
              </table:table-cell>
              <table:table-cell office:value-type="float" office:value="4.70342421531677">
                <text:p>4.70342421531677</text:p>
              </table:table-cell>
              <table:table-cell office:value-type="float" office:value="4.77013731002808">
                <text:p>4.77013731002808</text:p>
              </table:table-cell>
              <table:table-cell office:value-type="float" office:value="4.80349397659302">
                <text:p>4.80349397659302</text:p>
              </table:table-cell>
              <table:table-cell office:value-type="float" office:value="4.83685040473938">
                <text:p>4.83685040473938</text:p>
              </table:table-cell>
              <table:table-cell office:value-type="float" office:value="4.97027707099915">
                <text:p>4.97027707099915</text:p>
              </table:table-cell>
              <table:table-cell office:value-type="float" office:value="5.00363397598267">
                <text:p>5.00363397598267</text:p>
              </table:table-cell>
              <table:table-cell office:value-type="float" office:value="5.07034754753113">
                <text:p>5.07034754753113</text:p>
              </table:table-cell>
              <table:table-cell office:value-type="float" office:value="5.10370445251465">
                <text:p>5.10370445251465</text:p>
              </table:table-cell>
              <table:table-cell office:value-type="float" office:value="5.13706111907959">
                <text:p>5.13706111907959</text:p>
              </table:table-cell>
              <table:table-cell office:value-type="float" office:value="5.17041802406311">
                <text:p>5.17041802406311</text:p>
              </table:table-cell>
              <table:table-cell office:value-type="float" office:value="5.20377469062805">
                <text:p>5.20377469062805</text:p>
              </table:table-cell>
              <table:table-cell office:value-type="float" office:value="5.23713159561157">
                <text:p>5.23713159561157</text:p>
              </table:table-cell>
              <table:table-cell office:value-type="float" office:value="5.27048850059509">
                <text:p>5.27048850059509</text:p>
              </table:table-cell>
              <table:table-cell office:value-type="float" office:value="5.30384516716003">
                <text:p>5.30384516716003</text:p>
              </table:table-cell>
              <table:table-cell office:value-type="float" office:value="5.3705587387085">
                <text:p>5.3705587387085</text:p>
              </table:table-cell>
              <table:table-cell office:value-type="float" office:value="5.40391564369202">
                <text:p>5.40391564369202</text:p>
              </table:table-cell>
              <table:table-cell office:value-type="float" office:value="5.70412635803223">
                <text:p>5.70412635803223</text:p>
              </table:table-cell>
              <table:table-cell office:value-type="float" office:value="5.77083969116211">
                <text:p>5.77083969116211</text:p>
              </table:table-cell>
              <table:table-cell office:value-type="float" office:value="5.83755302429199">
                <text:p>5.83755302429199</text:p>
              </table:table-cell>
              <table:table-cell office:value-type="float" office:value="6.40462136268616">
                <text:p>6.40462136268616</text:p>
              </table:table-cell>
              <table:table-cell office:value-type="float" office:value="6.43797826766968">
                <text:p>6.43797826766968</text:p>
              </table:table-cell>
              <table:table-cell office:value-type="float" office:value="6.47133564949036">
                <text:p>6.47133564949036</text:p>
              </table:table-cell>
              <table:table-cell office:value-type="float" office:value="6.50469255447388">
                <text:p>6.50469255447388</text:p>
              </table:table-cell>
              <table:table-cell office:value-type="float" office:value="6.70483422279358">
                <text:p>6.70483422279358</text:p>
              </table:table-cell>
              <table:table-cell office:value-type="float" office:value="6.7715482711792">
                <text:p>6.7715482711792</text:p>
              </table:table-cell>
              <table:table-cell office:value-type="float" office:value="6.87161922454834">
                <text:p>6.87161922454834</text:p>
              </table:table-cell>
              <table:table-cell office:value-type="float" office:value="6.90497612953186">
                <text:p>6.90497612953186</text:p>
              </table:table-cell>
              <table:table-cell office:value-type="float" office:value="6.93833303451538">
                <text:p>6.93833303451538</text:p>
              </table:table-cell>
              <table:table-cell office:value-type="float" office:value="7.00504875183106">
                <text:p>7.00504875183106</text:p>
              </table:table-cell>
              <table:table-cell office:value-type="float" office:value="7.03840637207031">
                <text:p>7.03840637207031</text:p>
              </table:table-cell>
              <table:table-cell office:value-type="float" office:value="7.07176399230957">
                <text:p>7.07176399230957</text:p>
              </table:table-cell>
              <table:table-cell office:value-type="float" office:value="7.13847970962524">
                <text:p>7.13847970962524</text:p>
              </table:table-cell>
              <table:table-cell office:value-type="float" office:value="7.1718373298645">
                <text:p>7.1718373298645</text:p>
              </table:table-cell>
              <table:table-cell office:value-type="float" office:value="7.20519518852234">
                <text:p>7.20519518852234</text:p>
              </table:table-cell>
              <table:table-cell office:value-type="float" office:value="7.2385528087616">
                <text:p>7.2385528087616</text:p>
              </table:table-cell>
              <table:table-cell office:value-type="float" office:value="7.27191042900085">
                <text:p>7.27191042900085</text:p>
              </table:table-cell>
              <table:table-cell office:value-type="float" office:value="7.30526852607727">
                <text:p>7.30526852607727</text:p>
              </table:table-cell>
              <table:table-cell office:value-type="float" office:value="7.40534162521362">
                <text:p>7.40534162521362</text:p>
              </table:table-cell>
              <table:table-cell office:value-type="float" office:value="7.57213044166565">
                <text:p>7.57213044166565</text:p>
              </table:table-cell>
              <table:table-cell office:value-type="float" office:value="7.63884615898132">
                <text:p>7.63884615898132</text:p>
              </table:table-cell>
              <table:table-cell office:value-type="float" office:value="7.67220401763916">
                <text:p>7.67220401763916</text:p>
              </table:table-cell>
              <table:table-cell office:value-type="float" office:value="7.73891949653626">
                <text:p>7.73891949653626</text:p>
              </table:table-cell>
              <table:table-cell office:value-type="float" office:value="7.80563521385193">
                <text:p>7.80563521385193</text:p>
              </table:table-cell>
              <table:table-cell office:value-type="float" office:value="7.87235069274902">
                <text:p>7.87235069274902</text:p>
              </table:table-cell>
              <table:table-cell office:value-type="float" office:value="7.93906617164612">
                <text:p>7.93906617164612</text:p>
              </table:table-cell>
              <table:table-cell office:value-type="float" office:value="8.005779504776">
                <text:p>8.005779504776</text:p>
              </table:table-cell>
              <table:table-cell office:value-type="float" office:value="8.37270069122314">
                <text:p>8.37270069122314</text:p>
              </table:table-cell>
              <table:table-cell office:value-type="float" office:value="8.50612664222717">
                <text:p>8.50612664222717</text:p>
              </table:table-cell>
              <table:table-cell office:value-type="float" office:value="8.5728394985199">
                <text:p>8.5728394985199</text:p>
              </table:table-cell>
              <table:table-cell office:value-type="float" office:value="8.63955211639404">
                <text:p>8.63955211639404</text:p>
              </table:table-cell>
              <table:table-cell office:value-type="float" office:value="8.70626497268677">
                <text:p>8.70626497268677</text:p>
              </table:table-cell>
              <table:table-cell office:value-type="float" office:value="8.97311592102051">
                <text:p>8.97311592102051</text:p>
              </table:table-cell>
              <table:table-cell office:value-type="float" office:value="9.00647211074829">
                <text:p>9.00647211074829</text:p>
              </table:table-cell>
              <table:table-cell office:value-type="float" office:value="9.03982853889465">
                <text:p>9.03982853889465</text:p>
              </table:table-cell>
              <table:table-cell office:value-type="float" office:value="9.07318472862244">
                <text:p>9.07318472862244</text:p>
              </table:table-cell>
              <table:table-cell office:value-type="float" office:value="9.1065411567688">
                <text:p>9.1065411567688</text:p>
              </table:table-cell>
              <table:table-cell office:value-type="float" office:value="9.13989734649658">
                <text:p>9.13989734649658</text:p>
              </table:table-cell>
              <table:table-cell office:value-type="float" office:value="9.20660996437073">
                <text:p>9.20660996437073</text:p>
              </table:table-cell>
              <table:table-cell office:value-type="float" office:value="9.23996639251709">
                <text:p>9.23996639251709</text:p>
              </table:table-cell>
              <table:table-cell office:value-type="float" office:value="9.27332258224487">
                <text:p>9.27332258224487</text:p>
              </table:table-cell>
              <table:table-cell office:value-type="float" office:value="9.30667877197266">
                <text:p>9.30667877197266</text:p>
              </table:table-cell>
              <table:table-cell office:value-type="float" office:value="9.34003520011902">
                <text:p>9.34003520011902</text:p>
              </table:table-cell>
              <table:table-cell office:value-type="float" office:value="9.44010376930237">
                <text:p>9.44010376930237</text:p>
              </table:table-cell>
              <table:table-cell office:value-type="float" office:value="9.47345995903015">
                <text:p>9.47345995903015</text:p>
              </table:table-cell>
              <table:table-cell office:value-type="float" office:value="9.50681614875793">
                <text:p>9.50681614875793</text:p>
              </table:table-cell>
              <table:table-cell office:value-type="float" office:value="9.5401725769043">
                <text:p>9.5401725769043</text:p>
              </table:table-cell>
              <table:table-cell office:value-type="float" office:value="9.57352876663208">
                <text:p>9.57352876663208</text:p>
              </table:table-cell>
              <table:table-cell office:value-type="float" office:value="9.60688495635986">
                <text:p>9.60688495635986</text:p>
              </table:table-cell>
              <table:table-cell office:value-type="float" office:value="9.67359733581543">
                <text:p>9.67359733581543</text:p>
              </table:table-cell>
              <table:table-cell office:value-type="float" office:value="9.740309715271">
                <text:p>9.740309715271</text:p>
              </table:table-cell>
              <table:table-cell office:value-type="float" office:value="9.80702209472656">
                <text:p>9.80702209472656</text:p>
              </table:table-cell>
              <table:table-cell office:value-type="float" office:value="9.87373423576355">
                <text:p>9.87373423576355</text:p>
              </table:table-cell>
              <table:table-cell office:value-type="float" office:value="10.1739552021027">
                <text:p>10.1739552021027</text:p>
              </table:table-cell>
              <table:table-cell office:value-type="float" office:value="10.2406721115112">
                <text:p>10.2406721115112</text:p>
              </table:table-cell>
              <table:table-cell office:value-type="float" office:value="10.2740306854248">
                <text:p>10.2740306854248</text:p>
              </table:table-cell>
              <table:table-cell office:value-type="float" office:value="10.3073890209198">
                <text:p>10.3073890209198</text:p>
              </table:table-cell>
              <table:table-cell office:value-type="float" office:value="10.3407475948334">
                <text:p>10.3407475948334</text:p>
              </table:table-cell>
              <table:table-cell office:value-type="float" office:value="10.4074647426605">
                <text:p>10.4074647426605</text:p>
              </table:table-cell>
              <table:table-cell office:value-type="float" office:value="10.5408987998962">
                <text:p>10.5408987998962</text:p>
              </table:table-cell>
              <table:table-cell office:value-type="float" office:value="11.5416395664215">
                <text:p>11.5416395664215</text:p>
              </table:table-cell>
              <table:table-cell office:value-type="float" office:value="11.5749971866608">
                <text:p>11.5749971866608</text:p>
              </table:table-cell>
              <table:table-cell office:value-type="float" office:value="11.6083545684814">
                <text:p>11.6083545684814</text:p>
              </table:table-cell>
              <table:table-cell office:value-type="float" office:value="11.6417121887207">
                <text:p>11.6417121887207</text:p>
              </table:table-cell>
              <table:table-cell office:value-type="float" office:value="11.8418581485748">
                <text:p>11.8418581485748</text:p>
              </table:table-cell>
              <table:table-cell office:value-type="float" office:value="11.9085736274719">
                <text:p>11.9085736274719</text:p>
              </table:table-cell>
              <table:table-cell office:value-type="float" office:value="11.9419312477112">
                <text:p>11.9419312477112</text:p>
              </table:table-cell>
              <table:table-cell office:value-type="float" office:value="12.0086450576782">
                <text:p>12.0086450576782</text:p>
              </table:table-cell>
              <table:table-cell office:value-type="float" office:value="12.0753591060638">
                <text:p>12.0753591060638</text:p>
              </table:table-cell>
              <table:table-cell office:value-type="float" office:value="12.1087160110474">
                <text:p>12.1087160110474</text:p>
              </table:table-cell>
              <table:table-cell office:value-type="float" office:value="12.1420729160309">
                <text:p>12.1420729160309</text:p>
              </table:table-cell>
              <table:table-cell office:value-type="float" office:value="12.1754298210144">
                <text:p>12.1754298210144</text:p>
              </table:table-cell>
              <table:table-cell office:value-type="float" office:value="12.2087867259979">
                <text:p>12.2087867259979</text:p>
              </table:table-cell>
              <table:table-cell office:value-type="float" office:value="12.2421436309814">
                <text:p>12.2421436309814</text:p>
              </table:table-cell>
              <table:table-cell office:value-type="float" office:value="12.275500535965">
                <text:p>12.275500535965</text:p>
              </table:table-cell>
              <table:table-cell office:value-type="float" office:value="12.3088574409485">
                <text:p>12.3088574409485</text:p>
              </table:table-cell>
              <table:table-cell office:value-type="float" office:value="12.342214345932">
                <text:p>12.342214345932</text:p>
              </table:table-cell>
              <table:table-cell office:value-type="float" office:value="12.3755714893341">
                <text:p>12.3755714893341</text:p>
              </table:table-cell>
              <table:table-cell office:value-type="float" office:value="12.408928155899">
                <text:p>12.408928155899</text:p>
              </table:table-cell>
              <table:table-cell office:value-type="float" office:value="12.4422850608826">
                <text:p>12.4422850608826</text:p>
              </table:table-cell>
              <table:table-cell office:value-type="float" office:value="12.7424967288971">
                <text:p>12.7424967288971</text:p>
              </table:table-cell>
              <table:table-cell office:value-type="float" office:value="12.8092103004456">
                <text:p>12.8092103004456</text:p>
              </table:table-cell>
              <table:table-cell office:value-type="float" office:value="13.4763398170471">
                <text:p>13.4763398170471</text:p>
              </table:table-cell>
              <table:table-cell office:value-type="float" office:value="14.1768190860748">
                <text:p>14.1768190860748</text:p>
              </table:table-cell>
              <table:table-cell office:value-type="float" office:value="14.210175037384">
                <text:p>14.210175037384</text:p>
              </table:table-cell>
              <table:table-cell office:value-type="float" office:value="14.2435309886932">
                <text:p>14.2435309886932</text:p>
              </table:table-cell>
              <table:table-cell office:value-type="float" office:value="14.276887178421">
                <text:p>14.276887178421</text:p>
              </table:table-cell>
              <table:table-cell office:value-type="float" office:value="14.3102431297302">
                <text:p>14.3102431297302</text:p>
              </table:table-cell>
              <table:table-cell office:value-type="float" office:value="14.3769547939301">
                <text:p>14.3769547939301</text:p>
              </table:table-cell>
              <table:table-cell office:value-type="float" office:value="14.4103107452393">
                <text:p>14.4103107452393</text:p>
              </table:table-cell>
              <table:table-cell office:value-type="float" office:value="14.4436666965485">
                <text:p>14.4436666965485</text:p>
              </table:table-cell>
              <table:table-cell office:value-type="float" office:value="14.4770224094391">
                <text:p>14.4770224094391</text:p>
              </table:table-cell>
              <table:table-cell office:value-type="float" office:value="14.5103783607483">
                <text:p>14.5103783607483</text:p>
              </table:table-cell>
              <table:table-cell office:value-type="float" office:value="14.5770900249481">
                <text:p>14.5770900249481</text:p>
              </table:table-cell>
              <table:table-cell office:value-type="float" office:value="14.6438016891479">
                <text:p>14.6438016891479</text:p>
              </table:table-cell>
              <table:table-cell office:value-type="float" office:value="14.7105131149292">
                <text:p>14.7105131149292</text:p>
              </table:table-cell>
              <table:table-cell office:value-type="float" office:value="14.777224779129">
                <text:p>14.777224779129</text:p>
              </table:table-cell>
              <table:table-cell office:value-type="float" office:value="14.8439362049103">
                <text:p>14.8439362049103</text:p>
              </table:table-cell>
              <table:table-cell office:value-type="float" office:value="14.9106476306915">
                <text:p>14.9106476306915</text:p>
              </table:table-cell>
              <table:table-cell office:value-type="float" office:value="14.9773607254028">
                <text:p>14.9773607254028</text:p>
              </table:table-cell>
              <table:table-cell office:value-type="float" office:value="15.0440754890442">
                <text:p>15.0440754890442</text:p>
              </table:table-cell>
              <table:table-cell office:value-type="float" office:value="15.3109357357025">
                <text:p>15.3109357357025</text:p>
              </table:table-cell>
              <table:table-cell office:value-type="float" office:value="15.3776504993439">
                <text:p>15.3776504993439</text:p>
              </table:table-cell>
              <table:table-cell office:value-type="float" office:value="15.4110081195831">
                <text:p>15.4110081195831</text:p>
              </table:table-cell>
              <table:table-cell office:value-type="float" office:value="15.4777233600616">
                <text:p>15.4777233600616</text:p>
              </table:table-cell>
              <table:table-cell office:value-type="float" office:value="15.544438123703">
                <text:p>15.544438123703</text:p>
              </table:table-cell>
              <table:table-cell office:value-type="float" office:value="15.6111531257629">
                <text:p>15.6111531257629</text:p>
              </table:table-cell>
              <table:table-cell office:value-type="float" office:value="15.6778683662415">
                <text:p>15.6778683662415</text:p>
              </table:table-cell>
              <table:table-cell office:value-type="float" office:value="15.74458360672">
                <text:p>15.74458360672</text:p>
              </table:table-cell>
              <table:table-cell office:value-type="float" office:value="15.8112986087799">
                <text:p>15.8112986087799</text:p>
              </table:table-cell>
              <table:table-cell office:value-type="float" office:value="15.8446559906006">
                <text:p>15.8446559906006</text:p>
              </table:table-cell>
              <table:table-cell office:value-type="float" office:value="16.1782422065735">
                <text:p>16.1782422065735</text:p>
              </table:table-cell>
              <table:table-cell office:value-type="float" office:value="16.2116014957428">
                <text:p>16.2116014957428</text:p>
              </table:table-cell>
              <table:table-cell office:value-type="float" office:value="16.2449605464935">
                <text:p>16.2449605464935</text:p>
              </table:table-cell>
              <table:table-cell office:value-type="float" office:value="16.2783193588257">
                <text:p>16.2783193588257</text:p>
              </table:table-cell>
              <table:table-cell office:value-type="float" office:value="16.311678647995">
                <text:p>16.311678647995</text:p>
              </table:table-cell>
              <table:table-cell office:value-type="float" office:value="16.3450376987457">
                <text:p>16.3450376987457</text:p>
              </table:table-cell>
              <table:table-cell office:value-type="float" office:value="16.3783967494965">
                <text:p>16.3783967494965</text:p>
              </table:table-cell>
              <table:table-cell office:value-type="float" office:value="16.4117560386658">
                <text:p>16.4117560386658</text:p>
              </table:table-cell>
              <table:table-cell office:value-type="float" office:value="16.4451150894165">
                <text:p>16.4451150894165</text:p>
              </table:table-cell>
              <table:table-cell office:value-type="float" office:value="16.4784741401672">
                <text:p>16.4784741401672</text:p>
              </table:table-cell>
              <table:table-cell office:value-type="float" office:value="16.6452701091766">
                <text:p>16.6452701091766</text:p>
              </table:table-cell>
              <table:table-cell office:value-type="float" office:value="16.6786293983459">
                <text:p>16.6786293983459</text:p>
              </table:table-cell>
              <table:table-cell office:value-type="float" office:value="16.745347738266">
                <text:p>16.745347738266</text:p>
              </table:table-cell>
              <table:table-cell office:value-type="float" office:value="16.8120663166046">
                <text:p>16.8120663166046</text:p>
              </table:table-cell>
              <table:table-cell office:value-type="float" office:value="16.8454256057739">
                <text:p>16.8454256057739</text:p>
              </table:table-cell>
              <table:table-cell office:value-type="float" office:value="16.9121441841126">
                <text:p>16.9121441841126</text:p>
              </table:table-cell>
              <table:table-cell office:value-type="float" office:value="16.9788618087769">
                <text:p>16.9788618087769</text:p>
              </table:table-cell>
              <table:table-cell office:value-type="float" office:value="17.0122203826904">
                <text:p>17.0122203826904</text:p>
              </table:table-cell>
              <table:table-cell office:value-type="float" office:value="17.0789375305176">
                <text:p>17.0789375305176</text:p>
              </table:table-cell>
              <table:table-cell office:value-type="float" office:value="17.1456546783447">
                <text:p>17.1456546783447</text:p>
              </table:table-cell>
              <table:table-cell office:value-type="float" office:value="17.2123718261719">
                <text:p>17.2123718261719</text:p>
              </table:table-cell>
              <table:table-cell office:value-type="float" office:value="17.2790892124176">
                <text:p>17.2790892124176</text:p>
              </table:table-cell>
              <table:table-cell office:value-type="float" office:value="17.3124477863312">
                <text:p>17.3124477863312</text:p>
              </table:table-cell>
              <table:table-cell office:value-type="float" office:value="17.3458065986633">
                <text:p>17.3458065986633</text:p>
              </table:table-cell>
              <table:table-cell office:value-type="float" office:value="17.3791651725769">
                <text:p>17.3791651725769</text:p>
              </table:table-cell>
              <table:table-cell office:value-type="float" office:value="17.4125239849091">
                <text:p>17.4125239849091</text:p>
              </table:table-cell>
              <table:table-cell office:value-type="float" office:value="17.4458825588226">
                <text:p>17.4458825588226</text:p>
              </table:table-cell>
              <table:table-cell office:value-type="float" office:value="17.4792413711548">
                <text:p>17.4792413711548</text:p>
              </table:table-cell>
              <table:table-cell office:value-type="float" office:value="17.5125999450684">
                <text:p>17.5125999450684</text:p>
              </table:table-cell>
              <table:table-cell office:value-type="float" office:value="17.5793175697327">
                <text:p>17.5793175697327</text:p>
              </table:table-cell>
              <table:table-cell office:value-type="float" office:value="17.6126763820648">
                <text:p>17.6126763820648</text:p>
              </table:table-cell>
              <table:table-cell office:value-type="float" office:value="17.6460349559784">
                <text:p>17.6460349559784</text:p>
              </table:table-cell>
              <table:table-cell office:value-type="float" office:value="17.6793940067291">
                <text:p>17.6793940067291</text:p>
              </table:table-cell>
              <table:table-cell office:value-type="float" office:value="17.7127525806427">
                <text:p>17.7127525806427</text:p>
              </table:table-cell>
              <table:table-cell office:value-type="float" office:value="17.7461113929749">
                <text:p>17.7461113929749</text:p>
              </table:table-cell>
              <table:table-cell office:value-type="float" office:value="17.779470205307">
                <text:p>17.779470205307</text:p>
              </table:table-cell>
              <table:table-cell office:value-type="float" office:value="17.8128292560577">
                <text:p>17.8128292560577</text:p>
              </table:table-cell>
              <table:table-cell office:value-type="float" office:value="17.8461878299713">
                <text:p>17.8461878299713</text:p>
              </table:table-cell>
              <table:table-cell office:value-type="float" office:value="17.8795466423035">
                <text:p>17.8795466423035</text:p>
              </table:table-cell>
              <table:table-cell office:value-type="float" office:value="17.9129056930542">
                <text:p>17.9129056930542</text:p>
              </table:table-cell>
              <table:table-cell office:value-type="float" office:value="17.9462645053864">
                <text:p>17.9462645053864</text:p>
              </table:table-cell>
              <table:table-cell office:value-type="float" office:value="17.9796233177185">
                <text:p>17.9796233177185</text:p>
              </table:table-cell>
              <table:table-cell office:value-type="float" office:value="18.0129823684692">
                <text:p>18.0129823684692</text:p>
              </table:table-cell>
              <table:table-cell office:value-type="float" office:value="18.0463411808014">
                <text:p>18.0463411808014</text:p>
              </table:table-cell>
              <table:table-cell office:value-type="float" office:value="18.0797002315521">
                <text:p>18.0797002315521</text:p>
              </table:table-cell>
              <table:table-cell office:value-type="float" office:value="18.1130592823029">
                <text:p>18.1130592823029</text:p>
              </table:table-cell>
              <table:table-cell office:value-type="float" office:value="18.1464183330536">
                <text:p>18.1464183330536</text:p>
              </table:table-cell>
              <table:table-cell office:value-type="float" office:value="18.1797771453857">
                <text:p>18.1797771453857</text:p>
              </table:table-cell>
              <table:table-cell office:value-type="float" office:value="18.2131364345551">
                <text:p>18.2131364345551</text:p>
              </table:table-cell>
              <table:table-cell office:value-type="float" office:value="18.2464952468872">
                <text:p>18.2464952468872</text:p>
              </table:table-cell>
              <table:table-cell office:value-type="float" office:value="18.2798542976379">
                <text:p>18.2798542976379</text:p>
              </table:table-cell>
              <table:table-cell office:value-type="float" office:value="18.3132135868073">
                <text:p>18.3132135868073</text:p>
              </table:table-cell>
              <table:table-cell office:value-type="float" office:value="18.346572637558">
                <text:p>18.346572637558</text:p>
              </table:table-cell>
              <table:table-cell office:value-type="float" office:value="18.3799314498901">
                <text:p>18.3799314498901</text:p>
              </table:table-cell>
              <table:table-cell office:value-type="float" office:value="18.4132907390594">
                <text:p>18.4132907390594</text:p>
              </table:table-cell>
              <table:table-cell office:value-type="float" office:value="18.4466497898102">
                <text:p>18.4466497898102</text:p>
              </table:table-cell>
              <table:table-cell office:value-type="float" office:value="18.5133683681488">
                <text:p>18.5133683681488</text:p>
              </table:table-cell>
              <table:table-cell office:value-type="float" office:value="18.5467274188995">
                <text:p>18.5467274188995</text:p>
              </table:table-cell>
              <table:table-cell office:value-type="float" office:value="18.6134459972382">
                <text:p>18.6134459972382</text:p>
              </table:table-cell>
              <table:table-cell office:value-type="float" office:value="18.6801643371582">
                <text:p>18.6801643371582</text:p>
              </table:table-cell>
              <table:table-cell office:value-type="float" office:value="18.7468829154968">
                <text:p>18.7468829154968</text:p>
              </table:table-cell>
              <table:table-cell office:value-type="float" office:value="18.8136014938355">
                <text:p>18.8136014938355</text:p>
              </table:table-cell>
              <table:table-cell office:value-type="float" office:value="18.8803200721741">
                <text:p>18.8803200721741</text:p>
              </table:table-cell>
              <table:table-cell office:value-type="float" office:value="18.913679599762">
                <text:p>18.913679599762</text:p>
              </table:table-cell>
              <table:table-cell office:value-type="float" office:value="18.9470388889313">
                <text:p>18.9470388889313</text:p>
              </table:table-cell>
              <table:table-cell office:value-type="float" office:value="18.9803953170776">
                <text:p>18.9803953170776</text:p>
              </table:table-cell>
              <table:table-cell office:value-type="float" office:value="19.0137515068054">
                <text:p>19.0137515068054</text:p>
              </table:table-cell>
              <table:table-cell office:value-type="float" office:value="19.0804641246796">
                <text:p>19.0804641246796</text:p>
              </table:table-cell>
              <table:table-cell office:value-type="float" office:value="19.1471767425537">
                <text:p>19.1471767425537</text:p>
              </table:table-cell>
              <table:table-cell office:value-type="float" office:value="19.2138895988464">
                <text:p>19.2138895988464</text:p>
              </table:table-cell>
              <table:table-cell office:value-type="float" office:value="19.280601978302">
                <text:p>19.280601978302</text:p>
              </table:table-cell>
              <table:table-cell office:value-type="float" office:value="19.3473145961761">
                <text:p>19.3473145961761</text:p>
              </table:table-cell>
              <table:table-cell office:value-type="float" office:value="19.4140269756317">
                <text:p>19.4140269756317</text:p>
              </table:table-cell>
              <table:table-cell office:value-type="float" office:value="19.4807395935059">
                <text:p>19.4807395935059</text:p>
              </table:table-cell>
              <table:table-cell office:value-type="float" office:value="19.5474519729614">
                <text:p>19.5474519729614</text:p>
              </table:table-cell>
              <table:table-cell office:value-type="float" office:value="19.614164352417">
                <text:p>19.614164352417</text:p>
              </table:table-cell>
              <table:table-cell office:value-type="float" office:value="19.680876493454">
                <text:p>19.680876493454</text:p>
              </table:table-cell>
              <table:table-cell office:value-type="float" office:value="19.7142326831818">
                <text:p>19.7142326831818</text:p>
              </table:table-cell>
              <table:table-cell office:value-type="float" office:value="19.7809450626373">
                <text:p>19.7809450626373</text:p>
              </table:table-cell>
              <table:table-cell office:value-type="float" office:value="19.8143010139465">
                <text:p>19.8143010139465</text:p>
              </table:table-cell>
              <table:table-cell office:value-type="float" office:value="19.8476574420929">
                <text:p>19.8476574420929</text:p>
              </table:table-cell>
              <table:table-cell office:value-type="float" office:value="19.8810136318207">
                <text:p>19.8810136318207</text:p>
              </table:table-cell>
              <table:table-cell office:value-type="float" office:value="19.9477257728577">
                <text:p>19.9477257728577</text:p>
              </table:table-cell>
              <table:table-cell office:value-type="float" office:value="19.9810831546783">
                <text:p>19.9810831546783</text:p>
              </table:table-cell>
              <table:table-cell office:value-type="float" office:value="20.0477976799011">
                <text:p>20.0477976799011</text:p>
              </table:table-cell>
              <table:table-cell office:value-type="float" office:value="20.1478698253632">
                <text:p>20.1478698253632</text:p>
              </table:table-cell>
              <table:table-cell office:value-type="float" office:value="20.1812269687653">
                <text:p>20.1812269687653</text:p>
              </table:table-cell>
              <table:table-cell office:value-type="float" office:value="20.2479417324066">
                <text:p>20.2479417324066</text:p>
              </table:table-cell>
              <table:table-cell office:value-type="float" office:value="20.3146562576294">
                <text:p>20.3146562576294</text:p>
              </table:table-cell>
              <table:table-cell office:value-type="float" office:value="20.3480136394501">
                <text:p>20.3480136394501</text:p>
              </table:table-cell>
              <table:table-cell office:value-type="float" office:value="20.4147281646728">
                <text:p>20.4147281646728</text:p>
              </table:table-cell>
              <table:table-cell office:value-type="float" office:value="20.4814426898956">
                <text:p>20.4814426898956</text:p>
              </table:table-cell>
              <table:table-cell office:value-type="float" office:value="20.5481572151184">
                <text:p>20.5481572151184</text:p>
              </table:table-cell>
              <table:table-cell office:value-type="float" office:value="20.6148719787598">
                <text:p>20.6148719787598</text:p>
              </table:table-cell>
              <table:table-cell office:value-type="float" office:value="20.6815867424011">
                <text:p>20.6815867424011</text:p>
              </table:table-cell>
              <table:table-cell office:value-type="float" office:value="20.7149438858032">
                <text:p>20.7149438858032</text:p>
              </table:table-cell>
              <table:table-cell office:value-type="float" office:value="20.7816586494446">
                <text:p>20.7816586494446</text:p>
              </table:table-cell>
              <table:table-cell office:value-type="float" office:value="20.8150157928467">
                <text:p>20.8150157928467</text:p>
              </table:table-cell>
              <table:table-cell office:value-type="float" office:value="20.8483731746674">
                <text:p>20.8483731746674</text:p>
              </table:table-cell>
              <table:table-cell office:value-type="float" office:value="20.8817303180695">
                <text:p>20.8817303180695</text:p>
              </table:table-cell>
              <table:table-cell office:value-type="float" office:value="20.9150876998901">
                <text:p>20.9150876998901</text:p>
              </table:table-cell>
              <table:table-cell office:value-type="float" office:value="20.9484448432922">
                <text:p>20.9484448432922</text:p>
              </table:table-cell>
              <table:table-cell office:value-type="float" office:value="20.9818024635315">
                <text:p>20.9818024635315</text:p>
              </table:table-cell>
              <table:table-cell office:value-type="float" office:value="21.0151598453522">
                <text:p>21.0151598453522</text:p>
              </table:table-cell>
              <table:table-cell office:value-type="float" office:value="21.0485169887543">
                <text:p>21.0485169887543</text:p>
              </table:table-cell>
              <table:table-cell office:value-type="float" office:value="21.081874370575">
                <text:p>21.081874370575</text:p>
              </table:table-cell>
              <table:table-cell office:value-type="float" office:value="21.1152317523956">
                <text:p>21.1152317523956</text:p>
              </table:table-cell>
              <table:table-cell office:value-type="float" office:value="21.1485891342163">
                <text:p>21.1485891342163</text:p>
              </table:table-cell>
              <table:table-cell office:value-type="float" office:value="21.1819462776184">
                <text:p>21.1819462776184</text:p>
              </table:table-cell>
              <table:table-cell office:value-type="float" office:value="21.2153038978577">
                <text:p>21.2153038978577</text:p>
              </table:table-cell>
              <table:table-cell office:value-type="float" office:value="21.2486612796783">
                <text:p>21.2486612796783</text:p>
              </table:table-cell>
              <table:table-cell office:value-type="float" office:value="21.2820184230804">
                <text:p>21.2820184230804</text:p>
              </table:table-cell>
              <table:table-cell office:value-type="float" office:value="21.3153758049011">
                <text:p>21.3153758049011</text:p>
              </table:table-cell>
              <table:table-cell office:value-type="float" office:value="21.3487331867218">
                <text:p>21.3487331867218</text:p>
              </table:table-cell>
              <table:table-cell office:value-type="float" office:value="21.3820903301239">
                <text:p>21.3820903301239</text:p>
              </table:table-cell>
              <table:table-cell office:value-type="float" office:value="21.4154479503632">
                <text:p>21.4154479503632</text:p>
              </table:table-cell>
              <table:table-cell office:value-type="float" office:value="21.4488053321838">
                <text:p>21.4488053321838</text:p>
              </table:table-cell>
              <table:table-cell office:value-type="float" office:value="21.4821624755859">
                <text:p>21.4821624755859</text:p>
              </table:table-cell>
              <table:table-cell office:value-type="float" office:value="21.5155198574066">
                <text:p>21.5155198574066</text:p>
              </table:table-cell>
              <table:table-cell office:value-type="float" office:value="21.5488772392273">
                <text:p>21.5488772392273</text:p>
              </table:table-cell>
              <table:table-cell office:value-type="float" office:value="21.5822343826294">
                <text:p>21.5822343826294</text:p>
              </table:table-cell>
              <table:table-cell office:value-type="float" office:value="21.6155920028687">
                <text:p>21.6155920028687</text:p>
              </table:table-cell>
              <table:table-cell office:value-type="float" office:value="21.6489493846893">
                <text:p>21.6489493846893</text:p>
              </table:table-cell>
              <table:table-cell office:value-type="float" office:value="21.6823065280914">
                <text:p>21.6823065280914</text:p>
              </table:table-cell>
              <table:table-cell office:value-type="float" office:value="21.7156639099121">
                <text:p>21.7156639099121</text:p>
              </table:table-cell>
              <table:table-cell office:value-type="float" office:value="21.7490212917328">
                <text:p>21.7490212917328</text:p>
              </table:table-cell>
              <table:table-cell office:value-type="float" office:value="21.7823784351349">
                <text:p>21.7823784351349</text:p>
              </table:table-cell>
              <table:table-cell office:value-type="float" office:value="21.8157360553741">
                <text:p>21.8157360553741</text:p>
              </table:table-cell>
              <table:table-cell office:value-type="float" office:value="21.8490934371948">
                <text:p>21.8490934371948</text:p>
              </table:table-cell>
              <table:table-cell office:value-type="float" office:value="21.8824505805969">
                <text:p>21.8824505805969</text:p>
              </table:table-cell>
              <table:table-cell office:value-type="float" office:value="21.9491653442383">
                <text:p>21.9491653442383</text:p>
              </table:table-cell>
              <table:table-cell office:value-type="float" office:value="22.0158786773682">
                <text:p>22.0158786773682</text:p>
              </table:table-cell>
              <table:table-cell office:value-type="float" office:value="22.0492353439331">
                <text:p>22.0492353439331</text:p>
              </table:table-cell>
              <table:table-cell office:value-type="float" office:value="22.0825922489166">
                <text:p>22.0825922489166</text:p>
              </table:table-cell>
              <table:table-cell office:value-type="float" office:value="22.1159489154816">
                <text:p>22.1159489154816</text:p>
              </table:table-cell>
              <table:table-cell office:value-type="float" office:value="22.1493055820465">
                <text:p>22.1493055820465</text:p>
              </table:table-cell>
              <table:table-cell office:value-type="float" office:value="22.1826622486114">
                <text:p>22.1826622486114</text:p>
              </table:table-cell>
              <table:table-cell office:value-type="float" office:value="22.2160189151764">
                <text:p>22.2160189151764</text:p>
              </table:table-cell>
              <table:table-cell office:value-type="float" office:value="22.2493755817413">
                <text:p>22.2493755817413</text:p>
              </table:table-cell>
              <table:table-cell office:value-type="float" office:value="22.2827322483063">
                <text:p>22.2827322483063</text:p>
              </table:table-cell>
              <table:table-cell office:value-type="float" office:value="22.3160886764526">
                <text:p>22.3160886764526</text:p>
              </table:table-cell>
              <table:table-cell office:value-type="float" office:value="22.3494453430176">
                <text:p>22.3494453430176</text:p>
              </table:table-cell>
              <table:table-cell office:value-type="float" office:value="22.4161586761475">
                <text:p>22.4161586761475</text:p>
              </table:table-cell>
              <table:table-cell office:value-type="float" office:value="22.4828722476959">
                <text:p>22.4828722476959</text:p>
              </table:table-cell>
              <table:table-cell office:value-type="float" office:value="22.5162286758423">
                <text:p>22.5162286758423</text:p>
              </table:table-cell>
              <table:table-cell office:value-type="float" office:value="22.5495853424072">
                <text:p>22.5495853424072</text:p>
              </table:table-cell>
              <table:table-cell office:value-type="float" office:value="22.5829420089722">
                <text:p>22.5829420089722</text:p>
              </table:table-cell>
              <table:table-cell office:value-type="float" office:value="22.6162986755371">
                <text:p>22.6162986755371</text:p>
              </table:table-cell>
              <table:table-cell office:value-type="float" office:value="22.6496551036835">
                <text:p>22.6496551036835</text:p>
              </table:table-cell>
              <table:table-cell office:value-type="float" office:value="22.6830117702484">
                <text:p>22.6830117702484</text:p>
              </table:table-cell>
              <table:table-cell office:value-type="float" office:value="22.7163684368134">
                <text:p>22.716368436813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9.B1:tfoot9.MI1</svg:desc>
                </draw:g>
              </table:table-cell>
              <table:table-cell office:value-type="float" office:value="0.066713809967041">
                <text:p>0.066713809967041</text:p>
              </table:table-cell>
              <table:table-cell office:value-type="float" office:value="0.100070714950562">
                <text:p>0.100070714950562</text:p>
              </table:table-cell>
              <table:table-cell office:value-type="float" office:value="0.133427381515503">
                <text:p>0.133427381515503</text:p>
              </table:table-cell>
              <table:table-cell office:value-type="float" office:value="0.166784286499023">
                <text:p>0.166784286499023</text:p>
              </table:table-cell>
              <table:table-cell office:value-type="float" office:value="0.200141191482544">
                <text:p>0.200141191482544</text:p>
              </table:table-cell>
              <table:table-cell office:value-type="float" office:value="0.233497858047485">
                <text:p>0.233497858047485</text:p>
              </table:table-cell>
              <table:table-cell office:value-type="float" office:value="0.300211429595947">
                <text:p>0.300211429595947</text:p>
              </table:table-cell>
              <table:table-cell office:value-type="float" office:value="0.333568572998047">
                <text:p>0.333568572998047</text:p>
              </table:table-cell>
              <table:table-cell office:value-type="float" office:value="0.366925239562988">
                <text:p>0.366925239562988</text:p>
              </table:table-cell>
              <table:table-cell office:value-type="float" office:value="0.400282144546509">
                <text:p>0.400282144546509</text:p>
              </table:table-cell>
              <table:table-cell office:value-type="float" office:value="0.43363881111145">
                <text:p>0.43363881111145</text:p>
              </table:table-cell>
              <table:table-cell office:value-type="float" office:value="0.466995716094971">
                <text:p>0.466995716094971</text:p>
              </table:table-cell>
              <table:table-cell office:value-type="float" office:value="0.500352382659912">
                <text:p>0.500352382659912</text:p>
              </table:table-cell>
              <table:table-cell office:value-type="float" office:value="0.533709287643433">
                <text:p>0.533709287643433</text:p>
              </table:table-cell>
              <table:table-cell office:value-type="float" office:value="0.600422859191895">
                <text:p>0.600422859191895</text:p>
              </table:table-cell>
              <table:table-cell office:value-type="float" office:value="0.633779525756836">
                <text:p>0.633779525756836</text:p>
              </table:table-cell>
              <table:table-cell office:value-type="float" office:value="0.667136430740356">
                <text:p>0.667136430740356</text:p>
              </table:table-cell>
              <table:table-cell office:value-type="float" office:value="0.733850002288818">
                <text:p>0.733850002288818</text:p>
              </table:table-cell>
              <table:table-cell office:value-type="float" office:value="0.76720666885376">
                <text:p>0.76720666885376</text:p>
              </table:table-cell>
              <table:table-cell office:value-type="float" office:value="0.80056357383728">
                <text:p>0.80056357383728</text:p>
              </table:table-cell>
              <table:table-cell office:value-type="float" office:value="0.867276906967163">
                <text:p>0.867276906967163</text:p>
              </table:table-cell>
              <table:table-cell office:value-type="float" office:value="0.933990478515625">
                <text:p>0.933990478515625</text:p>
              </table:table-cell>
              <table:table-cell office:value-type="float" office:value="1.00070762634277">
                <text:p>1.00070762634277</text:p>
              </table:table-cell>
              <table:table-cell office:value-type="float" office:value="1.06742477416992">
                <text:p>1.06742477416992</text:p>
              </table:table-cell>
              <table:table-cell office:value-type="float" office:value="1.13414168357849">
                <text:p>1.13414168357849</text:p>
              </table:table-cell>
              <table:table-cell office:value-type="float" office:value="1.20085906982422">
                <text:p>1.20085906982422</text:p>
              </table:table-cell>
              <table:table-cell office:value-type="float" office:value="1.26757597923279">
                <text:p>1.26757597923279</text:p>
              </table:table-cell>
              <table:table-cell office:value-type="float" office:value="1.33429336547852">
                <text:p>1.33429336547852</text:p>
              </table:table-cell>
              <table:table-cell office:value-type="float" office:value="1.40101051330566">
                <text:p>1.40101051330566</text:p>
              </table:table-cell>
              <table:table-cell office:value-type="float" office:value="1.46772789955139">
                <text:p>1.46772789955139</text:p>
              </table:table-cell>
              <table:table-cell office:value-type="float" office:value="1.50108647346497">
                <text:p>1.50108647346497</text:p>
              </table:table-cell>
              <table:table-cell office:value-type="float" office:value="1.56780385971069">
                <text:p>1.56780385971069</text:p>
              </table:table-cell>
              <table:table-cell office:value-type="float" office:value="1.60116243362427">
                <text:p>1.60116243362427</text:p>
              </table:table-cell>
              <table:table-cell office:value-type="float" office:value="1.66787981987">
                <text:p>1.66787981987</text:p>
              </table:table-cell>
              <table:table-cell office:value-type="float" office:value="1.73459696769714">
                <text:p>1.73459696769714</text:p>
              </table:table-cell>
              <table:table-cell office:value-type="float" office:value="1.80131435394287">
                <text:p>1.80131435394287</text:p>
              </table:table-cell>
              <table:table-cell office:value-type="float" office:value="1.8680317401886">
                <text:p>1.8680317401886</text:p>
              </table:table-cell>
              <table:table-cell office:value-type="float" office:value="1.90139055252075">
                <text:p>1.90139055252075</text:p>
              </table:table-cell>
              <table:table-cell office:value-type="float" office:value="1.96810841560364">
                <text:p>1.96810841560364</text:p>
              </table:table-cell>
              <table:table-cell office:value-type="float" office:value="2.03482723236084">
                <text:p>2.03482723236084</text:p>
              </table:table-cell>
              <table:table-cell office:value-type="float" office:value="2.10154604911804">
                <text:p>2.10154604911804</text:p>
              </table:table-cell>
              <table:table-cell office:value-type="float" office:value="2.50185966491699">
                <text:p>2.50185966491699</text:p>
              </table:table-cell>
              <table:table-cell office:value-type="float" office:value="2.56857872009277">
                <text:p>2.56857872009277</text:p>
              </table:table-cell>
              <table:table-cell office:value-type="float" office:value="2.63529801368713">
                <text:p>2.63529801368713</text:p>
              </table:table-cell>
              <table:table-cell office:value-type="float" office:value="2.73537683486938">
                <text:p>2.73537683486938</text:p>
              </table:table-cell>
              <table:table-cell office:value-type="float" office:value="3.43587899208069">
                <text:p>3.43587899208069</text:p>
              </table:table-cell>
              <table:table-cell office:value-type="float" office:value="3.53594756126404">
                <text:p>3.53594756126404</text:p>
              </table:table-cell>
              <table:table-cell office:value-type="float" office:value="3.80279684066772">
                <text:p>3.80279684066772</text:p>
              </table:table-cell>
              <table:table-cell office:value-type="float" office:value="3.86950898170471">
                <text:p>3.86950898170471</text:p>
              </table:table-cell>
              <table:table-cell office:value-type="float" office:value="3.9362211227417">
                <text:p>3.9362211227417</text:p>
              </table:table-cell>
              <table:table-cell office:value-type="float" office:value="4.06964778900147">
                <text:p>4.06964778900147</text:p>
              </table:table-cell>
              <table:table-cell office:value-type="float" office:value="4.10300445556641">
                <text:p>4.10300445556641</text:p>
              </table:table-cell>
              <table:table-cell office:value-type="float" office:value="4.13636112213135">
                <text:p>4.13636112213135</text:p>
              </table:table-cell>
              <table:table-cell office:value-type="float" office:value="4.16971778869629">
                <text:p>4.16971778869629</text:p>
              </table:table-cell>
              <table:table-cell office:value-type="float" office:value="4.20307445526123">
                <text:p>4.20307445526123</text:p>
              </table:table-cell>
              <table:table-cell office:value-type="float" office:value="4.26978802680969">
                <text:p>4.26978802680969</text:p>
              </table:table-cell>
              <table:table-cell office:value-type="float" office:value="4.33650135993958">
                <text:p>4.33650135993958</text:p>
              </table:table-cell>
              <table:table-cell office:value-type="float" office:value="4.40321469306946">
                <text:p>4.40321469306946</text:p>
              </table:table-cell>
              <table:table-cell office:value-type="float" office:value="4.4365713596344">
                <text:p>4.4365713596344</text:p>
              </table:table-cell>
              <table:table-cell office:value-type="float" office:value="4.5032844543457">
                <text:p>4.5032844543457</text:p>
              </table:table-cell>
              <table:table-cell office:value-type="float" office:value="4.53664112091064">
                <text:p>4.53664112091064</text:p>
              </table:table-cell>
              <table:table-cell office:value-type="float" office:value="4.56999754905701">
                <text:p>4.56999754905701</text:p>
              </table:table-cell>
              <table:table-cell office:value-type="float" office:value="4.60335445404053">
                <text:p>4.60335445404053</text:p>
              </table:table-cell>
              <table:table-cell office:value-type="float" office:value="4.63671112060547">
                <text:p>4.63671112060547</text:p>
              </table:table-cell>
              <table:table-cell office:value-type="float" office:value="4.70342421531677">
                <text:p>4.70342421531677</text:p>
              </table:table-cell>
              <table:table-cell office:value-type="float" office:value="4.77013731002808">
                <text:p>4.77013731002808</text:p>
              </table:table-cell>
              <table:table-cell office:value-type="float" office:value="4.80349397659302">
                <text:p>4.80349397659302</text:p>
              </table:table-cell>
              <table:table-cell office:value-type="float" office:value="4.83685040473938">
                <text:p>4.83685040473938</text:p>
              </table:table-cell>
              <table:table-cell office:value-type="float" office:value="4.97027707099915">
                <text:p>4.97027707099915</text:p>
              </table:table-cell>
              <table:table-cell office:value-type="float" office:value="5.00363397598267">
                <text:p>5.00363397598267</text:p>
              </table:table-cell>
              <table:table-cell office:value-type="float" office:value="5.07034754753113">
                <text:p>5.07034754753113</text:p>
              </table:table-cell>
              <table:table-cell office:value-type="float" office:value="5.10370445251465">
                <text:p>5.10370445251465</text:p>
              </table:table-cell>
              <table:table-cell office:value-type="float" office:value="5.13706111907959">
                <text:p>5.13706111907959</text:p>
              </table:table-cell>
              <table:table-cell office:value-type="float" office:value="5.17041802406311">
                <text:p>5.17041802406311</text:p>
              </table:table-cell>
              <table:table-cell office:value-type="float" office:value="5.20377469062805">
                <text:p>5.20377469062805</text:p>
              </table:table-cell>
              <table:table-cell office:value-type="float" office:value="5.23713159561157">
                <text:p>5.23713159561157</text:p>
              </table:table-cell>
              <table:table-cell office:value-type="float" office:value="5.27048850059509">
                <text:p>5.27048850059509</text:p>
              </table:table-cell>
              <table:table-cell office:value-type="float" office:value="5.30384516716003">
                <text:p>5.30384516716003</text:p>
              </table:table-cell>
              <table:table-cell office:value-type="float" office:value="5.3705587387085">
                <text:p>5.3705587387085</text:p>
              </table:table-cell>
              <table:table-cell office:value-type="float" office:value="5.40391564369202">
                <text:p>5.40391564369202</text:p>
              </table:table-cell>
              <table:table-cell office:value-type="float" office:value="5.70412635803223">
                <text:p>5.70412635803223</text:p>
              </table:table-cell>
              <table:table-cell office:value-type="float" office:value="5.77083969116211">
                <text:p>5.77083969116211</text:p>
              </table:table-cell>
              <table:table-cell office:value-type="float" office:value="5.83755302429199">
                <text:p>5.83755302429199</text:p>
              </table:table-cell>
              <table:table-cell office:value-type="float" office:value="6.40462136268616">
                <text:p>6.40462136268616</text:p>
              </table:table-cell>
              <table:table-cell office:value-type="float" office:value="6.43797826766968">
                <text:p>6.43797826766968</text:p>
              </table:table-cell>
              <table:table-cell office:value-type="float" office:value="6.47133564949036">
                <text:p>6.47133564949036</text:p>
              </table:table-cell>
              <table:table-cell office:value-type="float" office:value="6.50469255447388">
                <text:p>6.50469255447388</text:p>
              </table:table-cell>
              <table:table-cell office:value-type="float" office:value="6.70483422279358">
                <text:p>6.70483422279358</text:p>
              </table:table-cell>
              <table:table-cell office:value-type="float" office:value="6.7715482711792">
                <text:p>6.7715482711792</text:p>
              </table:table-cell>
              <table:table-cell office:value-type="float" office:value="6.87161922454834">
                <text:p>6.87161922454834</text:p>
              </table:table-cell>
              <table:table-cell office:value-type="float" office:value="6.90497612953186">
                <text:p>6.90497612953186</text:p>
              </table:table-cell>
              <table:table-cell office:value-type="float" office:value="6.93833303451538">
                <text:p>6.93833303451538</text:p>
              </table:table-cell>
              <table:table-cell office:value-type="float" office:value="7.00504875183106">
                <text:p>7.00504875183106</text:p>
              </table:table-cell>
              <table:table-cell office:value-type="float" office:value="7.03840637207031">
                <text:p>7.03840637207031</text:p>
              </table:table-cell>
              <table:table-cell office:value-type="float" office:value="7.07176399230957">
                <text:p>7.07176399230957</text:p>
              </table:table-cell>
              <table:table-cell office:value-type="float" office:value="7.13847970962524">
                <text:p>7.13847970962524</text:p>
              </table:table-cell>
              <table:table-cell office:value-type="float" office:value="7.1718373298645">
                <text:p>7.1718373298645</text:p>
              </table:table-cell>
              <table:table-cell office:value-type="float" office:value="7.20519518852234">
                <text:p>7.20519518852234</text:p>
              </table:table-cell>
              <table:table-cell office:value-type="float" office:value="7.2385528087616">
                <text:p>7.2385528087616</text:p>
              </table:table-cell>
              <table:table-cell office:value-type="float" office:value="7.27191042900085">
                <text:p>7.27191042900085</text:p>
              </table:table-cell>
              <table:table-cell office:value-type="float" office:value="7.30526852607727">
                <text:p>7.30526852607727</text:p>
              </table:table-cell>
              <table:table-cell office:value-type="float" office:value="7.40534162521362">
                <text:p>7.40534162521362</text:p>
              </table:table-cell>
              <table:table-cell office:value-type="float" office:value="7.57213044166565">
                <text:p>7.57213044166565</text:p>
              </table:table-cell>
              <table:table-cell office:value-type="float" office:value="7.63884615898132">
                <text:p>7.63884615898132</text:p>
              </table:table-cell>
              <table:table-cell office:value-type="float" office:value="7.67220401763916">
                <text:p>7.67220401763916</text:p>
              </table:table-cell>
              <table:table-cell office:value-type="float" office:value="7.73891949653626">
                <text:p>7.73891949653626</text:p>
              </table:table-cell>
              <table:table-cell office:value-type="float" office:value="7.80563521385193">
                <text:p>7.80563521385193</text:p>
              </table:table-cell>
              <table:table-cell office:value-type="float" office:value="7.87235069274902">
                <text:p>7.87235069274902</text:p>
              </table:table-cell>
              <table:table-cell office:value-type="float" office:value="7.93906617164612">
                <text:p>7.93906617164612</text:p>
              </table:table-cell>
              <table:table-cell office:value-type="float" office:value="8.005779504776">
                <text:p>8.005779504776</text:p>
              </table:table-cell>
              <table:table-cell office:value-type="float" office:value="8.37270069122314">
                <text:p>8.37270069122314</text:p>
              </table:table-cell>
              <table:table-cell office:value-type="float" office:value="8.50612664222717">
                <text:p>8.50612664222717</text:p>
              </table:table-cell>
              <table:table-cell office:value-type="float" office:value="8.5728394985199">
                <text:p>8.5728394985199</text:p>
              </table:table-cell>
              <table:table-cell office:value-type="float" office:value="8.63955211639404">
                <text:p>8.63955211639404</text:p>
              </table:table-cell>
              <table:table-cell office:value-type="float" office:value="8.70626497268677">
                <text:p>8.70626497268677</text:p>
              </table:table-cell>
              <table:table-cell office:value-type="float" office:value="8.97311592102051">
                <text:p>8.97311592102051</text:p>
              </table:table-cell>
              <table:table-cell office:value-type="float" office:value="9.00647211074829">
                <text:p>9.00647211074829</text:p>
              </table:table-cell>
              <table:table-cell office:value-type="float" office:value="9.03982853889465">
                <text:p>9.03982853889465</text:p>
              </table:table-cell>
              <table:table-cell office:value-type="float" office:value="9.07318472862244">
                <text:p>9.07318472862244</text:p>
              </table:table-cell>
              <table:table-cell office:value-type="float" office:value="9.1065411567688">
                <text:p>9.1065411567688</text:p>
              </table:table-cell>
              <table:table-cell office:value-type="float" office:value="9.13989734649658">
                <text:p>9.13989734649658</text:p>
              </table:table-cell>
              <table:table-cell office:value-type="float" office:value="9.20660996437073">
                <text:p>9.20660996437073</text:p>
              </table:table-cell>
              <table:table-cell office:value-type="float" office:value="9.23996639251709">
                <text:p>9.23996639251709</text:p>
              </table:table-cell>
              <table:table-cell office:value-type="float" office:value="9.27332258224487">
                <text:p>9.27332258224487</text:p>
              </table:table-cell>
              <table:table-cell office:value-type="float" office:value="9.30667877197266">
                <text:p>9.30667877197266</text:p>
              </table:table-cell>
              <table:table-cell office:value-type="float" office:value="9.34003520011902">
                <text:p>9.34003520011902</text:p>
              </table:table-cell>
              <table:table-cell office:value-type="float" office:value="9.44010376930237">
                <text:p>9.44010376930237</text:p>
              </table:table-cell>
              <table:table-cell office:value-type="float" office:value="9.47345995903015">
                <text:p>9.47345995903015</text:p>
              </table:table-cell>
              <table:table-cell office:value-type="float" office:value="9.50681614875793">
                <text:p>9.50681614875793</text:p>
              </table:table-cell>
              <table:table-cell office:value-type="float" office:value="9.5401725769043">
                <text:p>9.5401725769043</text:p>
              </table:table-cell>
              <table:table-cell office:value-type="float" office:value="9.57352876663208">
                <text:p>9.57352876663208</text:p>
              </table:table-cell>
              <table:table-cell office:value-type="float" office:value="9.60688495635986">
                <text:p>9.60688495635986</text:p>
              </table:table-cell>
              <table:table-cell office:value-type="float" office:value="9.67359733581543">
                <text:p>9.67359733581543</text:p>
              </table:table-cell>
              <table:table-cell office:value-type="float" office:value="9.740309715271">
                <text:p>9.740309715271</text:p>
              </table:table-cell>
              <table:table-cell office:value-type="float" office:value="9.80702209472656">
                <text:p>9.80702209472656</text:p>
              </table:table-cell>
              <table:table-cell office:value-type="float" office:value="9.87373423576355">
                <text:p>9.87373423576355</text:p>
              </table:table-cell>
              <table:table-cell office:value-type="float" office:value="10.1739552021027">
                <text:p>10.1739552021027</text:p>
              </table:table-cell>
              <table:table-cell office:value-type="float" office:value="10.2406721115112">
                <text:p>10.2406721115112</text:p>
              </table:table-cell>
              <table:table-cell office:value-type="float" office:value="10.2740306854248">
                <text:p>10.2740306854248</text:p>
              </table:table-cell>
              <table:table-cell office:value-type="float" office:value="10.3073890209198">
                <text:p>10.3073890209198</text:p>
              </table:table-cell>
              <table:table-cell office:value-type="float" office:value="10.3407475948334">
                <text:p>10.3407475948334</text:p>
              </table:table-cell>
              <table:table-cell office:value-type="float" office:value="10.4074647426605">
                <text:p>10.4074647426605</text:p>
              </table:table-cell>
              <table:table-cell office:value-type="float" office:value="10.5408987998962">
                <text:p>10.5408987998962</text:p>
              </table:table-cell>
              <table:table-cell office:value-type="float" office:value="11.5416395664215">
                <text:p>11.5416395664215</text:p>
              </table:table-cell>
              <table:table-cell office:value-type="float" office:value="11.5749971866608">
                <text:p>11.5749971866608</text:p>
              </table:table-cell>
              <table:table-cell office:value-type="float" office:value="11.6083545684814">
                <text:p>11.6083545684814</text:p>
              </table:table-cell>
              <table:table-cell office:value-type="float" office:value="11.6417121887207">
                <text:p>11.6417121887207</text:p>
              </table:table-cell>
              <table:table-cell office:value-type="float" office:value="11.8418581485748">
                <text:p>11.8418581485748</text:p>
              </table:table-cell>
              <table:table-cell office:value-type="float" office:value="11.9085736274719">
                <text:p>11.9085736274719</text:p>
              </table:table-cell>
              <table:table-cell office:value-type="float" office:value="11.9419312477112">
                <text:p>11.9419312477112</text:p>
              </table:table-cell>
              <table:table-cell office:value-type="float" office:value="12.0086450576782">
                <text:p>12.0086450576782</text:p>
              </table:table-cell>
              <table:table-cell office:value-type="float" office:value="12.0753591060638">
                <text:p>12.0753591060638</text:p>
              </table:table-cell>
              <table:table-cell office:value-type="float" office:value="12.1087160110474">
                <text:p>12.1087160110474</text:p>
              </table:table-cell>
              <table:table-cell office:value-type="float" office:value="12.1420729160309">
                <text:p>12.1420729160309</text:p>
              </table:table-cell>
              <table:table-cell office:value-type="float" office:value="12.1754298210144">
                <text:p>12.1754298210144</text:p>
              </table:table-cell>
              <table:table-cell office:value-type="float" office:value="12.2087867259979">
                <text:p>12.2087867259979</text:p>
              </table:table-cell>
              <table:table-cell office:value-type="float" office:value="12.2421436309814">
                <text:p>12.2421436309814</text:p>
              </table:table-cell>
              <table:table-cell office:value-type="float" office:value="12.275500535965">
                <text:p>12.275500535965</text:p>
              </table:table-cell>
              <table:table-cell office:value-type="float" office:value="12.3088574409485">
                <text:p>12.3088574409485</text:p>
              </table:table-cell>
              <table:table-cell office:value-type="float" office:value="12.342214345932">
                <text:p>12.342214345932</text:p>
              </table:table-cell>
              <table:table-cell office:value-type="float" office:value="12.3755714893341">
                <text:p>12.3755714893341</text:p>
              </table:table-cell>
              <table:table-cell office:value-type="float" office:value="12.408928155899">
                <text:p>12.408928155899</text:p>
              </table:table-cell>
              <table:table-cell office:value-type="float" office:value="12.4422850608826">
                <text:p>12.4422850608826</text:p>
              </table:table-cell>
              <table:table-cell office:value-type="float" office:value="12.7424967288971">
                <text:p>12.7424967288971</text:p>
              </table:table-cell>
              <table:table-cell office:value-type="float" office:value="12.8092103004456">
                <text:p>12.8092103004456</text:p>
              </table:table-cell>
              <table:table-cell office:value-type="float" office:value="13.4763398170471">
                <text:p>13.4763398170471</text:p>
              </table:table-cell>
              <table:table-cell office:value-type="float" office:value="14.1768190860748">
                <text:p>14.1768190860748</text:p>
              </table:table-cell>
              <table:table-cell office:value-type="float" office:value="14.210175037384">
                <text:p>14.210175037384</text:p>
              </table:table-cell>
              <table:table-cell office:value-type="float" office:value="14.2435309886932">
                <text:p>14.2435309886932</text:p>
              </table:table-cell>
              <table:table-cell office:value-type="float" office:value="14.276887178421">
                <text:p>14.276887178421</text:p>
              </table:table-cell>
              <table:table-cell office:value-type="float" office:value="14.3102431297302">
                <text:p>14.3102431297302</text:p>
              </table:table-cell>
              <table:table-cell office:value-type="float" office:value="14.3769547939301">
                <text:p>14.3769547939301</text:p>
              </table:table-cell>
              <table:table-cell office:value-type="float" office:value="14.4103107452393">
                <text:p>14.4103107452393</text:p>
              </table:table-cell>
              <table:table-cell office:value-type="float" office:value="14.4436666965485">
                <text:p>14.4436666965485</text:p>
              </table:table-cell>
              <table:table-cell office:value-type="float" office:value="14.4770224094391">
                <text:p>14.4770224094391</text:p>
              </table:table-cell>
              <table:table-cell office:value-type="float" office:value="14.5103783607483">
                <text:p>14.5103783607483</text:p>
              </table:table-cell>
              <table:table-cell office:value-type="float" office:value="14.5770900249481">
                <text:p>14.5770900249481</text:p>
              </table:table-cell>
              <table:table-cell office:value-type="float" office:value="14.6438016891479">
                <text:p>14.6438016891479</text:p>
              </table:table-cell>
              <table:table-cell office:value-type="float" office:value="14.7105131149292">
                <text:p>14.7105131149292</text:p>
              </table:table-cell>
              <table:table-cell office:value-type="float" office:value="14.777224779129">
                <text:p>14.777224779129</text:p>
              </table:table-cell>
              <table:table-cell office:value-type="float" office:value="14.8439362049103">
                <text:p>14.8439362049103</text:p>
              </table:table-cell>
              <table:table-cell office:value-type="float" office:value="14.9106476306915">
                <text:p>14.9106476306915</text:p>
              </table:table-cell>
              <table:table-cell office:value-type="float" office:value="14.9773607254028">
                <text:p>14.9773607254028</text:p>
              </table:table-cell>
              <table:table-cell office:value-type="float" office:value="15.0440754890442">
                <text:p>15.0440754890442</text:p>
              </table:table-cell>
              <table:table-cell office:value-type="float" office:value="15.3109357357025">
                <text:p>15.3109357357025</text:p>
              </table:table-cell>
              <table:table-cell office:value-type="float" office:value="15.3776504993439">
                <text:p>15.3776504993439</text:p>
              </table:table-cell>
              <table:table-cell office:value-type="float" office:value="15.4110081195831">
                <text:p>15.4110081195831</text:p>
              </table:table-cell>
              <table:table-cell office:value-type="float" office:value="15.4777233600616">
                <text:p>15.4777233600616</text:p>
              </table:table-cell>
              <table:table-cell office:value-type="float" office:value="15.544438123703">
                <text:p>15.544438123703</text:p>
              </table:table-cell>
              <table:table-cell office:value-type="float" office:value="15.6111531257629">
                <text:p>15.6111531257629</text:p>
              </table:table-cell>
              <table:table-cell office:value-type="float" office:value="15.6778683662415">
                <text:p>15.6778683662415</text:p>
              </table:table-cell>
              <table:table-cell office:value-type="float" office:value="15.74458360672">
                <text:p>15.74458360672</text:p>
              </table:table-cell>
              <table:table-cell office:value-type="float" office:value="15.8112986087799">
                <text:p>15.8112986087799</text:p>
              </table:table-cell>
              <table:table-cell office:value-type="float" office:value="15.8446559906006">
                <text:p>15.8446559906006</text:p>
              </table:table-cell>
              <table:table-cell office:value-type="float" office:value="16.1782422065735">
                <text:p>16.1782422065735</text:p>
              </table:table-cell>
              <table:table-cell office:value-type="float" office:value="16.2116014957428">
                <text:p>16.2116014957428</text:p>
              </table:table-cell>
              <table:table-cell office:value-type="float" office:value="16.2449605464935">
                <text:p>16.2449605464935</text:p>
              </table:table-cell>
              <table:table-cell office:value-type="float" office:value="16.2783193588257">
                <text:p>16.2783193588257</text:p>
              </table:table-cell>
              <table:table-cell office:value-type="float" office:value="16.311678647995">
                <text:p>16.311678647995</text:p>
              </table:table-cell>
              <table:table-cell office:value-type="float" office:value="16.3450376987457">
                <text:p>16.3450376987457</text:p>
              </table:table-cell>
              <table:table-cell office:value-type="float" office:value="16.3783967494965">
                <text:p>16.3783967494965</text:p>
              </table:table-cell>
              <table:table-cell office:value-type="float" office:value="16.4117560386658">
                <text:p>16.4117560386658</text:p>
              </table:table-cell>
              <table:table-cell office:value-type="float" office:value="16.4451150894165">
                <text:p>16.4451150894165</text:p>
              </table:table-cell>
              <table:table-cell office:value-type="float" office:value="16.4784741401672">
                <text:p>16.4784741401672</text:p>
              </table:table-cell>
              <table:table-cell office:value-type="float" office:value="16.6452701091766">
                <text:p>16.6452701091766</text:p>
              </table:table-cell>
              <table:table-cell office:value-type="float" office:value="16.6786293983459">
                <text:p>16.6786293983459</text:p>
              </table:table-cell>
              <table:table-cell office:value-type="float" office:value="16.745347738266">
                <text:p>16.745347738266</text:p>
              </table:table-cell>
              <table:table-cell office:value-type="float" office:value="16.8120663166046">
                <text:p>16.8120663166046</text:p>
              </table:table-cell>
              <table:table-cell office:value-type="float" office:value="16.8454256057739">
                <text:p>16.8454256057739</text:p>
              </table:table-cell>
              <table:table-cell office:value-type="float" office:value="16.9121441841126">
                <text:p>16.9121441841126</text:p>
              </table:table-cell>
              <table:table-cell office:value-type="float" office:value="16.9788618087769">
                <text:p>16.9788618087769</text:p>
              </table:table-cell>
              <table:table-cell office:value-type="float" office:value="17.0122203826904">
                <text:p>17.0122203826904</text:p>
              </table:table-cell>
              <table:table-cell office:value-type="float" office:value="17.0789375305176">
                <text:p>17.0789375305176</text:p>
              </table:table-cell>
              <table:table-cell office:value-type="float" office:value="17.1456546783447">
                <text:p>17.1456546783447</text:p>
              </table:table-cell>
              <table:table-cell office:value-type="float" office:value="17.2123718261719">
                <text:p>17.2123718261719</text:p>
              </table:table-cell>
              <table:table-cell office:value-type="float" office:value="17.2790892124176">
                <text:p>17.2790892124176</text:p>
              </table:table-cell>
              <table:table-cell office:value-type="float" office:value="17.3124477863312">
                <text:p>17.3124477863312</text:p>
              </table:table-cell>
              <table:table-cell office:value-type="float" office:value="17.3458065986633">
                <text:p>17.3458065986633</text:p>
              </table:table-cell>
              <table:table-cell office:value-type="float" office:value="17.3791651725769">
                <text:p>17.3791651725769</text:p>
              </table:table-cell>
              <table:table-cell office:value-type="float" office:value="17.4125239849091">
                <text:p>17.4125239849091</text:p>
              </table:table-cell>
              <table:table-cell office:value-type="float" office:value="17.4458825588226">
                <text:p>17.4458825588226</text:p>
              </table:table-cell>
              <table:table-cell office:value-type="float" office:value="17.4792413711548">
                <text:p>17.4792413711548</text:p>
              </table:table-cell>
              <table:table-cell office:value-type="float" office:value="17.5125999450684">
                <text:p>17.5125999450684</text:p>
              </table:table-cell>
              <table:table-cell office:value-type="float" office:value="17.5793175697327">
                <text:p>17.5793175697327</text:p>
              </table:table-cell>
              <table:table-cell office:value-type="float" office:value="17.6126763820648">
                <text:p>17.6126763820648</text:p>
              </table:table-cell>
              <table:table-cell office:value-type="float" office:value="17.6460349559784">
                <text:p>17.6460349559784</text:p>
              </table:table-cell>
              <table:table-cell office:value-type="float" office:value="17.6793940067291">
                <text:p>17.6793940067291</text:p>
              </table:table-cell>
              <table:table-cell office:value-type="float" office:value="17.7127525806427">
                <text:p>17.7127525806427</text:p>
              </table:table-cell>
              <table:table-cell office:value-type="float" office:value="17.7461113929749">
                <text:p>17.7461113929749</text:p>
              </table:table-cell>
              <table:table-cell office:value-type="float" office:value="17.779470205307">
                <text:p>17.779470205307</text:p>
              </table:table-cell>
              <table:table-cell office:value-type="float" office:value="17.8128292560577">
                <text:p>17.8128292560577</text:p>
              </table:table-cell>
              <table:table-cell office:value-type="float" office:value="17.8461878299713">
                <text:p>17.8461878299713</text:p>
              </table:table-cell>
              <table:table-cell office:value-type="float" office:value="17.8795466423035">
                <text:p>17.8795466423035</text:p>
              </table:table-cell>
              <table:table-cell office:value-type="float" office:value="17.9129056930542">
                <text:p>17.9129056930542</text:p>
              </table:table-cell>
              <table:table-cell office:value-type="float" office:value="17.9462645053864">
                <text:p>17.9462645053864</text:p>
              </table:table-cell>
              <table:table-cell office:value-type="float" office:value="17.9796233177185">
                <text:p>17.9796233177185</text:p>
              </table:table-cell>
              <table:table-cell office:value-type="float" office:value="18.0129823684692">
                <text:p>18.0129823684692</text:p>
              </table:table-cell>
              <table:table-cell office:value-type="float" office:value="18.0463411808014">
                <text:p>18.0463411808014</text:p>
              </table:table-cell>
              <table:table-cell office:value-type="float" office:value="18.0797002315521">
                <text:p>18.0797002315521</text:p>
              </table:table-cell>
              <table:table-cell office:value-type="float" office:value="18.1130592823029">
                <text:p>18.1130592823029</text:p>
              </table:table-cell>
              <table:table-cell office:value-type="float" office:value="18.1464183330536">
                <text:p>18.1464183330536</text:p>
              </table:table-cell>
              <table:table-cell office:value-type="float" office:value="18.1797771453857">
                <text:p>18.1797771453857</text:p>
              </table:table-cell>
              <table:table-cell office:value-type="float" office:value="18.2131364345551">
                <text:p>18.2131364345551</text:p>
              </table:table-cell>
              <table:table-cell office:value-type="float" office:value="18.2464952468872">
                <text:p>18.2464952468872</text:p>
              </table:table-cell>
              <table:table-cell office:value-type="float" office:value="18.2798542976379">
                <text:p>18.2798542976379</text:p>
              </table:table-cell>
              <table:table-cell office:value-type="float" office:value="18.3132135868073">
                <text:p>18.3132135868073</text:p>
              </table:table-cell>
              <table:table-cell office:value-type="float" office:value="18.346572637558">
                <text:p>18.346572637558</text:p>
              </table:table-cell>
              <table:table-cell office:value-type="float" office:value="18.3799314498901">
                <text:p>18.3799314498901</text:p>
              </table:table-cell>
              <table:table-cell office:value-type="float" office:value="18.4132907390594">
                <text:p>18.4132907390594</text:p>
              </table:table-cell>
              <table:table-cell office:value-type="float" office:value="18.4466497898102">
                <text:p>18.4466497898102</text:p>
              </table:table-cell>
              <table:table-cell office:value-type="float" office:value="18.5133683681488">
                <text:p>18.5133683681488</text:p>
              </table:table-cell>
              <table:table-cell office:value-type="float" office:value="18.5467274188995">
                <text:p>18.5467274188995</text:p>
              </table:table-cell>
              <table:table-cell office:value-type="float" office:value="18.6134459972382">
                <text:p>18.6134459972382</text:p>
              </table:table-cell>
              <table:table-cell office:value-type="float" office:value="18.6801643371582">
                <text:p>18.6801643371582</text:p>
              </table:table-cell>
              <table:table-cell office:value-type="float" office:value="18.7468829154968">
                <text:p>18.7468829154968</text:p>
              </table:table-cell>
              <table:table-cell office:value-type="float" office:value="18.8136014938355">
                <text:p>18.8136014938355</text:p>
              </table:table-cell>
              <table:table-cell office:value-type="float" office:value="18.8803200721741">
                <text:p>18.8803200721741</text:p>
              </table:table-cell>
              <table:table-cell office:value-type="float" office:value="18.913679599762">
                <text:p>18.913679599762</text:p>
              </table:table-cell>
              <table:table-cell office:value-type="float" office:value="18.9470388889313">
                <text:p>18.9470388889313</text:p>
              </table:table-cell>
              <table:table-cell office:value-type="float" office:value="18.9803953170776">
                <text:p>18.9803953170776</text:p>
              </table:table-cell>
              <table:table-cell office:value-type="float" office:value="19.0137515068054">
                <text:p>19.0137515068054</text:p>
              </table:table-cell>
              <table:table-cell office:value-type="float" office:value="19.0804641246796">
                <text:p>19.0804641246796</text:p>
              </table:table-cell>
              <table:table-cell office:value-type="float" office:value="19.1471767425537">
                <text:p>19.1471767425537</text:p>
              </table:table-cell>
              <table:table-cell office:value-type="float" office:value="19.2138895988464">
                <text:p>19.2138895988464</text:p>
              </table:table-cell>
              <table:table-cell office:value-type="float" office:value="19.280601978302">
                <text:p>19.280601978302</text:p>
              </table:table-cell>
              <table:table-cell office:value-type="float" office:value="19.3473145961761">
                <text:p>19.3473145961761</text:p>
              </table:table-cell>
              <table:table-cell office:value-type="float" office:value="19.4140269756317">
                <text:p>19.4140269756317</text:p>
              </table:table-cell>
              <table:table-cell office:value-type="float" office:value="19.4807395935059">
                <text:p>19.4807395935059</text:p>
              </table:table-cell>
              <table:table-cell office:value-type="float" office:value="19.5474519729614">
                <text:p>19.5474519729614</text:p>
              </table:table-cell>
              <table:table-cell office:value-type="float" office:value="19.614164352417">
                <text:p>19.614164352417</text:p>
              </table:table-cell>
              <table:table-cell office:value-type="float" office:value="19.680876493454">
                <text:p>19.680876493454</text:p>
              </table:table-cell>
              <table:table-cell office:value-type="float" office:value="19.7142326831818">
                <text:p>19.7142326831818</text:p>
              </table:table-cell>
              <table:table-cell office:value-type="float" office:value="19.7809450626373">
                <text:p>19.7809450626373</text:p>
              </table:table-cell>
              <table:table-cell office:value-type="float" office:value="19.8143010139465">
                <text:p>19.8143010139465</text:p>
              </table:table-cell>
              <table:table-cell office:value-type="float" office:value="19.8476574420929">
                <text:p>19.8476574420929</text:p>
              </table:table-cell>
              <table:table-cell office:value-type="float" office:value="19.8810136318207">
                <text:p>19.8810136318207</text:p>
              </table:table-cell>
              <table:table-cell office:value-type="float" office:value="19.9477257728577">
                <text:p>19.9477257728577</text:p>
              </table:table-cell>
              <table:table-cell office:value-type="float" office:value="19.9810831546783">
                <text:p>19.9810831546783</text:p>
              </table:table-cell>
              <table:table-cell office:value-type="float" office:value="20.0477976799011">
                <text:p>20.0477976799011</text:p>
              </table:table-cell>
              <table:table-cell office:value-type="float" office:value="20.1478698253632">
                <text:p>20.1478698253632</text:p>
              </table:table-cell>
              <table:table-cell office:value-type="float" office:value="20.1812269687653">
                <text:p>20.1812269687653</text:p>
              </table:table-cell>
              <table:table-cell office:value-type="float" office:value="20.2479417324066">
                <text:p>20.2479417324066</text:p>
              </table:table-cell>
              <table:table-cell office:value-type="float" office:value="20.3146562576294">
                <text:p>20.3146562576294</text:p>
              </table:table-cell>
              <table:table-cell office:value-type="float" office:value="20.3480136394501">
                <text:p>20.3480136394501</text:p>
              </table:table-cell>
              <table:table-cell office:value-type="float" office:value="20.4147281646728">
                <text:p>20.4147281646728</text:p>
              </table:table-cell>
              <table:table-cell office:value-type="float" office:value="20.4814426898956">
                <text:p>20.4814426898956</text:p>
              </table:table-cell>
              <table:table-cell office:value-type="float" office:value="20.5481572151184">
                <text:p>20.5481572151184</text:p>
              </table:table-cell>
              <table:table-cell office:value-type="float" office:value="20.6148719787598">
                <text:p>20.6148719787598</text:p>
              </table:table-cell>
              <table:table-cell office:value-type="float" office:value="20.6815867424011">
                <text:p>20.6815867424011</text:p>
              </table:table-cell>
              <table:table-cell office:value-type="float" office:value="20.7149438858032">
                <text:p>20.7149438858032</text:p>
              </table:table-cell>
              <table:table-cell office:value-type="float" office:value="20.7816586494446">
                <text:p>20.7816586494446</text:p>
              </table:table-cell>
              <table:table-cell office:value-type="float" office:value="20.8150157928467">
                <text:p>20.8150157928467</text:p>
              </table:table-cell>
              <table:table-cell office:value-type="float" office:value="20.8483731746674">
                <text:p>20.8483731746674</text:p>
              </table:table-cell>
              <table:table-cell office:value-type="float" office:value="20.8817303180695">
                <text:p>20.8817303180695</text:p>
              </table:table-cell>
              <table:table-cell office:value-type="float" office:value="20.9150876998901">
                <text:p>20.9150876998901</text:p>
              </table:table-cell>
              <table:table-cell office:value-type="float" office:value="20.9484448432922">
                <text:p>20.9484448432922</text:p>
              </table:table-cell>
              <table:table-cell office:value-type="float" office:value="20.9818024635315">
                <text:p>20.9818024635315</text:p>
              </table:table-cell>
              <table:table-cell office:value-type="float" office:value="21.0151598453522">
                <text:p>21.0151598453522</text:p>
              </table:table-cell>
              <table:table-cell office:value-type="float" office:value="21.0485169887543">
                <text:p>21.0485169887543</text:p>
              </table:table-cell>
              <table:table-cell office:value-type="float" office:value="21.081874370575">
                <text:p>21.081874370575</text:p>
              </table:table-cell>
              <table:table-cell office:value-type="float" office:value="21.1152317523956">
                <text:p>21.1152317523956</text:p>
              </table:table-cell>
              <table:table-cell office:value-type="float" office:value="21.1485891342163">
                <text:p>21.1485891342163</text:p>
              </table:table-cell>
              <table:table-cell office:value-type="float" office:value="21.1819462776184">
                <text:p>21.1819462776184</text:p>
              </table:table-cell>
              <table:table-cell office:value-type="float" office:value="21.2153038978577">
                <text:p>21.2153038978577</text:p>
              </table:table-cell>
              <table:table-cell office:value-type="float" office:value="21.2486612796783">
                <text:p>21.2486612796783</text:p>
              </table:table-cell>
              <table:table-cell office:value-type="float" office:value="21.2820184230804">
                <text:p>21.2820184230804</text:p>
              </table:table-cell>
              <table:table-cell office:value-type="float" office:value="21.3153758049011">
                <text:p>21.3153758049011</text:p>
              </table:table-cell>
              <table:table-cell office:value-type="float" office:value="21.3487331867218">
                <text:p>21.3487331867218</text:p>
              </table:table-cell>
              <table:table-cell office:value-type="float" office:value="21.3820903301239">
                <text:p>21.3820903301239</text:p>
              </table:table-cell>
              <table:table-cell office:value-type="float" office:value="21.4154479503632">
                <text:p>21.4154479503632</text:p>
              </table:table-cell>
              <table:table-cell office:value-type="float" office:value="21.4488053321838">
                <text:p>21.4488053321838</text:p>
              </table:table-cell>
              <table:table-cell office:value-type="float" office:value="21.4821624755859">
                <text:p>21.4821624755859</text:p>
              </table:table-cell>
              <table:table-cell office:value-type="float" office:value="21.5155198574066">
                <text:p>21.5155198574066</text:p>
              </table:table-cell>
              <table:table-cell office:value-type="float" office:value="21.5488772392273">
                <text:p>21.5488772392273</text:p>
              </table:table-cell>
              <table:table-cell office:value-type="float" office:value="21.5822343826294">
                <text:p>21.5822343826294</text:p>
              </table:table-cell>
              <table:table-cell office:value-type="float" office:value="21.6155920028687">
                <text:p>21.6155920028687</text:p>
              </table:table-cell>
              <table:table-cell office:value-type="float" office:value="21.6489493846893">
                <text:p>21.6489493846893</text:p>
              </table:table-cell>
              <table:table-cell office:value-type="float" office:value="21.6823065280914">
                <text:p>21.6823065280914</text:p>
              </table:table-cell>
              <table:table-cell office:value-type="float" office:value="21.7156639099121">
                <text:p>21.7156639099121</text:p>
              </table:table-cell>
              <table:table-cell office:value-type="float" office:value="21.7490212917328">
                <text:p>21.7490212917328</text:p>
              </table:table-cell>
              <table:table-cell office:value-type="float" office:value="21.7823784351349">
                <text:p>21.7823784351349</text:p>
              </table:table-cell>
              <table:table-cell office:value-type="float" office:value="21.8157360553741">
                <text:p>21.8157360553741</text:p>
              </table:table-cell>
              <table:table-cell office:value-type="float" office:value="21.8490934371948">
                <text:p>21.8490934371948</text:p>
              </table:table-cell>
              <table:table-cell office:value-type="float" office:value="21.8824505805969">
                <text:p>21.8824505805969</text:p>
              </table:table-cell>
              <table:table-cell office:value-type="float" office:value="21.9491653442383">
                <text:p>21.9491653442383</text:p>
              </table:table-cell>
              <table:table-cell office:value-type="float" office:value="22.0158786773682">
                <text:p>22.0158786773682</text:p>
              </table:table-cell>
              <table:table-cell office:value-type="float" office:value="22.0492353439331">
                <text:p>22.0492353439331</text:p>
              </table:table-cell>
              <table:table-cell office:value-type="float" office:value="22.0825922489166">
                <text:p>22.0825922489166</text:p>
              </table:table-cell>
              <table:table-cell office:value-type="float" office:value="22.1159489154816">
                <text:p>22.1159489154816</text:p>
              </table:table-cell>
              <table:table-cell office:value-type="float" office:value="22.1493055820465">
                <text:p>22.1493055820465</text:p>
              </table:table-cell>
              <table:table-cell office:value-type="float" office:value="22.1826622486114">
                <text:p>22.1826622486114</text:p>
              </table:table-cell>
              <table:table-cell office:value-type="float" office:value="22.2160189151764">
                <text:p>22.2160189151764</text:p>
              </table:table-cell>
              <table:table-cell office:value-type="float" office:value="22.2493755817413">
                <text:p>22.2493755817413</text:p>
              </table:table-cell>
              <table:table-cell office:value-type="float" office:value="22.2827322483063">
                <text:p>22.2827322483063</text:p>
              </table:table-cell>
              <table:table-cell office:value-type="float" office:value="22.3160886764526">
                <text:p>22.3160886764526</text:p>
              </table:table-cell>
              <table:table-cell office:value-type="float" office:value="22.3494453430176">
                <text:p>22.3494453430176</text:p>
              </table:table-cell>
              <table:table-cell office:value-type="float" office:value="22.4161586761475">
                <text:p>22.4161586761475</text:p>
              </table:table-cell>
              <table:table-cell office:value-type="float" office:value="22.4828722476959">
                <text:p>22.4828722476959</text:p>
              </table:table-cell>
              <table:table-cell office:value-type="float" office:value="22.5162286758423">
                <text:p>22.5162286758423</text:p>
              </table:table-cell>
              <table:table-cell office:value-type="float" office:value="22.5495853424072">
                <text:p>22.5495853424072</text:p>
              </table:table-cell>
              <table:table-cell office:value-type="float" office:value="22.5829420089722">
                <text:p>22.5829420089722</text:p>
              </table:table-cell>
              <table:table-cell office:value-type="float" office:value="22.6162986755371">
                <text:p>22.6162986755371</text:p>
              </table:table-cell>
              <table:table-cell office:value-type="float" office:value="22.6496551036835">
                <text:p>22.6496551036835</text:p>
              </table:table-cell>
              <table:table-cell office:value-type="float" office:value="22.6830117702484">
                <text:p>22.6830117702484</text:p>
              </table:table-cell>
              <table:table-cell office:value-type="float" office:value="22.7163684368134">
                <text:p>22.7163684368134</text:p>
              </table:table-cell>
            </table:table-row>
            <table:table-row>
              <table:table-cell office:value-type="string">
                <text:p>y_disp-axis</text:p>
                <draw:g>
                  <svg:desc>tfoot9.A6:tfoot9.A6</svg:desc>
                </draw:g>
              </table:table-cell>
              <table:table-cell office:value-type="float" office:value="0.304492408073803">
                <text:p>0.304492408073803</text:p>
                <draw:g>
                  <svg:desc>tfoot9.B6:tfoot9.MI6</svg:desc>
                </draw:g>
              </table:table-cell>
              <table:table-cell office:value-type="float" office:value="0.304450862091863">
                <text:p>0.304450862091863</text:p>
              </table:table-cell>
              <table:table-cell office:value-type="float" office:value="0.304453393908539">
                <text:p>0.304453393908539</text:p>
              </table:table-cell>
              <table:table-cell office:value-type="float" office:value="0.304482065884088">
                <text:p>0.304482065884088</text:p>
              </table:table-cell>
              <table:table-cell office:value-type="float" office:value="0.304505399980582">
                <text:p>0.304505399980582</text:p>
              </table:table-cell>
              <table:table-cell office:value-type="float" office:value="0.304469916413546">
                <text:p>0.304469916413546</text:p>
              </table:table-cell>
              <table:table-cell office:value-type="float" office:value="0.30446224365893">
                <text:p>0.30446224365893</text:p>
              </table:table-cell>
              <table:table-cell office:value-type="float" office:value="0.304477619210704">
                <text:p>0.304477619210704</text:p>
              </table:table-cell>
              <table:table-cell office:value-type="float" office:value="0.304465568319482">
                <text:p>0.304465568319482</text:p>
              </table:table-cell>
              <table:table-cell office:value-type="float" office:value="0.304452350404118">
                <text:p>0.304452350404118</text:p>
              </table:table-cell>
              <table:table-cell office:value-type="float" office:value="0.304503663234458">
                <text:p>0.304503663234458</text:p>
              </table:table-cell>
              <table:table-cell office:value-type="float" office:value="0.304462644404056">
                <text:p>0.304462644404056</text:p>
              </table:table-cell>
              <table:table-cell office:value-type="float" office:value="0.304481782480384">
                <text:p>0.304481782480384</text:p>
              </table:table-cell>
              <table:table-cell office:value-type="float" office:value="0.304440141019289">
                <text:p>0.304440141019289</text:p>
              </table:table-cell>
              <table:table-cell office:value-type="float" office:value="0.30446326439575">
                <text:p>0.30446326439575</text:p>
              </table:table-cell>
              <table:table-cell office:value-type="float" office:value="0.304437517138955">
                <text:p>0.304437517138955</text:p>
              </table:table-cell>
              <table:table-cell office:value-type="float" office:value="0.304455552426635">
                <text:p>0.304455552426635</text:p>
              </table:table-cell>
              <table:table-cell office:value-type="float" office:value="0.304451519467503">
                <text:p>0.304451519467503</text:p>
              </table:table-cell>
              <table:table-cell office:value-type="float" office:value="0.304428473802512">
                <text:p>0.304428473802512</text:p>
              </table:table-cell>
              <table:table-cell office:value-type="float" office:value="0.304475419196202">
                <text:p>0.304475419196202</text:p>
              </table:table-cell>
              <table:table-cell office:value-type="float" office:value="0.30446199705044">
                <text:p>0.30446199705044</text:p>
              </table:table-cell>
              <table:table-cell office:value-type="float" office:value="0.304451060126777">
                <text:p>0.304451060126777</text:p>
              </table:table-cell>
              <table:table-cell office:value-type="float" office:value="0.304425739669121">
                <text:p>0.304425739669121</text:p>
              </table:table-cell>
              <table:table-cell office:value-type="float" office:value="0.30442676010691">
                <text:p>0.30442676010691</text:p>
              </table:table-cell>
              <table:table-cell office:value-type="float" office:value="0.304446770126375">
                <text:p>0.304446770126375</text:p>
              </table:table-cell>
              <table:table-cell office:value-type="float" office:value="0.30439494895513">
                <text:p>0.30439494895513</text:p>
              </table:table-cell>
              <table:table-cell office:value-type="float" office:value="0.304470123476006">
                <text:p>0.304470123476006</text:p>
              </table:table-cell>
              <table:table-cell office:value-type="float" office:value="0.304466346280766">
                <text:p>0.304466346280766</text:p>
              </table:table-cell>
              <table:table-cell office:value-type="float" office:value="0.304421114765472">
                <text:p>0.304421114765472</text:p>
              </table:table-cell>
              <table:table-cell office:value-type="float" office:value="0.304481899955208">
                <text:p>0.304481899955208</text:p>
              </table:table-cell>
              <table:table-cell office:value-type="float" office:value="0.304429193934302">
                <text:p>0.304429193934302</text:p>
              </table:table-cell>
              <table:table-cell office:value-type="float" office:value="0.304495651056528">
                <text:p>0.304495651056528</text:p>
              </table:table-cell>
              <table:table-cell office:value-type="float" office:value="0.304291942296966">
                <text:p>0.304291942296966</text:p>
              </table:table-cell>
              <table:table-cell office:value-type="float" office:value="0.304204064136253">
                <text:p>0.304204064136253</text:p>
              </table:table-cell>
              <table:table-cell office:value-type="float" office:value="0.304184231972227">
                <text:p>0.304184231972227</text:p>
              </table:table-cell>
              <table:table-cell office:value-type="float" office:value="0.304089322445051">
                <text:p>0.304089322445051</text:p>
              </table:table-cell>
              <table:table-cell office:value-type="float" office:value="0.304233346544796">
                <text:p>0.304233346544796</text:p>
              </table:table-cell>
              <table:table-cell office:value-type="float" office:value="0.304231137047713">
                <text:p>0.304231137047713</text:p>
              </table:table-cell>
              <table:table-cell office:value-type="float" office:value="0.304136128389541">
                <text:p>0.304136128389541</text:p>
              </table:table-cell>
              <table:table-cell office:value-type="float" office:value="0.304388548177095">
                <text:p>0.304388548177095</text:p>
              </table:table-cell>
              <table:table-cell office:value-type="float" office:value="0.304153084300527">
                <text:p>0.304153084300527</text:p>
              </table:table-cell>
              <table:table-cell office:value-type="float" office:value="0.302488892727647">
                <text:p>0.302488892727647</text:p>
              </table:table-cell>
              <table:table-cell office:value-type="float" office:value="0.338852914222832">
                <text:p>0.338852914222832</text:p>
              </table:table-cell>
              <table:table-cell office:value-type="float" office:value="0.341200905416713">
                <text:p>0.341200905416713</text:p>
              </table:table-cell>
              <table:table-cell office:value-type="float" office:value="0.33933137033528">
                <text:p>0.33933137033528</text:p>
              </table:table-cell>
              <table:table-cell office:value-type="float" office:value="0.335158808779398">
                <text:p>0.335158808779398</text:p>
              </table:table-cell>
              <table:table-cell office:value-type="float" office:value="0.297694182841586">
                <text:p>0.297694182841586</text:p>
              </table:table-cell>
              <table:table-cell office:value-type="float" office:value="0.294707926981904">
                <text:p>0.294707926981904</text:p>
              </table:table-cell>
              <table:table-cell office:value-type="float" office:value="0.334567087046454">
                <text:p>0.334567087046454</text:p>
              </table:table-cell>
              <table:table-cell office:value-type="float" office:value="0.33389524857166">
                <text:p>0.33389524857166</text:p>
              </table:table-cell>
              <table:table-cell office:value-type="float" office:value="0.33010512719186">
                <text:p>0.33010512719186</text:p>
              </table:table-cell>
              <table:table-cell office:value-type="float" office:value="0.300605758141823">
                <text:p>0.300605758141823</text:p>
              </table:table-cell>
              <table:table-cell office:value-type="float" office:value="0.296388943349799">
                <text:p>0.296388943349799</text:p>
              </table:table-cell>
              <table:table-cell office:value-type="float" office:value="0.291603514237026">
                <text:p>0.291603514237026</text:p>
              </table:table-cell>
              <table:table-cell office:value-type="float" office:value="0.287462576797661">
                <text:p>0.287462576797661</text:p>
              </table:table-cell>
              <table:table-cell office:value-type="float" office:value="0.289754157195859">
                <text:p>0.289754157195859</text:p>
              </table:table-cell>
              <table:table-cell office:value-type="float" office:value="0.303326987438235">
                <text:p>0.303326987438235</text:p>
              </table:table-cell>
              <table:table-cell office:value-type="float" office:value="0.306711800717065">
                <text:p>0.306711800717065</text:p>
              </table:table-cell>
              <table:table-cell office:value-type="float" office:value="0.307178135709008">
                <text:p>0.307178135709008</text:p>
              </table:table-cell>
              <table:table-cell office:value-type="float" office:value="0.306703999771851">
                <text:p>0.306703999771851</text:p>
              </table:table-cell>
              <table:table-cell office:value-type="float" office:value="0.305132083136432">
                <text:p>0.305132083136432</text:p>
              </table:table-cell>
              <table:table-cell office:value-type="float" office:value="0.303876953179651">
                <text:p>0.303876953179651</text:p>
              </table:table-cell>
              <table:table-cell office:value-type="float" office:value="0.302842655359461">
                <text:p>0.302842655359461</text:p>
              </table:table-cell>
              <table:table-cell office:value-type="float" office:value="0.301723032683178">
                <text:p>0.301723032683178</text:p>
              </table:table-cell>
              <table:table-cell office:value-type="float" office:value="0.301060063295176">
                <text:p>0.301060063295176</text:p>
              </table:table-cell>
              <table:table-cell office:value-type="float" office:value="0.29642953072622">
                <text:p>0.29642953072622</text:p>
              </table:table-cell>
              <table:table-cell office:value-type="float" office:value="0.307630206175666">
                <text:p>0.307630206175666</text:p>
              </table:table-cell>
              <table:table-cell office:value-type="float" office:value="0.315942217370692">
                <text:p>0.315942217370692</text:p>
              </table:table-cell>
              <table:table-cell office:value-type="float" office:value="0.321411307054168">
                <text:p>0.321411307054168</text:p>
              </table:table-cell>
              <table:table-cell office:value-type="float" office:value="0.319432763438364">
                <text:p>0.319432763438364</text:p>
              </table:table-cell>
              <table:table-cell office:value-type="float" office:value="0.324768181476971">
                <text:p>0.324768181476971</text:p>
              </table:table-cell>
              <table:table-cell office:value-type="float" office:value="0.334741669569778">
                <text:p>0.334741669569778</text:p>
              </table:table-cell>
              <table:table-cell office:value-type="float" office:value="0.336853288552131">
                <text:p>0.336853288552131</text:p>
              </table:table-cell>
              <table:table-cell office:value-type="float" office:value="0.338815260801821">
                <text:p>0.338815260801821</text:p>
              </table:table-cell>
              <table:table-cell office:value-type="float" office:value="0.337936876293726">
                <text:p>0.337936876293726</text:p>
              </table:table-cell>
              <table:table-cell office:value-type="float" office:value="0.336298592152598">
                <text:p>0.336298592152598</text:p>
              </table:table-cell>
              <table:table-cell office:value-type="float" office:value="0.335112371814362">
                <text:p>0.335112371814362</text:p>
              </table:table-cell>
              <table:table-cell office:value-type="float" office:value="0.334239394348986">
                <text:p>0.334239394348986</text:p>
              </table:table-cell>
              <table:table-cell office:value-type="float" office:value="0.33383412007761">
                <text:p>0.33383412007761</text:p>
              </table:table-cell>
              <table:table-cell office:value-type="float" office:value="0.335490893042524">
                <text:p>0.335490893042524</text:p>
              </table:table-cell>
              <table:table-cell office:value-type="float" office:value="0.333968163111514">
                <text:p>0.333968163111514</text:p>
              </table:table-cell>
              <table:table-cell office:value-type="float" office:value="0.310267410263614">
                <text:p>0.310267410263614</text:p>
              </table:table-cell>
              <table:table-cell office:value-type="float" office:value="0.310948368495326">
                <text:p>0.310948368495326</text:p>
              </table:table-cell>
              <table:table-cell office:value-type="float" office:value="0.310678278177807">
                <text:p>0.310678278177807</text:p>
              </table:table-cell>
              <table:table-cell office:value-type="float" office:value="0.334703040249583">
                <text:p>0.334703040249583</text:p>
              </table:table-cell>
              <table:table-cell office:value-type="float" office:value="0.334257650289473">
                <text:p>0.334257650289473</text:p>
              </table:table-cell>
              <table:table-cell office:value-type="float" office:value="0.333415510914132">
                <text:p>0.333415510914132</text:p>
              </table:table-cell>
              <table:table-cell office:value-type="float" office:value="0.331441454966495">
                <text:p>0.331441454966495</text:p>
              </table:table-cell>
              <table:table-cell office:value-type="float" office:value="0.299600041122283">
                <text:p>0.299600041122283</text:p>
              </table:table-cell>
              <table:table-cell office:value-type="float" office:value="0.290347921893946">
                <text:p>0.290347921893946</text:p>
              </table:table-cell>
              <table:table-cell office:value-type="float" office:value="0.307985627295045">
                <text:p>0.307985627295045</text:p>
              </table:table-cell>
              <table:table-cell office:value-type="float" office:value="0.308735898690885">
                <text:p>0.308735898690885</text:p>
              </table:table-cell>
              <table:table-cell office:value-type="float" office:value="0.308097992866007">
                <text:p>0.308097992866007</text:p>
              </table:table-cell>
              <table:table-cell office:value-type="float" office:value="0.307262056246928">
                <text:p>0.307262056246928</text:p>
              </table:table-cell>
              <table:table-cell office:value-type="float" office:value="0.306362227937794">
                <text:p>0.306362227937794</text:p>
              </table:table-cell>
              <table:table-cell office:value-type="float" office:value="0.305883138376733">
                <text:p>0.305883138376733</text:p>
              </table:table-cell>
              <table:table-cell office:value-type="float" office:value="0.304062618370694">
                <text:p>0.304062618370694</text:p>
              </table:table-cell>
              <table:table-cell office:value-type="float" office:value="0.302600898365782">
                <text:p>0.302600898365782</text:p>
              </table:table-cell>
              <table:table-cell office:value-type="float" office:value="0.301816088733629">
                <text:p>0.301816088733629</text:p>
              </table:table-cell>
              <table:table-cell office:value-type="float" office:value="0.300284632575599">
                <text:p>0.300284632575599</text:p>
              </table:table-cell>
              <table:table-cell office:value-type="float" office:value="0.296838551894101">
                <text:p>0.296838551894101</text:p>
              </table:table-cell>
              <table:table-cell office:value-type="float" office:value="0.299309732623344">
                <text:p>0.299309732623344</text:p>
              </table:table-cell>
              <table:table-cell office:value-type="float" office:value="0.320072626138324">
                <text:p>0.320072626138324</text:p>
              </table:table-cell>
              <table:table-cell office:value-type="float" office:value="0.322957673732972">
                <text:p>0.322957673732972</text:p>
              </table:table-cell>
              <table:table-cell office:value-type="float" office:value="0.334364592803435">
                <text:p>0.334364592803435</text:p>
              </table:table-cell>
              <table:table-cell office:value-type="float" office:value="0.336045660936663">
                <text:p>0.336045660936663</text:p>
              </table:table-cell>
              <table:table-cell office:value-type="float" office:value="0.337291637367545">
                <text:p>0.337291637367545</text:p>
              </table:table-cell>
              <table:table-cell office:value-type="float" office:value="0.334007126211442">
                <text:p>0.334007126211442</text:p>
              </table:table-cell>
              <table:table-cell office:value-type="float" office:value="0.332389913477355">
                <text:p>0.332389913477355</text:p>
              </table:table-cell>
              <table:table-cell office:value-type="float" office:value="0.334854300033025">
                <text:p>0.334854300033025</text:p>
              </table:table-cell>
              <table:table-cell office:value-type="float" office:value="0.330600293188438">
                <text:p>0.330600293188438</text:p>
              </table:table-cell>
              <table:table-cell office:value-type="float" office:value="0.308621132323608">
                <text:p>0.308621132323608</text:p>
              </table:table-cell>
              <table:table-cell office:value-type="float" office:value="0.303112349898332">
                <text:p>0.303112349898332</text:p>
              </table:table-cell>
              <table:table-cell office:value-type="float" office:value="0.299651925372607">
                <text:p>0.299651925372607</text:p>
              </table:table-cell>
              <table:table-cell office:value-type="float" office:value="0.297366480569257">
                <text:p>0.297366480569257</text:p>
              </table:table-cell>
              <table:table-cell office:value-type="float" office:value="0.295674046948405">
                <text:p>0.295674046948405</text:p>
              </table:table-cell>
              <table:table-cell office:value-type="float" office:value="0.334562306141943">
                <text:p>0.334562306141943</text:p>
              </table:table-cell>
              <table:table-cell office:value-type="float" office:value="0.334554620346569">
                <text:p>0.334554620346569</text:p>
              </table:table-cell>
              <table:table-cell office:value-type="float" office:value="0.335135995929786">
                <text:p>0.335135995929786</text:p>
              </table:table-cell>
              <table:table-cell office:value-type="float" office:value="0.333124081033909">
                <text:p>0.333124081033909</text:p>
              </table:table-cell>
              <table:table-cell office:value-type="float" office:value="0.330875734151311">
                <text:p>0.330875734151311</text:p>
              </table:table-cell>
              <table:table-cell office:value-type="float" office:value="0.326417752450959">
                <text:p>0.326417752450959</text:p>
              </table:table-cell>
              <table:table-cell office:value-type="float" office:value="0.312079292416975">
                <text:p>0.312079292416975</text:p>
              </table:table-cell>
              <table:table-cell office:value-type="float" office:value="0.307157310232938">
                <text:p>0.307157310232938</text:p>
              </table:table-cell>
              <table:table-cell office:value-type="float" office:value="0.302561790297112">
                <text:p>0.302561790297112</text:p>
              </table:table-cell>
              <table:table-cell office:value-type="float" office:value="0.297260666258622">
                <text:p>0.297260666258622</text:p>
              </table:table-cell>
              <table:table-cell office:value-type="float" office:value="0.291420529417747">
                <text:p>0.291420529417747</text:p>
              </table:table-cell>
              <table:table-cell office:value-type="float" office:value="0.308586599994557">
                <text:p>0.308586599994557</text:p>
              </table:table-cell>
              <table:table-cell office:value-type="float" office:value="0.309619642287502">
                <text:p>0.309619642287502</text:p>
              </table:table-cell>
              <table:table-cell office:value-type="float" office:value="0.308180971072217">
                <text:p>0.308180971072217</text:p>
              </table:table-cell>
              <table:table-cell office:value-type="float" office:value="0.30795442545753">
                <text:p>0.30795442545753</text:p>
              </table:table-cell>
              <table:table-cell office:value-type="float" office:value="0.306647883844313">
                <text:p>0.306647883844313</text:p>
              </table:table-cell>
              <table:table-cell office:value-type="float" office:value="0.306143334238137">
                <text:p>0.306143334238137</text:p>
              </table:table-cell>
              <table:table-cell office:value-type="float" office:value="0.305247815246359">
                <text:p>0.305247815246359</text:p>
              </table:table-cell>
              <table:table-cell office:value-type="float" office:value="0.303692065402404">
                <text:p>0.303692065402404</text:p>
              </table:table-cell>
              <table:table-cell office:value-type="float" office:value="0.301681465691707">
                <text:p>0.301681465691707</text:p>
              </table:table-cell>
              <table:table-cell office:value-type="float" office:value="0.300373976173095">
                <text:p>0.300373976173095</text:p>
              </table:table-cell>
              <table:table-cell office:value-type="float" office:value="0.332304680766764">
                <text:p>0.332304680766764</text:p>
              </table:table-cell>
              <table:table-cell office:value-type="float" office:value="0.337464422895945">
                <text:p>0.337464422895945</text:p>
              </table:table-cell>
              <table:table-cell office:value-type="float" office:value="0.339717536340816">
                <text:p>0.339717536340816</text:p>
              </table:table-cell>
              <table:table-cell office:value-type="float" office:value="0.340194568250986">
                <text:p>0.340194568250986</text:p>
              </table:table-cell>
              <table:table-cell office:value-type="float" office:value="0.33903388450963">
                <text:p>0.33903388450963</text:p>
              </table:table-cell>
              <table:table-cell office:value-type="float" office:value="0.336322364033218">
                <text:p>0.336322364033218</text:p>
              </table:table-cell>
              <table:table-cell office:value-type="float" office:value="0.337241836295137">
                <text:p>0.337241836295137</text:p>
              </table:table-cell>
              <table:table-cell office:value-type="float" office:value="0.334673017327183">
                <text:p>0.334673017327183</text:p>
              </table:table-cell>
              <table:table-cell office:value-type="float" office:value="0.3344525007253">
                <text:p>0.3344525007253</text:p>
              </table:table-cell>
              <table:table-cell office:value-type="float" office:value="0.333983105535256">
                <text:p>0.333983105535256</text:p>
              </table:table-cell>
              <table:table-cell office:value-type="float" office:value="0.332078949943617">
                <text:p>0.332078949943617</text:p>
              </table:table-cell>
              <table:table-cell office:value-type="float" office:value="0.298476400466109">
                <text:p>0.298476400466109</text:p>
              </table:table-cell>
              <table:table-cell office:value-type="float" office:value="0.288580385753399">
                <text:p>0.288580385753399</text:p>
              </table:table-cell>
              <table:table-cell office:value-type="float" office:value="0.291749182272879">
                <text:p>0.291749182272879</text:p>
              </table:table-cell>
              <table:table-cell office:value-type="float" office:value="0.308179741985157">
                <text:p>0.308179741985157</text:p>
              </table:table-cell>
              <table:table-cell office:value-type="float" office:value="0.309930839106457">
                <text:p>0.309930839106457</text:p>
              </table:table-cell>
              <table:table-cell office:value-type="float" office:value="0.309916729276739">
                <text:p>0.309916729276739</text:p>
              </table:table-cell>
              <table:table-cell office:value-type="float" office:value="0.308862328404977">
                <text:p>0.308862328404977</text:p>
              </table:table-cell>
              <table:table-cell office:value-type="float" office:value="0.30862252095442">
                <text:p>0.30862252095442</text:p>
              </table:table-cell>
              <table:table-cell office:value-type="float" office:value="0.30761185907458">
                <text:p>0.30761185907458</text:p>
              </table:table-cell>
              <table:table-cell office:value-type="float" office:value="0.30720633621035">
                <text:p>0.30720633621035</text:p>
              </table:table-cell>
              <table:table-cell office:value-type="float" office:value="0.30635028060644">
                <text:p>0.30635028060644</text:p>
              </table:table-cell>
              <table:table-cell office:value-type="float" office:value="0.305143428825514">
                <text:p>0.305143428825514</text:p>
              </table:table-cell>
              <table:table-cell office:value-type="float" office:value="0.303438524497683">
                <text:p>0.303438524497683</text:p>
              </table:table-cell>
              <table:table-cell office:value-type="float" office:value="0.302123055905636">
                <text:p>0.302123055905636</text:p>
              </table:table-cell>
              <table:table-cell office:value-type="float" office:value="0.299442056063043">
                <text:p>0.299442056063043</text:p>
              </table:table-cell>
              <table:table-cell office:value-type="float" office:value="0.299719799000742">
                <text:p>0.299719799000742</text:p>
              </table:table-cell>
              <table:table-cell office:value-type="float" office:value="0.330953025506132">
                <text:p>0.330953025506132</text:p>
              </table:table-cell>
              <table:table-cell office:value-type="float" office:value="0.338418858749769">
                <text:p>0.338418858749769</text:p>
              </table:table-cell>
              <table:table-cell office:value-type="float" office:value="0.308116582462848">
                <text:p>0.308116582462848</text:p>
              </table:table-cell>
              <table:table-cell office:value-type="float" office:value="0.334345760984953">
                <text:p>0.334345760984953</text:p>
              </table:table-cell>
              <table:table-cell office:value-type="float" office:value="0.332682993212279">
                <text:p>0.332682993212279</text:p>
              </table:table-cell>
              <table:table-cell office:value-type="float" office:value="0.330921199955337">
                <text:p>0.330921199955337</text:p>
              </table:table-cell>
              <table:table-cell office:value-type="float" office:value="0.32792859695896">
                <text:p>0.32792859695896</text:p>
              </table:table-cell>
              <table:table-cell office:value-type="float" office:value="0.322184837255662">
                <text:p>0.322184837255662</text:p>
              </table:table-cell>
              <table:table-cell office:value-type="float" office:value="0.307737929074826">
                <text:p>0.307737929074826</text:p>
              </table:table-cell>
              <table:table-cell office:value-type="float" office:value="0.303119617348266">
                <text:p>0.303119617348266</text:p>
              </table:table-cell>
              <table:table-cell office:value-type="float" office:value="0.297517939376692">
                <text:p>0.297517939376692</text:p>
              </table:table-cell>
              <table:table-cell office:value-type="float" office:value="0.29079406716929">
                <text:p>0.29079406716929</text:p>
              </table:table-cell>
              <table:table-cell office:value-type="float" office:value="0.290417102205639">
                <text:p>0.290417102205639</text:p>
              </table:table-cell>
              <table:table-cell office:value-type="float" office:value="0.30301436502239">
                <text:p>0.30301436502239</text:p>
              </table:table-cell>
              <table:table-cell office:value-type="float" office:value="0.306765262521891">
                <text:p>0.306765262521891</text:p>
              </table:table-cell>
              <table:table-cell office:value-type="float" office:value="0.305716119993939">
                <text:p>0.305716119993939</text:p>
              </table:table-cell>
              <table:table-cell office:value-type="float" office:value="0.303649467285575">
                <text:p>0.303649467285575</text:p>
              </table:table-cell>
              <table:table-cell office:value-type="float" office:value="0.302455121696028">
                <text:p>0.302455121696028</text:p>
              </table:table-cell>
              <table:table-cell office:value-type="float" office:value="0.299781012556338">
                <text:p>0.299781012556338</text:p>
              </table:table-cell>
              <table:table-cell office:value-type="float" office:value="0.29546646766593">
                <text:p>0.29546646766593</text:p>
              </table:table-cell>
              <table:table-cell office:value-type="float" office:value="0.297611367349334">
                <text:p>0.297611367349334</text:p>
              </table:table-cell>
              <table:table-cell office:value-type="float" office:value="0.318129002686151">
                <text:p>0.318129002686151</text:p>
              </table:table-cell>
              <table:table-cell office:value-type="float" office:value="0.325972375318414">
                <text:p>0.325972375318414</text:p>
              </table:table-cell>
              <table:table-cell office:value-type="float" office:value="0.328567407904525">
                <text:p>0.328567407904525</text:p>
              </table:table-cell>
              <table:table-cell office:value-type="float" office:value="0.328222172391623">
                <text:p>0.328222172391623</text:p>
              </table:table-cell>
              <table:table-cell office:value-type="float" office:value="0.323826275063806">
                <text:p>0.323826275063806</text:p>
              </table:table-cell>
              <table:table-cell office:value-type="float" office:value="0.320582996101772">
                <text:p>0.320582996101772</text:p>
              </table:table-cell>
              <table:table-cell office:value-type="float" office:value="0.318497664417856">
                <text:p>0.318497664417856</text:p>
              </table:table-cell>
              <table:table-cell office:value-type="float" office:value="0.306539939912274">
                <text:p>0.306539939912274</text:p>
              </table:table-cell>
              <table:table-cell office:value-type="float" office:value="0.313917770957012">
                <text:p>0.313917770957012</text:p>
              </table:table-cell>
              <table:table-cell office:value-type="float" office:value="0.314890161552196">
                <text:p>0.314890161552196</text:p>
              </table:table-cell>
              <table:table-cell office:value-type="float" office:value="0.300021930092905">
                <text:p>0.300021930092905</text:p>
              </table:table-cell>
              <table:table-cell office:value-type="float" office:value="0.297663093212338">
                <text:p>0.297663093212338</text:p>
              </table:table-cell>
              <table:table-cell office:value-type="float" office:value="0.294866791216314">
                <text:p>0.294866791216314</text:p>
              </table:table-cell>
              <table:table-cell office:value-type="float" office:value="0.292276789596389">
                <text:p>0.292276789596389</text:p>
              </table:table-cell>
              <table:table-cell office:value-type="float" office:value="0.289862786105396">
                <text:p>0.289862786105396</text:p>
              </table:table-cell>
              <table:table-cell office:value-type="float" office:value="0.288312225990281">
                <text:p>0.288312225990281</text:p>
              </table:table-cell>
              <table:table-cell office:value-type="float" office:value="0.287309451204065">
                <text:p>0.287309451204065</text:p>
              </table:table-cell>
              <table:table-cell office:value-type="float" office:value="0.288708852038106">
                <text:p>0.288708852038106</text:p>
              </table:table-cell>
              <table:table-cell office:value-type="float" office:value="0.288938250162801">
                <text:p>0.288938250162801</text:p>
              </table:table-cell>
              <table:table-cell office:value-type="float" office:value="0.291741017354621">
                <text:p>0.291741017354621</text:p>
              </table:table-cell>
              <table:table-cell office:value-type="float" office:value="0.327654610730736">
                <text:p>0.327654610730736</text:p>
              </table:table-cell>
              <table:table-cell office:value-type="float" office:value="0.330419403478624">
                <text:p>0.330419403478624</text:p>
              </table:table-cell>
              <table:table-cell office:value-type="float" office:value="0.334630544481575">
                <text:p>0.334630544481575</text:p>
              </table:table-cell>
              <table:table-cell office:value-type="float" office:value="0.33133448970164">
                <text:p>0.33133448970164</text:p>
              </table:table-cell>
              <table:table-cell office:value-type="float" office:value="0.327193616486386">
                <text:p>0.327193616486386</text:p>
              </table:table-cell>
              <table:table-cell office:value-type="float" office:value="0.314651032603867">
                <text:p>0.314651032603867</text:p>
              </table:table-cell>
              <table:table-cell office:value-type="float" office:value="0.308687262975803">
                <text:p>0.308687262975803</text:p>
              </table:table-cell>
              <table:table-cell office:value-type="float" office:value="0.305793806702771">
                <text:p>0.305793806702771</text:p>
              </table:table-cell>
              <table:table-cell office:value-type="float" office:value="0.295910487778412">
                <text:p>0.295910487778412</text:p>
              </table:table-cell>
              <table:table-cell office:value-type="float" office:value="0.299286160043546">
                <text:p>0.299286160043546</text:p>
              </table:table-cell>
              <table:table-cell office:value-type="float" office:value="0.304680479621543">
                <text:p>0.304680479621543</text:p>
              </table:table-cell>
              <table:table-cell office:value-type="float" office:value="0.30416104279497">
                <text:p>0.30416104279497</text:p>
              </table:table-cell>
              <table:table-cell office:value-type="float" office:value="0.30454909273703">
                <text:p>0.30454909273703</text:p>
              </table:table-cell>
              <table:table-cell office:value-type="float" office:value="0.304610951182945">
                <text:p>0.304610951182945</text:p>
              </table:table-cell>
              <table:table-cell office:value-type="float" office:value="0.30374559173733">
                <text:p>0.30374559173733</text:p>
              </table:table-cell>
              <table:table-cell office:value-type="float" office:value="0.302750078462563">
                <text:p>0.302750078462563</text:p>
              </table:table-cell>
              <table:table-cell office:value-type="float" office:value="0.301911342362823">
                <text:p>0.301911342362823</text:p>
              </table:table-cell>
              <table:table-cell office:value-type="float" office:value="0.30190423483681">
                <text:p>0.30190423483681</text:p>
              </table:table-cell>
              <table:table-cell office:value-type="float" office:value="0.30174000691576">
                <text:p>0.30174000691576</text:p>
              </table:table-cell>
              <table:table-cell office:value-type="float" office:value="0.302479075758507">
                <text:p>0.302479075758507</text:p>
              </table:table-cell>
              <table:table-cell office:value-type="float" office:value="0.302412527404847">
                <text:p>0.302412527404847</text:p>
              </table:table-cell>
              <table:table-cell office:value-type="float" office:value="0.302210573495367">
                <text:p>0.302210573495367</text:p>
              </table:table-cell>
              <table:table-cell office:value-type="float" office:value="0.302080743807779">
                <text:p>0.302080743807779</text:p>
              </table:table-cell>
              <table:table-cell office:value-type="float" office:value="0.302223446330574">
                <text:p>0.302223446330574</text:p>
              </table:table-cell>
              <table:table-cell office:value-type="float" office:value="0.302481517515819">
                <text:p>0.302481517515819</text:p>
              </table:table-cell>
              <table:table-cell office:value-type="float" office:value="0.302496438032234">
                <text:p>0.302496438032234</text:p>
              </table:table-cell>
              <table:table-cell office:value-type="float" office:value="0.302330091051488">
                <text:p>0.302330091051488</text:p>
              </table:table-cell>
              <table:table-cell office:value-type="float" office:value="0.302405647469841">
                <text:p>0.302405647469841</text:p>
              </table:table-cell>
              <table:table-cell office:value-type="float" office:value="0.302409462238373">
                <text:p>0.302409462238373</text:p>
              </table:table-cell>
              <table:table-cell office:value-type="float" office:value="0.302560515274345">
                <text:p>0.302560515274345</text:p>
              </table:table-cell>
              <table:table-cell office:value-type="float" office:value="0.302673244978004">
                <text:p>0.302673244978004</text:p>
              </table:table-cell>
              <table:table-cell office:value-type="float" office:value="0.302548217965998">
                <text:p>0.302548217965998</text:p>
              </table:table-cell>
              <table:table-cell office:value-type="float" office:value="0.302478229978108">
                <text:p>0.302478229978108</text:p>
              </table:table-cell>
              <table:table-cell office:value-type="float" office:value="0.302504389277398">
                <text:p>0.302504389277398</text:p>
              </table:table-cell>
              <table:table-cell office:value-type="float" office:value="0.302545184093846">
                <text:p>0.302545184093846</text:p>
              </table:table-cell>
              <table:table-cell office:value-type="float" office:value="0.302611678218462">
                <text:p>0.302611678218462</text:p>
              </table:table-cell>
              <table:table-cell office:value-type="float" office:value="0.302623779613854">
                <text:p>0.302623779613854</text:p>
              </table:table-cell>
              <table:table-cell office:value-type="float" office:value="0.302618388791969">
                <text:p>0.302618388791969</text:p>
              </table:table-cell>
              <table:table-cell office:value-type="float" office:value="0.302577416449632">
                <text:p>0.302577416449632</text:p>
              </table:table-cell>
              <table:table-cell office:value-type="float" office:value="0.302655501541247">
                <text:p>0.302655501541247</text:p>
              </table:table-cell>
              <table:table-cell office:value-type="float" office:value="0.302618155524388">
                <text:p>0.302618155524388</text:p>
              </table:table-cell>
              <table:table-cell office:value-type="float" office:value="0.302614159709467">
                <text:p>0.302614159709467</text:p>
              </table:table-cell>
              <table:table-cell office:value-type="float" office:value="0.302616575874182">
                <text:p>0.302616575874182</text:p>
              </table:table-cell>
              <table:table-cell office:value-type="float" office:value="0.302596308763011">
                <text:p>0.302596308763011</text:p>
              </table:table-cell>
              <table:table-cell office:value-type="float" office:value="0.302640315194876">
                <text:p>0.302640315194876</text:p>
              </table:table-cell>
              <table:table-cell office:value-type="float" office:value="0.302635249295031">
                <text:p>0.302635249295031</text:p>
              </table:table-cell>
              <table:table-cell office:value-type="float" office:value="0.302671444315095">
                <text:p>0.302671444315095</text:p>
              </table:table-cell>
              <table:table-cell office:value-type="float" office:value="0.302663251207681">
                <text:p>0.302663251207681</text:p>
              </table:table-cell>
              <table:table-cell office:value-type="float" office:value="0.30271135112156">
                <text:p>0.30271135112156</text:p>
              </table:table-cell>
              <table:table-cell office:value-type="float" office:value="0.302771990380126">
                <text:p>0.302771990380126</text:p>
              </table:table-cell>
              <table:table-cell office:value-type="float" office:value="0.302694125385714">
                <text:p>0.302694125385714</text:p>
              </table:table-cell>
              <table:table-cell office:value-type="float" office:value="0.302781998519986">
                <text:p>0.302781998519986</text:p>
              </table:table-cell>
              <table:table-cell office:value-type="float" office:value="0.302755412015693">
                <text:p>0.302755412015693</text:p>
              </table:table-cell>
              <table:table-cell office:value-type="float" office:value="0.302729214473975">
                <text:p>0.302729214473975</text:p>
              </table:table-cell>
              <table:table-cell office:value-type="float" office:value="0.302750713426813">
                <text:p>0.302750713426813</text:p>
              </table:table-cell>
              <table:table-cell office:value-type="float" office:value="0.302758501495956">
                <text:p>0.302758501495956</text:p>
              </table:table-cell>
              <table:table-cell office:value-type="float" office:value="0.302791106113325">
                <text:p>0.302791106113325</text:p>
              </table:table-cell>
              <table:table-cell office:value-type="float" office:value="0.302785531290463">
                <text:p>0.302785531290463</text:p>
              </table:table-cell>
              <table:table-cell office:value-type="float" office:value="0.302796428768226">
                <text:p>0.302796428768226</text:p>
              </table:table-cell>
              <table:table-cell office:value-type="float" office:value="0.30279438165689">
                <text:p>0.30279438165689</text:p>
              </table:table-cell>
              <table:table-cell office:value-type="float" office:value="0.302751573022315">
                <text:p>0.302751573022315</text:p>
              </table:table-cell>
              <table:table-cell office:value-type="float" office:value="0.302790225654811">
                <text:p>0.302790225654811</text:p>
              </table:table-cell>
              <table:table-cell office:value-type="float" office:value="0.302759464801513">
                <text:p>0.302759464801513</text:p>
              </table:table-cell>
              <table:table-cell office:value-type="float" office:value="0.302754256498943">
                <text:p>0.302754256498943</text:p>
              </table:table-cell>
              <table:table-cell office:value-type="float" office:value="0.302737633315701">
                <text:p>0.302737633315701</text:p>
              </table:table-cell>
              <table:table-cell office:value-type="float" office:value="0.30273759665761">
                <text:p>0.30273759665761</text:p>
              </table:table-cell>
              <table:table-cell office:value-type="float" office:value="0.302755226223867">
                <text:p>0.302755226223867</text:p>
              </table:table-cell>
              <table:table-cell office:value-type="float" office:value="0.302784358120466">
                <text:p>0.302784358120466</text:p>
              </table:table-cell>
              <table:table-cell office:value-type="float" office:value="0.30276575586248">
                <text:p>0.30276575586248</text:p>
              </table:table-cell>
              <table:table-cell office:value-type="float" office:value="0.302754743388489">
                <text:p>0.302754743388489</text:p>
              </table:table-cell>
              <table:table-cell office:value-type="float" office:value="0.302778396521326">
                <text:p>0.302778396521326</text:p>
              </table:table-cell>
              <table:table-cell office:value-type="float" office:value="0.302737269283009">
                <text:p>0.302737269283009</text:p>
              </table:table-cell>
              <table:table-cell office:value-type="float" office:value="0.302783069468543">
                <text:p>0.302783069468543</text:p>
              </table:table-cell>
              <table:table-cell office:value-type="float" office:value="0.302770666036767">
                <text:p>0.302770666036767</text:p>
              </table:table-cell>
              <table:table-cell office:value-type="float" office:value="0.302768984472007">
                <text:p>0.302768984472007</text:p>
              </table:table-cell>
              <table:table-cell office:value-type="float" office:value="0.30276971713346">
                <text:p>0.30276971713346</text:p>
              </table:table-cell>
              <table:table-cell office:value-type="float" office:value="0.302744891824985">
                <text:p>0.302744891824985</text:p>
              </table:table-cell>
              <table:table-cell office:value-type="float" office:value="0.302782756118426">
                <text:p>0.302782756118426</text:p>
              </table:table-cell>
              <table:table-cell office:value-type="float" office:value="0.302757630951121">
                <text:p>0.302757630951121</text:p>
              </table:table-cell>
              <table:table-cell office:value-type="float" office:value="0.302766986096238">
                <text:p>0.302766986096238</text:p>
              </table:table-cell>
              <table:table-cell office:value-type="float" office:value="0.302761927693022">
                <text:p>0.302761927693022</text:p>
              </table:table-cell>
              <table:table-cell office:value-type="float" office:value="0.302765391590564">
                <text:p>0.302765391590564</text:p>
              </table:table-cell>
              <table:table-cell office:value-type="float" office:value="0.302799933525763">
                <text:p>0.302799933525763</text:p>
              </table:table-cell>
              <table:table-cell office:value-type="float" office:value="0.302779115738097">
                <text:p>0.302779115738097</text:p>
              </table:table-cell>
              <table:table-cell office:value-type="float" office:value="0.302755238317048">
                <text:p>0.302755238317048</text:p>
              </table:table-cell>
              <table:table-cell office:value-type="float" office:value="0.302784028137842">
                <text:p>0.302784028137842</text:p>
              </table:table-cell>
              <table:table-cell office:value-type="float" office:value="0.302798318628811">
                <text:p>0.302798318628811</text:p>
              </table:table-cell>
              <table:table-cell office:value-type="float" office:value="0.302765388698252">
                <text:p>0.302765388698252</text:p>
              </table:table-cell>
              <table:table-cell office:value-type="float" office:value="0.302780740192681">
                <text:p>0.302780740192681</text:p>
              </table:table-cell>
              <table:table-cell office:value-type="float" office:value="0.302776338058664">
                <text:p>0.302776338058664</text:p>
              </table:table-cell>
              <table:table-cell office:value-type="float" office:value="0.30276012094291">
                <text:p>0.30276012094291</text:p>
              </table:table-cell>
              <table:table-cell office:value-type="float" office:value="0.302772764474013">
                <text:p>0.302772764474013</text:p>
              </table:table-cell>
              <table:table-cell office:value-type="float" office:value="0.302770795014925">
                <text:p>0.302770795014925</text:p>
              </table:table-cell>
              <table:table-cell office:value-type="float" office:value="0.302756659020667">
                <text:p>0.302756659020667</text:p>
              </table:table-cell>
              <table:table-cell office:value-type="float" office:value="0.302770805175795">
                <text:p>0.302770805175795</text:p>
              </table:table-cell>
              <table:table-cell office:value-type="float" office:value="0.302720378142991">
                <text:p>0.302720378142991</text:p>
              </table:table-cell>
              <table:table-cell office:value-type="float" office:value="0.302767651874306">
                <text:p>0.302767651874306</text:p>
              </table:table-cell>
              <table:table-cell office:value-type="float" office:value="0.302772039584697">
                <text:p>0.302772039584697</text:p>
              </table:table-cell>
              <table:table-cell office:value-type="float" office:value="0.302737729891477">
                <text:p>0.302737729891477</text:p>
              </table:table-cell>
              <table:table-cell office:value-type="float" office:value="0.302778469746438">
                <text:p>0.302778469746438</text:p>
              </table:table-cell>
              <table:table-cell office:value-type="float" office:value="0.302759970927602">
                <text:p>0.302759970927602</text:p>
              </table:table-cell>
              <table:table-cell office:value-type="float" office:value="0.302771095665359">
                <text:p>0.302771095665359</text:p>
              </table:table-cell>
              <table:table-cell office:value-type="float" office:value="0.302769047069452">
                <text:p>0.302769047069452</text:p>
              </table:table-cell>
              <table:table-cell office:value-type="float" office:value="0.302764431265425">
                <text:p>0.302764431265425</text:p>
              </table:table-cell>
              <table:table-cell office:value-type="float" office:value="0.302792210463684">
                <text:p>0.302792210463684</text:p>
              </table:table-cell>
              <table:table-cell office:value-type="float" office:value="0.30274288346581">
                <text:p>0.30274288346581</text:p>
              </table:table-cell>
              <table:table-cell office:value-type="float" office:value="0.302752445949219">
                <text:p>0.302752445949219</text:p>
              </table:table-cell>
              <table:table-cell office:value-type="float" office:value="0.302783265628364">
                <text:p>0.302783265628364</text:p>
              </table:table-cell>
              <table:table-cell office:value-type="float" office:value="0.302769734514861">
                <text:p>0.302769734514861</text:p>
              </table:table-cell>
              <table:table-cell office:value-type="float" office:value="0.302760657350943">
                <text:p>0.302760657350943</text:p>
              </table:table-cell>
              <table:table-cell office:value-type="float" office:value="0.302785208969395">
                <text:p>0.302785208969395</text:p>
              </table:table-cell>
              <table:table-cell office:value-type="float" office:value="0.302727065083497">
                <text:p>0.302727065083497</text:p>
              </table:table-cell>
              <table:table-cell office:value-type="float" office:value="0.302750880888697">
                <text:p>0.302750880888697</text:p>
              </table:table-cell>
              <table:table-cell office:value-type="float" office:value="0.302768923918876">
                <text:p>0.302768923918876</text:p>
              </table:table-cell>
              <table:table-cell office:value-type="float" office:value="0.302770724686026">
                <text:p>0.302770724686026</text:p>
              </table:table-cell>
              <table:table-cell office:value-type="float" office:value="0.302810209537213">
                <text:p>0.302810209537213</text:p>
              </table:table-cell>
              <table:table-cell office:value-type="float" office:value="0.302752419202241">
                <text:p>0.302752419202241</text:p>
              </table:table-cell>
              <table:table-cell office:value-type="float" office:value="0.302753201467652">
                <text:p>0.302753201467652</text:p>
              </table:table-cell>
              <table:table-cell office:value-type="float" office:value="0.302811115175078">
                <text:p>0.302811115175078</text:p>
              </table:table-cell>
              <table:table-cell office:value-type="float" office:value="0.302729433546783">
                <text:p>0.302729433546783</text:p>
              </table:table-cell>
              <table:table-cell office:value-type="float" office:value="0.302782213948863">
                <text:p>0.302782213948863</text:p>
              </table:table-cell>
              <table:table-cell office:value-type="float" office:value="0.302778588814665">
                <text:p>0.302778588814665</text:p>
              </table:table-cell>
              <table:table-cell office:value-type="float" office:value="0.302789922256165">
                <text:p>0.302789922256165</text:p>
              </table:table-cell>
              <table:table-cell office:value-type="float" office:value="0.302760523496909">
                <text:p>0.302760523496909</text:p>
              </table:table-cell>
              <table:table-cell office:value-type="float" office:value="0.302771296629328">
                <text:p>0.302771296629328</text:p>
              </table:table-cell>
              <table:table-cell office:value-type="float" office:value="0.302772675380096">
                <text:p>0.302772675380096</text:p>
              </table:table-cell>
              <table:table-cell office:value-type="float" office:value="0.302772111074721">
                <text:p>0.302772111074721</text:p>
              </table:table-cell>
              <table:table-cell office:value-type="float" office:value="0.302728476153823">
                <text:p>0.302728476153823</text:p>
              </table:table-cell>
              <table:table-cell office:value-type="float" office:value="0.302737331847707">
                <text:p>0.302737331847707</text:p>
              </table:table-cell>
              <table:table-cell office:value-type="float" office:value="0.302787124522756">
                <text:p>0.302787124522756</text:p>
              </table:table-cell>
              <table:table-cell office:value-type="float" office:value="0.302782407515289">
                <text:p>0.302782407515289</text:p>
              </table:table-cell>
              <table:table-cell office:value-type="float" office:value="0.302759443790165">
                <text:p>0.302759443790165</text:p>
              </table:table-cell>
              <table:table-cell office:value-type="float" office:value="0.30275848580803">
                <text:p>0.30275848580803</text:p>
              </table:table-cell>
              <table:table-cell office:value-type="float" office:value="0.302762913933978">
                <text:p>0.302762913933978</text:p>
              </table:table-cell>
              <table:table-cell office:value-type="float" office:value="0.30273693230308">
                <text:p>0.30273693230308</text:p>
              </table:table-cell>
              <table:table-cell office:value-type="float" office:value="0.302775262388606">
                <text:p>0.302775262388606</text:p>
              </table:table-cell>
              <table:table-cell office:value-type="float" office:value="0.302780747744068">
                <text:p>0.302780747744068</text:p>
              </table:table-cell>
              <table:table-cell office:value-type="float" office:value="0.302752496214187">
                <text:p>0.302752496214187</text:p>
              </table:table-cell>
              <table:table-cell office:value-type="float" office:value="0.302748681392928">
                <text:p>0.302748681392928</text:p>
              </table:table-cell>
              <table:table-cell office:value-type="float" office:value="0.302773424578427">
                <text:p>0.302773424578427</text:p>
              </table:table-cell>
              <table:table-cell office:value-type="float" office:value="0.302755290132055">
                <text:p>0.302755290132055</text:p>
              </table:table-cell>
            </table:table-row>
            <table:table-row>
              <table:table-cell office:value-type="string">
                <text:p>Potential diff</text:p>
                <draw:g>
                  <svg:desc>tfoot9.A8:tfoot9.A8</svg:desc>
                </draw:g>
              </table:table-cell>
              <table:table-cell office:value-type="float" office:value="0.0000175664858754199">
                <text:p>0.0000175664858754199</text:p>
                <draw:g>
                  <svg:desc>tfoot9.B8:tfoot9.MI8</svg:desc>
                </draw:g>
              </table:table-cell>
              <table:table-cell office:value-type="float" office:value="-0.000041545981940283">
                <text:p>-0.000041545981940283</text:p>
              </table:table-cell>
              <table:table-cell office:value-type="float" office:value="0.00000253181667597691">
                <text:p>0.00000253181667597691</text:p>
              </table:table-cell>
              <table:table-cell office:value-type="float" office:value="0.0000286719755494547">
                <text:p>0.0000286719755494547</text:p>
              </table:table-cell>
              <table:table-cell office:value-type="float" office:value="0.0000233340964935214">
                <text:p>0.0000233340964935214</text:p>
              </table:table-cell>
              <table:table-cell office:value-type="float" office:value="-0.0000354835670353104">
                <text:p>-0.0000354835670353104</text:p>
              </table:table-cell>
              <table:table-cell office:value-type="float" office:value="-0.00000767275461610595">
                <text:p>-0.00000767275461610595</text:p>
              </table:table-cell>
              <table:table-cell office:value-type="float" office:value="0.0000153755517734444">
                <text:p>0.0000153755517734444</text:p>
              </table:table-cell>
              <table:table-cell office:value-type="float" office:value="-0.0000120508912213047">
                <text:p>-0.0000120508912213047</text:p>
              </table:table-cell>
              <table:table-cell office:value-type="float" office:value="-0.0000132179153647383">
                <text:p>-0.0000132179153647383</text:p>
              </table:table-cell>
              <table:table-cell office:value-type="float" office:value="0.0000513128303399335">
                <text:p>0.0000513128303399335</text:p>
              </table:table-cell>
              <table:table-cell office:value-type="float" office:value="-0.0000410188304018622">
                <text:p>-0.0000410188304018622</text:p>
              </table:table-cell>
              <table:table-cell office:value-type="float" office:value="0.0000191380763281956">
                <text:p>0.0000191380763281956</text:p>
              </table:table-cell>
              <table:table-cell office:value-type="float" office:value="-0.0000416414610953653">
                <text:p>-0.0000416414610953653</text:p>
              </table:table-cell>
              <table:table-cell office:value-type="float" office:value="0.0000231233764616534">
                <text:p>0.0000231233764616534</text:p>
              </table:table-cell>
              <table:table-cell office:value-type="float" office:value="-0.0000257472567954387">
                <text:p>-0.0000257472567954387</text:p>
              </table:table-cell>
              <table:table-cell office:value-type="float" office:value="0.0000180352876801848">
                <text:p>0.0000180352876801848</text:p>
              </table:table-cell>
              <table:table-cell office:value-type="float" office:value="-0.00000403295913220525">
                <text:p>-0.00000403295913220525</text:p>
              </table:table-cell>
              <table:table-cell office:value-type="float" office:value="-0.0000230456649909505">
                <text:p>-0.0000230456649909505</text:p>
              </table:table-cell>
              <table:table-cell office:value-type="float" office:value="0.0000469453936896569">
                <text:p>0.0000469453936896569</text:p>
              </table:table-cell>
              <table:table-cell office:value-type="float" office:value="-0.0000134221457615547">
                <text:p>-0.0000134221457615547</text:p>
              </table:table-cell>
              <table:table-cell office:value-type="float" office:value="-0.0000109369236628298">
                <text:p>-0.0000109369236628298</text:p>
              </table:table-cell>
              <table:table-cell office:value-type="float" office:value="-0.0000253204576566302">
                <text:p>-0.0000253204576566302</text:p>
              </table:table-cell>
              <table:table-cell office:value-type="float" office:value="0.00000102043778921201">
                <text:p>0.00000102043778921201</text:p>
              </table:table-cell>
              <table:table-cell office:value-type="float" office:value="0.000020010019465222">
                <text:p>0.000020010019465222</text:p>
              </table:table-cell>
              <table:table-cell office:value-type="float" office:value="-0.0000518211712449146">
                <text:p>-0.0000518211712449146</text:p>
              </table:table-cell>
              <table:table-cell office:value-type="float" office:value="0.0000751745208755206">
                <text:p>0.0000751745208755206</text:p>
              </table:table-cell>
              <table:table-cell office:value-type="float" office:value="-0.00000377719524002895">
                <text:p>-0.00000377719524002895</text:p>
              </table:table-cell>
              <table:table-cell office:value-type="float" office:value="-0.0000452315152931204">
                <text:p>-0.0000452315152931204</text:p>
              </table:table-cell>
              <table:table-cell office:value-type="float" office:value="0.0000607851897360123">
                <text:p>0.0000607851897360123</text:p>
              </table:table-cell>
              <table:table-cell office:value-type="float" office:value="-0.0000527060209069008">
                <text:p>-0.0000527060209069008</text:p>
              </table:table-cell>
              <table:table-cell office:value-type="float" office:value="0.000066457122226693">
                <text:p>0.000066457122226693</text:p>
              </table:table-cell>
              <table:table-cell office:value-type="float" office:value="-0.000203708759562715">
                <text:p>-0.000203708759562715</text:p>
              </table:table-cell>
              <table:table-cell office:value-type="float" office:value="-0.0000878781607129286">
                <text:p>-0.0000878781607129286</text:p>
              </table:table-cell>
              <table:table-cell office:value-type="float" office:value="-0.0000198321640257904">
                <text:p>-0.0000198321640257904</text:p>
              </table:table-cell>
              <table:table-cell office:value-type="float" office:value="-0.000094909527176168">
                <text:p>-0.000094909527176168</text:p>
              </table:table-cell>
              <table:table-cell office:value-type="float" office:value="0.000144024099745399">
                <text:p>0.000144024099745399</text:p>
              </table:table-cell>
              <table:table-cell office:value-type="float" office:value="-0.00000220949708334972">
                <text:p>-0.00000220949708334972</text:p>
              </table:table-cell>
              <table:table-cell office:value-type="float" office:value="-0.0000950086581716358">
                <text:p>-0.0000950086581716358</text:p>
              </table:table-cell>
              <table:table-cell office:value-type="float" office:value="0.000252419787553582">
                <text:p>0.000252419787553582</text:p>
              </table:table-cell>
              <table:table-cell office:value-type="float" office:value="-0.000235463876567532">
                <text:p>-0.000235463876567532</text:p>
              </table:table-cell>
              <table:table-cell office:value-type="float" office:value="-0.00166419157287984">
                <text:p>-0.00166419157287984</text:p>
              </table:table-cell>
              <table:table-cell office:value-type="float" office:value="0.0363640214951846">
                <text:p>0.0363640214951846</text:p>
              </table:table-cell>
              <table:table-cell office:value-type="float" office:value="0.00234799119388096">
                <text:p>0.00234799119388096</text:p>
              </table:table-cell>
              <table:table-cell office:value-type="float" office:value="-0.00186953508143323">
                <text:p>-0.00186953508143323</text:p>
              </table:table-cell>
              <table:table-cell office:value-type="float" office:value="-0.0041725615558818">
                <text:p>-0.0041725615558818</text:p>
              </table:table-cell>
              <table:table-cell office:value-type="float" office:value="-0.0374646259378119">
                <text:p>-0.0374646259378119</text:p>
              </table:table-cell>
              <table:table-cell office:value-type="float" office:value="-0.00298625585968193">
                <text:p>-0.00298625585968193</text:p>
              </table:table-cell>
              <table:table-cell office:value-type="float" office:value="0.0398591600645504">
                <text:p>0.0398591600645504</text:p>
              </table:table-cell>
              <table:table-cell office:value-type="float" office:value="-0.000671838474794184">
                <text:p>-0.000671838474794184</text:p>
              </table:table-cell>
              <table:table-cell office:value-type="float" office:value="-0.00379012137979989">
                <text:p>-0.00379012137979989</text:p>
              </table:table-cell>
              <table:table-cell office:value-type="float" office:value="-0.0294993690500372">
                <text:p>-0.0294993690500372</text:p>
              </table:table-cell>
              <table:table-cell office:value-type="float" office:value="-0.00421681479202385">
                <text:p>-0.00421681479202385</text:p>
              </table:table-cell>
              <table:table-cell office:value-type="float" office:value="-0.00478542911277352">
                <text:p>-0.00478542911277352</text:p>
              </table:table-cell>
              <table:table-cell office:value-type="float" office:value="-0.0041409374393645">
                <text:p>-0.0041409374393645</text:p>
              </table:table-cell>
              <table:table-cell office:value-type="float" office:value="0.00229158039819821">
                <text:p>0.00229158039819821</text:p>
              </table:table-cell>
              <table:table-cell office:value-type="float" office:value="0.013572830242375">
                <text:p>0.013572830242375</text:p>
              </table:table-cell>
              <table:table-cell office:value-type="float" office:value="0.00338481327883039">
                <text:p>0.00338481327883039</text:p>
              </table:table-cell>
              <table:table-cell office:value-type="float" office:value="0.00046633499194304">
                <text:p>0.00046633499194304</text:p>
              </table:table-cell>
              <table:table-cell office:value-type="float" office:value="-0.000474135937156839">
                <text:p>-0.000474135937156839</text:p>
              </table:table-cell>
              <table:table-cell office:value-type="float" office:value="-0.00157191663541917">
                <text:p>-0.00157191663541917</text:p>
              </table:table-cell>
              <table:table-cell office:value-type="float" office:value="-0.00125512995678095">
                <text:p>-0.00125512995678095</text:p>
              </table:table-cell>
              <table:table-cell office:value-type="float" office:value="-0.00103429782019043">
                <text:p>-0.00103429782019043</text:p>
              </table:table-cell>
              <table:table-cell office:value-type="float" office:value="-0.00111962267628302">
                <text:p>-0.00111962267628302</text:p>
              </table:table-cell>
              <table:table-cell office:value-type="float" office:value="-0.000662969388001589">
                <text:p>-0.000662969388001589</text:p>
              </table:table-cell>
              <table:table-cell office:value-type="float" office:value="-0.00463053256895596">
                <text:p>-0.00463053256895596</text:p>
              </table:table-cell>
              <table:table-cell office:value-type="float" office:value="0.0112006754494456">
                <text:p>0.0112006754494456</text:p>
              </table:table-cell>
              <table:table-cell office:value-type="float" office:value="0.00831201119502667">
                <text:p>0.00831201119502667</text:p>
              </table:table-cell>
              <table:table-cell office:value-type="float" office:value="0.00546908968347537">
                <text:p>0.00546908968347537</text:p>
              </table:table-cell>
              <table:table-cell office:value-type="float" office:value="-0.00197854361580396">
                <text:p>-0.00197854361580396</text:p>
              </table:table-cell>
              <table:table-cell office:value-type="float" office:value="0.00533541803860771">
                <text:p>0.00533541803860771</text:p>
              </table:table-cell>
              <table:table-cell office:value-type="float" office:value="0.00997348809280657">
                <text:p>0.00997348809280657</text:p>
              </table:table-cell>
              <table:table-cell office:value-type="float" office:value="0.00211161898235285">
                <text:p>0.00211161898235285</text:p>
              </table:table-cell>
              <table:table-cell office:value-type="float" office:value="0.0019619722496898">
                <text:p>0.0019619722496898</text:p>
              </table:table-cell>
              <table:table-cell office:value-type="float" office:value="-0.00087838450809502">
                <text:p>-0.00087838450809502</text:p>
              </table:table-cell>
              <table:table-cell office:value-type="float" office:value="-0.00163828414112754">
                <text:p>-0.00163828414112754</text:p>
              </table:table-cell>
              <table:table-cell office:value-type="float" office:value="-0.00118622033823584">
                <text:p>-0.00118622033823584</text:p>
              </table:table-cell>
              <table:table-cell office:value-type="float" office:value="-0.00087297746537579">
                <text:p>-0.00087297746537579</text:p>
              </table:table-cell>
              <table:table-cell office:value-type="float" office:value="-0.000405274271375933">
                <text:p>-0.000405274271375933</text:p>
              </table:table-cell>
              <table:table-cell office:value-type="float" office:value="0.00165677296491384">
                <text:p>0.00165677296491384</text:p>
              </table:table-cell>
              <table:table-cell office:value-type="float" office:value="-0.00152272993101055">
                <text:p>-0.00152272993101055</text:p>
              </table:table-cell>
              <table:table-cell office:value-type="float" office:value="-0.0237007528478995">
                <text:p>-0.0237007528478995</text:p>
              </table:table-cell>
              <table:table-cell office:value-type="float" office:value="0.00068095823171177">
                <text:p>0.00068095823171177</text:p>
              </table:table-cell>
              <table:table-cell office:value-type="float" office:value="-0.000270090317519012">
                <text:p>-0.000270090317519012</text:p>
              </table:table-cell>
              <table:table-cell office:value-type="float" office:value="0.0240247620717763">
                <text:p>0.0240247620717763</text:p>
              </table:table-cell>
              <table:table-cell office:value-type="float" office:value="-0.000445389960110454">
                <text:p>-0.000445389960110454</text:p>
              </table:table-cell>
              <table:table-cell office:value-type="float" office:value="-0.000842139375341333">
                <text:p>-0.000842139375341333</text:p>
              </table:table-cell>
              <table:table-cell office:value-type="float" office:value="-0.00197405594763656">
                <text:p>-0.00197405594763656</text:p>
              </table:table-cell>
              <table:table-cell office:value-type="float" office:value="-0.0318414138442115">
                <text:p>-0.0318414138442115</text:p>
              </table:table-cell>
              <table:table-cell office:value-type="float" office:value="-0.00925211922833763">
                <text:p>-0.00925211922833763</text:p>
              </table:table-cell>
              <table:table-cell office:value-type="float" office:value="0.0176377054010988">
                <text:p>0.0176377054010988</text:p>
              </table:table-cell>
              <table:table-cell office:value-type="float" office:value="0.000750271395840607">
                <text:p>0.000750271395840607</text:p>
              </table:table-cell>
              <table:table-cell office:value-type="float" office:value="-0.000637905824878493">
                <text:p>-0.000637905824878493</text:p>
              </table:table-cell>
              <table:table-cell office:value-type="float" office:value="-0.000835936619078603">
                <text:p>-0.000835936619078603</text:p>
              </table:table-cell>
              <table:table-cell office:value-type="float" office:value="-0.000899828309133988">
                <text:p>-0.000899828309133988</text:p>
              </table:table-cell>
              <table:table-cell office:value-type="float" office:value="-0.000479089561060686">
                <text:p>-0.000479089561060686</text:p>
              </table:table-cell>
              <table:table-cell office:value-type="float" office:value="-0.00182052000603927">
                <text:p>-0.00182052000603927</text:p>
              </table:table-cell>
              <table:table-cell office:value-type="float" office:value="-0.00146172000491224">
                <text:p>-0.00146172000491224</text:p>
              </table:table-cell>
              <table:table-cell office:value-type="float" office:value="-0.000784809632152994">
                <text:p>-0.000784809632152994</text:p>
              </table:table-cell>
              <table:table-cell office:value-type="float" office:value="-0.00153145615802963">
                <text:p>-0.00153145615802963</text:p>
              </table:table-cell>
              <table:table-cell office:value-type="float" office:value="-0.00344608068149849">
                <text:p>-0.00344608068149849</text:p>
              </table:table-cell>
              <table:table-cell office:value-type="float" office:value="0.00247118072924357">
                <text:p>0.00247118072924357</text:p>
              </table:table-cell>
              <table:table-cell office:value-type="float" office:value="0.0207628935149796">
                <text:p>0.0207628935149796</text:p>
              </table:table-cell>
              <table:table-cell office:value-type="float" office:value="0.00288504759464803">
                <text:p>0.00288504759464803</text:p>
              </table:table-cell>
              <table:table-cell office:value-type="float" office:value="0.011406919070463">
                <text:p>0.011406919070463</text:p>
              </table:table-cell>
              <table:table-cell office:value-type="float" office:value="0.00168106813322838">
                <text:p>0.00168106813322838</text:p>
              </table:table-cell>
              <table:table-cell office:value-type="float" office:value="0.0012459764308817">
                <text:p>0.0012459764308817</text:p>
              </table:table-cell>
              <table:table-cell office:value-type="float" office:value="-0.0032845111561034">
                <text:p>-0.0032845111561034</text:p>
              </table:table-cell>
              <table:table-cell office:value-type="float" office:value="-0.00161721273408705">
                <text:p>-0.00161721273408705</text:p>
              </table:table-cell>
              <table:table-cell office:value-type="float" office:value="0.00246438655566994">
                <text:p>0.00246438655566994</text:p>
              </table:table-cell>
              <table:table-cell office:value-type="float" office:value="-0.00425400684458677">
                <text:p>-0.00425400684458677</text:p>
              </table:table-cell>
              <table:table-cell office:value-type="float" office:value="-0.0219791608648294">
                <text:p>-0.0219791608648294</text:p>
              </table:table-cell>
              <table:table-cell office:value-type="float" office:value="-0.00550878242527697">
                <text:p>-0.00550878242527697</text:p>
              </table:table-cell>
              <table:table-cell office:value-type="float" office:value="-0.00346042452572409">
                <text:p>-0.00346042452572409</text:p>
              </table:table-cell>
              <table:table-cell office:value-type="float" office:value="-0.00228544480335036">
                <text:p>-0.00228544480335036</text:p>
              </table:table-cell>
              <table:table-cell office:value-type="float" office:value="-0.0016924336208522">
                <text:p>-0.0016924336208522</text:p>
              </table:table-cell>
              <table:table-cell office:value-type="float" office:value="0.0388882591935379">
                <text:p>0.0388882591935379</text:p>
              </table:table-cell>
              <table:table-cell office:value-type="float" office:value="-0.00000768579537396841">
                <text:p>-0.00000768579537396841</text:p>
              </table:table-cell>
              <table:table-cell office:value-type="float" office:value="0.000581375583217469">
                <text:p>0.000581375583217469</text:p>
              </table:table-cell>
              <table:table-cell office:value-type="float" office:value="-0.00201191489587704">
                <text:p>-0.00201191489587704</text:p>
              </table:table-cell>
              <table:table-cell office:value-type="float" office:value="-0.00224834688259795">
                <text:p>-0.00224834688259795</text:p>
              </table:table-cell>
              <table:table-cell office:value-type="float" office:value="-0.00445798170035206">
                <text:p>-0.00445798170035206</text:p>
              </table:table-cell>
              <table:table-cell office:value-type="float" office:value="-0.0143384600339841">
                <text:p>-0.0143384600339841</text:p>
              </table:table-cell>
              <table:table-cell office:value-type="float" office:value="-0.00492198218403733">
                <text:p>-0.00492198218403733</text:p>
              </table:table-cell>
              <table:table-cell office:value-type="float" office:value="-0.00459551993582585">
                <text:p>-0.00459551993582585</text:p>
              </table:table-cell>
              <table:table-cell office:value-type="float" office:value="-0.00530112403848937">
                <text:p>-0.00530112403848937</text:p>
              </table:table-cell>
              <table:table-cell office:value-type="float" office:value="-0.00584013684087542">
                <text:p>-0.00584013684087542</text:p>
              </table:table-cell>
              <table:table-cell office:value-type="float" office:value="0.0171660705768101">
                <text:p>0.0171660705768101</text:p>
              </table:table-cell>
              <table:table-cell office:value-type="float" office:value="0.00103304229294499">
                <text:p>0.00103304229294499</text:p>
              </table:table-cell>
              <table:table-cell office:value-type="float" office:value="-0.00143867121528557">
                <text:p>-0.00143867121528557</text:p>
              </table:table-cell>
              <table:table-cell office:value-type="float" office:value="-0.000226545614686713">
                <text:p>-0.000226545614686713</text:p>
              </table:table-cell>
              <table:table-cell office:value-type="float" office:value="-0.00130654161321669">
                <text:p>-0.00130654161321669</text:p>
              </table:table-cell>
              <table:table-cell office:value-type="float" office:value="-0.000504549606176019">
                <text:p>-0.000504549606176019</text:p>
              </table:table-cell>
              <table:table-cell office:value-type="float" office:value="-0.000895518991778532">
                <text:p>-0.000895518991778532</text:p>
              </table:table-cell>
              <table:table-cell office:value-type="float" office:value="-0.00155574984395496">
                <text:p>-0.00155574984395496</text:p>
              </table:table-cell>
              <table:table-cell office:value-type="float" office:value="-0.00201059971069617">
                <text:p>-0.00201059971069617</text:p>
              </table:table-cell>
              <table:table-cell office:value-type="float" office:value="-0.00130748951861276">
                <text:p>-0.00130748951861276</text:p>
              </table:table-cell>
              <table:table-cell office:value-type="float" office:value="0.0319307045936694">
                <text:p>0.0319307045936694</text:p>
              </table:table-cell>
              <table:table-cell office:value-type="float" office:value="0.00515974212918041">
                <text:p>0.00515974212918041</text:p>
              </table:table-cell>
              <table:table-cell office:value-type="float" office:value="0.00225311344487134">
                <text:p>0.00225311344487134</text:p>
              </table:table-cell>
              <table:table-cell office:value-type="float" office:value="0.000477031910170123">
                <text:p>0.000477031910170123</text:p>
              </table:table-cell>
              <table:table-cell office:value-type="float" office:value="-0.00116068374135592">
                <text:p>-0.00116068374135592</text:p>
              </table:table-cell>
              <table:table-cell office:value-type="float" office:value="-0.00271152047641199">
                <text:p>-0.00271152047641199</text:p>
              </table:table-cell>
              <table:table-cell office:value-type="float" office:value="0.000919472261918464">
                <text:p>0.000919472261918464</text:p>
              </table:table-cell>
              <table:table-cell office:value-type="float" office:value="-0.00256881896795374">
                <text:p>-0.00256881896795374</text:p>
              </table:table-cell>
              <table:table-cell office:value-type="float" office:value="-0.000220516601882714">
                <text:p>-0.000220516601882714</text:p>
              </table:table-cell>
              <table:table-cell office:value-type="float" office:value="-0.000469395190044464">
                <text:p>-0.000469395190044464</text:p>
              </table:table-cell>
              <table:table-cell office:value-type="float" office:value="-0.00190415559163826">
                <text:p>-0.00190415559163826</text:p>
              </table:table-cell>
              <table:table-cell office:value-type="float" office:value="-0.0336025494775084">
                <text:p>-0.0336025494775084</text:p>
              </table:table-cell>
              <table:table-cell office:value-type="float" office:value="-0.00989601471270957">
                <text:p>-0.00989601471270957</text:p>
              </table:table-cell>
              <table:table-cell office:value-type="float" office:value="0.0031687965194796">
                <text:p>0.0031687965194796</text:p>
              </table:table-cell>
              <table:table-cell office:value-type="float" office:value="0.0164305597122784">
                <text:p>0.0164305597122784</text:p>
              </table:table-cell>
              <table:table-cell office:value-type="float" office:value="0.00175109712129984">
                <text:p>0.00175109712129984</text:p>
              </table:table-cell>
              <table:table-cell office:value-type="float" office:value="-0.0000141098297178899">
                <text:p>-0.0000141098297178899</text:p>
              </table:table-cell>
              <table:table-cell office:value-type="float" office:value="-0.00105440087176234">
                <text:p>-0.00105440087176234</text:p>
              </table:table-cell>
              <table:table-cell office:value-type="float" office:value="-0.000239807450556961">
                <text:p>-0.000239807450556961</text:p>
              </table:table-cell>
              <table:table-cell office:value-type="float" office:value="-0.00101066187983961">
                <text:p>-0.00101066187983961</text:p>
              </table:table-cell>
              <table:table-cell office:value-type="float" office:value="-0.000405522864230901">
                <text:p>-0.000405522864230901</text:p>
              </table:table-cell>
              <table:table-cell office:value-type="float" office:value="-0.000856055603909833">
                <text:p>-0.000856055603909833</text:p>
              </table:table-cell>
              <table:table-cell office:value-type="float" office:value="-0.00120685178092583">
                <text:p>-0.00120685178092583</text:p>
              </table:table-cell>
              <table:table-cell office:value-type="float" office:value="-0.00170490432783088">
                <text:p>-0.00170490432783088</text:p>
              </table:table-cell>
              <table:table-cell office:value-type="float" office:value="-0.00131546859204695">
                <text:p>-0.00131546859204695</text:p>
              </table:table-cell>
              <table:table-cell office:value-type="float" office:value="-0.00268099984259335">
                <text:p>-0.00268099984259335</text:p>
              </table:table-cell>
              <table:table-cell office:value-type="float" office:value="0.000277742937699277">
                <text:p>0.000277742937699277</text:p>
              </table:table-cell>
              <table:table-cell office:value-type="float" office:value="0.0312332265053898">
                <text:p>0.0312332265053898</text:p>
              </table:table-cell>
              <table:table-cell office:value-type="float" office:value="0.00746583324363731">
                <text:p>0.00746583324363731</text:p>
              </table:table-cell>
              <table:table-cell office:value-type="float" office:value="-0.0303022762869207">
                <text:p>-0.0303022762869207</text:p>
              </table:table-cell>
              <table:table-cell office:value-type="float" office:value="0.0262291785221051">
                <text:p>0.0262291785221051</text:p>
              </table:table-cell>
              <table:table-cell office:value-type="float" office:value="-0.00166276777267438">
                <text:p>-0.00166276777267438</text:p>
              </table:table-cell>
              <table:table-cell office:value-type="float" office:value="-0.00176179325694215">
                <text:p>-0.00176179325694215</text:p>
              </table:table-cell>
              <table:table-cell office:value-type="float" office:value="-0.00299260299637716">
                <text:p>-0.00299260299637716</text:p>
              </table:table-cell>
              <table:table-cell office:value-type="float" office:value="-0.00574375970329794">
                <text:p>-0.00574375970329794</text:p>
              </table:table-cell>
              <table:table-cell office:value-type="float" office:value="-0.0144469081808361">
                <text:p>-0.0144469081808361</text:p>
              </table:table-cell>
              <table:table-cell office:value-type="float" office:value="-0.00461831172656002">
                <text:p>-0.00461831172656002</text:p>
              </table:table-cell>
              <table:table-cell office:value-type="float" office:value="-0.00560167797157418">
                <text:p>-0.00560167797157418</text:p>
              </table:table-cell>
              <table:table-cell office:value-type="float" office:value="-0.0067238722074015">
                <text:p>-0.0067238722074015</text:p>
              </table:table-cell>
              <table:table-cell office:value-type="float" office:value="-0.000376964963651083">
                <text:p>-0.000376964963651083</text:p>
              </table:table-cell>
              <table:table-cell office:value-type="float" office:value="0.0125972628167506">
                <text:p>0.0125972628167506</text:p>
              </table:table-cell>
              <table:table-cell office:value-type="float" office:value="0.00375089749950108">
                <text:p>0.00375089749950108</text:p>
              </table:table-cell>
              <table:table-cell office:value-type="float" office:value="-0.00104914252795152">
                <text:p>-0.00104914252795152</text:p>
              </table:table-cell>
              <table:table-cell office:value-type="float" office:value="-0.00206665270836459">
                <text:p>-0.00206665270836459</text:p>
              </table:table-cell>
              <table:table-cell office:value-type="float" office:value="-0.00119434558954601">
                <text:p>-0.00119434558954601</text:p>
              </table:table-cell>
              <table:table-cell office:value-type="float" office:value="-0.00267410913969057">
                <text:p>-0.00267410913969057</text:p>
              </table:table-cell>
              <table:table-cell office:value-type="float" office:value="-0.00431454489040761">
                <text:p>-0.00431454489040761</text:p>
              </table:table-cell>
              <table:table-cell office:value-type="float" office:value="0.00214489968340348">
                <text:p>0.00214489968340348</text:p>
              </table:table-cell>
              <table:table-cell office:value-type="float" office:value="0.0205176353368167">
                <text:p>0.0205176353368167</text:p>
              </table:table-cell>
              <table:table-cell office:value-type="float" office:value="0.00784337263226337">
                <text:p>0.00784337263226337</text:p>
              </table:table-cell>
              <table:table-cell office:value-type="float" office:value="0.00259503258611132">
                <text:p>0.00259503258611132</text:p>
              </table:table-cell>
              <table:table-cell office:value-type="float" office:value="-0.000345235512901887">
                <text:p>-0.000345235512901887</text:p>
              </table:table-cell>
              <table:table-cell office:value-type="float" office:value="-0.00439589732781731">
                <text:p>-0.00439589732781731</text:p>
              </table:table-cell>
              <table:table-cell office:value-type="float" office:value="-0.00324327896203391">
                <text:p>-0.00324327896203391</text:p>
              </table:table-cell>
              <table:table-cell office:value-type="float" office:value="-0.00208533168391584">
                <text:p>-0.00208533168391584</text:p>
              </table:table-cell>
              <table:table-cell office:value-type="float" office:value="-0.0119577245055818">
                <text:p>-0.0119577245055818</text:p>
              </table:table-cell>
              <table:table-cell office:value-type="float" office:value="0.00737783104473805">
                <text:p>0.00737783104473805</text:p>
              </table:table-cell>
              <table:table-cell office:value-type="float" office:value="0.000972390595183947">
                <text:p>0.000972390595183947</text:p>
              </table:table-cell>
              <table:table-cell office:value-type="float" office:value="-0.0148682314592915">
                <text:p>-0.0148682314592915</text:p>
              </table:table-cell>
              <table:table-cell office:value-type="float" office:value="-0.00235883688056715">
                <text:p>-0.00235883688056715</text:p>
              </table:table-cell>
              <table:table-cell office:value-type="float" office:value="-0.00279630199602399">
                <text:p>-0.00279630199602399</text:p>
              </table:table-cell>
              <table:table-cell office:value-type="float" office:value="-0.00259000161992529">
                <text:p>-0.00259000161992529</text:p>
              </table:table-cell>
              <table:table-cell office:value-type="float" office:value="-0.00241400349099224">
                <text:p>-0.00241400349099224</text:p>
              </table:table-cell>
              <table:table-cell office:value-type="float" office:value="-0.0015505601151154">
                <text:p>-0.0015505601151154</text:p>
              </table:table-cell>
              <table:table-cell office:value-type="float" office:value="-0.00100277478621619">
                <text:p>-0.00100277478621619</text:p>
              </table:table-cell>
              <table:table-cell office:value-type="float" office:value="0.00139940083404155">
                <text:p>0.00139940083404155</text:p>
              </table:table-cell>
              <table:table-cell office:value-type="float" office:value="0.000229398124694302">
                <text:p>0.000229398124694302</text:p>
              </table:table-cell>
              <table:table-cell office:value-type="float" office:value="0.00280276719182015">
                <text:p>0.00280276719182015</text:p>
              </table:table-cell>
              <table:table-cell office:value-type="float" office:value="0.0359135933761155">
                <text:p>0.0359135933761155</text:p>
              </table:table-cell>
              <table:table-cell office:value-type="float" office:value="0.00276479274788788">
                <text:p>0.00276479274788788</text:p>
              </table:table-cell>
              <table:table-cell office:value-type="float" office:value="0.00421114100295061">
                <text:p>0.00421114100295061</text:p>
              </table:table-cell>
              <table:table-cell office:value-type="float" office:value="-0.00329605477993439">
                <text:p>-0.00329605477993439</text:p>
              </table:table-cell>
              <table:table-cell office:value-type="float" office:value="-0.00414087321525436">
                <text:p>-0.00414087321525436</text:p>
              </table:table-cell>
              <table:table-cell office:value-type="float" office:value="-0.0125425838825192">
                <text:p>-0.0125425838825192</text:p>
              </table:table-cell>
              <table:table-cell office:value-type="float" office:value="-0.00596376962806389">
                <text:p>-0.00596376962806389</text:p>
              </table:table-cell>
              <table:table-cell office:value-type="float" office:value="-0.00289345627303211">
                <text:p>-0.00289345627303211</text:p>
              </table:table-cell>
              <table:table-cell office:value-type="float" office:value="-0.00988331892435879">
                <text:p>-0.00988331892435879</text:p>
              </table:table-cell>
              <table:table-cell office:value-type="float" office:value="0.00337567226513352">
                <text:p>0.00337567226513352</text:p>
              </table:table-cell>
              <table:table-cell office:value-type="float" office:value="0.00539431957799735">
                <text:p>0.00539431957799735</text:p>
              </table:table-cell>
              <table:table-cell office:value-type="float" office:value="-0.000519436826573461">
                <text:p>-0.000519436826573461</text:p>
              </table:table-cell>
              <table:table-cell office:value-type="float" office:value="0.000388049942060376">
                <text:p>0.000388049942060376</text:p>
              </table:table-cell>
              <table:table-cell office:value-type="float" office:value="0.0000618584459147198">
                <text:p>0.0000618584459147198</text:p>
              </table:table-cell>
              <table:table-cell office:value-type="float" office:value="-0.000865359445614222">
                <text:p>-0.000865359445614222</text:p>
              </table:table-cell>
              <table:table-cell office:value-type="float" office:value="-0.000995513274767323">
                <text:p>-0.000995513274767323</text:p>
              </table:table-cell>
              <table:table-cell office:value-type="float" office:value="-0.000838736099740056">
                <text:p>-0.000838736099740056</text:p>
              </table:table-cell>
              <table:table-cell office:value-type="float" office:value="-0.00000710752601246201">
                <text:p>-0.00000710752601246201</text:p>
              </table:table-cell>
              <table:table-cell office:value-type="float" office:value="-0.000164227921050752">
                <text:p>-0.000164227921050752</text:p>
              </table:table-cell>
              <table:table-cell office:value-type="float" office:value="0.000739068842747215">
                <text:p>0.000739068842747215</text:p>
              </table:table-cell>
              <table:table-cell office:value-type="float" office:value="-0.0000665483536599343">
                <text:p>-0.0000665483536599343</text:p>
              </table:table-cell>
              <table:table-cell office:value-type="float" office:value="-0.000201953909479913">
                <text:p>-0.000201953909479913</text:p>
              </table:table-cell>
              <table:table-cell office:value-type="float" office:value="-0.000129829687588123">
                <text:p>-0.000129829687588123</text:p>
              </table:table-cell>
              <table:table-cell office:value-type="float" office:value="0.00014270252279458">
                <text:p>0.00014270252279458</text:p>
              </table:table-cell>
              <table:table-cell office:value-type="float" office:value="0.000258071185245401">
                <text:p>0.000258071185245401</text:p>
              </table:table-cell>
              <table:table-cell office:value-type="float" office:value="0.0000149205164147181">
                <text:p>0.0000149205164147181</text:p>
              </table:table-cell>
              <table:table-cell office:value-type="float" office:value="-0.000166346980745802">
                <text:p>-0.000166346980745802</text:p>
              </table:table-cell>
              <table:table-cell office:value-type="float" office:value="0.0000755564183527735">
                <text:p>0.0000755564183527735</text:p>
              </table:table-cell>
              <table:table-cell office:value-type="float" office:value="0.00000381476853283935">
                <text:p>0.00000381476853283935</text:p>
              </table:table-cell>
              <table:table-cell office:value-type="float" office:value="0.000151053035971072">
                <text:p>0.000151053035971072</text:p>
              </table:table-cell>
              <table:table-cell office:value-type="float" office:value="0.000112729703659664">
                <text:p>0.000112729703659664</text:p>
              </table:table-cell>
              <table:table-cell office:value-type="float" office:value="-0.00012502701200634">
                <text:p>-0.00012502701200634</text:p>
              </table:table-cell>
              <table:table-cell office:value-type="float" office:value="-0.0000699879878900966">
                <text:p>-0.0000699879878900966</text:p>
              </table:table-cell>
              <table:table-cell office:value-type="float" office:value="0.0000261592992904514">
                <text:p>0.0000261592992904514</text:p>
              </table:table-cell>
              <table:table-cell office:value-type="float" office:value="0.0000407948164473648">
                <text:p>0.0000407948164473648</text:p>
              </table:table-cell>
              <table:table-cell office:value-type="float" office:value="0.0000664941246162898">
                <text:p>0.0000664941246162898</text:p>
              </table:table-cell>
              <table:table-cell office:value-type="float" office:value="0.0000121013953921501">
                <text:p>0.0000121013953921501</text:p>
              </table:table-cell>
              <table:table-cell office:value-type="float" office:value="-0.00000539082188533158">
                <text:p>-0.00000539082188533158</text:p>
              </table:table-cell>
              <table:table-cell office:value-type="float" office:value="-0.0000409723423369091">
                <text:p>-0.0000409723423369091</text:p>
              </table:table-cell>
              <table:table-cell office:value-type="float" office:value="0.0000780850916149989">
                <text:p>0.0000780850916149989</text:p>
              </table:table-cell>
              <table:table-cell office:value-type="float" office:value="-0.0000373460168585638">
                <text:p>-0.0000373460168585638</text:p>
              </table:table-cell>
              <table:table-cell office:value-type="float" office:value="-0.00000399581492172008">
                <text:p>-0.00000399581492172008</text:p>
              </table:table-cell>
              <table:table-cell office:value-type="float" office:value="0.00000241616471596817">
                <text:p>0.00000241616471596817</text:p>
              </table:table-cell>
              <table:table-cell office:value-type="float" office:value="-0.0000202671111710906">
                <text:p>-0.0000202671111710906</text:p>
              </table:table-cell>
              <table:table-cell office:value-type="float" office:value="0.000044006431864696">
                <text:p>0.000044006431864696</text:p>
              </table:table-cell>
              <table:table-cell office:value-type="float" office:value="-0.00000506589984522465">
                <text:p>-0.00000506589984522465</text:p>
              </table:table-cell>
              <table:table-cell office:value-type="float" office:value="0.0000361950200641337">
                <text:p>0.0000361950200641337</text:p>
              </table:table-cell>
              <table:table-cell office:value-type="float" office:value="-0.00000819310741406731">
                <text:p>-0.00000819310741406731</text:p>
              </table:table-cell>
              <table:table-cell office:value-type="float" office:value="0.0000480999138791627">
                <text:p>0.0000480999138791627</text:p>
              </table:table-cell>
              <table:table-cell office:value-type="float" office:value="0.0000606392585656979">
                <text:p>0.0000606392585656979</text:p>
              </table:table-cell>
              <table:table-cell office:value-type="float" office:value="-0.0000778649944120358">
                <text:p>-0.0000778649944120358</text:p>
              </table:table-cell>
              <table:table-cell office:value-type="float" office:value="0.0000878731342722205">
                <text:p>0.0000878731342722205</text:p>
              </table:table-cell>
              <table:table-cell office:value-type="float" office:value="-0.0000265865042925473">
                <text:p>-0.0000265865042925473</text:p>
              </table:table-cell>
              <table:table-cell office:value-type="float" office:value="-0.000026197541718509">
                <text:p>-0.000026197541718509</text:p>
              </table:table-cell>
              <table:table-cell office:value-type="float" office:value="0.0000214989528384835">
                <text:p>0.0000214989528384835</text:p>
              </table:table-cell>
              <table:table-cell office:value-type="float" office:value="0.00000778806914308872">
                <text:p>0.00000778806914308872</text:p>
              </table:table-cell>
              <table:table-cell office:value-type="float" office:value="0.0000326046173688144">
                <text:p>0.0000326046173688144</text:p>
              </table:table-cell>
              <table:table-cell office:value-type="float" office:value="-0.00000557482286239752">
                <text:p>-0.00000557482286239752</text:p>
              </table:table-cell>
              <table:table-cell office:value-type="float" office:value="0.0000108974777635051">
                <text:p>0.0000108974777635051</text:p>
              </table:table-cell>
              <table:table-cell office:value-type="float" office:value="-0.00000204711133638957">
                <text:p>-0.00000204711133638957</text:p>
              </table:table-cell>
              <table:table-cell office:value-type="float" office:value="-0.000042808634575453">
                <text:p>-0.000042808634575453</text:p>
              </table:table-cell>
              <table:table-cell office:value-type="float" office:value="0.000038652632496472">
                <text:p>0.000038652632496472</text:p>
              </table:table-cell>
              <table:table-cell office:value-type="float" office:value="-0.0000307608532983949">
                <text:p>-0.0000307608532983949</text:p>
              </table:table-cell>
              <table:table-cell office:value-type="float" office:value="-0.00000520830256989235">
                <text:p>-0.00000520830256989235</text:p>
              </table:table-cell>
              <table:table-cell office:value-type="float" office:value="-0.0000166231832414154">
                <text:p>-0.0000166231832414154</text:p>
              </table:table-cell>
              <table:table-cell office:value-type="float" office:value="-0.0000000366580911181913">
                <text:p>-0.0000000366580911181913</text:p>
              </table:table-cell>
              <table:table-cell office:value-type="float" office:value="0.0000176295662566162">
                <text:p>0.0000176295662566162</text:p>
              </table:table-cell>
              <table:table-cell office:value-type="float" office:value="0.0000291318965996434">
                <text:p>0.0000291318965996434</text:p>
              </table:table-cell>
              <table:table-cell office:value-type="float" office:value="-0.0000186022579863332">
                <text:p>-0.0000186022579863332</text:p>
              </table:table-cell>
              <table:table-cell office:value-type="float" office:value="-0.0000110124739913786">
                <text:p>-0.0000110124739913786</text:p>
              </table:table-cell>
              <table:table-cell office:value-type="float" office:value="0.0000236531328374756">
                <text:p>0.0000236531328374756</text:p>
              </table:table-cell>
              <table:table-cell office:value-type="float" office:value="-0.0000411272383172845">
                <text:p>-0.0000411272383172845</text:p>
              </table:table-cell>
              <table:table-cell office:value-type="float" office:value="0.0000458001855343504">
                <text:p>0.0000458001855343504</text:p>
              </table:table-cell>
              <table:table-cell office:value-type="float" office:value="-0.0000124034317765531">
                <text:p>-0.0000124034317765531</text:p>
              </table:table-cell>
              <table:table-cell office:value-type="float" office:value="-0.00000168156476021419">
                <text:p>-0.00000168156476021419</text:p>
              </table:table-cell>
              <table:table-cell office:value-type="float" office:value="0.000000732661453783923">
                <text:p>0.000000732661453783923</text:p>
              </table:table-cell>
              <table:table-cell office:value-type="float" office:value="-0.000024825308475418">
                <text:p>-0.000024825308475418</text:p>
              </table:table-cell>
              <table:table-cell office:value-type="float" office:value="0.0000378642934409923">
                <text:p>0.0000378642934409923</text:p>
              </table:table-cell>
              <table:table-cell office:value-type="float" office:value="-0.000025125167305351">
                <text:p>-0.000025125167305351</text:p>
              </table:table-cell>
              <table:table-cell office:value-type="float" office:value="0.00000935514511790636">
                <text:p>0.00000935514511790636</text:p>
              </table:table-cell>
              <table:table-cell office:value-type="float" office:value="-0.00000505840321657347">
                <text:p>-0.00000505840321657347</text:p>
              </table:table-cell>
              <table:table-cell office:value-type="float" office:value="0.00000346389754224408">
                <text:p>0.00000346389754224408</text:p>
              </table:table-cell>
              <table:table-cell office:value-type="float" office:value="0.0000345419351987508">
                <text:p>0.0000345419351987508</text:p>
              </table:table-cell>
              <table:table-cell office:value-type="float" office:value="-0.0000208177876654947">
                <text:p>-0.0000208177876654947</text:p>
              </table:table-cell>
              <table:table-cell office:value-type="float" office:value="-0.0000238774210497006">
                <text:p>-0.0000238774210497006</text:p>
              </table:table-cell>
              <table:table-cell office:value-type="float" office:value="0.0000287898207942949">
                <text:p>0.0000287898207942949</text:p>
              </table:table-cell>
              <table:table-cell office:value-type="float" office:value="0.0000142904909686825">
                <text:p>0.0000142904909686825</text:p>
              </table:table-cell>
              <table:table-cell office:value-type="float" office:value="-0.0000329299305585895">
                <text:p>-0.0000329299305585895</text:p>
              </table:table-cell>
              <table:table-cell office:value-type="float" office:value="0.0000153514944285504">
                <text:p>0.0000153514944285504</text:p>
              </table:table-cell>
              <table:table-cell office:value-type="float" office:value="-0.0000044021340167566">
                <text:p>-0.0000044021340167566</text:p>
              </table:table-cell>
              <table:table-cell office:value-type="float" office:value="-0.000016217115754058">
                <text:p>-0.000016217115754058</text:p>
              </table:table-cell>
              <table:table-cell office:value-type="float" office:value="0.0000126435311027517">
                <text:p>0.0000126435311027517</text:p>
              </table:table-cell>
              <table:table-cell office:value-type="float" office:value="-0.00000196945908798041">
                <text:p>-0.00000196945908798041</text:p>
              </table:table-cell>
              <table:table-cell office:value-type="float" office:value="-0.0000141359942572028">
                <text:p>-0.0000141359942572028</text:p>
              </table:table-cell>
              <table:table-cell office:value-type="float" office:value="0.0000141461551274036">
                <text:p>0.0000141461551274036</text:p>
              </table:table-cell>
              <table:table-cell office:value-type="float" office:value="-0.0000504270328042233">
                <text:p>-0.0000504270328042233</text:p>
              </table:table-cell>
              <table:table-cell office:value-type="float" office:value="0.0000472737313155225">
                <text:p>0.0000472737313155225</text:p>
              </table:table-cell>
              <table:table-cell office:value-type="float" office:value="0.0000043877103911294">
                <text:p>0.0000043877103911294</text:p>
              </table:table-cell>
              <table:table-cell office:value-type="float" office:value="-0.000034309693219825">
                <text:p>-0.000034309693219825</text:p>
              </table:table-cell>
              <table:table-cell office:value-type="float" office:value="0.0000407398549602256">
                <text:p>0.0000407398549602256</text:p>
              </table:table-cell>
              <table:table-cell office:value-type="float" office:value="-0.0000184988188360324">
                <text:p>-0.0000184988188360324</text:p>
              </table:table-cell>
              <table:table-cell office:value-type="float" office:value="0.0000111247377571067">
                <text:p>0.0000111247377571067</text:p>
              </table:table-cell>
              <table:table-cell office:value-type="float" office:value="-0.00000204859590691164">
                <text:p>-0.00000204859590691164</text:p>
              </table:table-cell>
              <table:table-cell office:value-type="float" office:value="-0.00000461580402699724">
                <text:p>-0.00000461580402699724</text:p>
              </table:table-cell>
              <table:table-cell office:value-type="float" office:value="0.0000277791982595255">
                <text:p>0.0000277791982595255</text:p>
              </table:table-cell>
              <table:table-cell office:value-type="float" office:value="-0.0000493269978739663">
                <text:p>-0.0000493269978739663</text:p>
              </table:table-cell>
              <table:table-cell office:value-type="float" office:value="0.00000956248340866495">
                <text:p>0.00000956248340866495</text:p>
              </table:table-cell>
              <table:table-cell office:value-type="float" office:value="0.0000308196791451998">
                <text:p>0.0000308196791451998</text:p>
              </table:table-cell>
              <table:table-cell office:value-type="float" office:value="-0.0000135311135032179">
                <text:p>-0.0000135311135032179</text:p>
              </table:table-cell>
              <table:table-cell office:value-type="float" office:value="-0.00000907716391845836">
                <text:p>-0.00000907716391845836</text:p>
              </table:table-cell>
              <table:table-cell office:value-type="float" office:value="0.0000245516184523842">
                <text:p>0.0000245516184523842</text:p>
              </table:table-cell>
              <table:table-cell office:value-type="float" office:value="-0.0000581438858982541">
                <text:p>-0.0000581438858982541</text:p>
              </table:table-cell>
              <table:table-cell office:value-type="float" office:value="0.0000238158052001669">
                <text:p>0.0000238158052001669</text:p>
              </table:table-cell>
              <table:table-cell office:value-type="float" office:value="0.0000180430301793266">
                <text:p>0.0000180430301793266</text:p>
              </table:table-cell>
              <table:table-cell office:value-type="float" office:value="0.00000180076714995092">
                <text:p>0.00000180076714995092</text:p>
              </table:table-cell>
              <table:table-cell office:value-type="float" office:value="0.0000394848511872103">
                <text:p>0.0000394848511872103</text:p>
              </table:table-cell>
              <table:table-cell office:value-type="float" office:value="-0.0000577903349724407">
                <text:p>-0.0000577903349724407</text:p>
              </table:table-cell>
              <table:table-cell office:value-type="float" office:value="0.000000782265411503058">
                <text:p>0.000000782265411503058</text:p>
              </table:table-cell>
              <table:table-cell office:value-type="float" office:value="0.0000579137074255831">
                <text:p>0.0000579137074255831</text:p>
              </table:table-cell>
              <table:table-cell office:value-type="float" office:value="-0.0000816816282951383">
                <text:p>-0.0000816816282951383</text:p>
              </table:table-cell>
              <table:table-cell office:value-type="float" office:value="0.000052780402080066">
                <text:p>0.000052780402080066</text:p>
              </table:table-cell>
              <table:table-cell office:value-type="float" office:value="-0.00000362513419743804">
                <text:p>-0.00000362513419743804</text:p>
              </table:table-cell>
              <table:table-cell office:value-type="float" office:value="0.0000113334414993393">
                <text:p>0.0000113334414993393</text:p>
              </table:table-cell>
              <table:table-cell office:value-type="float" office:value="-0.0000293987592553946">
                <text:p>-0.0000293987592553946</text:p>
              </table:table-cell>
              <table:table-cell office:value-type="float" office:value="0.000010773132418318">
                <text:p>0.000010773132418318</text:p>
              </table:table-cell>
              <table:table-cell office:value-type="float" office:value="0.00000137875076805516">
                <text:p>0.00000137875076805516</text:p>
              </table:table-cell>
              <table:table-cell office:value-type="float" office:value="-0.000000564305374539664">
                <text:p>-0.000000564305374539664</text:p>
              </table:table-cell>
              <table:table-cell office:value-type="float" office:value="-0.0000436349208977616">
                <text:p>-0.0000436349208977616</text:p>
              </table:table-cell>
              <table:table-cell office:value-type="float" office:value="0.00000885569388325846">
                <text:p>0.00000885569388325846</text:p>
              </table:table-cell>
              <table:table-cell office:value-type="float" office:value="0.0000497926750491762">
                <text:p>0.0000497926750491762</text:p>
              </table:table-cell>
              <table:table-cell office:value-type="float" office:value="-0.00000471700746684789">
                <text:p>-0.00000471700746684789</text:p>
              </table:table-cell>
              <table:table-cell office:value-type="float" office:value="-0.0000229637251242254">
                <text:p>-0.0000229637251242254</text:p>
              </table:table-cell>
              <table:table-cell office:value-type="float" office:value="-0.00000095798213434195">
                <text:p>-0.00000095798213434195</text:p>
              </table:table-cell>
              <table:table-cell office:value-type="float" office:value="0.00000442812594797504">
                <text:p>0.00000442812594797504</text:p>
              </table:table-cell>
              <table:table-cell office:value-type="float" office:value="-0.0000259816308986194">
                <text:p>-0.0000259816308986194</text:p>
              </table:table-cell>
              <table:table-cell office:value-type="float" office:value="0.0000383300855265611">
                <text:p>0.0000383300855265611</text:p>
              </table:table-cell>
              <table:table-cell office:value-type="float" office:value="0.00000548535546118778">
                <text:p>0.00000548535546118778</text:p>
              </table:table-cell>
              <table:table-cell office:value-type="float" office:value="-0.0000282515298802855">
                <text:p>-0.0000282515298802855</text:p>
              </table:table-cell>
              <table:table-cell office:value-type="float" office:value="-0.00000381482125955124">
                <text:p>-0.00000381482125955124</text:p>
              </table:table-cell>
              <table:table-cell office:value-type="float" office:value="0.0000247431854997204">
                <text:p>0.0000247431854997204</text:p>
              </table:table-cell>
              <table:table-cell office:value-type="float" office:value="-0.0000181344463723865">
                <text:p>-0.0000181344463723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